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31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41.38mm"/>
    </style:style>
    <style:style style:name="co4" style:family="table-column">
      <style:table-column-properties fo:break-before="auto" style:column-width="47.11mm"/>
    </style:style>
    <style:style style:name="co5" style:family="table-column">
      <style:table-column-properties fo:break-before="auto" style:column-width="42.4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83mm"/>
    </style:style>
    <style:style style:name="co8" style:family="table-column">
      <style:table-column-properties fo:break-before="auto" style:column-width="25.59mm"/>
    </style:style>
    <style:style style:name="co9" style:family="table-column">
      <style:table-column-properties fo:break-before="auto" style:column-width="28.86mm"/>
    </style:style>
    <style:style style:name="co10" style:family="table-column">
      <style:table-column-properties fo:break-before="auto" style:column-width="38.38mm"/>
    </style:style>
    <style:style style:name="co11" style:family="table-column">
      <style:table-column-properties fo:break-before="auto" style:column-width="32.95mm"/>
    </style:style>
    <style:style style:name="co12" style:family="table-column">
      <style:table-column-properties fo:break-before="auto" style:column-width="55.83mm"/>
    </style:style>
    <style:style style:name="co13" style:family="table-column">
      <style:table-column-properties fo:break-before="auto" style:column-width="46.14mm"/>
    </style:style>
    <style:style style:name="co14" style:family="table-column">
      <style:table-column-properties fo:break-before="auto" style:column-width="46.28mm"/>
    </style:style>
    <style:style style:name="co15" style:family="table-column">
      <style:table-column-properties fo:break-before="auto" style:column-width="30.66mm"/>
    </style:style>
    <style:style style:name="co16" style:family="table-column">
      <style:table-column-properties fo:break-before="auto" style:column-width="51.19mm"/>
    </style:style>
    <style:style style:name="co17" style:family="table-column">
      <style:table-column-properties fo:break-before="auto" style:column-width="45.86mm"/>
    </style:style>
    <style:style style:name="co18" style:family="table-column">
      <style:table-column-properties fo:break-before="auto" style:column-width="43.02mm"/>
    </style:style>
    <style:style style:name="co19" style:family="table-column">
      <style:table-column-properties fo:break-before="auto" style:column-width="32.4mm"/>
    </style:style>
    <style:style style:name="co20" style:family="table-column">
      <style:table-column-properties fo:break-before="auto" style:column-width="54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Detection_performanc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3"/>
        <table:table-column table:style-name="co18" table:default-cell-style-name="ce3"/>
        <table:table-column table:style-name="co19" table:default-cell-style-name="ce2"/>
        <table:table-column table:style-name="co20" table:default-cell-style-name="ce2"/>
        <table:table-column table:style-name="co6" table:number-columns-repeated="999" table:default-cell-style-name="ce2"/>
        <table:table-row table:style-name="ro1">
          <table:table-cell table:style-name="ce1" office:value-type="string" calcext:value-type="string">
            <text:p>Reduced detection window</text:p>
          </table:table-cell>
          <table:table-cell table:style-name="ce3" office:value-type="percentage" office:value="0.25" calcext:value-type="percentage">
            <text:p>25,00%</text:p>
          </table:table-cell>
          <table:table-cell table:style-name="ce3" table:number-columns-repeated="2"/>
          <table:table-cell table:number-columns-repeated="2"/>
          <table:table-cell table:style-name="ce3" table:number-columns-repeated="2"/>
          <table:table-cell/>
          <table:table-cell table:style-name="ce3"/>
          <table:table-cell/>
          <table:table-cell table:style-name="ce3"/>
          <table:table-cell table:number-columns-repeated="4"/>
          <table:table-cell table:style-name="ce3" table:number-columns-repeated="4"/>
          <table:table-cell table:number-columns-repeated="1004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/>
          <table:table-cell table:style-name="ce3"/>
          <table:table-cell/>
          <table:table-cell table:style-name="ce3"/>
          <table:table-cell table:number-columns-repeated="4"/>
          <table:table-cell table:style-name="ce3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Detection type</text:p>
          </table:table-cell>
          <table:table-cell office:value-type="string" calcext:value-type="string">
            <text:p>Classification precision</text:p>
          </table:table-cell>
          <table:table-cell office:value-type="string" calcext:value-type="string">
            <text:p>Classification recall</text:p>
          </table:table-cell>
          <table:table-cell office:value-type="string" calcext:value-type="string">
            <text:p>Classification type 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NMS</text:p>
          </table:table-cell>
          <table:table-cell office:value-type="string" calcext:value-type="string">
            <text:p>precision after NMS</text:p>
          </table:table-cell>
          <table:table-cell office:value-type="string" calcext:value-type="string">
            <text:p>recall after NMS</text:p>
          </table:table-cell>
          <table:table-cell office:value-type="string" calcext:value-type="string">
            <text:p>F1 after NMS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color)</text:p>
          </table:table-cell>
          <table:table-cell office:value-type="string" calcext:value-type="string">
            <text:p>recall after tracking (color)</text:p>
          </table:table-cell>
          <table:table-cell office:value-type="string" calcext:value-type="string">
            <text:p>F1 after tracking (color)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KCF)</text:p>
          </table:table-cell>
          <table:table-cell office:value-type="string" calcext:value-type="string">
            <text:p>recall after tracking (KCF)</text:p>
          </table:table-cell>
          <table:table-cell office:value-type="string" calcext:value-type="string">
            <text:p>F1 after tracking (KCF)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average detection time / video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4919" calcext:value-type="percentage">
            <text:p>64,92%</text:p>
          </table:table-cell>
          <table:table-cell table:style-name="ce3" office:value-type="percentage" office:value="0.681943" calcext:value-type="percentage">
            <text:p>68,19%</text:p>
          </table:table-cell>
          <table:table-cell table:style-name="ce3" table:formula="of:=2*[Detection_performances.G4]*[Detection_performances.H4]/([Detection_performances.G4]+[Detection_performances.H4])" office:value-type="percentage" office:value="0.665163550404054" calcext:value-type="percentage">
            <text:p>66,5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77478" calcext:value-type="percentage">
            <text:p>37,7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28553" calcext:value-type="percentage">
            <text:p>82,86%</text:p>
          </table:table-cell>
          <table:table-cell table:style-name="ce3" office:value-type="percentage" office:value="0.2448" calcext:value-type="percentage">
            <text:p>24,48%</text:p>
          </table:table-cell>
          <table:table-cell table:style-name="ce3" table:formula="of:=2*[Detection_performances.M4]*[Detection_performances.N4]/([Detection_performances.M4]+[Detection_performances.N4])" office:value-type="percentage" office:value="0.377936754078109" calcext:value-type="percentage">
            <text:p>37,79%</text:p>
          </table:table-cell>
          <table:table-cell table:style-name="ce3" office:value-type="percentage" office:value="0.245236" calcext:value-type="percentage">
            <text:p>24,52%</text:p>
          </table:table-cell>
          <table:table-cell table:style-name="ce3" office:value-type="percentage" office:value="0.83563" calcext:value-type="percentage">
            <text:p>83,56%</text:p>
          </table:table-cell>
          <table:table-cell table:style-name="ce3" office:value-type="percentage" office:value="0.493006" calcext:value-type="percentage">
            <text:p>49,30%</text:p>
          </table:table-cell>
          <table:table-cell table:style-name="ce3" table:formula="of:=2*([Detection_performances.Q4]*[Detection_performances.R4])/([Detection_performances.Q4]+[Detection_performances.R4])" office:value-type="percentage" office:value="0.620140661219476" calcext:value-type="percentage">
            <text:p>62,01%</text:p>
          </table:table-cell>
          <table:table-cell table:style-name="ce3" office:value-type="percentage" office:value="0.483734" calcext:value-type="percentage">
            <text:p>48,37%</text:p>
          </table:table-cell>
          <table:table-cell table:style-name="ce3" office:value-type="percentage" office:value="0.825936" calcext:value-type="percentage">
            <text:p>82,59%</text:p>
          </table:table-cell>
          <table:table-cell office:value-type="percentage" office:value="0.520285" calcext:value-type="percentage">
            <text:p>52,03%</text:p>
          </table:table-cell>
          <table:table-cell table:formula="of:=2*[Detection_performances.U4]*[Detection_performances.V4]/([Detection_performances.U4]+[Detection_performances.V4])" office:value-type="percentage" office:value="0.63841243266893" calcext:value-type="percentage">
            <text:p>63,84%</text:p>
          </table:table-cell>
          <table:table-cell table:style-name="ce3" office:value-type="percentage" office:value="0.494706" calcext:value-type="percentage">
            <text:p>49,47%</text:p>
          </table:table-cell>
          <table:table-cell office:value-type="string" calcext:value-type="string">
            <text:p>53,603 se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40867" calcext:value-type="percentage">
            <text:p>64,09%</text:p>
          </table:table-cell>
          <table:table-cell table:style-name="ce3" office:value-type="percentage" office:value="0.736909" calcext:value-type="percentage">
            <text:p>73,69%</text:p>
          </table:table-cell>
          <table:table-cell table:style-name="ce3" table:formula="of:=2*[Detection_performances.G5]*[Detection_performances.H5]/([Detection_performances.G5]+[Detection_performances.H5])" office:value-type="percentage" office:value="0.685540552459906" calcext:value-type="percentage">
            <text:p>68,5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25555" calcext:value-type="percentage">
            <text:p>42,5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025" calcext:value-type="percentage">
            <text:p>80,25%</text:p>
          </table:table-cell>
          <table:table-cell table:style-name="ce3" office:value-type="percentage" office:value="0.274476" calcext:value-type="percentage">
            <text:p>27,45%</text:p>
          </table:table-cell>
          <table:table-cell table:style-name="ce3" table:formula="of:=2*[Detection_performances.M5]*[Detection_performances.N5]/([Detection_performances.M5]+[Detection_performances.N5])" office:value-type="percentage" office:value="0.409047165396443" calcext:value-type="percentage">
            <text:p>40,90%</text:p>
          </table:table-cell>
          <table:table-cell table:style-name="ce3" office:value-type="percentage" office:value="0.276024" calcext:value-type="percentage">
            <text:p>27,60%</text:p>
          </table:table-cell>
          <table:table-cell table:style-name="ce3" office:value-type="percentage" office:value="0.87237" calcext:value-type="percentage">
            <text:p>87,24%</text:p>
          </table:table-cell>
          <table:table-cell table:style-name="ce3" office:value-type="percentage" office:value="0.521766" calcext:value-type="percentage">
            <text:p>52,18%</text:p>
          </table:table-cell>
          <table:table-cell table:style-name="ce3" table:formula="of:=2*[Detection_performances.Q5]*[Detection_performances.R5]/([Detection_performances.Q5]+[Detection_performances.R5])" office:value-type="percentage" office:value="0.65298221324175" calcext:value-type="percentage">
            <text:p>65,30%</text:p>
          </table:table-cell>
          <table:table-cell table:style-name="ce3" office:value-type="percentage" office:value="0.505546" calcext:value-type="percentage">
            <text:p>50,55%</text:p>
          </table:table-cell>
          <table:table-cell table:style-name="ce3" office:value-type="percentage" office:value="0.748665" calcext:value-type="percentage">
            <text:p>74,87%</text:p>
          </table:table-cell>
          <table:table-cell office:value-type="percentage" office:value="0.520099" calcext:value-type="percentage">
            <text:p>52,01%</text:p>
          </table:table-cell>
          <table:table-cell table:formula="of:=2*[Detection_performances.U5]*[Detection_performances.V5]/([Detection_performances.U5]+[Detection_performances.V5])" office:value-type="percentage" office:value="0.613794082800268" calcext:value-type="percentage">
            <text:p>61,38%</text:p>
          </table:table-cell>
          <table:table-cell table:style-name="ce3" office:value-type="percentage" office:value="0.503413" calcext:value-type="percentage">
            <text:p>50,3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5433" calcext:value-type="percentage">
            <text:p>65,43%</text:p>
          </table:table-cell>
          <table:table-cell table:style-name="ce3" office:value-type="percentage" office:value="0.604832" calcext:value-type="percentage">
            <text:p>60,48%</text:p>
          </table:table-cell>
          <table:table-cell table:style-name="ce3" table:formula="of:=2*[Detection_performances.G6]*[Detection_performances.H6]/([Detection_performances.G6]+[Detection_performances.H6])" office:value-type="percentage" office:value="0.628608110092268" calcext:value-type="percentage">
            <text:p>62,8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06381" calcext:value-type="percentage">
            <text:p>30,6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96335" calcext:value-type="percentage">
            <text:p>79,63%</text:p>
          </table:table-cell>
          <table:table-cell table:style-name="ce3" office:value-type="percentage" office:value="0.223984" calcext:value-type="percentage">
            <text:p>22,40%</text:p>
          </table:table-cell>
          <table:table-cell table:style-name="ce3" table:formula="of:=2*[Detection_performances.M6]*[Detection_performances.N6]/([Detection_performances.M6]+[Detection_performances.N6])" office:value-type="percentage" office:value="0.349628495872369" calcext:value-type="percentage">
            <text:p>34,96%</text:p>
          </table:table-cell>
          <table:table-cell table:style-name="ce3" office:value-type="percentage" office:value="0.224138" calcext:value-type="percentage">
            <text:p>22,41%</text:p>
          </table:table-cell>
          <table:table-cell table:style-name="ce3" office:value-type="percentage" office:value="0.837024" calcext:value-type="percentage">
            <text:p>83,70%</text:p>
          </table:table-cell>
          <table:table-cell table:style-name="ce3" office:value-type="percentage" office:value="0.472092" calcext:value-type="percentage">
            <text:p>47,21%</text:p>
          </table:table-cell>
          <table:table-cell table:style-name="ce3" table:formula="of:=2*[Detection_performances.Q6]*[Detection_performances.R6]/([Detection_performances.Q6]+[Detection_performances.R6])" office:value-type="percentage" office:value="0.603693384250135" calcext:value-type="percentage">
            <text:p>60,37%</text:p>
          </table:table-cell>
          <table:table-cell table:style-name="ce3" office:value-type="percentage" office:value="0.463932" calcext:value-type="percentage">
            <text:p>46,39%</text:p>
          </table:table-cell>
          <table:table-cell table:style-name="ce3" office:value-type="percentage" office:value="0.821269" calcext:value-type="percentage">
            <text:p>82,13%</text:p>
          </table:table-cell>
          <table:table-cell office:value-type="percentage" office:value="0.546094" calcext:value-type="percentage">
            <text:p>54,61%</text:p>
          </table:table-cell>
          <table:table-cell table:formula="of:=2*[Detection_performances.U6]*[Detection_performances.V6]/([Detection_performances.U6]+[Detection_performances.V6])" office:value-type="percentage" office:value="0.655992700235417" calcext:value-type="percentage">
            <text:p>65,60%</text:p>
          </table:table-cell>
          <table:table-cell table:style-name="ce3" office:value-type="percentage" office:value="0.514071" calcext:value-type="percentage">
            <text:p>51,41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46364" calcext:value-type="percentage">
            <text:p>64,64%</text:p>
          </table:table-cell>
          <table:table-cell table:style-name="ce3" office:value-type="percentage" office:value="0.690634" calcext:value-type="percentage">
            <text:p>69,06%</text:p>
          </table:table-cell>
          <table:table-cell table:style-name="ce3" table:formula="of:=2*[Detection_performances.G7]*[Detection_performances.H7]/([Detection_performances.G7]+[Detection_performances.H7])" office:value-type="percentage" office:value="0.667766077101088" calcext:value-type="percentage">
            <text:p>66,7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70238" calcext:value-type="percentage">
            <text:p>37,0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56303" calcext:value-type="percentage">
            <text:p>75,63%</text:p>
          </table:table-cell>
          <table:table-cell table:style-name="ce3" office:value-type="percentage" office:value="0.236575" calcext:value-type="percentage">
            <text:p>23,66%</text:p>
          </table:table-cell>
          <table:table-cell table:style-name="ce3" table:formula="of:=2*[Detection_performances.M7]*[Detection_performances.N7]/([Detection_performances.M7]+[Detection_performances.N7])" office:value-type="percentage" office:value="0.360411615979002" calcext:value-type="percentage">
            <text:p>36,04%</text:p>
          </table:table-cell>
          <table:table-cell table:style-name="ce3" office:value-type="percentage" office:value="0.237005" calcext:value-type="percentage">
            <text:p>23,70%</text:p>
          </table:table-cell>
          <table:table-cell table:style-name="ce3" office:value-type="percentage" office:value="0.828928" calcext:value-type="percentage">
            <text:p>82,89%</text:p>
          </table:table-cell>
          <table:table-cell table:style-name="ce3" office:value-type="percentage" office:value="0.49991" calcext:value-type="percentage">
            <text:p>49,99%</text:p>
          </table:table-cell>
          <table:table-cell table:style-name="ce3" table:formula="of:=2*[Detection_performances.Q7]*[Detection_performances.R7]/([Detection_performances.Q7]+[Detection_performances.R7])" office:value-type="percentage" office:value="0.623686854951469" calcext:value-type="percentage">
            <text:p>62,37%</text:p>
          </table:table-cell>
          <table:table-cell table:style-name="ce3" office:value-type="percentage" office:value="0.476074" calcext:value-type="percentage">
            <text:p>47,61%</text:p>
          </table:table-cell>
          <table:table-cell table:style-name="ce3" office:value-type="percentage" office:value="0.748533" calcext:value-type="percentage">
            <text:p>74,85%</text:p>
          </table:table-cell>
          <table:table-cell office:value-type="percentage" office:value="0.569075" calcext:value-type="percentage">
            <text:p>56,91%</text:p>
          </table:table-cell>
          <table:table-cell table:formula="of:=2*[Detection_performances.U7]*[Detection_performances.V7]/([Detection_performances.U7]+[Detection_performances.V7])" office:value-type="percentage" office:value="0.646582924473743" calcext:value-type="percentage">
            <text:p>64,66%</text:p>
          </table:table-cell>
          <table:table-cell table:style-name="ce3" office:value-type="percentage" office:value="0.528805" calcext:value-type="percentage">
            <text:p>52,88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5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19655" calcext:value-type="percentage">
            <text:p>61,97%</text:p>
          </table:table-cell>
          <table:table-cell table:style-name="ce3" office:value-type="percentage" office:value="0.689324" calcext:value-type="percentage">
            <text:p>68,93%</text:p>
          </table:table-cell>
          <table:table-cell table:style-name="ce3" table:formula="of:=2*[Detection_performances.G8]*[Detection_performances.H8]/([Detection_performances.G8]+[Detection_performances.H8])" office:value-type="percentage" office:value="0.652635471187849" calcext:value-type="percentage">
            <text:p>65,2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72274" calcext:value-type="percentage">
            <text:p>37,2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92521" calcext:value-type="percentage">
            <text:p>79,25%</text:p>
          </table:table-cell>
          <table:table-cell table:style-name="ce3" office:value-type="percentage" office:value="0.243333" calcext:value-type="percentage">
            <text:p>24,33%</text:p>
          </table:table-cell>
          <table:table-cell table:style-name="ce3" table:formula="of:=2*[Detection_performances.M8]*[Detection_performances.N8]/([Detection_performances.M8]+[Detection_performances.N8])" office:value-type="percentage" office:value="0.372343037711878" calcext:value-type="percentage">
            <text:p>37,23%</text:p>
          </table:table-cell>
          <table:table-cell table:style-name="ce3" office:value-type="percentage" office:value="0.244732" calcext:value-type="percentage">
            <text:p>24,47%</text:p>
          </table:table-cell>
          <table:table-cell table:style-name="ce3" office:value-type="percentage" office:value="0.87836" calcext:value-type="percentage">
            <text:p>87,84%</text:p>
          </table:table-cell>
          <table:table-cell table:style-name="ce3" office:value-type="percentage" office:value="0.472694" calcext:value-type="percentage">
            <text:p>47,27%</text:p>
          </table:table-cell>
          <table:table-cell table:style-name="ce3" table:formula="of:=2*[Detection_performances.Q8]*[Detection_performances.R8]/([Detection_performances.Q8]+[Detection_performances.R8])" office:value-type="percentage" office:value="0.614624584716821" calcext:value-type="percentage">
            <text:p>61,46%</text:p>
          </table:table-cell>
          <table:table-cell table:style-name="ce3" office:value-type="percentage" office:value="0.460998" calcext:value-type="percentage">
            <text:p>46,10%</text:p>
          </table:table-cell>
          <table:table-cell table:style-name="ce3" office:value-type="percentage" office:value="0.792859" calcext:value-type="percentage">
            <text:p>79,29%</text:p>
          </table:table-cell>
          <table:table-cell office:value-type="percentage" office:value="0.460164" calcext:value-type="percentage">
            <text:p>46,02%</text:p>
          </table:table-cell>
          <table:table-cell table:formula="of:=2*[Detection_performances.U8]*[Detection_performances.V8]/([Detection_performances.U8]+[Detection_performances.V8])" office:value-type="percentage" office:value="0.582343929642153" calcext:value-type="percentage">
            <text:p>58,23%</text:p>
          </table:table-cell>
          <table:table-cell table:style-name="ce3" office:value-type="percentage" office:value="0.441405" calcext:value-type="percentage">
            <text:p>44,1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6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54211" calcext:value-type="percentage">
            <text:p>65,42%</text:p>
          </table:table-cell>
          <table:table-cell table:style-name="ce3" office:value-type="percentage" office:value="0.522457" calcext:value-type="percentage">
            <text:p>52,25%</text:p>
          </table:table-cell>
          <table:table-cell table:style-name="ce3" table:formula="of:=2*[Detection_performances.G9]*[Detection_performances.H9]/([Detection_performances.G9]+[Detection_performances.H9])" office:value-type="percentage" office:value="0.580957613238399" calcext:value-type="percentage">
            <text:p>58,1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45181" calcext:value-type="percentage">
            <text:p>24,5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7863" calcext:value-type="percentage">
            <text:p>77,86%</text:p>
          </table:table-cell>
          <table:table-cell table:style-name="ce3" office:value-type="percentage" office:value="0.170159" calcext:value-type="percentage">
            <text:p>17,02%</text:p>
          </table:table-cell>
          <table:table-cell table:style-name="ce3" table:formula="of:=2*[Detection_performances.M9]*[Detection_performances.N9]/([Detection_performances.M9]+[Detection_performances.N9])" office:value-type="percentage" office:value="0.27928422899085" calcext:value-type="percentage">
            <text:p>27,93%</text:p>
          </table:table-cell>
          <table:table-cell table:style-name="ce3" office:value-type="percentage" office:value="0.170358" calcext:value-type="percentage">
            <text:p>17,04%</text:p>
          </table:table-cell>
          <table:table-cell table:style-name="ce3" office:value-type="percentage" office:value="0.872418" calcext:value-type="percentage">
            <text:p>87,24%</text:p>
          </table:table-cell>
          <table:table-cell table:style-name="ce3" office:value-type="percentage" office:value="0.333721" calcext:value-type="percentage">
            <text:p>33,37%</text:p>
          </table:table-cell>
          <table:table-cell table:style-name="ce3" table:formula="of:=2*[Detection_performances.Q9]*[Detection_performances.R9]/([Detection_performances.Q9]+[Detection_performances.R9])" office:value-type="percentage" office:value="0.482770571846197" calcext:value-type="percentage">
            <text:p>48,28%</text:p>
          </table:table-cell>
          <table:table-cell table:style-name="ce3" office:value-type="percentage" office:value="0.31354" calcext:value-type="percentage">
            <text:p>31,35%</text:p>
          </table:table-cell>
          <table:table-cell table:style-name="ce3" office:value-type="percentage" office:value="0.770516" calcext:value-type="percentage">
            <text:p>77,05%</text:p>
          </table:table-cell>
          <table:table-cell office:value-type="percentage" office:value="0.356647" calcext:value-type="percentage">
            <text:p>35,66%</text:p>
          </table:table-cell>
          <table:table-cell table:formula="of:=2*[Detection_performances.U9]*[Detection_performances.V9]/([Detection_performances.U9]+[Detection_performances.V9])" office:value-type="percentage" office:value="0.487599787878062" calcext:value-type="percentage">
            <text:p>48,76%</text:p>
          </table:table-cell>
          <table:table-cell table:style-name="ce3" office:value-type="percentage" office:value="0.322758" calcext:value-type="percentage">
            <text:p>32,28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26461" calcext:value-type="percentage">
            <text:p>62,65%</text:p>
          </table:table-cell>
          <table:table-cell table:style-name="ce3" office:value-type="percentage" office:value="0.608879" calcext:value-type="percentage">
            <text:p>60,89%</text:p>
          </table:table-cell>
          <table:table-cell table:style-name="ce3" table:formula="of:=2*[Detection_performances.G10]*[Detection_performances.H10]/([Detection_performances.G10]+[Detection_performances.H10])" office:value-type="percentage" office:value="0.617544881925624" calcext:value-type="percentage">
            <text:p>61,7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83923" calcext:value-type="percentage">
            <text:p>28,3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3903" calcext:value-type="percentage">
            <text:p>73,90%</text:p>
          </table:table-cell>
          <table:table-cell table:style-name="ce3" office:value-type="percentage" office:value="0.176357" calcext:value-type="percentage">
            <text:p>17,64%</text:p>
          </table:table-cell>
          <table:table-cell table:style-name="ce3" table:formula="of:=2*[Detection_performances.M10]*[Detection_performances.N10]/([Detection_performances.M10]+[Detection_performances.N10])" office:value-type="percentage" office:value="0.284760683099061" calcext:value-type="percentage">
            <text:p>28,48%</text:p>
          </table:table-cell>
          <table:table-cell table:style-name="ce3" office:value-type="percentage" office:value="0.176471" calcext:value-type="percentage">
            <text:p>17,65%</text:p>
          </table:table-cell>
          <table:table-cell table:style-name="ce3" office:value-type="percentage" office:value="0.831149" calcext:value-type="percentage">
            <text:p>83,11%</text:p>
          </table:table-cell>
          <table:table-cell table:style-name="ce3" office:value-type="percentage" office:value="0.375568" calcext:value-type="percentage">
            <text:p>37,56%</text:p>
          </table:table-cell>
          <table:table-cell table:style-name="ce3" table:formula="of:=2*[Detection_performances.Q10]*[Detection_performances.R10]/([Detection_performances.Q10]+[Detection_performances.R10])" office:value-type="percentage" office:value="0.517359028889126" calcext:value-type="percentage">
            <text:p>51,74%</text:p>
          </table:table-cell>
          <table:table-cell table:style-name="ce3" office:value-type="percentage" office:value="0.375396" calcext:value-type="percentage">
            <text:p>37,54%</text:p>
          </table:table-cell>
          <table:table-cell table:style-name="ce3" office:value-type="percentage" office:value="0.710418" calcext:value-type="percentage">
            <text:p>71,04%</text:p>
          </table:table-cell>
          <table:table-cell office:value-type="percentage" office:value="0.432261" calcext:value-type="percentage">
            <text:p>43,23%</text:p>
          </table:table-cell>
          <table:table-cell table:formula="of:=2*[Detection_performances.U10]*[Detection_performances.V10]/([Detection_performances.U10]+[Detection_performances.V10])" office:value-type="percentage" office:value="0.537484271782364" calcext:value-type="percentage">
            <text:p>53,75%</text:p>
          </table:table-cell>
          <table:table-cell table:style-name="ce3" office:value-type="percentage" office:value="0.40653" calcext:value-type="percentage">
            <text:p>40,65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50941" calcext:value-type="percentage">
            <text:p>65,09%</text:p>
          </table:table-cell>
          <table:table-cell table:style-name="ce3" office:value-type="percentage" office:value="0.660915" calcext:value-type="percentage">
            <text:p>66,09%</text:p>
          </table:table-cell>
          <table:table-cell table:style-name="ce3" table:formula="of:=2*[Detection_performances.G11]*[Detection_performances.H11]/([Detection_performances.G11]+[Detection_performances.H11])" office:value-type="percentage" office:value="0.655890083995499" calcext:value-type="percentage">
            <text:p>65,5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33941" calcext:value-type="percentage">
            <text:p>33,3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76387" calcext:value-type="percentage">
            <text:p>77,64%</text:p>
          </table:table-cell>
          <table:table-cell table:style-name="ce3" office:value-type="percentage" office:value="0.2171" calcext:value-type="percentage">
            <text:p>21,71%</text:p>
          </table:table-cell>
          <table:table-cell table:style-name="ce3" table:formula="of:=2*[Detection_performances.M11]*[Detection_performances.N11]/([Detection_performances.M11]+[Detection_performances.N11])" office:value-type="percentage" office:value="0.339317208378167" calcext:value-type="percentage">
            <text:p>33,93%</text:p>
          </table:table-cell>
          <table:table-cell table:style-name="ce3" office:value-type="percentage" office:value="0.217814" calcext:value-type="percentage">
            <text:p>21,78%</text:p>
          </table:table-cell>
          <table:table-cell table:style-name="ce3" office:value-type="percentage" office:value="0.766657" calcext:value-type="percentage">
            <text:p>76,67%</text:p>
          </table:table-cell>
          <table:table-cell table:style-name="ce3" office:value-type="percentage" office:value="0.391798" calcext:value-type="percentage">
            <text:p>39,18%</text:p>
          </table:table-cell>
          <table:table-cell table:style-name="ce3" table:formula="of:=2*[Detection_performances.Q11]*[Detection_performances.R11]/([Detection_performances.Q11]+[Detection_performances.R11])" office:value-type="percentage" office:value="0.518578070423107" calcext:value-type="percentage">
            <text:p>51,86%</text:p>
          </table:table-cell>
          <table:table-cell table:style-name="ce3" office:value-type="percentage" office:value="0.389117" calcext:value-type="percentage">
            <text:p>38,91%</text:p>
          </table:table-cell>
          <table:table-cell table:style-name="ce3" office:value-type="percentage" office:value="0.723701" calcext:value-type="percentage">
            <text:p>72,37%</text:p>
          </table:table-cell>
          <table:table-cell office:value-type="percentage" office:value="0.413467" calcext:value-type="percentage">
            <text:p>41,35%</text:p>
          </table:table-cell>
          <table:table-cell table:formula="of:=2*[Detection_performances.U11]*[Detection_performances.V11]/([Detection_performances.U11]+[Detection_performances.V11])" office:value-type="percentage" office:value="0.526266095013226" calcext:value-type="percentage">
            <text:p>52,63%</text:p>
          </table:table-cell>
          <table:table-cell table:style-name="ce3" office:value-type="percentage" office:value="0.396261" calcext:value-type="percentage">
            <text:p>39,63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17075" calcext:value-type="percentage">
            <text:p>71,71%</text:p>
          </table:table-cell>
          <table:table-cell table:style-name="ce3" office:value-type="percentage" office:value="0.61103" calcext:value-type="percentage">
            <text:p>61,10%</text:p>
          </table:table-cell>
          <table:table-cell table:style-name="ce3" table:formula="of:=2*[Detection_performances.G12]*[Detection_performances.H12]/([Detection_performances.G12]+[Detection_performances.H12])" office:value-type="percentage" office:value="0.65981882042459" calcext:value-type="percentage">
            <text:p>65,9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39067" calcext:value-type="percentage">
            <text:p>33,9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43864" calcext:value-type="percentage">
            <text:p>84,39%</text:p>
          </table:table-cell>
          <table:table-cell table:style-name="ce3" office:value-type="percentage" office:value="0.182855" calcext:value-type="percentage">
            <text:p>18,29%</text:p>
          </table:table-cell>
          <table:table-cell table:style-name="ce3" table:formula="of:=2*[Detection_performances.M12]*[Detection_performances.N12]/([Detection_performances.M12]+[Detection_performances.N12])" office:value-type="percentage" office:value="0.300578350493173" calcext:value-type="percentage">
            <text:p>30,06%</text:p>
          </table:table-cell>
          <table:table-cell table:style-name="ce3" office:value-type="percentage" office:value="0.185844" calcext:value-type="percentage">
            <text:p>18,58%</text:p>
          </table:table-cell>
          <table:table-cell table:style-name="ce3" office:value-type="percentage" office:value="0.857105" calcext:value-type="percentage">
            <text:p>85,71%</text:p>
          </table:table-cell>
          <table:table-cell table:style-name="ce3" office:value-type="percentage" office:value="0.316649" calcext:value-type="percentage">
            <text:p>31,66%</text:p>
          </table:table-cell>
          <table:table-cell table:style-name="ce3" table:formula="of:=2*[Detection_performances.Q12]*[Detection_performances.R12]/([Detection_performances.Q12]+[Detection_performances.R12])" office:value-type="percentage" office:value="0.462450293920191" calcext:value-type="percentage">
            <text:p>46,25%</text:p>
          </table:table-cell>
          <table:table-cell table:style-name="ce3" office:value-type="percentage" office:value="0.309015" calcext:value-type="percentage">
            <text:p>30,90%</text:p>
          </table:table-cell>
          <table:table-cell table:style-name="ce3" office:value-type="percentage" office:value="0.869796" calcext:value-type="percentage">
            <text:p>86,98%</text:p>
          </table:table-cell>
          <table:table-cell office:value-type="percentage" office:value="0.356662" calcext:value-type="percentage">
            <text:p>35,67%</text:p>
          </table:table-cell>
          <table:table-cell table:formula="of:=2*[Detection_performances.U12]*[Detection_performances.V12]/([Detection_performances.U12]+[Detection_performances.V12])" office:value-type="percentage" office:value="0.505884719985519" calcext:value-type="percentage">
            <text:p>50,59%</text:p>
          </table:table-cell>
          <table:table-cell table:style-name="ce3" office:value-type="percentage" office:value="0.329379" calcext:value-type="percentage">
            <text:p>32,9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2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91301" calcext:value-type="percentage">
            <text:p>69,13%</text:p>
          </table:table-cell>
          <table:table-cell table:style-name="ce3" office:value-type="percentage" office:value="0.482449" calcext:value-type="percentage">
            <text:p>48,24%</text:p>
          </table:table-cell>
          <table:table-cell table:style-name="ce3" table:formula="of:=2*[Detection_performances.G13]*[Detection_performances.H13]/([Detection_performances.G13]+[Detection_performances.H13])" office:value-type="percentage" office:value="0.568293889071778" calcext:value-type="percentage">
            <text:p>56,8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36281" calcext:value-type="percentage">
            <text:p>23,6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87313" calcext:value-type="percentage">
            <text:p>78,73%</text:p>
          </table:table-cell>
          <table:table-cell table:style-name="ce3" office:value-type="percentage" office:value="0.112306" calcext:value-type="percentage">
            <text:p>11,23%</text:p>
          </table:table-cell>
          <table:table-cell table:style-name="ce3" table:formula="of:=2*[Detection_performances.M13]*[Detection_performances.N13]/([Detection_performances.M13]+[Detection_performances.N13])" office:value-type="percentage" office:value="0.196572046117301" calcext:value-type="percentage">
            <text:p>19,66%</text:p>
          </table:table-cell>
          <table:table-cell table:style-name="ce3" office:value-type="percentage" office:value="0.11485" calcext:value-type="percentage">
            <text:p>11,49%</text:p>
          </table:table-cell>
          <table:table-cell table:style-name="ce3" office:value-type="percentage" office:value="0.869646" calcext:value-type="percentage">
            <text:p>86,96%</text:p>
          </table:table-cell>
          <table:table-cell table:style-name="ce3" office:value-type="percentage" office:value="0.285977" calcext:value-type="percentage">
            <text:p>28,60%</text:p>
          </table:table-cell>
          <table:table-cell table:style-name="ce3" table:formula="of:=2*[Detection_performances.Q13]*[Detection_performances.R13]/([Detection_performances.Q13]+[Detection_performances.R13])" office:value-type="percentage" office:value="0.430415030060842" calcext:value-type="percentage">
            <text:p>43,04%</text:p>
          </table:table-cell>
          <table:table-cell table:style-name="ce3" office:value-type="percentage" office:value="0.257404" calcext:value-type="percentage">
            <text:p>25,74%</text:p>
          </table:table-cell>
          <table:table-cell table:style-name="ce3" office:value-type="percentage" office:value="0.85274" calcext:value-type="percentage">
            <text:p>85,27%</text:p>
          </table:table-cell>
          <table:table-cell office:value-type="percentage" office:value="0.285164" calcext:value-type="percentage">
            <text:p>28,52%</text:p>
          </table:table-cell>
          <table:table-cell table:formula="of:=2*[Detection_performances.U13]*[Detection_performances.V13]/([Detection_performances.U13]+[Detection_performances.V13])" office:value-type="percentage" office:value="0.427401168042295" calcext:value-type="percentage">
            <text:p>42,74%</text:p>
          </table:table-cell>
          <table:table-cell table:style-name="ce3" office:value-type="percentage" office:value="0.271203" calcext:value-type="percentage">
            <text:p>27,12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09968" calcext:value-type="percentage">
            <text:p>71,00%</text:p>
          </table:table-cell>
          <table:table-cell table:style-name="ce3" office:value-type="percentage" office:value="0.620201" calcext:value-type="percentage">
            <text:p>62,02%</text:p>
          </table:table-cell>
          <table:table-cell table:style-name="ce3" table:formula="of:=2*[Detection_performances.G14]*[Detection_performances.H14]/([Detection_performances.G14]+[Detection_performances.H14])" office:value-type="percentage" office:value="0.662055518611545" calcext:value-type="percentage">
            <text:p>66,2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28911" calcext:value-type="percentage">
            <text:p>32,8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71795" calcext:value-type="percentage">
            <text:p>87,18%</text:p>
          </table:table-cell>
          <table:table-cell table:style-name="ce3" office:value-type="percentage" office:value="0.182443" calcext:value-type="percentage">
            <text:p>18,24%</text:p>
          </table:table-cell>
          <table:table-cell table:style-name="ce3" table:formula="of:=2*[Detection_performances.M14]*[Detection_performances.N14]/([Detection_performances.M14]+[Detection_performances.N14])" office:value-type="percentage" office:value="0.301740015413977" calcext:value-type="percentage">
            <text:p>30,17%</text:p>
          </table:table-cell>
          <table:table-cell table:style-name="ce3" office:value-type="percentage" office:value="0.184892" calcext:value-type="percentage">
            <text:p>18,49%</text:p>
          </table:table-cell>
          <table:table-cell table:style-name="ce3" office:value-type="percentage" office:value="0.933635" calcext:value-type="percentage">
            <text:p>93,36%</text:p>
          </table:table-cell>
          <table:table-cell table:style-name="ce3" office:value-type="percentage" office:value="0.344483" calcext:value-type="percentage">
            <text:p>34,45%</text:p>
          </table:table-cell>
          <table:table-cell table:style-name="ce3" table:formula="of:=2*[Detection_performances.Q14]*[Detection_performances.R14]/([Detection_performances.Q14]+[Detection_performances.R14])" office:value-type="percentage" office:value="0.503273384311934" calcext:value-type="percentage">
            <text:p>50,33%</text:p>
          </table:table-cell>
          <table:table-cell table:style-name="ce3" office:value-type="percentage" office:value="0.326878" calcext:value-type="percentage">
            <text:p>32,69%</text:p>
          </table:table-cell>
          <table:table-cell table:style-name="ce3" office:value-type="percentage" office:value="0.896632" calcext:value-type="percentage">
            <text:p>89,66%</text:p>
          </table:table-cell>
          <table:table-cell office:value-type="percentage" office:value="0.357019" calcext:value-type="percentage">
            <text:p>35,70%</text:p>
          </table:table-cell>
          <table:table-cell table:formula="of:=2*[Detection_performances.U14]*[Detection_performances.V14]/([Detection_performances.U14]+[Detection_performances.V14])" office:value-type="percentage" office:value="0.510691827323553" calcext:value-type="percentage">
            <text:p>51,07%</text:p>
          </table:table-cell>
          <table:table-cell table:style-name="ce3" office:value-type="percentage" office:value="0.328055" calcext:value-type="percentage">
            <text:p>32,81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4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07014" calcext:value-type="percentage">
            <text:p>70,70%</text:p>
          </table:table-cell>
          <table:table-cell table:style-name="ce3" office:value-type="percentage" office:value="0.587244" calcext:value-type="percentage">
            <text:p>58,72%</text:p>
          </table:table-cell>
          <table:table-cell table:style-name="ce3" table:formula="of:=2*[Detection_performances.G15]*[Detection_performances.H15]/([Detection_performances.G15]+[Detection_performances.H15])" office:value-type="percentage" office:value="0.6415872714961" calcext:value-type="percentage">
            <text:p>64,1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05367" calcext:value-type="percentage">
            <text:p>30,5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0567" calcext:value-type="percentage">
            <text:p>90,57%</text:p>
          </table:table-cell>
          <table:table-cell table:style-name="ce3" office:value-type="percentage" office:value="0.159125" calcext:value-type="percentage">
            <text:p>15,91%</text:p>
          </table:table-cell>
          <table:table-cell table:style-name="ce3" table:formula="of:=2*[Detection_performances.M15]*[Detection_performances.N15]/([Detection_performances.M15]+[Detection_performances.N15])" office:value-type="percentage" office:value="0.270690111711644" calcext:value-type="percentage">
            <text:p>27,07%</text:p>
          </table:table-cell>
          <table:table-cell table:style-name="ce3" office:value-type="percentage" office:value="0.159985" calcext:value-type="percentage">
            <text:p>16,00%</text:p>
          </table:table-cell>
          <table:table-cell table:style-name="ce3" office:value-type="percentage" office:value="0.933141" calcext:value-type="percentage">
            <text:p>93,31%</text:p>
          </table:table-cell>
          <table:table-cell table:style-name="ce3" office:value-type="percentage" office:value="0.267762" calcext:value-type="percentage">
            <text:p>26,78%</text:p>
          </table:table-cell>
          <table:table-cell table:style-name="ce3" table:formula="of:=2*[Detection_performances.Q15]*[Detection_performances.R15]/([Detection_performances.Q15]+[Detection_performances.R15])" office:value-type="percentage" office:value="0.416119703992745" calcext:value-type="percentage">
            <text:p>41,61%</text:p>
          </table:table-cell>
          <table:table-cell table:style-name="ce3" office:value-type="percentage" office:value="0.258023" calcext:value-type="percentage">
            <text:p>25,80%</text:p>
          </table:table-cell>
          <table:table-cell table:style-name="ce3" office:value-type="percentage" office:value="0.894366" calcext:value-type="percentage">
            <text:p>89,44%</text:p>
          </table:table-cell>
          <table:table-cell office:value-type="percentage" office:value="0.304367" calcext:value-type="percentage">
            <text:p>30,44%</text:p>
          </table:table-cell>
          <table:table-cell table:formula="of:=2*[Detection_performances.U15]*[Detection_performances.V15]/([Detection_performances.U15]+[Detection_performances.V15])" office:value-type="percentage" office:value="0.454172023831829" calcext:value-type="percentage">
            <text:p>45,42%</text:p>
          </table:table-cell>
          <table:table-cell table:style-name="ce3" office:value-type="percentage" office:value="0.271045" calcext:value-type="percentage">
            <text:p>27,1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5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4855" calcext:value-type="percentage">
            <text:p>64,86%</text:p>
          </table:table-cell>
          <table:table-cell table:style-name="ce3" office:value-type="percentage" office:value="0.58859" calcext:value-type="percentage">
            <text:p>58,86%</text:p>
          </table:table-cell>
          <table:table-cell table:style-name="ce3" table:formula="of:=2*[Detection_performances.G16]*[Detection_performances.H16]/([Detection_performances.G16]+[Detection_performances.H16])" office:value-type="percentage" office:value="0.617116970593466" calcext:value-type="percentage">
            <text:p>61,7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10015" calcext:value-type="percentage">
            <text:p>31,0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57471" calcext:value-type="percentage">
            <text:p>85,75%</text:p>
          </table:table-cell>
          <table:table-cell table:style-name="ce3" office:value-type="percentage" office:value="0.170273" calcext:value-type="percentage">
            <text:p>17,03%</text:p>
          </table:table-cell>
          <table:table-cell table:style-name="ce3" table:formula="of:=2*[Detection_performances.M16]*[Detection_performances.N16]/([Detection_performances.M16]+[Detection_performances.N16])" office:value-type="percentage" office:value="0.284125540179266" calcext:value-type="percentage">
            <text:p>28,41%</text:p>
          </table:table-cell>
          <table:table-cell table:style-name="ce3" office:value-type="percentage" office:value="0.171105" calcext:value-type="percentage">
            <text:p>17,11%</text:p>
          </table:table-cell>
          <table:table-cell table:style-name="ce3" office:value-type="percentage" office:value="0.922177" calcext:value-type="percentage">
            <text:p>92,22%</text:p>
          </table:table-cell>
          <table:table-cell table:style-name="ce3" office:value-type="percentage" office:value="0.338979" calcext:value-type="percentage">
            <text:p>33,90%</text:p>
          </table:table-cell>
          <table:table-cell table:style-name="ce3" table:formula="of:=2*[Detection_performances.Q16]*[Detection_performances.R16]/([Detection_performances.Q16]+[Detection_performances.R16])" office:value-type="percentage" office:value="0.495733497335778" calcext:value-type="percentage">
            <text:p>49,57%</text:p>
          </table:table-cell>
          <table:table-cell table:style-name="ce3" office:value-type="percentage" office:value="0.312933" calcext:value-type="percentage">
            <text:p>31,29%</text:p>
          </table:table-cell>
          <table:table-cell table:style-name="ce3" office:value-type="percentage" office:value="0.884171" calcext:value-type="percentage">
            <text:p>88,42%</text:p>
          </table:table-cell>
          <table:table-cell office:value-type="percentage" office:value="0.361713" calcext:value-type="percentage">
            <text:p>36,17%</text:p>
          </table:table-cell>
          <table:table-cell table:formula="of:=2*[Detection_performances.U16]*[Detection_performances.V16]/([Detection_performances.U16]+[Detection_performances.V16])" office:value-type="percentage" office:value="0.513396343356203" calcext:value-type="percentage">
            <text:p>51,34%</text:p>
          </table:table-cell>
          <table:table-cell table:style-name="ce3" office:value-type="percentage" office:value="0.323057" calcext:value-type="percentage">
            <text:p>32,31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6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53487" calcext:value-type="percentage">
            <text:p>75,35%</text:p>
          </table:table-cell>
          <table:table-cell table:style-name="ce3" office:value-type="percentage" office:value="0.609962" calcext:value-type="percentage">
            <text:p>61,00%</text:p>
          </table:table-cell>
          <table:table-cell table:style-name="ce3" table:formula="of:=2*[Detection_performances.G17]*[Detection_performances.H17]/([Detection_performances.G17]+[Detection_performances.H17])" office:value-type="percentage" office:value="0.674170339329157" calcext:value-type="percentage">
            <text:p>67,4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1447" calcext:value-type="percentage">
            <text:p>31,4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89655" calcext:value-type="percentage">
            <text:p>88,97%</text:p>
          </table:table-cell>
          <table:table-cell table:style-name="ce3" office:value-type="percentage" office:value="0.17223" calcext:value-type="percentage">
            <text:p>17,22%</text:p>
          </table:table-cell>
          <table:table-cell table:style-name="ce3" table:formula="of:=2*[Detection_performances.M17]*[Detection_performances.N17]/([Detection_performances.M17]+[Detection_performances.N17])" office:value-type="percentage" office:value="0.288591101013763" calcext:value-type="percentage">
            <text:p>28,86%</text:p>
          </table:table-cell>
          <table:table-cell table:style-name="ce3" office:value-type="percentage" office:value="0.175845" calcext:value-type="percentage">
            <text:p>17,58%</text:p>
          </table:table-cell>
          <table:table-cell table:style-name="ce3" office:value-type="percentage" office:value="0.936029" calcext:value-type="percentage">
            <text:p>93,60%</text:p>
          </table:table-cell>
          <table:table-cell table:style-name="ce3" office:value-type="percentage" office:value="0.284222" calcext:value-type="percentage">
            <text:p>28,42%</text:p>
          </table:table-cell>
          <table:table-cell table:style-name="ce3" table:formula="of:=2*[Detection_performances.Q17]*[Detection_performances.R17]/([Detection_performances.Q17]+[Detection_performances.R17])" office:value-type="percentage" office:value="0.436041493820534" calcext:value-type="percentage">
            <text:p>43,60%</text:p>
          </table:table-cell>
          <table:table-cell table:style-name="ce3" office:value-type="percentage" office:value="0.258261" calcext:value-type="percentage">
            <text:p>25,83%</text:p>
          </table:table-cell>
          <table:table-cell table:style-name="ce3" office:value-type="percentage" office:value="0.891198" calcext:value-type="percentage">
            <text:p>89,12%</text:p>
          </table:table-cell>
          <table:table-cell office:value-type="percentage" office:value="0.316533" calcext:value-type="percentage">
            <text:p>31,65%</text:p>
          </table:table-cell>
          <table:table-cell table:formula="of:=2*[Detection_performances.U17]*[Detection_performances.V17]/([Detection_performances.U17]+[Detection_performances.V17])" office:value-type="percentage" office:value="0.467146370398706" calcext:value-type="percentage">
            <text:p>46,71%</text:p>
          </table:table-cell>
          <table:table-cell table:style-name="ce3" office:value-type="percentage" office:value="0.287979" calcext:value-type="percentage">
            <text:p>28,8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83952" calcext:value-type="percentage">
            <text:p>68,40%</text:p>
          </table:table-cell>
          <table:table-cell table:style-name="ce3" office:value-type="percentage" office:value="0.605039" calcext:value-type="percentage">
            <text:p>60,50%</text:p>
          </table:table-cell>
          <table:table-cell table:style-name="ce3" table:formula="of:=2*[Detection_performances.G18]*[Detection_performances.H18]/([Detection_performances.G18]+[Detection_performances.H18])" office:value-type="percentage" office:value="0.642079943347937" calcext:value-type="percentage">
            <text:p>64,2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20157" calcext:value-type="percentage">
            <text:p>32,0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46004" calcext:value-type="percentage">
            <text:p>84,60%</text:p>
          </table:table-cell>
          <table:table-cell table:style-name="ce3" office:value-type="percentage" office:value="0.166667" calcext:value-type="percentage">
            <text:p>16,67%</text:p>
          </table:table-cell>
          <table:table-cell table:style-name="ce3" table:formula="of:=2*[Detection_performances.M18]*[Detection_performances.N18]/([Detection_performances.M18]+[Detection_performances.N18])" office:value-type="percentage" office:value="0.27847336137403" calcext:value-type="percentage">
            <text:p>27,85%</text:p>
          </table:table-cell>
          <table:table-cell table:style-name="ce3" office:value-type="percentage" office:value="0.167226" calcext:value-type="percentage">
            <text:p>16,72%</text:p>
          </table:table-cell>
          <table:table-cell table:style-name="ce3" office:value-type="percentage" office:value="0.927403" calcext:value-type="percentage">
            <text:p>92,74%</text:p>
          </table:table-cell>
          <table:table-cell table:style-name="ce3" office:value-type="percentage" office:value="0.297359" calcext:value-type="percentage">
            <text:p>29,74%</text:p>
          </table:table-cell>
          <table:table-cell table:style-name="ce3" table:formula="of:=2*[Detection_performances.Q18]*[Detection_performances.R18]/([Detection_performances.Q18]+[Detection_performances.R18])" office:value-type="percentage" office:value="0.450326885839045" calcext:value-type="percentage">
            <text:p>45,03%</text:p>
          </table:table-cell>
          <table:table-cell table:style-name="ce3" office:value-type="percentage" office:value="0.267293" calcext:value-type="percentage">
            <text:p>26,73%</text:p>
          </table:table-cell>
          <table:table-cell table:style-name="ce3" office:value-type="percentage" office:value="0.886687" calcext:value-type="percentage">
            <text:p>88,67%</text:p>
          </table:table-cell>
          <table:table-cell office:value-type="percentage" office:value="0.349412" calcext:value-type="percentage">
            <text:p>34,94%</text:p>
          </table:table-cell>
          <table:table-cell table:formula="of:=2*[Detection_performances.U18]*[Detection_performances.V18]/([Detection_performances.U18]+[Detection_performances.V18])" office:value-type="percentage" office:value="0.501285217517367" calcext:value-type="percentage">
            <text:p>50,13%</text:p>
          </table:table-cell>
          <table:table-cell table:style-name="ce3" office:value-type="percentage" office:value="0.320637" calcext:value-type="percentage">
            <text:p>32,06%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mean :</text:p>
          </table:table-cell>
          <table:table-cell table:style-name="ce3" table:formula="of:=([Detection_performances.G4]+[Detection_performances.G5]+[Detection_performances.G6]+[Detection_performances.G7]+[Detection_performances.G8]+[Detection_performances.G9]+[Detection_performances.G10]+[Detection_performances.G11]+[Detection_performances.G12]+[Detection_performances.G13]+[Detection_performances.G14]+[Detection_performances.G15]+[Detection_performances.G16]+[Detection_performances.G17]+[Detection_performances.G18])/15" office:value-type="percentage" office:value="0.6702244" calcext:value-type="percentage">
            <text:p>67,02%</text:p>
          </table:table-cell>
          <table:table-cell table:style-name="ce3" table:formula="of:=([Detection_performances.H4]+[Detection_performances.H5]+[Detection_performances.H6]+[Detection_performances.H7]+[Detection_performances.H8]+[Detection_performances.H9]+[Detection_performances.H10]+[Detection_performances.H11]+[Detection_performances.H12]+[Detection_performances.H13]+[Detection_performances.H14]+[Detection_performances.H15]+[Detection_performances.H16]+[Detection_performances.H17]+[Detection_performances.H18])/15" office:value-type="percentage" office:value="0.6200272" calcext:value-type="percentage">
            <text:p>62,00%</text:p>
          </table:table-cell>
          <table:table-cell table:style-name="ce3" table:formula="of:=([Detection_performances.I4]+[Detection_performances.I5]+[Detection_performances.I6]+[Detection_performances.I7]+[Detection_performances.I8]+[Detection_performances.I9]+[Detection_performances.I10]+[Detection_performances.I11]+[Detection_performances.I12]+[Detection_performances.I13]+[Detection_performances.I14]+[Detection_performances.I15]+[Detection_performances.I16]+[Detection_performances.I17]+[Detection_performances.I18])/15" office:value-type="percentage" office:value="0.641281939551951" calcext:value-type="percentage">
            <text:p>64,13%</text:p>
          </table:table-cell>
          <table:table-cell/>
          <table:table-cell table:style-name="ce3" table:formula="of:=([Detection_performances.K4]+[Detection_performances.K5]+[Detection_performances.K6]+[Detection_performances.K7]+[Detection_performances.K8]+[Detection_performances.K9]+[Detection_performances.K10]+[Detection_performances.K11]+[Detection_performances.K12]+[Detection_performances.K13]+[Detection_performances.K14]+[Detection_performances.K15]+[Detection_performances.K16]+[Detection_performances.K17]+[Detection_performances.K18])/15" office:value-type="percentage" office:value="0.324615933333333" calcext:value-type="percentage">
            <text:p>32,46%</text:p>
          </table:table-cell>
          <table:table-cell/>
          <table:table-cell table:style-name="ce3" table:formula="of:=([Detection_performances.M4]+[Detection_performances.M5]+[Detection_performances.M6]+[Detection_performances.M7]+[Detection_performances.M8]+[Detection_performances.M9]+[Detection_performances.M10]+[Detection_performances.M11]+[Detection_performances.M12]+[Detection_performances.M13]+[Detection_performances.M14]+[Detection_performances.M15]+[Detection_performances.M16]+[Detection_performances.M17]+[Detection_performances.M18])/15" office:value-type="percentage" office:value="0.8181354" calcext:value-type="percentage">
            <text:p>81,81%</text:p>
          </table:table-cell>
          <table:table-cell table:style-name="ce3" table:formula="of:=([Detection_performances.N4]+[Detection_performances.N5]+[Detection_performances.N6]+[Detection_performances.N7]+[Detection_performances.N8]+[Detection_performances.N9]+[Detection_performances.N10]+[Detection_performances.N11]+[Detection_performances.N12]+[Detection_performances.N13]+[Detection_performances.N14]+[Detection_performances.N15]+[Detection_performances.N16]+[Detection_performances.N17]+[Detection_performances.N18])/15" office:value-type="percentage" office:value="0.1955122" calcext:value-type="percentage">
            <text:p>19,55%</text:p>
          </table:table-cell>
          <table:table-cell table:style-name="ce3" table:formula="of:=([Detection_performances.O4]+[Detection_performances.O5]+[Detection_performances.O6]+[Detection_performances.O7]+[Detection_performances.O8]+[Detection_performances.O9]+[Detection_performances.O10]+[Detection_performances.O11]+[Detection_performances.O12]+[Detection_performances.O13]+[Detection_performances.O14]+[Detection_performances.O15]+[Detection_performances.O16]+[Detection_performances.O17]+[Detection_performances.O18])/15" office:value-type="percentage" office:value="0.312899981053936" calcext:value-type="percentage">
            <text:p>31,29%</text:p>
          </table:table-cell>
          <table:table-cell table:style-name="ce3" table:formula="of:=([Detection_performances.P4]+[Detection_performances.P5]+[Detection_performances.P6]+[Detection_performances.P7]+[Detection_performances.P8]+[Detection_performances.P9]+[Detection_performances.P10]+[Detection_performances.P11]+[Detection_performances.P12]+[Detection_performances.P13]+[Detection_performances.P14]+[Detection_performances.P15]+[Detection_performances.P16]+[Detection_performances.P17]+[Detection_performances.P18])/15" office:value-type="percentage" office:value="0.196768333333333" calcext:value-type="percentage">
            <text:p>19,68%</text:p>
          </table:table-cell>
          <table:table-cell table:style-name="ce3" table:formula="of:=([Detection_performances.Q4]+[Detection_performances.Q5]+[Detection_performances.Q6]+[Detection_performances.Q7]+[Detection_performances.Q8]+[Detection_performances.Q9]+[Detection_performances.Q10]+[Detection_performances.Q11]+[Detection_performances.Q12]+[Detection_performances.Q13]+[Detection_performances.Q14]+[Detection_performances.Q15]+[Detection_performances.Q16]+[Detection_performances.Q17]+[Detection_performances.Q18])/15" office:value-type="percentage" office:value="0.8734448" calcext:value-type="percentage">
            <text:p>87,34%</text:p>
          </table:table-cell>
          <table:table-cell table:style-name="ce3" table:formula="of:=([Detection_performances.R4]+[Detection_performances.R5]+[Detection_performances.R6]+[Detection_performances.R7]+[Detection_performances.R8]+[Detection_performances.R9]+[Detection_performances.R10]+[Detection_performances.R11]+[Detection_performances.R12]+[Detection_performances.R13]+[Detection_performances.R14]+[Detection_performances.R15]+[Detection_performances.R16]+[Detection_performances.R17]+[Detection_performances.R18])/15" office:value-type="percentage" office:value="0.3797324" calcext:value-type="percentage">
            <text:p>37,97%</text:p>
          </table:table-cell>
          <table:table-cell table:style-name="ce3" table:formula="of:=([Detection_performances.S4]+[Detection_performances.S5]+[Detection_performances.S6]+[Detection_performances.S7]+[Detection_performances.S8]+[Detection_performances.S9]+[Detection_performances.S10]+[Detection_performances.S11]+[Detection_performances.S12]+[Detection_performances.S13]+[Detection_performances.S14]+[Detection_performances.S15]+[Detection_performances.S16]+[Detection_performances.S17]+[Detection_performances.S18])/15" office:value-type="percentage" office:value="0.521879710587943" calcext:value-type="percentage">
            <text:p>52,19%</text:p>
          </table:table-cell>
          <table:table-cell table:style-name="ce3" table:formula="of:=([Detection_performances.T4]+[Detection_performances.T5]+[Detection_performances.T6]+[Detection_performances.T7]+[Detection_performances.T8]+[Detection_performances.T9]+[Detection_performances.T10]+[Detection_performances.T11]+[Detection_performances.T12]+[Detection_performances.T13]+[Detection_performances.T14]+[Detection_performances.T15]+[Detection_performances.T16]+[Detection_performances.T17]+[Detection_performances.T18])/15" office:value-type="percentage" office:value="0.363876266666667" calcext:value-type="percentage">
            <text:p>36,39%</text:p>
          </table:table-cell>
          <table:table-cell table:style-name="ce3" table:formula="of:=([Detection_performances.U4]+[Detection_performances.U5]+[Detection_performances.U6]+[Detection_performances.U7]+[Detection_performances.U8]+[Detection_performances.U9]+[Detection_performances.U10]+[Detection_performances.U11]+[Detection_performances.U12]+[Detection_performances.U13]+[Detection_performances.U14]+[Detection_performances.U15]+[Detection_performances.U16]+[Detection_performances.U17]+[Detection_performances.U18])/15" office:value-type="percentage" office:value="0.8211658" calcext:value-type="percentage">
            <text:p>82,12%</text:p>
          </table:table-cell>
          <table:table-cell table:formula="of:=([Detection_performances.V4]+[Detection_performances.V5]+[Detection_performances.V6]+[Detection_performances.V7]+[Detection_performances.V8]+[Detection_performances.V9]+[Detection_performances.V10]+[Detection_performances.V11]+[Detection_performances.V12]+[Detection_performances.V13]+[Detection_performances.V14]+[Detection_performances.V15]+[Detection_performances.V16]+[Detection_performances.V17]+[Detection_performances.V18])/15" office:value-type="percentage" office:value="0.4099308" calcext:value-type="percentage">
            <text:p>40,99%</text:p>
          </table:table-cell>
          <table:table-cell table:formula="of:=([Detection_performances.W4]+[Detection_performances.W5]+[Detection_performances.W6]+[Detection_performances.W7]+[Detection_performances.W8]+[Detection_performances.W9]+[Detection_performances.W10]+[Detection_performances.W11]+[Detection_performances.W12]+[Detection_performances.W13]+[Detection_performances.W14]+[Detection_performances.W15]+[Detection_performances.W16]+[Detection_performances.W17]+[Detection_performances.W18])/15" office:value-type="percentage" office:value="0.537896926329976" calcext:value-type="percentage">
            <text:p>53,79%</text:p>
          </table:table-cell>
          <table:table-cell table:style-name="ce3" table:formula="of:=([Detection_performances.X4]+[Detection_performances.X5]+[Detection_performances.X6]+[Detection_performances.X7]+[Detection_performances.X8]+[Detection_performances.X9]+[Detection_performances.X10]+[Detection_performances.X11]+[Detection_performances.X12]+[Detection_performances.X13]+[Detection_performances.X14]+[Detection_performances.X15]+[Detection_performances.X16]+[Detection_performances.X17]+[Detection_performances.X18])/15" office:value-type="percentage" office:value="0.382620266666667" calcext:value-type="percentage">
            <text:p>38,26%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variance : </text:p>
          </table:table-cell>
          <table:table-cell table:style-name="ce3" table:formula="of:=(([Detection_performances.G4]-[Detection_performances.G19])^2 + ([Detection_performances.G5]-[Detection_performances.G19])^2 + ([Detection_performances.G6]-[Detection_performances.G19])^2 + ([Detection_performances.G7]-[Detection_performances.G19])^2 + ([Detection_performances.G8]-[Detection_performances.G19])^2 + ([Detection_performances.G9]-[Detection_performances.G19])^2 + ([Detection_performances.G10]-[Detection_performances.G19])^2 + ([Detection_performances.G11]-[Detection_performances.G19])^2 + ([Detection_performances.G12]-[Detection_performances.G19])^2 + ([Detection_performances.G13]-[Detection_performances.G19])^2 + ([Detection_performances.G14]-[Detection_performances.G19])^2 + ([Detection_performances.G15]-[Detection_performances.G19])^2 + ([Detection_performances.G16]-[Detection_performances.G19])^2 + ([Detection_performances.G17]-[Detection_performances.G19])^2 + ([Detection_performances.G18]-[Detection_performances.G19])^2) / 15" office:value-type="percentage" office:value="0.00135934325477333" calcext:value-type="percentage">
            <text:p>0,14%</text:p>
          </table:table-cell>
          <table:table-cell table:style-name="ce3" table:formula="of:=(([Detection_performances.H4]-[Detection_performances.H19])^2 + ([Detection_performances.H5]-[Detection_performances.H19])^2 + ([Detection_performances.H6]-[Detection_performances.H19])^2 + ([Detection_performances.H7]-[Detection_performances.H19])^2 + ([Detection_performances.H8]-[Detection_performances.H19])^2 + ([Detection_performances.H9]-[Detection_performances.H19])^2 + ([Detection_performances.H10]-[Detection_performances.H19])^2 + ([Detection_performances.H11]-[Detection_performances.H19])^2 + ([Detection_performances.H12]-[Detection_performances.H19])^2 + ([Detection_performances.H13]-[Detection_performances.H19])^2 + ([Detection_performances.H14]-[Detection_performances.H19])^2 + ([Detection_performances.H15]-[Detection_performances.H19])^2 + ([Detection_performances.H16]-[Detection_performances.H19])^2 + ([Detection_performances.H17]-[Detection_performances.H19])^2 + ([Detection_performances.H18]-[Detection_performances.H19])^2) / 15" office:value-type="percentage" office:value="0.00401513012042666" calcext:value-type="percentage">
            <text:p>0,40%</text:p>
          </table:table-cell>
          <table:table-cell table:style-name="ce3" table:formula="of:=(([Detection_performances.I4]-[Detection_performances.I19])^2 + ([Detection_performances.I5]-[Detection_performances.I19])^2 + ([Detection_performances.I6]-[Detection_performances.I19])^2 + ([Detection_performances.I7]-[Detection_performances.I19])^2 + ([Detection_performances.I8]-[Detection_performances.I19])^2 + ([Detection_performances.I9]-[Detection_performances.I19])^2 + ([Detection_performances.I10]-[Detection_performances.I19])^2 + ([Detection_performances.I11]-[Detection_performances.I19])^2 + ([Detection_performances.I12]-[Detection_performances.I19])^2 + ([Detection_performances.I13]-[Detection_performances.I19])^2 + ([Detection_performances.I14]-[Detection_performances.I19])^2 + ([Detection_performances.I15]-[Detection_performances.I19])^2 + ([Detection_performances.I16]-[Detection_performances.I19])^2 + ([Detection_performances.I17]-[Detection_performances.I19])^2 + ([Detection_performances.I18]-[Detection_performances.I19])^2) / 15" office:value-type="percentage" office:value="0.00104698000784033" calcext:value-type="percentage">
            <text:p>0,10%</text:p>
          </table:table-cell>
          <table:table-cell/>
          <table:table-cell table:style-name="ce3" table:formula="of:=(([Detection_performances.K4]-[Detection_performances.K19])^2 + ([Detection_performances.K5]-[Detection_performances.K19])^2 + ([Detection_performances.K6]-[Detection_performances.K19])^2 + ([Detection_performances.K7]-[Detection_performances.K19])^2 + ([Detection_performances.K8]-[Detection_performances.K19])^2 + ([Detection_performances.K9]-[Detection_performances.K19])^2 + ([Detection_performances.K10]-[Detection_performances.K19])^2 + ([Detection_performances.K11]-[Detection_performances.K19])^2 + ([Detection_performances.K12]-[Detection_performances.K19])^2 + ([Detection_performances.K13]-[Detection_performances.K19])^2 + ([Detection_performances.K14]-[Detection_performances.K19])^2 + ([Detection_performances.K15]-[Detection_performances.K19])^2 + ([Detection_performances.K16]-[Detection_performances.K19])^2 + ([Detection_performances.K17]-[Detection_performances.K19])^2 + ([Detection_performances.K18]-[Detection_performances.K19])^2) / 15" office:value-type="percentage" office:value="0.00229719485246222" calcext:value-type="percentage">
            <text:p>0,23%</text:p>
          </table:table-cell>
          <table:table-cell/>
          <table:table-cell table:style-name="ce3" table:formula="of:=(([Detection_performances.M4]-[Detection_performances.M19])^2 + ([Detection_performances.M5]-[Detection_performances.M19])^2 + ([Detection_performances.M6]-[Detection_performances.M19])^2 + ([Detection_performances.M7]-[Detection_performances.M19])^2 + ([Detection_performances.M8]-[Detection_performances.M19])^2 + ([Detection_performances.M9]-[Detection_performances.M19])^2 + ([Detection_performances.M10]-[Detection_performances.M19])^2 + ([Detection_performances.M11]-[Detection_performances.M19])^2 + ([Detection_performances.M12]-[Detection_performances.M19])^2 + ([Detection_performances.M13]-[Detection_performances.M19])^2 + ([Detection_performances.M14]-[Detection_performances.M19])^2 + ([Detection_performances.M15]-[Detection_performances.M19])^2 + ([Detection_performances.M16]-[Detection_performances.M19])^2 + ([Detection_performances.M17]-[Detection_performances.M19])^2 + ([Detection_performances.M18]-[Detection_performances.M19])^2) / 15" office:value-type="percentage" office:value="0.00229743360850667" calcext:value-type="percentage">
            <text:p>0,23%</text:p>
          </table:table-cell>
          <table:table-cell table:style-name="ce3" table:formula="of:=(([Detection_performances.N4]-[Detection_performances.N19])^2 + ([Detection_performances.N5]-[Detection_performances.N19])^2 + ([Detection_performances.N6]-[Detection_performances.N19])^2 + ([Detection_performances.N7]-[Detection_performances.N19])^2 + ([Detection_performances.N8]-[Detection_performances.N19])^2 + ([Detection_performances.N9]-[Detection_performances.N19])^2 + ([Detection_performances.N10]-[Detection_performances.N19])^2 + ([Detection_performances.N11]-[Detection_performances.N19])^2 + ([Detection_performances.N12]-[Detection_performances.N19])^2 + ([Detection_performances.N13]-[Detection_performances.N19])^2 + ([Detection_performances.N14]-[Detection_performances.N19])^2 + ([Detection_performances.N15]-[Detection_performances.N19])^2 + ([Detection_performances.N16]-[Detection_performances.N19])^2 + ([Detection_performances.N17]-[Detection_performances.N19])^2 + ([Detection_performances.N18]-[Detection_performances.N19])^2) / 15" office:value-type="percentage" office:value="0.00170089111309333" calcext:value-type="percentage">
            <text:p>0,17%</text:p>
          </table:table-cell>
          <table:table-cell table:style-name="ce3" table:formula="of:=(([Detection_performances.O4]-[Detection_performances.O19])^2 + ([Detection_performances.O5]-[Detection_performances.O19])^2 + ([Detection_performances.O6]-[Detection_performances.O19])^2 + ([Detection_performances.O7]-[Detection_performances.O19])^2 + ([Detection_performances.O8]-[Detection_performances.O19])^2 + ([Detection_performances.O9]-[Detection_performances.O19])^2 + ([Detection_performances.O10]-[Detection_performances.O19])^2 + ([Detection_performances.O11]-[Detection_performances.O19])^2 + ([Detection_performances.O12]-[Detection_performances.O19])^2 + ([Detection_performances.O13]-[Detection_performances.O19])^2 + ([Detection_performances.O14]-[Detection_performances.O19])^2 + ([Detection_performances.O15]-[Detection_performances.O19])^2 + ([Detection_performances.O16]-[Detection_performances.O19])^2 + ([Detection_performances.O17]-[Detection_performances.O19])^2 + ([Detection_performances.O18]-[Detection_performances.O19])^2) / 15" office:value-type="percentage" office:value="0.00276185993901525" calcext:value-type="percentage">
            <text:p>0,28%</text:p>
          </table:table-cell>
          <table:table-cell table:style-name="ce3" table:formula="of:=(([Detection_performances.P4]-[Detection_performances.P19])^2 + ([Detection_performances.P5]-[Detection_performances.P19])^2 + ([Detection_performances.P6]-[Detection_performances.P19])^2 + ([Detection_performances.P7]-[Detection_performances.P19])^2 + ([Detection_performances.P8]-[Detection_performances.P19])^2 + ([Detection_performances.P9]-[Detection_performances.P19])^2 + ([Detection_performances.P10]-[Detection_performances.P19])^2 + ([Detection_performances.P11]-[Detection_performances.P19])^2 + ([Detection_performances.P12]-[Detection_performances.P19])^2 + ([Detection_performances.P13]-[Detection_performances.P19])^2 + ([Detection_performances.P14]-[Detection_performances.P19])^2 + ([Detection_performances.P15]-[Detection_performances.P19])^2 + ([Detection_performances.P16]-[Detection_performances.P19])^2 + ([Detection_performances.P17]-[Detection_performances.P19])^2 + ([Detection_performances.P18]-[Detection_performances.P19])^2) / 15" office:value-type="percentage" office:value="0.00167631610502222" calcext:value-type="percentage">
            <text:p>0,17%</text:p>
          </table:table-cell>
          <table:table-cell table:style-name="ce3" table:formula="of:=(([Detection_performances.Q4]-[Detection_performances.Q19])^2 + ([Detection_performances.Q5]-[Detection_performances.Q19])^2 + ([Detection_performances.Q6]-[Detection_performances.Q19])^2 + ([Detection_performances.Q7]-[Detection_performances.Q19])^2 + ([Detection_performances.Q8]-[Detection_performances.Q19])^2 + ([Detection_performances.Q9]-[Detection_performances.Q19])^2 + ([Detection_performances.Q10]-[Detection_performances.Q19])^2 + ([Detection_performances.Q11]-[Detection_performances.Q19])^2 + ([Detection_performances.Q12]-[Detection_performances.Q19])^2 + ([Detection_performances.Q13]-[Detection_performances.Q19])^2 + ([Detection_performances.Q14]-[Detection_performances.Q19])^2 + ([Detection_performances.Q15]-[Detection_performances.Q19])^2 + ([Detection_performances.Q16]-[Detection_performances.Q19])^2 + ([Detection_performances.Q17]-[Detection_performances.Q19])^2 + ([Detection_performances.Q18]-[Detection_performances.Q19])^2) / 15" office:value-type="percentage" office:value="0.00230854200362667" calcext:value-type="percentage">
            <text:p>0,23%</text:p>
          </table:table-cell>
          <table:table-cell table:style-name="ce3" table:formula="of:=(([Detection_performances.R4]-[Detection_performances.R19])^2 + ([Detection_performances.R5]-[Detection_performances.R19])^2 + ([Detection_performances.R6]-[Detection_performances.R19])^2 + ([Detection_performances.R7]-[Detection_performances.R19])^2 + ([Detection_performances.R8]-[Detection_performances.R19])^2 + ([Detection_performances.R9]-[Detection_performances.R19])^2 + ([Detection_performances.R10]-[Detection_performances.R19])^2 + ([Detection_performances.R11]-[Detection_performances.R19])^2 + ([Detection_performances.R12]-[Detection_performances.R19])^2 + ([Detection_performances.R13]-[Detection_performances.R19])^2 + ([Detection_performances.R14]-[Detection_performances.R19])^2 + ([Detection_performances.R15]-[Detection_performances.R19])^2 + ([Detection_performances.R16]-[Detection_performances.R19])^2 + ([Detection_performances.R17]-[Detection_performances.R19])^2 + ([Detection_performances.R18]-[Detection_performances.R19])^2) / 15" office:value-type="percentage" office:value="0.00740114442557333" calcext:value-type="percentage">
            <text:p>0,74%</text:p>
          </table:table-cell>
          <table:table-cell table:style-name="ce3" table:formula="of:=(([Detection_performances.S4]-[Detection_performances.S19])^2 + ([Detection_performances.S5]-[Detection_performances.S19])^2 + ([Detection_performances.S6]-[Detection_performances.S19])^2 + ([Detection_performances.S7]-[Detection_performances.S19])^2 + ([Detection_performances.S8]-[Detection_performances.S19])^2 + ([Detection_performances.S9]-[Detection_performances.S19])^2 + ([Detection_performances.S10]-[Detection_performances.S19])^2 + ([Detection_performances.S11]-[Detection_performances.S19])^2 + ([Detection_performances.S12]-[Detection_performances.S19])^2 + ([Detection_performances.S13]-[Detection_performances.S19])^2 + ([Detection_performances.S14]-[Detection_performances.S19])^2 + ([Detection_performances.S15]-[Detection_performances.S19])^2 + ([Detection_performances.S16]-[Detection_performances.S19])^2 + ([Detection_performances.S17]-[Detection_performances.S19])^2 + ([Detection_performances.S18]-[Detection_performances.S19])^2) / 15" office:value-type="percentage" office:value="0.00604429164269658" calcext:value-type="percentage">
            <text:p>0,60%</text:p>
          </table:table-cell>
          <table:table-cell table:style-name="ce3" table:formula="of:=(([Detection_performances.T4]-[Detection_performances.T19])^2 + ([Detection_performances.T5]-[Detection_performances.T19])^2 + ([Detection_performances.T6]-[Detection_performances.T19])^2 + ([Detection_performances.T7]-[Detection_performances.T19])^2 + ([Detection_performances.T8]-[Detection_performances.T19])^2 + ([Detection_performances.T9]-[Detection_performances.T19])^2 + ([Detection_performances.T10]-[Detection_performances.T19])^2 + ([Detection_performances.T11]-[Detection_performances.T19])^2 + ([Detection_performances.T12]-[Detection_performances.T19])^2 + ([Detection_performances.T13]-[Detection_performances.T19])^2 + ([Detection_performances.T14]-[Detection_performances.T19])^2 + ([Detection_performances.T15]-[Detection_performances.T19])^2 + ([Detection_performances.T16]-[Detection_performances.T19])^2 + ([Detection_performances.T17]-[Detection_performances.T19])^2 + ([Detection_performances.T18]-[Detection_performances.T19])^2) / 15" office:value-type="percentage" office:value="0.00798465711632889" calcext:value-type="percentage">
            <text:p>0,80%</text:p>
          </table:table-cell>
          <table:table-cell table:style-name="ce3" table:formula="of:=(([Detection_performances.U4]-[Detection_performances.U19])^2 + ([Detection_performances.U5]-[Detection_performances.U19])^2 + ([Detection_performances.U6]-[Detection_performances.U19])^2 + ([Detection_performances.U7]-[Detection_performances.U19])^2 + ([Detection_performances.U8]-[Detection_performances.U19])^2 + ([Detection_performances.U9]-[Detection_performances.U19])^2 + ([Detection_performances.U10]-[Detection_performances.U19])^2 + ([Detection_performances.U11]-[Detection_performances.U19])^2 + ([Detection_performances.U12]-[Detection_performances.U19])^2 + ([Detection_performances.U13]-[Detection_performances.U19])^2 + ([Detection_performances.U14]-[Detection_performances.U19])^2 + ([Detection_performances.U15]-[Detection_performances.U19])^2 + ([Detection_performances.U16]-[Detection_performances.U19])^2 + ([Detection_performances.U17]-[Detection_performances.U19])^2 + ([Detection_performances.U18]-[Detection_performances.U19])^2) / 15" office:value-type="percentage" office:value="0.00421788197989334" calcext:value-type="percentage">
            <text:p>0,42%</text:p>
          </table:table-cell>
          <table:table-cell table:formula="of:=(([Detection_performances.V4]-[Detection_performances.V19])^2 + ([Detection_performances.V5]-[Detection_performances.V19])^2 + ([Detection_performances.V6]-[Detection_performances.V19])^2 + ([Detection_performances.V7]-[Detection_performances.V19])^2 + ([Detection_performances.V8]-[Detection_performances.V19])^2 + ([Detection_performances.V9]-[Detection_performances.V19])^2 + ([Detection_performances.V10]-[Detection_performances.V19])^2 + ([Detection_performances.V11]-[Detection_performances.V19])^2 + ([Detection_performances.V12]-[Detection_performances.V19])^2 + ([Detection_performances.V13]-[Detection_performances.V19])^2 + ([Detection_performances.V14]-[Detection_performances.V19])^2 + ([Detection_performances.V15]-[Detection_performances.V19])^2 + ([Detection_performances.V16]-[Detection_performances.V19])^2 + ([Detection_performances.V17]-[Detection_performances.V19])^2 + ([Detection_performances.V18]-[Detection_performances.V19])^2) / 15" office:value-type="percentage" office:value="0.00807429198429333" calcext:value-type="percentage">
            <text:p>0,81%</text:p>
          </table:table-cell>
          <table:table-cell table:formula="of:=(([Detection_performances.W4]-[Detection_performances.W19])^2 + ([Detection_performances.W5]-[Detection_performances.W19])^2 + ([Detection_performances.W6]-[Detection_performances.W19])^2 + ([Detection_performances.W7]-[Detection_performances.W19])^2 + ([Detection_performances.W8]-[Detection_performances.W19])^2 + ([Detection_performances.W9]-[Detection_performances.W19])^2 + ([Detection_performances.W10]-[Detection_performances.W19])^2 + ([Detection_performances.W11]-[Detection_performances.W19])^2 + ([Detection_performances.W12]-[Detection_performances.W19])^2 + ([Detection_performances.W13]-[Detection_performances.W19])^2 + ([Detection_performances.W14]-[Detection_performances.W19])^2 + ([Detection_performances.W15]-[Detection_performances.W19])^2 + ([Detection_performances.W16]-[Detection_performances.W19])^2 + ([Detection_performances.W17]-[Detection_performances.W19])^2 + ([Detection_performances.W18]-[Detection_performances.W19])^2) / 15" office:value-type="percentage" office:value="0.00494627971734422" calcext:value-type="percentage">
            <text:p>0,49%</text:p>
          </table:table-cell>
          <table:table-cell table:style-name="ce3" table:formula="of:=(([Detection_performances.X4]-[Detection_performances.X19])^2 + ([Detection_performances.X5]-[Detection_performances.X19])^2 + ([Detection_performances.X6]-[Detection_performances.X19])^2 + ([Detection_performances.X7]-[Detection_performances.X19])^2 + ([Detection_performances.X8]-[Detection_performances.X19])^2 + ([Detection_performances.X9]-[Detection_performances.X19])^2 + ([Detection_performances.X10]-[Detection_performances.X19])^2 + ([Detection_performances.X11]-[Detection_performances.X19])^2 + ([Detection_performances.X12]-[Detection_performances.X19])^2 + ([Detection_performances.X13]-[Detection_performances.X19])^2 + ([Detection_performances.X14]-[Detection_performances.X19])^2 + ([Detection_performances.X15]-[Detection_performances.X19])^2 + ([Detection_performances.X16]-[Detection_performances.X19])^2 + ([Detection_performances.X17]-[Detection_performances.X19])^2 + ([Detection_performances.X18]-[Detection_performances.X19])^2) / 15" office:value-type="percentage" office:value="0.00804145160526222" calcext:value-type="percentage">
            <text:p>0,80%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3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Detection type</text:p>
          </table:table-cell>
          <table:table-cell office:value-type="string" calcext:value-type="string">
            <text:p>Classification precision</text:p>
          </table:table-cell>
          <table:table-cell office:value-type="string" calcext:value-type="string">
            <text:p>Classification recall</text:p>
          </table:table-cell>
          <table:table-cell office:value-type="string" calcext:value-type="string">
            <text:p>Classification type 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NMS </text:p>
          </table:table-cell>
          <table:table-cell office:value-type="string" calcext:value-type="string">
            <text:p>precision after NMS</text:p>
          </table:table-cell>
          <table:table-cell office:value-type="string" calcext:value-type="string">
            <text:p>recall after NMS</text:p>
          </table:table-cell>
          <table:table-cell office:value-type="string" calcext:value-type="string">
            <text:p>F1 after NMS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color)</text:p>
          </table:table-cell>
          <table:table-cell office:value-type="string" calcext:value-type="string">
            <text:p>recall after tracking (color)</text:p>
          </table:table-cell>
          <table:table-cell office:value-type="string" calcext:value-type="string">
            <text:p>F1 after tracking (color)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KCF)</text:p>
          </table:table-cell>
          <table:table-cell office:value-type="string" calcext:value-type="string">
            <text:p>recall after tracking (KCF)</text:p>
          </table:table-cell>
          <table:table-cell office:value-type="string" calcext:value-type="string">
            <text:p>F1 after tracking (KCF)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average detection time / video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38387" calcext:value-type="percentage">
            <text:p>63,84%</text:p>
          </table:table-cell>
          <table:table-cell table:style-name="ce3" office:value-type="percentage" office:value="0.746205" calcext:value-type="percentage">
            <text:p>74,62%</text:p>
          </table:table-cell>
          <table:table-cell table:style-name="ce3" table:formula="of:=2*[Detection_performances.G23]*[Detection_performances.H23]/([Detection_performances.G23]+[Detection_performances.H23])" office:value-type="percentage" office:value="0.688098113140911" calcext:value-type="percentage">
            <text:p>68,8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14244" calcext:value-type="percentage">
            <text:p>41,4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46517" calcext:value-type="percentage">
            <text:p>84,65%</text:p>
          </table:table-cell>
          <table:table-cell table:style-name="ce3" office:value-type="percentage" office:value="0.276141" calcext:value-type="percentage">
            <text:p>27,61%</text:p>
          </table:table-cell>
          <table:table-cell table:style-name="ce3" table:formula="of:=2*[Detection_performances.M23]*[Detection_performances.N23]/([Detection_performances.M23]+[Detection_performances.N23])" office:value-type="percentage" office:value="0.416436797131451" calcext:value-type="percentage">
            <text:p>41,64%</text:p>
          </table:table-cell>
          <table:table-cell table:style-name="ce3" office:value-type="percentage" office:value="0.27642" calcext:value-type="percentage">
            <text:p>27,64%</text:p>
          </table:table-cell>
          <table:table-cell table:style-name="ce3" office:value-type="percentage" office:value="0.905865" calcext:value-type="percentage">
            <text:p>90,59%</text:p>
          </table:table-cell>
          <table:table-cell table:style-name="ce3" office:value-type="percentage" office:value="0.474943" calcext:value-type="percentage">
            <text:p>47,49%</text:p>
          </table:table-cell>
          <table:table-cell table:style-name="ce3" table:formula="of:=2*[Detection_performances.Q23]*[Detection_performances.R23]/([Detection_performances.Q23]+[Detection_performances.R23])" office:value-type="percentage" office:value="0.623163018602152" calcext:value-type="percentage">
            <text:p>62,32%</text:p>
          </table:table-cell>
          <table:table-cell table:style-name="ce3" office:value-type="percentage" office:value="0.467565" calcext:value-type="percentage">
            <text:p>46,76%</text:p>
          </table:table-cell>
          <table:table-cell table:style-name="ce3" office:value-type="percentage" office:value="0.83901" calcext:value-type="percentage">
            <text:p>83,90%</text:p>
          </table:table-cell>
          <table:table-cell office:value-type="percentage" office:value="0.524572" calcext:value-type="percentage">
            <text:p>52,46%</text:p>
          </table:table-cell>
          <table:table-cell table:formula="of:=2*[Detection_performances.U23]*[Detection_performances.V23]/([Detection_performances.U23]+[Detection_performances.V23])" office:value-type="percentage" office:value="0.645536760854866" calcext:value-type="percentage">
            <text:p>64,55%</text:p>
          </table:table-cell>
          <table:table-cell table:style-name="ce3" office:value-type="percentage" office:value="0.497209" calcext:value-type="percentage">
            <text:p>49,72%</text:p>
          </table:table-cell>
          <table:table-cell office:value-type="string" calcext:value-type="string">
            <text:p>44,47 se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70442" calcext:value-type="percentage">
            <text:p>67,04%</text:p>
          </table:table-cell>
          <table:table-cell table:style-name="ce3" office:value-type="percentage" office:value="0.767284" calcext:value-type="percentage">
            <text:p>76,73%</text:p>
          </table:table-cell>
          <table:table-cell table:style-name="ce3" table:formula="of:=2*[Detection_performances.G24]*[Detection_performances.H24]/([Detection_performances.G24]+[Detection_performances.H24])" office:value-type="percentage" office:value="0.715601469999151" calcext:value-type="percentage">
            <text:p>71,5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37073" calcext:value-type="percentage">
            <text:p>43,7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60806" calcext:value-type="percentage">
            <text:p>86,08%</text:p>
          </table:table-cell>
          <table:table-cell table:style-name="ce3" office:value-type="percentage" office:value="0.301025" calcext:value-type="percentage">
            <text:p>30,10%</text:p>
          </table:table-cell>
          <table:table-cell table:style-name="ce3" table:formula="of:=2*[Detection_performances.M24]*[Detection_performances.N24]/([Detection_performances.M24]+[Detection_performances.N24])" office:value-type="percentage" office:value="0.446061649499798" calcext:value-type="percentage">
            <text:p>44,61%</text:p>
          </table:table-cell>
          <table:table-cell table:style-name="ce3" office:value-type="percentage" office:value="0.301621" calcext:value-type="percentage">
            <text:p>30,16%</text:p>
          </table:table-cell>
          <table:table-cell table:style-name="ce3" office:value-type="percentage" office:value="0.927122" calcext:value-type="percentage">
            <text:p>92,71%</text:p>
          </table:table-cell>
          <table:table-cell table:style-name="ce3" office:value-type="percentage" office:value="0.510023" calcext:value-type="percentage">
            <text:p>51,00%</text:p>
          </table:table-cell>
          <table:table-cell table:style-name="ce3" table:formula="of:=2*[Detection_performances.Q24]*[Detection_performances.R24]/([Detection_performances.Q24]+[Detection_performances.R24])" office:value-type="percentage" office:value="0.658045700059493" calcext:value-type="percentage">
            <text:p>65,80%</text:p>
          </table:table-cell>
          <table:table-cell table:style-name="ce3" office:value-type="percentage" office:value="0.494241" calcext:value-type="percentage">
            <text:p>49,42%</text:p>
          </table:table-cell>
          <table:table-cell table:style-name="ce3" office:value-type="percentage" office:value="0.745414" calcext:value-type="percentage">
            <text:p>74,54%</text:p>
          </table:table-cell>
          <table:table-cell office:value-type="percentage" office:value="0.555394" calcext:value-type="percentage">
            <text:p>55,54%</text:p>
          </table:table-cell>
          <table:table-cell table:formula="of:=2*[Detection_performances.U24]*[Detection_performances.V24]/([Detection_performances.U24]+[Detection_performances.V24])" office:value-type="percentage" office:value="0.636525087662437" calcext:value-type="percentage">
            <text:p>63,65%</text:p>
          </table:table-cell>
          <table:table-cell table:style-name="ce3" office:value-type="percentage" office:value="0.542022" calcext:value-type="percentage">
            <text:p>54,2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63144" calcext:value-type="percentage">
            <text:p>66,31%</text:p>
          </table:table-cell>
          <table:table-cell table:style-name="ce3" office:value-type="percentage" office:value="0.763908" calcext:value-type="percentage">
            <text:p>76,39%</text:p>
          </table:table-cell>
          <table:table-cell table:style-name="ce3" table:formula="of:=2*[Detection_performances.G25]*[Detection_performances.H25]/([Detection_performances.G25]+[Detection_performances.H25])" office:value-type="percentage" office:value="0.709968531983418" calcext:value-type="percentage">
            <text:p>71,0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27269" calcext:value-type="percentage">
            <text:p>42,7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40198" calcext:value-type="percentage">
            <text:p>84,02%</text:p>
          </table:table-cell>
          <table:table-cell table:style-name="ce3" office:value-type="percentage" office:value="0.303571" calcext:value-type="percentage">
            <text:p>30,36%</text:p>
          </table:table-cell>
          <table:table-cell table:style-name="ce3" table:formula="of:=2*[Detection_performances.M25]*[Detection_performances.N25]/([Detection_performances.M25]+[Detection_performances.N25])" office:value-type="percentage" office:value="0.445998706133844" calcext:value-type="percentage">
            <text:p>44,60%</text:p>
          </table:table-cell>
          <table:table-cell table:style-name="ce3" office:value-type="percentage" office:value="0.3044" calcext:value-type="percentage">
            <text:p>30,44%</text:p>
          </table:table-cell>
          <table:table-cell table:style-name="ce3" office:value-type="percentage" office:value="0.904717" calcext:value-type="percentage">
            <text:p>90,47%</text:p>
          </table:table-cell>
          <table:table-cell table:style-name="ce3" office:value-type="percentage" office:value="0.554442" calcext:value-type="percentage">
            <text:p>55,44%</text:p>
          </table:table-cell>
          <table:table-cell table:style-name="ce3" table:formula="of:=2*[Detection_performances.Q25]*[Detection_performances.R25]/([Detection_performances.Q25]+[Detection_performances.R25])" office:value-type="percentage" office:value="0.687537277176785" calcext:value-type="percentage">
            <text:p>68,75%</text:p>
          </table:table-cell>
          <table:table-cell table:style-name="ce3" office:value-type="percentage" office:value="0.541815" calcext:value-type="percentage">
            <text:p>54,18%</text:p>
          </table:table-cell>
          <table:table-cell table:style-name="ce3" office:value-type="percentage" office:value="0.831146" calcext:value-type="percentage">
            <text:p>83,11%</text:p>
          </table:table-cell>
          <table:table-cell office:value-type="percentage" office:value="0.588638" calcext:value-type="percentage">
            <text:p>58,86%</text:p>
          </table:table-cell>
          <table:table-cell table:formula="of:=2*[Detection_performances.U25]*[Detection_performances.V25]/([Detection_performances.U25]+[Detection_performances.V25])" office:value-type="percentage" office:value="0.68918105732703" calcext:value-type="percentage">
            <text:p>68,92%</text:p>
          </table:table-cell>
          <table:table-cell table:style-name="ce3" office:value-type="percentage" office:value="0.535077" calcext:value-type="percentage">
            <text:p>53,51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49993" calcext:value-type="percentage">
            <text:p>65,00%</text:p>
          </table:table-cell>
          <table:table-cell table:style-name="ce3" office:value-type="percentage" office:value="0.737792" calcext:value-type="percentage">
            <text:p>73,78%</text:p>
          </table:table-cell>
          <table:table-cell table:style-name="ce3" table:formula="of:=2*[Detection_performances.G26]*[Detection_performances.H26]/([Detection_performances.G26]+[Detection_performances.H26])" office:value-type="percentage" office:value="0.691115173396455" calcext:value-type="percentage">
            <text:p>69,1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05517" calcext:value-type="percentage">
            <text:p>40,5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13758" calcext:value-type="percentage">
            <text:p>81,38%</text:p>
          </table:table-cell>
          <table:table-cell table:style-name="ce3" office:value-type="percentage" office:value="0.273086" calcext:value-type="percentage">
            <text:p>27,31%</text:p>
          </table:table-cell>
          <table:table-cell table:style-name="ce3" table:formula="of:=2*[Detection_performances.M26]*[Detection_performances.N26]/([Detection_performances.M26]+[Detection_performances.N26])" office:value-type="percentage" office:value="0.408938020889843" calcext:value-type="percentage">
            <text:p>40,89%</text:p>
          </table:table-cell>
          <table:table-cell table:style-name="ce3" office:value-type="percentage" office:value="0.273222" calcext:value-type="percentage">
            <text:p>27,32%</text:p>
          </table:table-cell>
          <table:table-cell table:style-name="ce3" office:value-type="percentage" office:value="0.902884" calcext:value-type="percentage">
            <text:p>90,29%</text:p>
          </table:table-cell>
          <table:table-cell table:style-name="ce3" office:value-type="percentage" office:value="0.502583" calcext:value-type="percentage">
            <text:p>50,26%</text:p>
          </table:table-cell>
          <table:table-cell table:style-name="ce3" table:formula="of:=2*[Detection_performances.Q26]*[Detection_performances.R26]/([Detection_performances.Q26]+[Detection_performances.R26])" office:value-type="percentage" office:value="0.645727220022953" calcext:value-type="percentage">
            <text:p>64,57%</text:p>
          </table:table-cell>
          <table:table-cell table:style-name="ce3" office:value-type="percentage" office:value="0.494089" calcext:value-type="percentage">
            <text:p>49,41%</text:p>
          </table:table-cell>
          <table:table-cell table:style-name="ce3" office:value-type="percentage" office:value="0.746686" calcext:value-type="percentage">
            <text:p>74,67%</text:p>
          </table:table-cell>
          <table:table-cell office:value-type="percentage" office:value="0.475151" calcext:value-type="percentage">
            <text:p>47,52%</text:p>
          </table:table-cell>
          <table:table-cell table:formula="of:=2*[Detection_performances.U26]*[Detection_performances.V26]/([Detection_performances.U26]+[Detection_performances.V26])" office:value-type="percentage" office:value="0.580746203603263" calcext:value-type="percentage">
            <text:p>58,07%</text:p>
          </table:table-cell>
          <table:table-cell table:style-name="ce3" office:value-type="percentage" office:value="0.462939" calcext:value-type="percentage">
            <text:p>46,29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5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43168" calcext:value-type="percentage">
            <text:p>64,32%</text:p>
          </table:table-cell>
          <table:table-cell table:style-name="ce3" office:value-type="percentage" office:value="0.750181" calcext:value-type="percentage">
            <text:p>75,02%</text:p>
          </table:table-cell>
          <table:table-cell table:style-name="ce3" table:formula="of:=2*[Detection_performances.G27]*[Detection_performances.H27]/([Detection_performances.G27]+[Detection_performances.H27])" office:value-type="percentage" office:value="0.692565054997707" calcext:value-type="percentage">
            <text:p>69,2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26063" calcext:value-type="percentage">
            <text:p>42,6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43232" calcext:value-type="percentage">
            <text:p>84,32%</text:p>
          </table:table-cell>
          <table:table-cell table:style-name="ce3" office:value-type="percentage" office:value="0.291474" calcext:value-type="percentage">
            <text:p>29,15%</text:p>
          </table:table-cell>
          <table:table-cell table:style-name="ce3" table:formula="of:=2*[Detection_performances.M27]*[Detection_performances.N27]/([Detection_performances.M27]+[Detection_performances.N27])" office:value-type="percentage" office:value="0.433205083903672" calcext:value-type="percentage">
            <text:p>43,32%</text:p>
          </table:table-cell>
          <table:table-cell table:style-name="ce3" office:value-type="percentage" office:value="0.291867" calcext:value-type="percentage">
            <text:p>29,19%</text:p>
          </table:table-cell>
          <table:table-cell table:style-name="ce3" office:value-type="percentage" office:value="0.903301" calcext:value-type="percentage">
            <text:p>90,33%</text:p>
          </table:table-cell>
          <table:table-cell table:style-name="ce3" office:value-type="percentage" office:value="0.4822" calcext:value-type="percentage">
            <text:p>48,22%</text:p>
          </table:table-cell>
          <table:table-cell table:style-name="ce3" table:formula="of:=2*[Detection_performances.Q27]*[Detection_performances.R27]/([Detection_performances.Q27]+[Detection_performances.R27])" office:value-type="percentage" office:value="0.62875702319955" calcext:value-type="percentage">
            <text:p>62,88%</text:p>
          </table:table-cell>
          <table:table-cell table:style-name="ce3" office:value-type="percentage" office:value="0.462292" calcext:value-type="percentage">
            <text:p>46,23%</text:p>
          </table:table-cell>
          <table:table-cell table:style-name="ce3" office:value-type="percentage" office:value="0.830484" calcext:value-type="percentage">
            <text:p>83,05%</text:p>
          </table:table-cell>
          <table:table-cell office:value-type="percentage" office:value="0.508697" calcext:value-type="percentage">
            <text:p>50,87%</text:p>
          </table:table-cell>
          <table:table-cell table:formula="of:=2*[Detection_performances.U27]*[Detection_performances.V27]/([Detection_performances.U27]+[Detection_performances.V27])" office:value-type="percentage" office:value="0.63092997787155" calcext:value-type="percentage">
            <text:p>63,09%</text:p>
          </table:table-cell>
          <table:table-cell table:style-name="ce3" office:value-type="percentage" office:value="0.488355" calcext:value-type="percentage">
            <text:p>48,8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6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65632" calcext:value-type="percentage">
            <text:p>66,56%</text:p>
          </table:table-cell>
          <table:table-cell table:style-name="ce3" office:value-type="percentage" office:value="0.63215" calcext:value-type="percentage">
            <text:p>63,22%</text:p>
          </table:table-cell>
          <table:table-cell table:style-name="ce3" table:formula="of:=2*[Detection_performances.G28]*[Detection_performances.H28]/([Detection_performances.G28]+[Detection_performances.H28])" office:value-type="percentage" office:value="0.648459092205008" calcext:value-type="percentage">
            <text:p>64,8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97857" calcext:value-type="percentage">
            <text:p>29,7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13061" calcext:value-type="percentage">
            <text:p>81,31%</text:p>
          </table:table-cell>
          <table:table-cell table:style-name="ce3" office:value-type="percentage" office:value="0.195423" calcext:value-type="percentage">
            <text:p>19,54%</text:p>
          </table:table-cell>
          <table:table-cell table:style-name="ce3" table:formula="of:=2*[Detection_performances.M28]*[Detection_performances.N28]/([Detection_performances.M28]+[Detection_performances.N28])" office:value-type="percentage" office:value="0.315108261118669" calcext:value-type="percentage">
            <text:p>31,51%</text:p>
          </table:table-cell>
          <table:table-cell table:style-name="ce3" office:value-type="percentage" office:value="0.196097" calcext:value-type="percentage">
            <text:p>19,61%</text:p>
          </table:table-cell>
          <table:table-cell table:style-name="ce3" office:value-type="percentage" office:value="0.909289" calcext:value-type="percentage">
            <text:p>90,93%</text:p>
          </table:table-cell>
          <table:table-cell table:style-name="ce3" office:value-type="percentage" office:value="0.472851" calcext:value-type="percentage">
            <text:p>47,29%</text:p>
          </table:table-cell>
          <table:table-cell table:style-name="ce3" table:formula="of:=2*[Detection_performances.Q28]*[Detection_performances.R28]/([Detection_performances.Q28]+[Detection_performances.R28])" office:value-type="percentage" office:value="0.622163041282359" calcext:value-type="percentage">
            <text:p>62,22%</text:p>
          </table:table-cell>
          <table:table-cell table:style-name="ce3" office:value-type="percentage" office:value="0.442117" calcext:value-type="percentage">
            <text:p>44,21%</text:p>
          </table:table-cell>
          <table:table-cell table:style-name="ce3" office:value-type="percentage" office:value="0.785851" calcext:value-type="percentage">
            <text:p>78,59%</text:p>
          </table:table-cell>
          <table:table-cell office:value-type="percentage" office:value="0.379852" calcext:value-type="percentage">
            <text:p>37,99%</text:p>
          </table:table-cell>
          <table:table-cell table:formula="of:=2*[Detection_performances.U28]*[Detection_performances.V28]/([Detection_performances.U28]+[Detection_performances.V28])" office:value-type="percentage" office:value="0.512149448104706" calcext:value-type="percentage">
            <text:p>51,21%</text:p>
          </table:table-cell>
          <table:table-cell table:style-name="ce3" office:value-type="percentage" office:value="0.357357" calcext:value-type="percentage">
            <text:p>35,7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63991" calcext:value-type="percentage">
            <text:p>66,40%</text:p>
          </table:table-cell>
          <table:table-cell table:style-name="ce3" office:value-type="percentage" office:value="0.6849" calcext:value-type="percentage">
            <text:p>68,49%</text:p>
          </table:table-cell>
          <table:table-cell table:style-name="ce3" table:formula="of:=2*[Detection_performances.G29]*[Detection_performances.H29]/([Detection_performances.G29]+[Detection_performances.H29])" office:value-type="percentage" office:value="0.674283446030851" calcext:value-type="percentage">
            <text:p>67,4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34206" calcext:value-type="percentage">
            <text:p>33,4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17992" calcext:value-type="percentage">
            <text:p>81,80%</text:p>
          </table:table-cell>
          <table:table-cell table:style-name="ce3" office:value-type="percentage" office:value="0.215516" calcext:value-type="percentage">
            <text:p>21,55%</text:p>
          </table:table-cell>
          <table:table-cell table:style-name="ce3" table:formula="of:=2*[Detection_performances.M29]*[Detection_performances.N29]/([Detection_performances.M29]+[Detection_performances.N29])" office:value-type="percentage" office:value="0.341149490612554" calcext:value-type="percentage">
            <text:p>34,11%</text:p>
          </table:table-cell>
          <table:table-cell table:style-name="ce3" office:value-type="percentage" office:value="0.215732" calcext:value-type="percentage">
            <text:p>21,57%</text:p>
          </table:table-cell>
          <table:table-cell table:style-name="ce3" office:value-type="percentage" office:value="0.844812" calcext:value-type="percentage">
            <text:p>84,48%</text:p>
          </table:table-cell>
          <table:table-cell table:style-name="ce3" office:value-type="percentage" office:value="0.379642" calcext:value-type="percentage">
            <text:p>37,96%</text:p>
          </table:table-cell>
          <table:table-cell table:style-name="ce3" table:formula="of:=2*[Detection_performances.Q29]*[Detection_performances.R29]/([Detection_performances.Q29]+[Detection_performances.R29])" office:value-type="percentage" office:value="0.523867972670268" calcext:value-type="percentage">
            <text:p>52,39%</text:p>
          </table:table-cell>
          <table:table-cell table:style-name="ce3" office:value-type="percentage" office:value="0.378702" calcext:value-type="percentage">
            <text:p>37,87%</text:p>
          </table:table-cell>
          <table:table-cell table:style-name="ce3" office:value-type="percentage" office:value="0.76678" calcext:value-type="percentage">
            <text:p>76,68%</text:p>
          </table:table-cell>
          <table:table-cell office:value-type="percentage" office:value="0.441273" calcext:value-type="percentage">
            <text:p>44,13%</text:p>
          </table:table-cell>
          <table:table-cell table:formula="of:=2*[Detection_performances.U29]*[Detection_performances.V29]/([Detection_performances.U29]+[Detection_performances.V29])" office:value-type="percentage" office:value="0.560172957544081" calcext:value-type="percentage">
            <text:p>56,02%</text:p>
          </table:table-cell>
          <table:table-cell table:style-name="ce3" office:value-type="percentage" office:value="0.412178" calcext:value-type="percentage">
            <text:p>41,22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55492" calcext:value-type="percentage">
            <text:p>65,55%</text:p>
          </table:table-cell>
          <table:table-cell table:style-name="ce3" office:value-type="percentage" office:value="0.707905" calcext:value-type="percentage">
            <text:p>70,79%</text:p>
          </table:table-cell>
          <table:table-cell table:style-name="ce3" table:formula="of:=2*[Detection_performances.G30]*[Detection_performances.H30]/([Detection_performances.G30]+[Detection_performances.H30])" office:value-type="percentage" office:value="0.680691044882745" calcext:value-type="percentage">
            <text:p>68,0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64797" calcext:value-type="percentage">
            <text:p>36,4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26176" calcext:value-type="percentage">
            <text:p>82,62%</text:p>
          </table:table-cell>
          <table:table-cell table:style-name="ce3" office:value-type="percentage" office:value="0.245779" calcext:value-type="percentage">
            <text:p>24,58%</text:p>
          </table:table-cell>
          <table:table-cell table:style-name="ce3" table:formula="of:=2*[Detection_performances.M30]*[Detection_performances.N30]/([Detection_performances.M30]+[Detection_performances.N30])" office:value-type="percentage" office:value="0.378853050928444" calcext:value-type="percentage">
            <text:p>37,89%</text:p>
          </table:table-cell>
          <table:table-cell table:style-name="ce3" office:value-type="percentage" office:value="0.246238" calcext:value-type="percentage">
            <text:p>24,62%</text:p>
          </table:table-cell>
          <table:table-cell table:style-name="ce3" office:value-type="percentage" office:value="0.925329" calcext:value-type="percentage">
            <text:p>92,53%</text:p>
          </table:table-cell>
          <table:table-cell table:style-name="ce3" office:value-type="percentage" office:value="0.456595" calcext:value-type="percentage">
            <text:p>45,66%</text:p>
          </table:table-cell>
          <table:table-cell table:style-name="ce3" table:formula="of:=2*[Detection_performances.Q30]*[Detection_performances.R30]/([Detection_performances.Q30]+[Detection_performances.R30])" office:value-type="percentage" office:value="0.611467193210336" calcext:value-type="percentage">
            <text:p>61,15%</text:p>
          </table:table-cell>
          <table:table-cell table:style-name="ce3" office:value-type="percentage" office:value="0.43958" calcext:value-type="percentage">
            <text:p>43,96%</text:p>
          </table:table-cell>
          <table:table-cell table:style-name="ce3" office:value-type="percentage" office:value="0.801082" calcext:value-type="percentage">
            <text:p>80,11%</text:p>
          </table:table-cell>
          <table:table-cell office:value-type="percentage" office:value="0.451955" calcext:value-type="percentage">
            <text:p>45,20%</text:p>
          </table:table-cell>
          <table:table-cell table:formula="of:=2*[Detection_performances.U30]*[Detection_performances.V30]/([Detection_performances.U30]+[Detection_performances.V30])" office:value-type="percentage" office:value="0.577880805291464" calcext:value-type="percentage">
            <text:p>57,79%</text:p>
          </table:table-cell>
          <table:table-cell table:style-name="ce3" office:value-type="percentage" office:value="0.426965" calcext:value-type="percentage">
            <text:p>42,7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09176" calcext:value-type="percentage">
            <text:p>70,92%</text:p>
          </table:table-cell>
          <table:table-cell table:style-name="ce3" office:value-type="percentage" office:value="0.395012" calcext:value-type="percentage">
            <text:p>39,50%</text:p>
          </table:table-cell>
          <table:table-cell table:style-name="ce3" table:formula="of:=2*[Detection_performances.G31]*[Detection_performances.H31]/([Detection_performances.G31]+[Detection_performances.H31])" office:value-type="percentage" office:value="0.507400968153974" calcext:value-type="percentage">
            <text:p>50,7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177442" calcext:value-type="percentage">
            <text:p>17,7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36505" calcext:value-type="percentage">
            <text:p>83,65%</text:p>
          </table:table-cell>
          <table:table-cell table:style-name="ce3" office:value-type="percentage" office:value="0.0959611" calcext:value-type="percentage">
            <text:p>9,60%</text:p>
          </table:table-cell>
          <table:table-cell table:style-name="ce3" table:formula="of:=2*[Detection_performances.M31]*[Detection_performances.N31]/([Detection_performances.M31]+[Detection_performances.N31])" office:value-type="percentage" office:value="0.172171277766559" calcext:value-type="percentage">
            <text:p>17,22%</text:p>
          </table:table-cell>
          <table:table-cell table:style-name="ce3" office:value-type="percentage" office:value="0.0994464" calcext:value-type="percentage">
            <text:p>9,94%</text:p>
          </table:table-cell>
          <table:table-cell table:style-name="ce3" office:value-type="percentage" office:value="0.92704" calcext:value-type="percentage">
            <text:p>92,70%</text:p>
          </table:table-cell>
          <table:table-cell table:style-name="ce3" office:value-type="percentage" office:value="0.303707" calcext:value-type="percentage">
            <text:p>30,37%</text:p>
          </table:table-cell>
          <table:table-cell table:style-name="ce3" table:formula="of:=2*[Detection_performances.Q31]*[Detection_performances.R31]/([Detection_performances.Q31]+[Detection_performances.R31])" office:value-type="percentage" office:value="0.457524637118758" calcext:value-type="percentage">
            <text:p>45,75%</text:p>
          </table:table-cell>
          <table:table-cell table:style-name="ce3" office:value-type="percentage" office:value="0.294484" calcext:value-type="percentage">
            <text:p>29,45%</text:p>
          </table:table-cell>
          <table:table-cell table:style-name="ce3" office:value-type="percentage" office:value="0.827802" calcext:value-type="percentage">
            <text:p>82,78%</text:p>
          </table:table-cell>
          <table:table-cell office:value-type="percentage" office:value="0.295609" calcext:value-type="percentage">
            <text:p>29,56%</text:p>
          </table:table-cell>
          <table:table-cell table:formula="of:=2*[Detection_performances.U31]*[Detection_performances.V31]/([Detection_performances.U31]+[Detection_performances.V31])" office:value-type="percentage" office:value="0.435647721836443" calcext:value-type="percentage">
            <text:p>43,56%</text:p>
          </table:table-cell>
          <table:table-cell table:style-name="ce3" office:value-type="percentage" office:value="0.283215" calcext:value-type="percentage">
            <text:p>28,32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2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77248" calcext:value-type="percentage">
            <text:p>77,72%</text:p>
          </table:table-cell>
          <table:table-cell table:style-name="ce3" office:value-type="percentage" office:value="0.492374" calcext:value-type="percentage">
            <text:p>49,24%</text:p>
          </table:table-cell>
          <table:table-cell table:style-name="ce3" table:formula="of:=2*[Detection_performances.G32]*[Detection_performances.H32]/([Detection_performances.G32]+[Detection_performances.H32])" office:value-type="percentage" office:value="0.602851410501708" calcext:value-type="percentage">
            <text:p>60,2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15688" calcext:value-type="percentage">
            <text:p>21,5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08775" calcext:value-type="percentage">
            <text:p>90,88%</text:p>
          </table:table-cell>
          <table:table-cell table:style-name="ce3" office:value-type="percentage" office:value="0.111561" calcext:value-type="percentage">
            <text:p>11,16%</text:p>
          </table:table-cell>
          <table:table-cell table:style-name="ce3" table:formula="of:=2*[Detection_performances.M32]*[Detection_performances.N32]/([Detection_performances.M32]+[Detection_performances.N32])" office:value-type="percentage" office:value="0.198726395569695" calcext:value-type="percentage">
            <text:p>19,87%</text:p>
          </table:table-cell>
          <table:table-cell table:style-name="ce3" office:value-type="percentage" office:value="0.115805" calcext:value-type="percentage">
            <text:p>11,58%</text:p>
          </table:table-cell>
          <table:table-cell table:style-name="ce3" office:value-type="percentage" office:value="0.936728" calcext:value-type="percentage">
            <text:p>93,67%</text:p>
          </table:table-cell>
          <table:table-cell table:style-name="ce3" office:value-type="percentage" office:value="0.31557" calcext:value-type="percentage">
            <text:p>31,56%</text:p>
          </table:table-cell>
          <table:table-cell table:style-name="ce3" table:formula="of:=2*[Detection_performances.Q32]*[Detection_performances.R32]/([Detection_performances.Q32]+[Detection_performances.R32])" office:value-type="percentage" office:value="0.472097304251863" calcext:value-type="percentage">
            <text:p>47,21%</text:p>
          </table:table-cell>
          <table:table-cell table:style-name="ce3" office:value-type="percentage" office:value="0.284259" calcext:value-type="percentage">
            <text:p>28,43%</text:p>
          </table:table-cell>
          <table:table-cell table:style-name="ce3" office:value-type="percentage" office:value="0.878648" calcext:value-type="percentage">
            <text:p>87,86%</text:p>
          </table:table-cell>
          <table:table-cell office:value-type="percentage" office:value="0.316936" calcext:value-type="percentage">
            <text:p>31,69%</text:p>
          </table:table-cell>
          <table:table-cell table:formula="of:=2*[Detection_performances.U32]*[Detection_performances.V32]/([Detection_performances.U32]+[Detection_performances.V32])" office:value-type="percentage" office:value="0.465839593918955" calcext:value-type="percentage">
            <text:p>46,58%</text:p>
          </table:table-cell>
          <table:table-cell table:style-name="ce3" office:value-type="percentage" office:value="0.30432" calcext:value-type="percentage">
            <text:p>30,43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03381" calcext:value-type="percentage">
            <text:p>70,34%</text:p>
          </table:table-cell>
          <table:table-cell table:style-name="ce3" office:value-type="percentage" office:value="0.514501" calcext:value-type="percentage">
            <text:p>51,45%</text:p>
          </table:table-cell>
          <table:table-cell table:style-name="ce3" table:formula="of:=2*[Detection_performances.G33]*[Detection_performances.H33]/([Detection_performances.G33]+[Detection_performances.H33])" office:value-type="percentage" office:value="0.594294402710607" calcext:value-type="percentage">
            <text:p>59,4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33362" calcext:value-type="percentage">
            <text:p>23,3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66995" calcext:value-type="percentage">
            <text:p>86,70%</text:p>
          </table:table-cell>
          <table:table-cell table:style-name="ce3" office:value-type="percentage" office:value="0.132061" calcext:value-type="percentage">
            <text:p>13,21%</text:p>
          </table:table-cell>
          <table:table-cell table:style-name="ce3" table:formula="of:=2*[Detection_performances.M33]*[Detection_performances.N33]/([Detection_performances.M33]+[Detection_performances.N33])" office:value-type="percentage" office:value="0.229208826522237" calcext:value-type="percentage">
            <text:p>22,92%</text:p>
          </table:table-cell>
          <table:table-cell table:style-name="ce3" office:value-type="percentage" office:value="0.13364" calcext:value-type="percentage">
            <text:p>13,36%</text:p>
          </table:table-cell>
          <table:table-cell table:style-name="ce3" office:value-type="percentage" office:value="0.923171" calcext:value-type="percentage">
            <text:p>92,32%</text:p>
          </table:table-cell>
          <table:table-cell table:style-name="ce3" office:value-type="percentage" office:value="0.31694" calcext:value-type="percentage">
            <text:p>31,69%</text:p>
          </table:table-cell>
          <table:table-cell table:style-name="ce3" table:formula="of:=2*[Detection_performances.Q33]*[Detection_performances.R33]/([Detection_performances.Q33]+[Detection_performances.R33])" office:value-type="percentage" office:value="0.471876818671877" calcext:value-type="percentage">
            <text:p>47,19%</text:p>
          </table:table-cell>
          <table:table-cell table:style-name="ce3" office:value-type="percentage" office:value="0.304515" calcext:value-type="percentage">
            <text:p>30,45%</text:p>
          </table:table-cell>
          <table:table-cell table:style-name="ce3" office:value-type="percentage" office:value="0.896506" calcext:value-type="percentage">
            <text:p>89,65%</text:p>
          </table:table-cell>
          <table:table-cell office:value-type="percentage" office:value="0.342261" calcext:value-type="percentage">
            <text:p>34,23%</text:p>
          </table:table-cell>
          <table:table-cell table:formula="of:=2*[Detection_performances.U33]*[Detection_performances.V33]/([Detection_performances.U33]+[Detection_performances.V33])" office:value-type="percentage" office:value="0.495394275220441" calcext:value-type="percentage">
            <text:p>49,54%</text:p>
          </table:table-cell>
          <table:table-cell table:style-name="ce3" office:value-type="percentage" office:value="0.308902" calcext:value-type="percentage">
            <text:p>30,89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4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78624" calcext:value-type="percentage">
            <text:p>67,86%</text:p>
          </table:table-cell>
          <table:table-cell table:style-name="ce3" office:value-type="percentage" office:value="0.464949" calcext:value-type="percentage">
            <text:p>46,49%</text:p>
          </table:table-cell>
          <table:table-cell table:style-name="ce3" table:formula="of:=2*[Detection_performances.G34]*[Detection_performances.H34]/([Detection_performances.G34]+[Detection_performances.H34])" office:value-type="percentage" office:value="0.551824064009906" calcext:value-type="percentage">
            <text:p>55,1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04167" calcext:value-type="percentage">
            <text:p>20,4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4451" calcext:value-type="percentage">
            <text:p>84,45%</text:p>
          </table:table-cell>
          <table:table-cell table:style-name="ce3" office:value-type="percentage" office:value="0.106624" calcext:value-type="percentage">
            <text:p>10,66%</text:p>
          </table:table-cell>
          <table:table-cell table:style-name="ce3" table:formula="of:=2*[Detection_performances.M34]*[Detection_performances.N34]/([Detection_performances.M34]+[Detection_performances.N34])" office:value-type="percentage" office:value="0.189342478010459" calcext:value-type="percentage">
            <text:p>18,93%</text:p>
          </table:table-cell>
          <table:table-cell table:style-name="ce3" office:value-type="percentage" office:value="0.106874" calcext:value-type="percentage">
            <text:p>10,69%</text:p>
          </table:table-cell>
          <table:table-cell table:style-name="ce3" office:value-type="percentage" office:value="0.916258" calcext:value-type="percentage">
            <text:p>91,63%</text:p>
          </table:table-cell>
          <table:table-cell table:style-name="ce3" office:value-type="percentage" office:value="0.252889" calcext:value-type="percentage">
            <text:p>25,29%</text:p>
          </table:table-cell>
          <table:table-cell table:style-name="ce3" table:formula="of:=2*[Detection_performances.Q34]*[Detection_performances.R34]/([Detection_performances.Q34]+[Detection_performances.R34])" office:value-type="percentage" office:value="0.396377135402135" calcext:value-type="percentage">
            <text:p>39,64%</text:p>
          </table:table-cell>
          <table:table-cell table:style-name="ce3" office:value-type="percentage" office:value="0.230304" calcext:value-type="percentage">
            <text:p>23,03%</text:p>
          </table:table-cell>
          <table:table-cell table:style-name="ce3" office:value-type="percentage" office:value="0.890024" calcext:value-type="percentage">
            <text:p>89,00%</text:p>
          </table:table-cell>
          <table:table-cell office:value-type="percentage" office:value="0.295167" calcext:value-type="percentage">
            <text:p>29,52%</text:p>
          </table:table-cell>
          <table:table-cell table:formula="of:=2*[Detection_performances.U34]*[Detection_performances.V34]/([Detection_performances.U34]+[Detection_performances.V34])" office:value-type="percentage" office:value="0.443313717380574" calcext:value-type="percentage">
            <text:p>44,33%</text:p>
          </table:table-cell>
          <table:table-cell table:style-name="ce3" office:value-type="percentage" office:value="0.264813" calcext:value-type="percentage">
            <text:p>26,48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5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44332" calcext:value-type="percentage">
            <text:p>64,43%</text:p>
          </table:table-cell>
          <table:table-cell table:style-name="ce3" office:value-type="percentage" office:value="0.426619" calcext:value-type="percentage">
            <text:p>42,66%</text:p>
          </table:table-cell>
          <table:table-cell table:style-name="ce3" table:formula="of:=2*[Detection_performances.G35]*[Detection_performances.H35]/([Detection_performances.G35]+[Detection_performances.H35])" office:value-type="percentage" office:value="0.513346126028175" calcext:value-type="percentage">
            <text:p>51,3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173659" calcext:value-type="percentage">
            <text:p>17,3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30714" calcext:value-type="percentage">
            <text:p>83,07%</text:p>
          </table:table-cell>
          <table:table-cell table:style-name="ce3" office:value-type="percentage" office:value="0.106103" calcext:value-type="percentage">
            <text:p>10,61%</text:p>
          </table:table-cell>
          <table:table-cell table:style-name="ce3" table:formula="of:=2*[Detection_performances.M35]*[Detection_performances.N35]/([Detection_performances.M35]+[Detection_performances.N35])" office:value-type="percentage" office:value="0.188171750815794" calcext:value-type="percentage">
            <text:p>18,82%</text:p>
          </table:table-cell>
          <table:table-cell table:style-name="ce3" office:value-type="percentage" office:value="0.106348" calcext:value-type="percentage">
            <text:p>10,63%</text:p>
          </table:table-cell>
          <table:table-cell table:style-name="ce3" office:value-type="percentage" office:value="0.906124" calcext:value-type="percentage">
            <text:p>90,61%</text:p>
          </table:table-cell>
          <table:table-cell table:style-name="ce3" office:value-type="percentage" office:value="0.315091" calcext:value-type="percentage">
            <text:p>31,51%</text:p>
          </table:table-cell>
          <table:table-cell table:style-name="ce3" table:formula="of:=2*[Detection_performances.Q35]*[Detection_performances.R35]/([Detection_performances.Q35]+[Detection_performances.R35])" office:value-type="percentage" office:value="0.467585998016729" calcext:value-type="percentage">
            <text:p>46,76%</text:p>
          </table:table-cell>
          <table:table-cell table:style-name="ce3" office:value-type="percentage" office:value="0.284894" calcext:value-type="percentage">
            <text:p>28,49%</text:p>
          </table:table-cell>
          <table:table-cell table:style-name="ce3" office:value-type="percentage" office:value="0.887651" calcext:value-type="percentage">
            <text:p>88,77%</text:p>
          </table:table-cell>
          <table:table-cell office:value-type="percentage" office:value="0.334998" calcext:value-type="percentage">
            <text:p>33,50%</text:p>
          </table:table-cell>
          <table:table-cell table:formula="of:=2*[Detection_performances.U35]*[Detection_performances.V35]/([Detection_performances.U35]+[Detection_performances.V35])" office:value-type="percentage" office:value="0.486421384547814" calcext:value-type="percentage">
            <text:p>48,64%</text:p>
          </table:table-cell>
          <table:table-cell table:style-name="ce3" office:value-type="percentage" office:value="0.307643" calcext:value-type="percentage">
            <text:p>30,76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6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39855" calcext:value-type="percentage">
            <text:p>73,99%</text:p>
          </table:table-cell>
          <table:table-cell table:style-name="ce3" office:value-type="percentage" office:value="0.493372" calcext:value-type="percentage">
            <text:p>49,34%</text:p>
          </table:table-cell>
          <table:table-cell table:style-name="ce3" table:formula="of:=2*[Detection_performances.G36]*[Detection_performances.H36]/([Detection_performances.G36]+[Detection_performances.H36])" office:value-type="percentage" office:value="0.591981429307013" calcext:value-type="percentage">
            <text:p>59,2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12495" calcext:value-type="percentage">
            <text:p>21,2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78571" calcext:value-type="percentage">
            <text:p>87,86%</text:p>
          </table:table-cell>
          <table:table-cell table:style-name="ce3" office:value-type="percentage" office:value="0.117132" calcext:value-type="percentage">
            <text:p>11,71%</text:p>
          </table:table-cell>
          <table:table-cell table:style-name="ce3" table:formula="of:=2*[Detection_performances.M36]*[Detection_performances.N36]/([Detection_performances.M36]+[Detection_performances.N36])" office:value-type="percentage" office:value="0.206705771443894" calcext:value-type="percentage">
            <text:p>20,67%</text:p>
          </table:table-cell>
          <table:table-cell table:style-name="ce3" office:value-type="percentage" office:value="0.11973" calcext:value-type="percentage">
            <text:p>11,97%</text:p>
          </table:table-cell>
          <table:table-cell table:style-name="ce3" office:value-type="percentage" office:value="0.953475" calcext:value-type="percentage">
            <text:p>95,35%</text:p>
          </table:table-cell>
          <table:table-cell table:style-name="ce3" office:value-type="percentage" office:value="0.306791" calcext:value-type="percentage">
            <text:p>30,68%</text:p>
          </table:table-cell>
          <table:table-cell table:style-name="ce3" table:formula="of:=2*[Detection_performances.Q36]*[Detection_performances.R36]/([Detection_performances.Q36]+[Detection_performances.R36])" office:value-type="percentage" office:value="0.464215568340334" calcext:value-type="percentage">
            <text:p>46,42%</text:p>
          </table:table-cell>
          <table:table-cell table:style-name="ce3" office:value-type="percentage" office:value="0.270129" calcext:value-type="percentage">
            <text:p>27,01%</text:p>
          </table:table-cell>
          <table:table-cell table:style-name="ce3" office:value-type="percentage" office:value="0.845571" calcext:value-type="percentage">
            <text:p>84,56%</text:p>
          </table:table-cell>
          <table:table-cell office:value-type="percentage" office:value="0.329577" calcext:value-type="percentage">
            <text:p>32,96%</text:p>
          </table:table-cell>
          <table:table-cell table:formula="of:=2*[Detection_performances.U36]*[Detection_performances.V36]/([Detection_performances.U36]+[Detection_performances.V36])" office:value-type="percentage" office:value="0.474290478249548" calcext:value-type="percentage">
            <text:p>47,43%</text:p>
          </table:table-cell>
          <table:table-cell table:style-name="ce3" office:value-type="percentage" office:value="0.288264" calcext:value-type="percentage">
            <text:p>28,83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95889" calcext:value-type="percentage">
            <text:p>69,59%</text:p>
          </table:table-cell>
          <table:table-cell table:style-name="ce3" office:value-type="percentage" office:value="0.4572" calcext:value-type="percentage">
            <text:p>45,72%</text:p>
          </table:table-cell>
          <table:table-cell table:style-name="ce3" table:formula="of:=2*[Detection_performances.G37]*[Detection_performances.H37]/([Detection_performances.G37]+[Detection_performances.H37])" office:value-type="percentage" office:value="0.551840232280422" calcext:value-type="percentage">
            <text:p>55,1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13374" calcext:value-type="percentage">
            <text:p>21,3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24964" calcext:value-type="percentage">
            <text:p>82,50%</text:p>
          </table:table-cell>
          <table:table-cell table:style-name="ce3" office:value-type="percentage" office:value="0.110439" calcext:value-type="percentage">
            <text:p>11,04%</text:p>
          </table:table-cell>
          <table:table-cell table:style-name="ce3" table:formula="of:=2*[Detection_performances.M37]*[Detection_performances.N37]/([Detection_performances.M37]+[Detection_performances.N37])" office:value-type="percentage" office:value="0.194799886671306" calcext:value-type="percentage">
            <text:p>19,48%</text:p>
          </table:table-cell>
          <table:table-cell table:style-name="ce3" office:value-type="percentage" office:value="0.111292" calcext:value-type="percentage">
            <text:p>11,13%</text:p>
          </table:table-cell>
          <table:table-cell table:style-name="ce3" office:value-type="percentage" office:value="0.910927" calcext:value-type="percentage">
            <text:p>91,09%</text:p>
          </table:table-cell>
          <table:table-cell table:style-name="ce3" office:value-type="percentage" office:value="0.379338" calcext:value-type="percentage">
            <text:p>37,93%</text:p>
          </table:table-cell>
          <table:table-cell table:style-name="ce3" table:formula="of:=2*[Detection_performances.Q37]*[Detection_performances.R37]/([Detection_performances.Q37]+[Detection_performances.R37])" office:value-type="percentage" office:value="0.535625203079987" calcext:value-type="percentage">
            <text:p>53,56%</text:p>
          </table:table-cell>
          <table:table-cell table:style-name="ce3" office:value-type="percentage" office:value="0.327353" calcext:value-type="percentage">
            <text:p>32,74%</text:p>
          </table:table-cell>
          <table:table-cell table:style-name="ce3" office:value-type="percentage" office:value="0.859136" calcext:value-type="percentage">
            <text:p>85,91%</text:p>
          </table:table-cell>
          <table:table-cell office:value-type="percentage" office:value="0.353054" calcext:value-type="percentage">
            <text:p>35,31%</text:p>
          </table:table-cell>
          <table:table-cell table:formula="of:=2*[Detection_performances.U37]*[Detection_performances.V37]/([Detection_performances.U37]+[Detection_performances.V37])" office:value-type="percentage" office:value="0.500451911571618" calcext:value-type="percentage">
            <text:p>50,05%</text:p>
          </table:table-cell>
          <table:table-cell table:style-name="ce3" office:value-type="percentage" office:value="0.318047" calcext:value-type="percentage">
            <text:p>31,80%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mean :</text:p>
          </table:table-cell>
          <table:table-cell table:style-name="ce3" table:formula="of:=([Detection_performances.G23]+[Detection_performances.G24]+[Detection_performances.G25]+[Detection_performances.G26]+[Detection_performances.G27]+[Detection_performances.G28]+[Detection_performances.G29]+[Detection_performances.G30]+[Detection_performances.G31]+[Detection_performances.G32]+[Detection_performances.G33]+[Detection_performances.G34]+[Detection_performances.G35]+[Detection_performances.G36]+[Detection_performances.G37])/15" office:value-type="percentage" office:value="0.679916933333333" calcext:value-type="percentage">
            <text:p>67,99%</text:p>
          </table:table-cell>
          <table:table-cell table:style-name="ce3" table:formula="of:=([Detection_performances.H23]+[Detection_performances.H24]+[Detection_performances.H25]+[Detection_performances.H26]+[Detection_performances.H27]+[Detection_performances.H28]+[Detection_performances.H29]+[Detection_performances.H30]+[Detection_performances.H31]+[Detection_performances.H32]+[Detection_performances.H33]+[Detection_performances.H34]+[Detection_performances.H35]+[Detection_performances.H36]+[Detection_performances.H37])/15" office:value-type="percentage" office:value="0.602290133333333" calcext:value-type="percentage">
            <text:p>60,23%</text:p>
          </table:table-cell>
          <table:table-cell table:style-name="ce3" table:formula="of:=([Detection_performances.I23]+[Detection_performances.I24]+[Detection_performances.I25]+[Detection_performances.I26]+[Detection_performances.I27]+[Detection_performances.I28]+[Detection_performances.I29]+[Detection_performances.I30]+[Detection_performances.I31]+[Detection_performances.I32]+[Detection_performances.I33]+[Detection_performances.I34]+[Detection_performances.I35]+[Detection_performances.I36]+[Detection_performances.I37])/15" office:value-type="percentage" office:value="0.62762137064187" calcext:value-type="percentage">
            <text:p>62,76%</text:p>
          </table:table-cell>
          <table:table-cell/>
          <table:table-cell table:style-name="ce3" table:formula="of:=([Detection_performances.K23]+[Detection_performances.K24]+[Detection_performances.K25]+[Detection_performances.K26]+[Detection_performances.K27]+[Detection_performances.K28]+[Detection_performances.K29]+[Detection_performances.K30]+[Detection_performances.K31]+[Detection_performances.K32]+[Detection_performances.K33]+[Detection_performances.K34]+[Detection_performances.K35]+[Detection_performances.K36]+[Detection_performances.K37])/15" office:value-type="percentage" office:value="0.302480866666667" calcext:value-type="percentage">
            <text:p>30,25%</text:p>
          </table:table-cell>
          <table:table-cell/>
          <table:table-cell table:style-name="ce3" table:formula="of:=([Detection_performances.M23]+[Detection_performances.M24]+[Detection_performances.M25]+[Detection_performances.M26]+[Detection_performances.M27]+[Detection_performances.M28]+[Detection_performances.M29]+[Detection_performances.M30]+[Detection_performances.M31]+[Detection_performances.M32]+[Detection_performances.M33]+[Detection_performances.M34]+[Detection_performances.M35]+[Detection_performances.M36]+[Detection_performances.M37])/15" office:value-type="percentage" office:value="0.843518266666667" calcext:value-type="percentage">
            <text:p>84,35%</text:p>
          </table:table-cell>
          <table:table-cell table:style-name="ce3" table:formula="of:=([Detection_performances.N23]+[Detection_performances.N24]+[Detection_performances.N25]+[Detection_performances.N26]+[Detection_performances.N27]+[Detection_performances.N28]+[Detection_performances.N29]+[Detection_performances.N30]+[Detection_performances.N31]+[Detection_performances.N32]+[Detection_performances.N33]+[Detection_performances.N34]+[Detection_performances.N35]+[Detection_performances.N36]+[Detection_performances.N37])/15" office:value-type="percentage" office:value="0.192126406666667" calcext:value-type="percentage">
            <text:p>19,21%</text:p>
          </table:table-cell>
          <table:table-cell table:style-name="ce3" table:formula="of:=([Detection_performances.O23]+[Detection_performances.O24]+[Detection_performances.O25]+[Detection_performances.O26]+[Detection_performances.O27]+[Detection_performances.O28]+[Detection_performances.O29]+[Detection_performances.O30]+[Detection_performances.O31]+[Detection_performances.O32]+[Detection_performances.O33]+[Detection_performances.O34]+[Detection_performances.O35]+[Detection_performances.O36]+[Detection_performances.O37])/15" office:value-type="percentage" office:value="0.304325163134548" calcext:value-type="percentage">
            <text:p>30,43%</text:p>
          </table:table-cell>
          <table:table-cell table:style-name="ce3" table:formula="of:=([Detection_performances.P23]+[Detection_performances.P24]+[Detection_performances.P25]+[Detection_performances.P26]+[Detection_performances.P27]+[Detection_performances.P28]+[Detection_performances.P29]+[Detection_performances.P30]+[Detection_performances.P31]+[Detection_performances.P32]+[Detection_performances.P33]+[Detection_performances.P34]+[Detection_performances.P35]+[Detection_performances.P36]+[Detection_performances.P37])/15" office:value-type="percentage" office:value="0.193248826666667" calcext:value-type="percentage">
            <text:p>19,32%</text:p>
          </table:table-cell>
          <table:table-cell table:style-name="ce3" table:formula="of:=([Detection_performances.Q23]+[Detection_performances.Q24]+[Detection_performances.Q25]+[Detection_performances.Q26]+[Detection_performances.Q27]+[Detection_performances.Q28]+[Detection_performances.Q29]+[Detection_performances.Q30]+[Detection_performances.Q31]+[Detection_performances.Q32]+[Detection_performances.Q33]+[Detection_performances.Q34]+[Detection_performances.Q35]+[Detection_performances.Q36]+[Detection_performances.Q37])/15" office:value-type="percentage" office:value="0.913136133333333" calcext:value-type="percentage">
            <text:p>91,31%</text:p>
          </table:table-cell>
          <table:table-cell table:style-name="ce3" table:formula="of:=([Detection_performances.R23]+[Detection_performances.R24]+[Detection_performances.R25]+[Detection_performances.R26]+[Detection_performances.R27]+[Detection_performances.R28]+[Detection_performances.R29]+[Detection_performances.R30]+[Detection_performances.R31]+[Detection_performances.R32]+[Detection_performances.R33]+[Detection_performances.R34]+[Detection_performances.R35]+[Detection_performances.R36]+[Detection_performances.R37])/15" office:value-type="percentage" office:value="0.401573666666667" calcext:value-type="percentage">
            <text:p>40,16%</text:p>
          </table:table-cell>
          <table:table-cell table:style-name="ce3" table:formula="of:=([Detection_performances.S23]+[Detection_performances.S24]+[Detection_performances.S25]+[Detection_performances.S26]+[Detection_performances.S27]+[Detection_performances.S28]+[Detection_performances.S29]+[Detection_performances.S30]+[Detection_performances.S31]+[Detection_performances.S32]+[Detection_performances.S33]+[Detection_performances.S34]+[Detection_performances.S35]+[Detection_performances.S36]+[Detection_performances.S37])/15" office:value-type="percentage" office:value="0.551068740740372" calcext:value-type="percentage">
            <text:p>55,11%</text:p>
          </table:table-cell>
          <table:table-cell table:style-name="ce3" table:formula="of:=([Detection_performances.T23]+[Detection_performances.T24]+[Detection_performances.T25]+[Detection_performances.T26]+[Detection_performances.T27]+[Detection_performances.T28]+[Detection_performances.T29]+[Detection_performances.T30]+[Detection_performances.T31]+[Detection_performances.T32]+[Detection_performances.T33]+[Detection_performances.T34]+[Detection_performances.T35]+[Detection_performances.T36]+[Detection_performances.T37])/15" office:value-type="percentage" office:value="0.381089266666667" calcext:value-type="percentage">
            <text:p>38,11%</text:p>
          </table:table-cell>
          <table:table-cell table:style-name="ce3" table:formula="of:=([Detection_performances.U23]+[Detection_performances.U24]+[Detection_performances.U25]+[Detection_performances.U26]+[Detection_performances.U27]+[Detection_performances.U28]+[Detection_performances.U29]+[Detection_performances.U30]+[Detection_performances.U31]+[Detection_performances.U32]+[Detection_performances.U33]+[Detection_performances.U34]+[Detection_performances.U35]+[Detection_performances.U36]+[Detection_performances.U37])/15" office:value-type="percentage" office:value="0.828786066666667" calcext:value-type="percentage">
            <text:p>82,88%</text:p>
          </table:table-cell>
          <table:table-cell table:formula="of:=([Detection_performances.V23]+[Detection_performances.V24]+[Detection_performances.V25]+[Detection_performances.V26]+[Detection_performances.V27]+[Detection_performances.V28]+[Detection_performances.V29]+[Detection_performances.V30]+[Detection_performances.V31]+[Detection_performances.V32]+[Detection_performances.V33]+[Detection_performances.V34]+[Detection_performances.V35]+[Detection_performances.V36]+[Detection_performances.V37])/15" office:value-type="percentage" office:value="0.4128756" calcext:value-type="percentage">
            <text:p>41,29%</text:p>
          </table:table-cell>
          <table:table-cell table:formula="of:=([Detection_performances.W23]+[Detection_performances.W24]+[Detection_performances.W25]+[Detection_performances.W26]+[Detection_performances.W27]+[Detection_performances.W28]+[Detection_performances.W29]+[Detection_performances.W30]+[Detection_performances.W31]+[Detection_performances.W32]+[Detection_performances.W33]+[Detection_performances.W34]+[Detection_performances.W35]+[Detection_performances.W36]+[Detection_performances.W37])/15" office:value-type="percentage" office:value="0.542298758732319" calcext:value-type="percentage">
            <text:p>54,23%</text:p>
          </table:table-cell>
          <table:table-cell table:style-name="ce3" table:formula="of:=([Detection_performances.X23]+[Detection_performances.X24]+[Detection_performances.X25]+[Detection_performances.X26]+[Detection_performances.X27]+[Detection_performances.X28]+[Detection_performances.X29]+[Detection_performances.X30]+[Detection_performances.X31]+[Detection_performances.X32]+[Detection_performances.X33]+[Detection_performances.X34]+[Detection_performances.X35]+[Detection_performances.X36]+[Detection_performances.X37])/15" office:value-type="percentage" office:value="0.386487066666667" calcext:value-type="percentage">
            <text:p>38,65%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variance : </text:p>
          </table:table-cell>
          <table:table-cell table:style-name="ce3" table:formula="of:=(([Detection_performances.G23]-[Detection_performances.G38])^2 + ([Detection_performances.G24]-[Detection_performances.G38])^2 + ([Detection_performances.G25]-[Detection_performances.G38])^2 + ([Detection_performances.G26]-[Detection_performances.G38])^2 + ([Detection_performances.G27]-[Detection_performances.G38])^2 + ([Detection_performances.G28]-[Detection_performances.G38])^2 + ([Detection_performances.G29]-[Detection_performances.G38])^2 + ([Detection_performances.G30]-[Detection_performances.G38])^2 + ([Detection_performances.G31]-[Detection_performances.G38])^2 + ([Detection_performances.G32]-[Detection_performances.G38])^2 + ([Detection_performances.G33]-[Detection_performances.G38])^2 + ([Detection_performances.G34]-[Detection_performances.G38])^2 + ([Detection_performances.G35]-[Detection_performances.G38])^2 + ([Detection_performances.G36]-[Detection_performances.G38])^2 + ([Detection_performances.G37]-[Detection_performances.G38])^2) / 15" office:value-type="percentage" office:value="0.00142611125312889" calcext:value-type="percentage">
            <text:p>0,14%</text:p>
          </table:table-cell>
          <table:table-cell table:style-name="ce3" table:formula="of:=(([Detection_performances.H23]-[Detection_performances.H38])^2 + ([Detection_performances.H24]-[Detection_performances.H38])^2 + ([Detection_performances.H25]-[Detection_performances.H38])^2 + ([Detection_performances.H26]-[Detection_performances.H38])^2 + ([Detection_performances.H27]-[Detection_performances.H38])^2 + ([Detection_performances.H28]-[Detection_performances.H38])^2 + ([Detection_performances.H29]-[Detection_performances.H38])^2 + ([Detection_performances.H30]-[Detection_performances.H38])^2 + ([Detection_performances.H31]-[Detection_performances.H38])^2 + ([Detection_performances.H32]-[Detection_performances.H38])^2 + ([Detection_performances.H33]-[Detection_performances.H38])^2 + ([Detection_performances.H34]-[Detection_performances.H38])^2 + ([Detection_performances.H35]-[Detection_performances.H38])^2 + ([Detection_performances.H36]-[Detection_performances.H38])^2 + ([Detection_performances.H37]-[Detection_performances.H38])^2) / 15" office:value-type="percentage" office:value="0.0185698479467822" calcext:value-type="percentage">
            <text:p>1,86%</text:p>
          </table:table-cell>
          <table:table-cell table:style-name="ce3" table:formula="of:=(([Detection_performances.I23]-[Detection_performances.I38])^2 + ([Detection_performances.I24]-[Detection_performances.I38])^2 + ([Detection_performances.I25]-[Detection_performances.I38])^2 + ([Detection_performances.I26]-[Detection_performances.I38])^2 + ([Detection_performances.I27]-[Detection_performances.I38])^2 + ([Detection_performances.I28]-[Detection_performances.I38])^2 + ([Detection_performances.I29]-[Detection_performances.I38])^2 + ([Detection_performances.I30]-[Detection_performances.I38])^2 + ([Detection_performances.I31]-[Detection_performances.I38])^2 + ([Detection_performances.I32]-[Detection_performances.I38])^2 + ([Detection_performances.I33]-[Detection_performances.I38])^2 + ([Detection_performances.I34]-[Detection_performances.I38])^2 + ([Detection_performances.I35]-[Detection_performances.I38])^2 + ([Detection_performances.I36]-[Detection_performances.I38])^2 + ([Detection_performances.I37]-[Detection_performances.I38])^2) / 15" office:value-type="percentage" office:value="0.0049233544721221" calcext:value-type="percentage">
            <text:p>0,49%</text:p>
          </table:table-cell>
          <table:table-cell/>
          <table:table-cell table:style-name="ce3" table:formula="of:=(([Detection_performances.K23]-[Detection_performances.K38])^2 + ([Detection_performances.K24]-[Detection_performances.K38])^2 + ([Detection_performances.K25]-[Detection_performances.K38])^2 + ([Detection_performances.K26]-[Detection_performances.K38])^2 + ([Detection_performances.K27]-[Detection_performances.K38])^2 + ([Detection_performances.K28]-[Detection_performances.K38])^2 + ([Detection_performances.K29]-[Detection_performances.K38])^2 + ([Detection_performances.K30]-[Detection_performances.K38])^2 + ([Detection_performances.K31]-[Detection_performances.K38])^2 + ([Detection_performances.K32]-[Detection_performances.K38])^2 + ([Detection_performances.K33]-[Detection_performances.K38])^2 + ([Detection_performances.K34]-[Detection_performances.K38])^2 + ([Detection_performances.K35]-[Detection_performances.K38])^2 + ([Detection_performances.K36]-[Detection_performances.K38])^2 + ([Detection_performances.K37]-[Detection_performances.K38])^2) / 15" office:value-type="percentage" office:value="0.00981477259398222" calcext:value-type="percentage">
            <text:p>0,98%</text:p>
          </table:table-cell>
          <table:table-cell/>
          <table:table-cell table:style-name="ce3" table:formula="of:=(([Detection_performances.M23]-[Detection_performances.M38])^2 + ([Detection_performances.M24]-[Detection_performances.M38])^2 + ([Detection_performances.M25]-[Detection_performances.M38])^2 + ([Detection_performances.M26]-[Detection_performances.M38])^2 + ([Detection_performances.M27]-[Detection_performances.M38])^2 + ([Detection_performances.M28]-[Detection_performances.M38])^2 + ([Detection_performances.M29]-[Detection_performances.M38])^2 + ([Detection_performances.M30]-[Detection_performances.M38])^2 + ([Detection_performances.M31]-[Detection_performances.M38])^2 + ([Detection_performances.M32]-[Detection_performances.M38])^2 + ([Detection_performances.M33]-[Detection_performances.M38])^2 + ([Detection_performances.M34]-[Detection_performances.M38])^2 + ([Detection_performances.M35]-[Detection_performances.M38])^2 + ([Detection_performances.M36]-[Detection_performances.M38])^2 + ([Detection_performances.M37]-[Detection_performances.M38])^2) / 15" office:value-type="percentage" office:value="0.000645419945395556" calcext:value-type="percentage">
            <text:p>0,06%</text:p>
          </table:table-cell>
          <table:table-cell table:style-name="ce3" table:formula="of:=(([Detection_performances.N23]-[Detection_performances.N38])^2 + ([Detection_performances.N24]-[Detection_performances.N38])^2 + ([Detection_performances.N25]-[Detection_performances.N38])^2 + ([Detection_performances.N26]-[Detection_performances.N38])^2 + ([Detection_performances.N27]-[Detection_performances.N38])^2 + ([Detection_performances.N28]-[Detection_performances.N38])^2 + ([Detection_performances.N29]-[Detection_performances.N38])^2 + ([Detection_performances.N30]-[Detection_performances.N38])^2 + ([Detection_performances.N31]-[Detection_performances.N38])^2 + ([Detection_performances.N32]-[Detection_performances.N38])^2 + ([Detection_performances.N33]-[Detection_performances.N38])^2 + ([Detection_performances.N34]-[Detection_performances.N38])^2 + ([Detection_performances.N35]-[Detection_performances.N38])^2 + ([Detection_performances.N36]-[Detection_performances.N38])^2 + ([Detection_performances.N37]-[Detection_performances.N38])^2) / 15" office:value-type="percentage" office:value="0.00650348532336862" calcext:value-type="percentage">
            <text:p>0,65%</text:p>
          </table:table-cell>
          <table:table-cell table:style-name="ce3" table:formula="of:=(([Detection_performances.O23]-[Detection_performances.O38])^2 + ([Detection_performances.O24]-[Detection_performances.O38])^2 + ([Detection_performances.O25]-[Detection_performances.O38])^2 + ([Detection_performances.O26]-[Detection_performances.O38])^2 + ([Detection_performances.O27]-[Detection_performances.O38])^2 + ([Detection_performances.O28]-[Detection_performances.O38])^2 + ([Detection_performances.O29]-[Detection_performances.O38])^2 + ([Detection_performances.O30]-[Detection_performances.O38])^2 + ([Detection_performances.O31]-[Detection_performances.O38])^2 + ([Detection_performances.O32]-[Detection_performances.O38])^2 + ([Detection_performances.O33]-[Detection_performances.O38])^2 + ([Detection_performances.O34]-[Detection_performances.O38])^2 + ([Detection_performances.O35]-[Detection_performances.O38])^2 + ([Detection_performances.O36]-[Detection_performances.O38])^2 + ([Detection_performances.O37]-[Detection_performances.O38])^2) / 15" office:value-type="percentage" office:value="0.0113204278144205" calcext:value-type="percentage">
            <text:p>1,13%</text:p>
          </table:table-cell>
          <table:table-cell table:style-name="ce3" table:formula="of:=(([Detection_performances.P23]-[Detection_performances.P38])^2 + ([Detection_performances.P24]-[Detection_performances.P38])^2 + ([Detection_performances.P25]-[Detection_performances.P38])^2 + ([Detection_performances.P26]-[Detection_performances.P38])^2 + ([Detection_performances.P27]-[Detection_performances.P38])^2 + ([Detection_performances.P28]-[Detection_performances.P38])^2 + ([Detection_performances.P29]-[Detection_performances.P38])^2 + ([Detection_performances.P30]-[Detection_performances.P38])^2 + ([Detection_performances.P31]-[Detection_performances.P38])^2 + ([Detection_performances.P32]-[Detection_performances.P38])^2 + ([Detection_performances.P33]-[Detection_performances.P38])^2 + ([Detection_performances.P34]-[Detection_performances.P38])^2 + ([Detection_performances.P35]-[Detection_performances.P38])^2 + ([Detection_performances.P36]-[Detection_performances.P38])^2 + ([Detection_performances.P37]-[Detection_performances.P38])^2) / 15" office:value-type="percentage" office:value="0.00639621486748729" calcext:value-type="percentage">
            <text:p>0,64%</text:p>
          </table:table-cell>
          <table:table-cell table:style-name="ce3" table:formula="of:=(([Detection_performances.Q23]-[Detection_performances.Q38])^2 + ([Detection_performances.Q24]-[Detection_performances.Q38])^2 + ([Detection_performances.Q25]-[Detection_performances.Q38])^2 + ([Detection_performances.Q26]-[Detection_performances.Q38])^2 + ([Detection_performances.Q27]-[Detection_performances.Q38])^2 + ([Detection_performances.Q28]-[Detection_performances.Q38])^2 + ([Detection_performances.Q29]-[Detection_performances.Q38])^2 + ([Detection_performances.Q30]-[Detection_performances.Q38])^2 + ([Detection_performances.Q31]-[Detection_performances.Q38])^2 + ([Detection_performances.Q32]-[Detection_performances.Q38])^2 + ([Detection_performances.Q33]-[Detection_performances.Q38])^2 + ([Detection_performances.Q34]-[Detection_performances.Q38])^2 + ([Detection_performances.Q35]-[Detection_performances.Q38])^2 + ([Detection_performances.Q36]-[Detection_performances.Q38])^2 + ([Detection_performances.Q37]-[Detection_performances.Q38])^2) / 15" office:value-type="percentage" office:value="0.000526297206382222" calcext:value-type="percentage">
            <text:p>0,05%</text:p>
          </table:table-cell>
          <table:table-cell table:style-name="ce3" table:formula="of:=(([Detection_performances.R23]-[Detection_performances.R38])^2 + ([Detection_performances.R24]-[Detection_performances.R38])^2 + ([Detection_performances.R25]-[Detection_performances.R38])^2 + ([Detection_performances.R26]-[Detection_performances.R38])^2 + ([Detection_performances.R27]-[Detection_performances.R38])^2 + ([Detection_performances.R28]-[Detection_performances.R38])^2 + ([Detection_performances.R29]-[Detection_performances.R38])^2 + ([Detection_performances.R30]-[Detection_performances.R38])^2 + ([Detection_performances.R31]-[Detection_performances.R38])^2 + ([Detection_performances.R32]-[Detection_performances.R38])^2 + ([Detection_performances.R33]-[Detection_performances.R38])^2 + ([Detection_performances.R34]-[Detection_performances.R38])^2 + ([Detection_performances.R35]-[Detection_performances.R38])^2 + ([Detection_performances.R36]-[Detection_performances.R38])^2 + ([Detection_performances.R37]-[Detection_performances.R38])^2) / 15" office:value-type="percentage" office:value="0.00860048479302222" calcext:value-type="percentage">
            <text:p>0,86%</text:p>
          </table:table-cell>
          <table:table-cell table:style-name="ce3" table:formula="of:=(([Detection_performances.S23]-[Detection_performances.S38])^2 + ([Detection_performances.S24]-[Detection_performances.S38])^2 + ([Detection_performances.S25]-[Detection_performances.S38])^2 + ([Detection_performances.S26]-[Detection_performances.S38])^2 + ([Detection_performances.S27]-[Detection_performances.S38])^2 + ([Detection_performances.S28]-[Detection_performances.S38])^2 + ([Detection_performances.S29]-[Detection_performances.S38])^2 + ([Detection_performances.S30]-[Detection_performances.S38])^2 + ([Detection_performances.S31]-[Detection_performances.S38])^2 + ([Detection_performances.S32]-[Detection_performances.S38])^2 + ([Detection_performances.S33]-[Detection_performances.S38])^2 + ([Detection_performances.S34]-[Detection_performances.S38])^2 + ([Detection_performances.S35]-[Detection_performances.S38])^2 + ([Detection_performances.S36]-[Detection_performances.S38])^2 + ([Detection_performances.S37]-[Detection_performances.S38])^2) / 15" office:value-type="percentage" office:value="0.00797616350924525" calcext:value-type="percentage">
            <text:p>0,80%</text:p>
          </table:table-cell>
          <table:table-cell table:style-name="ce3" table:formula="of:=(([Detection_performances.T23]-[Detection_performances.T38])^2 + ([Detection_performances.T24]-[Detection_performances.T38])^2 + ([Detection_performances.T25]-[Detection_performances.T38])^2 + ([Detection_performances.T26]-[Detection_performances.T38])^2 + ([Detection_performances.T27]-[Detection_performances.T38])^2 + ([Detection_performances.T28]-[Detection_performances.T38])^2 + ([Detection_performances.T29]-[Detection_performances.T38])^2 + ([Detection_performances.T30]-[Detection_performances.T38])^2 + ([Detection_performances.T31]-[Detection_performances.T38])^2 + ([Detection_performances.T32]-[Detection_performances.T38])^2 + ([Detection_performances.T33]-[Detection_performances.T38])^2 + ([Detection_performances.T34]-[Detection_performances.T38])^2 + ([Detection_performances.T35]-[Detection_performances.T38])^2 + ([Detection_performances.T36]-[Detection_performances.T38])^2 + ([Detection_performances.T37]-[Detection_performances.T38])^2) / 15" office:value-type="percentage" office:value="0.00950385903632889" calcext:value-type="percentage">
            <text:p>0,95%</text:p>
          </table:table-cell>
          <table:table-cell table:style-name="ce3" table:formula="of:=(([Detection_performances.U23]-[Detection_performances.U38])^2 + ([Detection_performances.U24]-[Detection_performances.U38])^2 + ([Detection_performances.U25]-[Detection_performances.U38])^2 + ([Detection_performances.U26]-[Detection_performances.U38])^2 + ([Detection_performances.U27]-[Detection_performances.U38])^2 + ([Detection_performances.U28]-[Detection_performances.U38])^2 + ([Detection_performances.U29]-[Detection_performances.U38])^2 + ([Detection_performances.U30]-[Detection_performances.U38])^2 + ([Detection_performances.U31]-[Detection_performances.U38])^2 + ([Detection_performances.U32]-[Detection_performances.U38])^2 + ([Detection_performances.U33]-[Detection_performances.U38])^2 + ([Detection_performances.U34]-[Detection_performances.U38])^2 + ([Detection_performances.U35]-[Detection_performances.U38])^2 + ([Detection_performances.U36]-[Detection_performances.U38])^2 + ([Detection_performances.U37]-[Detection_performances.U38])^2) / 15" office:value-type="percentage" office:value="0.00238341190232889" calcext:value-type="percentage">
            <text:p>0,24%</text:p>
          </table:table-cell>
          <table:table-cell table:formula="of:=(([Detection_performances.V23]-[Detection_performances.V38])^2 + ([Detection_performances.V24]-[Detection_performances.V38])^2 + ([Detection_performances.V25]-[Detection_performances.V38])^2 + ([Detection_performances.V26]-[Detection_performances.V38])^2 + ([Detection_performances.V27]-[Detection_performances.V38])^2 + ([Detection_performances.V28]-[Detection_performances.V38])^2 + ([Detection_performances.V29]-[Detection_performances.V38])^2 + ([Detection_performances.V30]-[Detection_performances.V38])^2 + ([Detection_performances.V31]-[Detection_performances.V38])^2 + ([Detection_performances.V32]-[Detection_performances.V38])^2 + ([Detection_performances.V33]-[Detection_performances.V38])^2 + ([Detection_performances.V34]-[Detection_performances.V38])^2 + ([Detection_performances.V35]-[Detection_performances.V38])^2 + ([Detection_performances.V36]-[Detection_performances.V38])^2 + ([Detection_performances.V37]-[Detection_performances.V38])^2) / 15" office:value-type="percentage" office:value="0.00923626248250666" calcext:value-type="percentage">
            <text:p>0,92%</text:p>
          </table:table-cell>
          <table:table-cell table:formula="of:=(([Detection_performances.W23]-[Detection_performances.W38])^2 + ([Detection_performances.W24]-[Detection_performances.W38])^2 + ([Detection_performances.W25]-[Detection_performances.W38])^2 + ([Detection_performances.W26]-[Detection_performances.W38])^2 + ([Detection_performances.W27]-[Detection_performances.W38])^2 + ([Detection_performances.W28]-[Detection_performances.W38])^2 + ([Detection_performances.W29]-[Detection_performances.W38])^2 + ([Detection_performances.W30]-[Detection_performances.W38])^2 + ([Detection_performances.W31]-[Detection_performances.W38])^2 + ([Detection_performances.W32]-[Detection_performances.W38])^2 + ([Detection_performances.W33]-[Detection_performances.W38])^2 + ([Detection_performances.W34]-[Detection_performances.W38])^2 + ([Detection_performances.W35]-[Detection_performances.W38])^2 + ([Detection_performances.W36]-[Detection_performances.W38])^2 + ([Detection_performances.W37]-[Detection_performances.W38])^2) / 15" office:value-type="percentage" office:value="0.00611042847190088" calcext:value-type="percentage">
            <text:p>0,61%</text:p>
          </table:table-cell>
          <table:table-cell table:style-name="ce3" table:formula="of:=(([Detection_performances.X23]-[Detection_performances.X38])^2 + ([Detection_performances.X24]-[Detection_performances.X38])^2 + ([Detection_performances.X25]-[Detection_performances.X38])^2 + ([Detection_performances.X26]-[Detection_performances.X38])^2 + ([Detection_performances.X27]-[Detection_performances.X38])^2 + ([Detection_performances.X28]-[Detection_performances.X38])^2 + ([Detection_performances.X29]-[Detection_performances.X38])^2 + ([Detection_performances.X30]-[Detection_performances.X38])^2 + ([Detection_performances.X31]-[Detection_performances.X38])^2 + ([Detection_performances.X32]-[Detection_performances.X38])^2 + ([Detection_performances.X33]-[Detection_performances.X38])^2 + ([Detection_performances.X34]-[Detection_performances.X38])^2 + ([Detection_performances.X35]-[Detection_performances.X38])^2 + ([Detection_performances.X36]-[Detection_performances.X38])^2 + ([Detection_performances.X37]-[Detection_performances.X38])^2) / 15" office:value-type="percentage" office:value="0.00911248134939556" calcext:value-type="percentage">
            <text:p>0,91%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3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Detection type</text:p>
          </table:table-cell>
          <table:table-cell office:value-type="string" calcext:value-type="string">
            <text:p>Classification precision</text:p>
          </table:table-cell>
          <table:table-cell office:value-type="string" calcext:value-type="string">
            <text:p>Classification recall</text:p>
          </table:table-cell>
          <table:table-cell office:value-type="string" calcext:value-type="string">
            <text:p>Classification type 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NMS</text:p>
          </table:table-cell>
          <table:table-cell office:value-type="string" calcext:value-type="string">
            <text:p>precision after NMS</text:p>
          </table:table-cell>
          <table:table-cell office:value-type="string" calcext:value-type="string">
            <text:p>recall after NMS</text:p>
          </table:table-cell>
          <table:table-cell office:value-type="string" calcext:value-type="string">
            <text:p>F1 after NMS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color)</text:p>
          </table:table-cell>
          <table:table-cell office:value-type="string" calcext:value-type="string">
            <text:p>recall after tracking (color)</text:p>
          </table:table-cell>
          <table:table-cell office:value-type="string" calcext:value-type="string">
            <text:p>F1 after tracking (color)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KCF)</text:p>
          </table:table-cell>
          <table:table-cell office:value-type="string" calcext:value-type="string">
            <text:p>recall after tracking (KCF)</text:p>
          </table:table-cell>
          <table:table-cell office:value-type="string" calcext:value-type="string">
            <text:p>F1 after tracking (KCF)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average detection time / video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435266" calcext:value-type="percentage">
            <text:p>43,53%</text:p>
          </table:table-cell>
          <table:table-cell table:style-name="ce3" office:value-type="percentage" office:value="0.980291" calcext:value-type="percentage">
            <text:p>98,03%</text:p>
          </table:table-cell>
          <table:table-cell table:style-name="ce3" table:formula="of:=2*[Detection_performances.G42]*[Detection_performances.H42]/([Detection_performances.G42]+[Detection_performances.H42])" office:value-type="percentage" office:value="0.602854342715977" calcext:value-type="percentage">
            <text:p>60,2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17613" calcext:value-type="percentage">
            <text:p>91,7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69251" calcext:value-type="percentage">
            <text:p>69,25%</text:p>
          </table:table-cell>
          <table:table-cell table:style-name="ce3" office:value-type="percentage" office:value="0.507903" calcext:value-type="percentage">
            <text:p>50,79%</text:p>
          </table:table-cell>
          <table:table-cell table:style-name="ce3" table:formula="of:=2*[Detection_performances.M42]*[Detection_performances.N42]/([Detection_performances.M42]+[Detection_performances.N42])" office:value-type="percentage" office:value="0.586011491928195" calcext:value-type="percentage">
            <text:p>58,60%</text:p>
          </table:table-cell>
          <table:table-cell table:style-name="ce3" office:value-type="percentage" office:value="0.508566" calcext:value-type="percentage">
            <text:p>50,86%</text:p>
          </table:table-cell>
          <table:table-cell table:style-name="ce3" office:value-type="percentage" office:value="0.791975" calcext:value-type="percentage">
            <text:p>79,20%</text:p>
          </table:table-cell>
          <table:table-cell table:style-name="ce3" office:value-type="percentage" office:value="0.5738889" calcext:value-type="percentage">
            <text:p>57,39%</text:p>
          </table:table-cell>
          <table:table-cell table:style-name="ce3" table:formula="of:=2*[Detection_performances.Q42]*[Detection_performances.R42]/([Detection_performances.Q42]+[Detection_performances.R42])" office:value-type="percentage" office:value="0.665521157089663" calcext:value-type="percentage">
            <text:p>66,55%</text:p>
          </table:table-cell>
          <table:table-cell table:style-name="ce3" office:value-type="percentage" office:value="0.557074" calcext:value-type="percentage">
            <text:p>55,71%</text:p>
          </table:table-cell>
          <table:table-cell table:style-name="ce3" office:value-type="percentage" office:value="0.711003" calcext:value-type="percentage">
            <text:p>71,10%</text:p>
          </table:table-cell>
          <table:table-cell office:value-type="percentage" office:value="0.591544" calcext:value-type="percentage">
            <text:p>59,15%</text:p>
          </table:table-cell>
          <table:table-cell table:formula="of:=2*[Detection_performances.U42]*[Detection_performances.V42]/([Detection_performances.U42]+[Detection_performances.V42])" office:value-type="percentage" office:value="0.645795596829903" calcext:value-type="percentage">
            <text:p>64,58%</text:p>
          </table:table-cell>
          <table:table-cell table:style-name="ce3" office:value-type="percentage" office:value="0.572281" calcext:value-type="percentage">
            <text:p>57,23%</text:p>
          </table:table-cell>
          <table:table-cell office:value-type="string" calcext:value-type="string">
            <text:p>359,88 se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427224" calcext:value-type="percentage">
            <text:p>42,72%</text:p>
          </table:table-cell>
          <table:table-cell table:style-name="ce3" office:value-type="percentage" office:value="0.987189" calcext:value-type="percentage">
            <text:p>98,72%</text:p>
          </table:table-cell>
          <table:table-cell table:style-name="ce3" table:formula="of:=2*[Detection_performances.G43]*[Detection_performances.H43]/([Detection_performances.G43]+[Detection_performances.H43])" office:value-type="percentage" office:value="0.596361647320832" calcext:value-type="percentage">
            <text:p>59,6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43686" calcext:value-type="percentage">
            <text:p>94,3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29226" calcext:value-type="percentage">
            <text:p>72,92%</text:p>
          </table:table-cell>
          <table:table-cell table:style-name="ce3" office:value-type="percentage" office:value="0.543107" calcext:value-type="percentage">
            <text:p>54,31%</text:p>
          </table:table-cell>
          <table:table-cell table:style-name="ce3" table:formula="of:=2*[Detection_performances.M43]*[Detection_performances.N43]/([Detection_performances.M43]+[Detection_performances.N43])" office:value-type="percentage" office:value="0.622553600640713" calcext:value-type="percentage">
            <text:p>62,26%</text:p>
          </table:table-cell>
          <table:table-cell table:style-name="ce3" office:value-type="percentage" office:value="0.543302" calcext:value-type="percentage">
            <text:p>54,33%</text:p>
          </table:table-cell>
          <table:table-cell table:style-name="ce3" office:value-type="percentage" office:value="0.86365" calcext:value-type="percentage">
            <text:p>86,37%</text:p>
          </table:table-cell>
          <table:table-cell table:style-name="ce3" office:value-type="percentage" office:value="0.617763" calcext:value-type="percentage">
            <text:p>61,78%</text:p>
          </table:table-cell>
          <table:table-cell table:style-name="ce3" table:formula="of:=2*[Detection_performances.Q43]*[Detection_performances.R43]/([Detection_performances.Q43]+[Detection_performances.R43])" office:value-type="percentage" office:value="0.720300166057676" calcext:value-type="percentage">
            <text:p>72,03%</text:p>
          </table:table-cell>
          <table:table-cell table:style-name="ce3" office:value-type="percentage" office:value="0.607082" calcext:value-type="percentage">
            <text:p>60,71%</text:p>
          </table:table-cell>
          <table:table-cell table:style-name="ce3" office:value-type="percentage" office:value="0.726214" calcext:value-type="percentage">
            <text:p>72,62%</text:p>
          </table:table-cell>
          <table:table-cell office:value-type="percentage" office:value="0.656414" calcext:value-type="percentage">
            <text:p>65,64%</text:p>
          </table:table-cell>
          <table:table-cell table:formula="of:=2*[Detection_performances.U43]*[Detection_performances.V43]/([Detection_performances.U43]+[Detection_performances.V43])" office:value-type="percentage" office:value="0.689552123341926" calcext:value-type="percentage">
            <text:p>68,96%</text:p>
          </table:table-cell>
          <table:table-cell table:style-name="ce3" office:value-type="percentage" office:value="0.637799" calcext:value-type="percentage">
            <text:p>63,78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416601" calcext:value-type="percentage">
            <text:p>41,66%</text:p>
          </table:table-cell>
          <table:table-cell table:style-name="ce3" office:value-type="percentage" office:value="0.981799" calcext:value-type="percentage">
            <text:p>98,18%</text:p>
          </table:table-cell>
          <table:table-cell table:style-name="ce3" table:formula="of:=2*[Detection_performances.G44]*[Detection_performances.H44]/([Detection_performances.G44]+[Detection_performances.H44])" office:value-type="percentage" office:value="0.584980613842963" calcext:value-type="percentage">
            <text:p>58,5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19937" calcext:value-type="percentage">
            <text:p>91,9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66828" calcext:value-type="percentage">
            <text:p>76,68%</text:p>
          </table:table-cell>
          <table:table-cell table:style-name="ce3" office:value-type="percentage" office:value="0.535821" calcext:value-type="percentage">
            <text:p>53,58%</text:p>
          </table:table-cell>
          <table:table-cell table:style-name="ce3" table:formula="of:=2*[Detection_performances.M44]*[Detection_performances.N44]/([Detection_performances.M44]+[Detection_performances.N44])" office:value-type="percentage" office:value="0.630841532581685" calcext:value-type="percentage">
            <text:p>63,08%</text:p>
          </table:table-cell>
          <table:table-cell table:style-name="ce3" office:value-type="percentage" office:value="0.536465" calcext:value-type="percentage">
            <text:p>53,65%</text:p>
          </table:table-cell>
          <table:table-cell table:style-name="ce3" office:value-type="percentage" office:value="0.823612" calcext:value-type="percentage">
            <text:p>82,36%</text:p>
          </table:table-cell>
          <table:table-cell table:style-name="ce3" office:value-type="percentage" office:value="0.563183" calcext:value-type="percentage">
            <text:p>56,32%</text:p>
          </table:table-cell>
          <table:table-cell table:style-name="ce3" table:formula="of:=2*[Detection_performances.Q44]*[Detection_performances.R44]/([Detection_performances.Q44]+[Detection_performances.R44])" office:value-type="percentage" office:value="0.668944259239469" calcext:value-type="percentage">
            <text:p>66,89%</text:p>
          </table:table-cell>
          <table:table-cell table:style-name="ce3" office:value-type="percentage" office:value="0.548553" calcext:value-type="percentage">
            <text:p>54,86%</text:p>
          </table:table-cell>
          <table:table-cell table:style-name="ce3" office:value-type="percentage" office:value="0.772191" calcext:value-type="percentage">
            <text:p>77,22%</text:p>
          </table:table-cell>
          <table:table-cell office:value-type="percentage" office:value="0.613006" calcext:value-type="percentage">
            <text:p>61,30%</text:p>
          </table:table-cell>
          <table:table-cell table:formula="of:=2*[Detection_performances.U44]*[Detection_performances.V44]/([Detection_performances.U44]+[Detection_performances.V44])" office:value-type="percentage" office:value="0.683451835581509" calcext:value-type="percentage">
            <text:p>68,35%</text:p>
          </table:table-cell>
          <table:table-cell table:style-name="ce3" office:value-type="percentage" office:value="0.5907" calcext:value-type="percentage">
            <text:p>59,07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423813" calcext:value-type="percentage">
            <text:p>42,38%</text:p>
          </table:table-cell>
          <table:table-cell table:style-name="ce3" office:value-type="percentage" office:value="0.984311" calcext:value-type="percentage">
            <text:p>98,43%</text:p>
          </table:table-cell>
          <table:table-cell table:style-name="ce3" table:formula="of:=2*[Detection_performances.G45]*[Detection_performances.H45]/([Detection_performances.G45]+[Detection_performances.H45])" office:value-type="percentage" office:value="0.592510031563982" calcext:value-type="percentage">
            <text:p>59,2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32257" calcext:value-type="percentage">
            <text:p>93,2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681726" calcext:value-type="percentage">
            <text:p>68,17%</text:p>
          </table:table-cell>
          <table:table-cell table:style-name="ce3" office:value-type="percentage" office:value="0.504792" calcext:value-type="percentage">
            <text:p>50,48%</text:p>
          </table:table-cell>
          <table:table-cell table:style-name="ce3" table:formula="of:=2*[Detection_performances.M45]*[Detection_performances.N45]/([Detection_performances.M45]+[Detection_performances.N45])" office:value-type="percentage" office:value="0.58006676846369" calcext:value-type="percentage">
            <text:p>58,01%</text:p>
          </table:table-cell>
          <table:table-cell table:style-name="ce3" office:value-type="percentage" office:value="0.505536" calcext:value-type="percentage">
            <text:p>50,55%</text:p>
          </table:table-cell>
          <table:table-cell table:style-name="ce3" office:value-type="percentage" office:value="0.769981" calcext:value-type="percentage">
            <text:p>77,00%</text:p>
          </table:table-cell>
          <table:table-cell table:style-name="ce3" office:value-type="percentage" office:value="0.566613" calcext:value-type="percentage">
            <text:p>56,66%</text:p>
          </table:table-cell>
          <table:table-cell table:style-name="ce3" table:formula="of:=2*[Detection_performances.Q45]*[Detection_performances.R45]/([Detection_performances.Q45]+[Detection_performances.R45])" office:value-type="percentage" office:value="0.652825382057678" calcext:value-type="percentage">
            <text:p>65,28%</text:p>
          </table:table-cell>
          <table:table-cell table:style-name="ce3" office:value-type="percentage" office:value="0.546444" calcext:value-type="percentage">
            <text:p>54,64%</text:p>
          </table:table-cell>
          <table:table-cell table:style-name="ce3" office:value-type="percentage" office:value="0.698667" calcext:value-type="percentage">
            <text:p>69,87%</text:p>
          </table:table-cell>
          <table:table-cell office:value-type="percentage" office:value="0.59608" calcext:value-type="percentage">
            <text:p>59,61%</text:p>
          </table:table-cell>
          <table:table-cell table:formula="of:=2*[Detection_performances.U45]*[Detection_performances.V45]/([Detection_performances.U45]+[Detection_performances.V45])" office:value-type="percentage" office:value="0.643309349795752" calcext:value-type="percentage">
            <text:p>64,33%</text:p>
          </table:table-cell>
          <table:table-cell table:style-name="ce3" office:value-type="percentage" office:value="0.566898" calcext:value-type="percentage">
            <text:p>56,69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5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387596" calcext:value-type="percentage">
            <text:p>38,76%</text:p>
          </table:table-cell>
          <table:table-cell table:style-name="ce3" office:value-type="percentage" office:value="0.967218" calcext:value-type="percentage">
            <text:p>96,72%</text:p>
          </table:table-cell>
          <table:table-cell table:style-name="ce3" table:formula="of:=2*[Detection_performances.G46]*[Detection_performances.H46]/([Detection_performances.G46]+[Detection_performances.H46])" office:value-type="percentage" office:value="0.553418886914366" calcext:value-type="percentage">
            <text:p>55,3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67468" calcext:value-type="percentage">
            <text:p>86,7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06892" calcext:value-type="percentage">
            <text:p>70,69%</text:p>
          </table:table-cell>
          <table:table-cell table:style-name="ce3" office:value-type="percentage" office:value="0.4727" calcext:value-type="percentage">
            <text:p>47,27%</text:p>
          </table:table-cell>
          <table:table-cell table:style-name="ce3" table:formula="of:=2*[Detection_performances.M46]*[Detection_performances.N46]/([Detection_performances.M46]+[Detection_performances.N46])" office:value-type="percentage" office:value="0.566548176657692" calcext:value-type="percentage">
            <text:p>56,65%</text:p>
          </table:table-cell>
          <table:table-cell table:style-name="ce3" office:value-type="percentage" office:value="0.473383" calcext:value-type="percentage">
            <text:p>47,34%</text:p>
          </table:table-cell>
          <table:table-cell table:style-name="ce3" office:value-type="percentage" office:value="0.790604" calcext:value-type="percentage">
            <text:p>79,06%</text:p>
          </table:table-cell>
          <table:table-cell table:style-name="ce3" office:value-type="percentage" office:value="0.510166" calcext:value-type="percentage">
            <text:p>51,02%</text:p>
          </table:table-cell>
          <table:table-cell table:style-name="ce3" table:formula="of:=2*[Detection_performances.Q46]*[Detection_performances.R46]/([Detection_performances.Q46]+[Detection_performances.R46])" office:value-type="percentage" office:value="0.620154647268925" calcext:value-type="percentage">
            <text:p>62,02%</text:p>
          </table:table-cell>
          <table:table-cell table:style-name="ce3" office:value-type="percentage" office:value="0.510166" calcext:value-type="percentage">
            <text:p>51,02%</text:p>
          </table:table-cell>
          <table:table-cell table:style-name="ce3" office:value-type="percentage" office:value="0.700941" calcext:value-type="percentage">
            <text:p>70,09%</text:p>
          </table:table-cell>
          <table:table-cell office:value-type="percentage" office:value="0.563093" calcext:value-type="percentage">
            <text:p>56,31%</text:p>
          </table:table-cell>
          <table:table-cell table:formula="of:=2*[Detection_performances.U46]*[Detection_performances.V46]/([Detection_performances.U46]+[Detection_performances.V46])" office:value-type="percentage" office:value="0.624500560132085" calcext:value-type="percentage">
            <text:p>62,45%</text:p>
          </table:table-cell>
          <table:table-cell table:style-name="ce3" office:value-type="percentage" office:value="0.540481" calcext:value-type="percentage">
            <text:p>54,05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6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441847" calcext:value-type="percentage">
            <text:p>44,18%</text:p>
          </table:table-cell>
          <table:table-cell table:style-name="ce3" office:value-type="percentage" office:value="0.980093" calcext:value-type="percentage">
            <text:p>98,01%</text:p>
          </table:table-cell>
          <table:table-cell table:style-name="ce3" table:formula="of:=2*[Detection_performances.G47]*[Detection_performances.H47]/([Detection_performances.G47]+[Detection_performances.H47])" office:value-type="percentage" office:value="0.609099050270757" calcext:value-type="percentage">
            <text:p>60,9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17634" calcext:value-type="percentage">
            <text:p>91,7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51307" calcext:value-type="percentage">
            <text:p>75,13%</text:p>
          </table:table-cell>
          <table:table-cell table:style-name="ce3" office:value-type="percentage" office:value="0.50006" calcext:value-type="percentage">
            <text:p>50,01%</text:p>
          </table:table-cell>
          <table:table-cell table:style-name="ce3" table:formula="of:=2*[Detection_performances.M47]*[Detection_performances.N47]/([Detection_performances.M47]+[Detection_performances.N47])" office:value-type="percentage" office:value="0.600461061255411" calcext:value-type="percentage">
            <text:p>60,05%</text:p>
          </table:table-cell>
          <table:table-cell table:style-name="ce3" office:value-type="percentage" office:value="0.501018" calcext:value-type="percentage">
            <text:p>50,10%</text:p>
          </table:table-cell>
          <table:table-cell table:style-name="ce3" office:value-type="percentage" office:value="0.755566" calcext:value-type="percentage">
            <text:p>75,56%</text:p>
          </table:table-cell>
          <table:table-cell table:style-name="ce3" office:value-type="percentage" office:value="0.386706" calcext:value-type="percentage">
            <text:p>38,67%</text:p>
          </table:table-cell>
          <table:table-cell table:style-name="ce3" table:formula="of:=2*[Detection_performances.Q47]*[Detection_performances.R47]/([Detection_performances.Q47]+[Detection_performances.R47])" office:value-type="percentage" office:value="0.511580263888111" calcext:value-type="percentage">
            <text:p>51,16%</text:p>
          </table:table-cell>
          <table:table-cell table:style-name="ce3" office:value-type="percentage" office:value="0.38142" calcext:value-type="percentage">
            <text:p>38,14%</text:p>
          </table:table-cell>
          <table:table-cell table:style-name="ce3" office:value-type="percentage" office:value="0.635026" calcext:value-type="percentage">
            <text:p>63,50%</text:p>
          </table:table-cell>
          <table:table-cell office:value-type="percentage" office:value="0.304911" calcext:value-type="percentage">
            <text:p>30,49%</text:p>
          </table:table-cell>
          <table:table-cell table:formula="of:=2*[Detection_performances.U47]*[Detection_performances.V47]/([Detection_performances.U47]+[Detection_performances.V47])" office:value-type="percentage" office:value="0.411998703500341" calcext:value-type="percentage">
            <text:p>41,20%</text:p>
          </table:table-cell>
          <table:table-cell table:style-name="ce3" office:value-type="percentage" office:value="0.293428" calcext:value-type="percentage">
            <text:p>29,3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390136" calcext:value-type="percentage">
            <text:p>39,01%</text:p>
          </table:table-cell>
          <table:table-cell table:style-name="ce3" office:value-type="percentage" office:value="0.951585" calcext:value-type="percentage">
            <text:p>95,16%</text:p>
          </table:table-cell>
          <table:table-cell table:style-name="ce3" table:formula="of:=2*[Detection_performances.G48]*[Detection_performances.H48]/([Detection_performances.G48]+[Detection_performances.H48])" office:value-type="percentage" office:value="0.553390109508609" calcext:value-type="percentage">
            <text:p>55,3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14162" calcext:value-type="percentage">
            <text:p>81,4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690939" calcext:value-type="percentage">
            <text:p>69,09%</text:p>
          </table:table-cell>
          <table:table-cell table:style-name="ce3" office:value-type="percentage" office:value="0.40653" calcext:value-type="percentage">
            <text:p>40,65%</text:p>
          </table:table-cell>
          <table:table-cell table:style-name="ce3" table:formula="of:=2*[Detection_performances.M48]*[Detection_performances.N48]/([Detection_performances.M48]+[Detection_performances.N48])" office:value-type="percentage" office:value="0.511882215661673" calcext:value-type="percentage">
            <text:p>51,19%</text:p>
          </table:table-cell>
          <table:table-cell table:style-name="ce3" office:value-type="percentage" office:value="0.40653" calcext:value-type="percentage">
            <text:p>40,65%</text:p>
          </table:table-cell>
          <table:table-cell table:style-name="ce3" office:value-type="percentage" office:value="0.772664" calcext:value-type="percentage">
            <text:p>77,27%</text:p>
          </table:table-cell>
          <table:table-cell table:style-name="ce3" office:value-type="percentage" office:value="0.455985" calcext:value-type="percentage">
            <text:p>45,60%</text:p>
          </table:table-cell>
          <table:table-cell table:style-name="ce3" table:formula="of:=2*[Detection_performances.Q48]*[Detection_performances.R48]/([Detection_performances.Q48]+[Detection_performances.R48])" office:value-type="percentage" office:value="0.573513174291437" calcext:value-type="percentage">
            <text:p>57,35%</text:p>
          </table:table-cell>
          <table:table-cell table:style-name="ce3" office:value-type="percentage" office:value="0.450889" calcext:value-type="percentage">
            <text:p>45,09%</text:p>
          </table:table-cell>
          <table:table-cell table:style-name="ce3" office:value-type="percentage" office:value="0.666436" calcext:value-type="percentage">
            <text:p>66,64%</text:p>
          </table:table-cell>
          <table:table-cell office:value-type="percentage" office:value="0.505122" calcext:value-type="percentage">
            <text:p>50,51%</text:p>
          </table:table-cell>
          <table:table-cell table:formula="of:=2*[Detection_performances.U48]*[Detection_performances.V48]/([Detection_performances.U48]+[Detection_performances.V48])" office:value-type="percentage" office:value="0.574673187656096" calcext:value-type="percentage">
            <text:p>57,47%</text:p>
          </table:table-cell>
          <table:table-cell table:style-name="ce3" office:value-type="percentage" office:value="0.48092" calcext:value-type="percentage">
            <text:p>48,09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399838" calcext:value-type="percentage">
            <text:p>39,98%</text:p>
          </table:table-cell>
          <table:table-cell table:style-name="ce3" office:value-type="percentage" office:value="0.984459" calcext:value-type="percentage">
            <text:p>98,45%</text:p>
          </table:table-cell>
          <table:table-cell table:style-name="ce3" table:formula="of:=2*[Detection_performances.G49]*[Detection_performances.H49]/([Detection_performances.G49]+[Detection_performances.H49])" office:value-type="percentage" office:value="0.568698939088938" calcext:value-type="percentage">
            <text:p>56,8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34793" calcext:value-type="percentage">
            <text:p>93,4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08566" calcext:value-type="percentage">
            <text:p>70,86%</text:p>
          </table:table-cell>
          <table:table-cell table:style-name="ce3" office:value-type="percentage" office:value="0.483295" calcext:value-type="percentage">
            <text:p>48,33%</text:p>
          </table:table-cell>
          <table:table-cell table:style-name="ce3" table:formula="of:=2*[Detection_performances.M49]*[Detection_performances.N49]/([Detection_performances.M49]+[Detection_performances.N49])" office:value-type="percentage" office:value="0.574641514354442" calcext:value-type="percentage">
            <text:p>57,46%</text:p>
          </table:table-cell>
          <table:table-cell table:style-name="ce3" office:value-type="percentage" office:value="0.48518" calcext:value-type="percentage">
            <text:p>48,52%</text:p>
          </table:table-cell>
          <table:table-cell table:style-name="ce3" office:value-type="percentage" office:value="0.711624" calcext:value-type="percentage">
            <text:p>71,16%</text:p>
          </table:table-cell>
          <table:table-cell table:style-name="ce3" office:value-type="percentage" office:value="0.463722" calcext:value-type="percentage">
            <text:p>46,37%</text:p>
          </table:table-cell>
          <table:table-cell table:style-name="ce3" table:formula="of:=2*[Detection_performances.Q49]*[Detection_performances.R49]/([Detection_performances.Q49]+[Detection_performances.R49])" office:value-type="percentage" office:value="0.561529463711962" calcext:value-type="percentage">
            <text:p>56,15%</text:p>
          </table:table-cell>
          <table:table-cell table:style-name="ce3" office:value-type="percentage" office:value="0.462988" calcext:value-type="percentage">
            <text:p>46,30%</text:p>
          </table:table-cell>
          <table:table-cell table:style-name="ce3" office:value-type="percentage" office:value="0.683537" calcext:value-type="percentage">
            <text:p>68,35%</text:p>
          </table:table-cell>
          <table:table-cell office:value-type="percentage" office:value="0.528206" calcext:value-type="percentage">
            <text:p>52,82%</text:p>
          </table:table-cell>
          <table:table-cell table:formula="of:=2*[Detection_performances.U49]*[Detection_performances.V49]/([Detection_performances.U49]+[Detection_performances.V49])" office:value-type="percentage" office:value="0.595915709225471" calcext:value-type="percentage">
            <text:p>59,59%</text:p>
          </table:table-cell>
          <table:table-cell table:style-name="ce3" office:value-type="percentage" office:value="0.506764" calcext:value-type="percentage">
            <text:p>50,68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05187" calcext:value-type="percentage">
            <text:p>60,52%</text:p>
          </table:table-cell>
          <table:table-cell table:style-name="ce3" office:value-type="percentage" office:value="0.979639" calcext:value-type="percentage">
            <text:p>97,96%</text:p>
          </table:table-cell>
          <table:table-cell table:style-name="ce3" table:formula="of:=2*[Detection_performances.G50]*[Detection_performances.H50]/([Detection_performances.G50]+[Detection_performances.H50])" office:value-type="percentage" office:value="0.748176503279224" calcext:value-type="percentage">
            <text:p>74,8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16667" calcext:value-type="percentage">
            <text:p>91,6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37286" calcext:value-type="percentage">
            <text:p>73,73%</text:p>
          </table:table-cell>
          <table:table-cell table:style-name="ce3" office:value-type="percentage" office:value="0.549307" calcext:value-type="percentage">
            <text:p>54,93%</text:p>
          </table:table-cell>
          <table:table-cell table:style-name="ce3" table:formula="of:=2*[Detection_performances.M50]*[Detection_performances.N50]/([Detection_performances.M50]+[Detection_performances.N50])" office:value-type="percentage" office:value="0.629564066961347" calcext:value-type="percentage">
            <text:p>62,96%</text:p>
          </table:table-cell>
          <table:table-cell table:style-name="ce3" office:value-type="percentage" office:value="0.553183" calcext:value-type="percentage">
            <text:p>55,32%</text:p>
          </table:table-cell>
          <table:table-cell table:style-name="ce3" office:value-type="percentage" office:value="0.803341" calcext:value-type="percentage">
            <text:p>80,33%</text:p>
          </table:table-cell>
          <table:table-cell table:style-name="ce3" office:value-type="percentage" office:value="0.512796" calcext:value-type="percentage">
            <text:p>51,28%</text:p>
          </table:table-cell>
          <table:table-cell table:style-name="ce3" table:formula="of:=2*[Detection_performances.Q50]*[Detection_performances.R50]/([Detection_performances.Q50]+[Detection_performances.R50])" office:value-type="percentage" office:value="0.625998739395671" calcext:value-type="percentage">
            <text:p>62,60%</text:p>
          </table:table-cell>
          <table:table-cell table:style-name="ce3" office:value-type="percentage" office:value="0.503163" calcext:value-type="percentage">
            <text:p>50,32%</text:p>
          </table:table-cell>
          <table:table-cell table:style-name="ce3" office:value-type="percentage" office:value="0.77906" calcext:value-type="percentage">
            <text:p>77,91%</text:p>
          </table:table-cell>
          <table:table-cell office:value-type="percentage" office:value="0.594969" calcext:value-type="percentage">
            <text:p>59,50%</text:p>
          </table:table-cell>
          <table:table-cell table:formula="of:=2*[Detection_performances.U50]*[Detection_performances.V50]/([Detection_performances.U50]+[Detection_performances.V50])" office:value-type="percentage" office:value="0.674682338058367" calcext:value-type="percentage">
            <text:p>67,47%</text:p>
          </table:table-cell>
          <table:table-cell table:style-name="ce3" office:value-type="percentage" office:value="0.563859" calcext:value-type="percentage">
            <text:p>56,39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2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29109" calcext:value-type="percentage">
            <text:p>62,91%</text:p>
          </table:table-cell>
          <table:table-cell table:style-name="ce3" office:value-type="percentage" office:value="0.972572" calcext:value-type="percentage">
            <text:p>97,26%</text:p>
          </table:table-cell>
          <table:table-cell table:style-name="ce3" table:formula="of:=2*[Detection_performances.G51]*[Detection_performances.H51]/([Detection_performances.G51]+[Detection_performances.H51])" office:value-type="percentage" office:value="0.764014555143003" calcext:value-type="percentage">
            <text:p>76,4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86212" calcext:value-type="percentage">
            <text:p>88,6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13449" calcext:value-type="percentage">
            <text:p>81,34%</text:p>
          </table:table-cell>
          <table:table-cell table:style-name="ce3" office:value-type="percentage" office:value="0.471491" calcext:value-type="percentage">
            <text:p>47,15%</text:p>
          </table:table-cell>
          <table:table-cell table:style-name="ce3" table:formula="of:=2*[Detection_performances.M51]*[Detection_performances.N51]/([Detection_performances.M51]+[Detection_performances.N51])" office:value-type="percentage" office:value="0.596967768859246" calcext:value-type="percentage">
            <text:p>59,70%</text:p>
          </table:table-cell>
          <table:table-cell table:style-name="ce3" office:value-type="percentage" office:value="0.47755" calcext:value-type="percentage">
            <text:p>47,76%</text:p>
          </table:table-cell>
          <table:table-cell table:style-name="ce3" office:value-type="percentage" office:value="0.897387" calcext:value-type="percentage">
            <text:p>89,74%</text:p>
          </table:table-cell>
          <table:table-cell table:style-name="ce3" office:value-type="percentage" office:value="0.43677" calcext:value-type="percentage">
            <text:p>43,68%</text:p>
          </table:table-cell>
          <table:table-cell table:style-name="ce3" table:formula="of:=2*[Detection_performances.Q51]*[Detection_performances.R51]/([Detection_performances.Q51]+[Detection_performances.R51])" office:value-type="percentage" office:value="0.58756461194597" calcext:value-type="percentage">
            <text:p>58,76%</text:p>
          </table:table-cell>
          <table:table-cell table:style-name="ce3" office:value-type="percentage" office:value="0.421824" calcext:value-type="percentage">
            <text:p>42,18%</text:p>
          </table:table-cell>
          <table:table-cell table:style-name="ce3" office:value-type="percentage" office:value="0.852355" calcext:value-type="percentage">
            <text:p>85,24%</text:p>
          </table:table-cell>
          <table:table-cell office:value-type="percentage" office:value="0.470746" calcext:value-type="percentage">
            <text:p>47,07%</text:p>
          </table:table-cell>
          <table:table-cell table:formula="of:=2*[Detection_performances.U51]*[Detection_performances.V51]/([Detection_performances.U51]+[Detection_performances.V51])" office:value-type="percentage" office:value="0.606518635886452" calcext:value-type="percentage">
            <text:p>60,65%</text:p>
          </table:table-cell>
          <table:table-cell table:style-name="ce3" office:value-type="percentage" office:value="0.453667" calcext:value-type="percentage">
            <text:p>45,37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38994" calcext:value-type="percentage">
            <text:p>63,90%</text:p>
          </table:table-cell>
          <table:table-cell table:style-name="ce3" office:value-type="percentage" office:value="0.979453" calcext:value-type="percentage">
            <text:p>97,95%</text:p>
          </table:table-cell>
          <table:table-cell table:style-name="ce3" table:formula="of:=2*[Detection_performances.G52]*[Detection_performances.H52]/([Detection_performances.G52]+[Detection_performances.H52])" office:value-type="percentage" office:value="0.773413760576652" calcext:value-type="percentage">
            <text:p>77,3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14188" calcext:value-type="percentage">
            <text:p>91,4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63628" calcext:value-type="percentage">
            <text:p>86,36%</text:p>
          </table:table-cell>
          <table:table-cell table:style-name="ce3" office:value-type="percentage" office:value="0.520831" calcext:value-type="percentage">
            <text:p>52,08%</text:p>
          </table:table-cell>
          <table:table-cell table:style-name="ce3" table:formula="of:=2*[Detection_performances.M52]*[Detection_performances.N52]/([Detection_performances.M52]+[Detection_performances.N52])" office:value-type="percentage" office:value="0.649790618383065" calcext:value-type="percentage">
            <text:p>64,98%</text:p>
          </table:table-cell>
          <table:table-cell table:style-name="ce3" office:value-type="percentage" office:value="0.526214" calcext:value-type="percentage">
            <text:p>52,62%</text:p>
          </table:table-cell>
          <table:table-cell table:style-name="ce3" office:value-type="percentage" office:value="0.933584" calcext:value-type="percentage">
            <text:p>93,36%</text:p>
          </table:table-cell>
          <table:table-cell table:style-name="ce3" office:value-type="percentage" office:value="0.497734" calcext:value-type="percentage">
            <text:p>49,77%</text:p>
          </table:table-cell>
          <table:table-cell table:style-name="ce3" table:formula="of:=2*[Detection_performances.Q52]*[Detection_performances.R52]/([Detection_performances.Q52]+[Detection_performances.R52])" office:value-type="percentage" office:value="0.649298756329481" calcext:value-type="percentage">
            <text:p>64,93%</text:p>
          </table:table-cell>
          <table:table-cell table:style-name="ce3" office:value-type="percentage" office:value="0.490049" calcext:value-type="percentage">
            <text:p>49,00%</text:p>
          </table:table-cell>
          <table:table-cell table:style-name="ce3" office:value-type="percentage" office:value="0.903719" calcext:value-type="percentage">
            <text:p>90,37%</text:p>
          </table:table-cell>
          <table:table-cell office:value-type="percentage" office:value="0.551375" calcext:value-type="percentage">
            <text:p>55,14%</text:p>
          </table:table-cell>
          <table:table-cell table:formula="of:=2*[Detection_performances.U52]*[Detection_performances.V52]/([Detection_performances.U52]+[Detection_performances.V52])" office:value-type="percentage" office:value="0.684887799173112" calcext:value-type="percentage">
            <text:p>68,49%</text:p>
          </table:table-cell>
          <table:table-cell table:style-name="ce3" office:value-type="percentage" office:value="0.511342" calcext:value-type="percentage">
            <text:p>51,13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4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10224" calcext:value-type="percentage">
            <text:p>61,02%</text:p>
          </table:table-cell>
          <table:table-cell table:style-name="ce3" office:value-type="percentage" office:value="0.968908" calcext:value-type="percentage">
            <text:p>96,89%</text:p>
          </table:table-cell>
          <table:table-cell table:style-name="ce3" table:formula="of:=2*[Detection_performances.G53]*[Detection_performances.H53]/([Detection_performances.G53]+[Detection_performances.H53])" office:value-type="percentage" office:value="0.748830262944453" calcext:value-type="percentage">
            <text:p>74,8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80848" calcext:value-type="percentage">
            <text:p>88,0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04057" calcext:value-type="percentage">
            <text:p>80,41%</text:p>
          </table:table-cell>
          <table:table-cell table:style-name="ce3" office:value-type="percentage" office:value="0.465728" calcext:value-type="percentage">
            <text:p>46,57%</text:p>
          </table:table-cell>
          <table:table-cell table:style-name="ce3" table:formula="of:=2*[Detection_performances.M53]*[Detection_performances.N53]/([Detection_performances.M53]+[Detection_performances.N53])" office:value-type="percentage" office:value="0.589819313499529" calcext:value-type="percentage">
            <text:p>58,98%</text:p>
          </table:table-cell>
          <table:table-cell table:style-name="ce3" office:value-type="percentage" office:value="0.467119" calcext:value-type="percentage">
            <text:p>46,71%</text:p>
          </table:table-cell>
          <table:table-cell table:style-name="ce3" office:value-type="percentage" office:value="0.871008" calcext:value-type="percentage">
            <text:p>87,10%</text:p>
          </table:table-cell>
          <table:table-cell table:style-name="ce3" office:value-type="percentage" office:value="0.442212" calcext:value-type="percentage">
            <text:p>44,22%</text:p>
          </table:table-cell>
          <table:table-cell table:style-name="ce3" table:formula="of:=2*[Detection_performances.Q53]*[Detection_performances.R53]/([Detection_performances.Q53]+[Detection_performances.R53])" office:value-type="percentage" office:value="0.586604209037328" calcext:value-type="percentage">
            <text:p>58,66%</text:p>
          </table:table-cell>
          <table:table-cell table:style-name="ce3" office:value-type="percentage" office:value="0.424054" calcext:value-type="percentage">
            <text:p>42,41%</text:p>
          </table:table-cell>
          <table:table-cell table:style-name="ce3" office:value-type="percentage" office:value="0.847892" calcext:value-type="percentage">
            <text:p>84,79%</text:p>
          </table:table-cell>
          <table:table-cell office:value-type="percentage" office:value="0.487276" calcext:value-type="percentage">
            <text:p>48,73%</text:p>
          </table:table-cell>
          <table:table-cell table:formula="of:=2*[Detection_performances.U53]*[Detection_performances.V53]/([Detection_performances.U53]+[Detection_performances.V53])" office:value-type="percentage" office:value="0.618884548149746" calcext:value-type="percentage">
            <text:p>61,89%</text:p>
          </table:table-cell>
          <table:table-cell table:style-name="ce3" office:value-type="percentage" office:value="0.452795" calcext:value-type="percentage">
            <text:p>45,28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5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591899" calcext:value-type="percentage">
            <text:p>59,19%</text:p>
          </table:table-cell>
          <table:table-cell table:style-name="ce3" office:value-type="percentage" office:value="0.975271" calcext:value-type="percentage">
            <text:p>97,53%</text:p>
          </table:table-cell>
          <table:table-cell table:style-name="ce3" table:formula="of:=2*[Detection_performances.G54]*[Detection_performances.H54]/([Detection_performances.G54]+[Detection_performances.H54])" office:value-type="percentage" office:value="0.736693440569944" calcext:value-type="percentage">
            <text:p>73,6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99763" calcext:value-type="percentage">
            <text:p>89,9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73231" calcext:value-type="percentage">
            <text:p>87,32%</text:p>
          </table:table-cell>
          <table:table-cell table:style-name="ce3" office:value-type="percentage" office:value="0.535636" calcext:value-type="percentage">
            <text:p>53,56%</text:p>
          </table:table-cell>
          <table:table-cell table:style-name="ce3" table:formula="of:=2*[Detection_performances.M54]*[Detection_performances.N54]/([Detection_performances.M54]+[Detection_performances.N54])" office:value-type="percentage" office:value="0.663985968747937" calcext:value-type="percentage">
            <text:p>66,40%</text:p>
          </table:table-cell>
          <table:table-cell table:style-name="ce3" office:value-type="percentage" office:value="0.536483" calcext:value-type="percentage">
            <text:p>53,65%</text:p>
          </table:table-cell>
          <table:table-cell table:style-name="ce3" office:value-type="percentage" office:value="0.930596" calcext:value-type="percentage">
            <text:p>93,06%</text:p>
          </table:table-cell>
          <table:table-cell table:style-name="ce3" office:value-type="percentage" office:value="0.557377" calcext:value-type="percentage">
            <text:p>55,74%</text:p>
          </table:table-cell>
          <table:table-cell table:style-name="ce3" table:formula="of:=2*[Detection_performances.Q54]*[Detection_performances.R54]/([Detection_performances.Q54]+[Detection_performances.R54])" office:value-type="percentage" office:value="0.697180401380939" calcext:value-type="percentage">
            <text:p>69,72%</text:p>
          </table:table-cell>
          <table:table-cell table:style-name="ce3" office:value-type="percentage" office:value="0.517329" calcext:value-type="percentage">
            <text:p>51,73%</text:p>
          </table:table-cell>
          <table:table-cell table:style-name="ce3" office:value-type="percentage" office:value="0.914519" calcext:value-type="percentage">
            <text:p>91,45%</text:p>
          </table:table-cell>
          <table:table-cell office:value-type="percentage" office:value="0.539598" calcext:value-type="percentage">
            <text:p>53,96%</text:p>
          </table:table-cell>
          <table:table-cell table:formula="of:=2*[Detection_performances.U54]*[Detection_performances.V54]/([Detection_performances.U54]+[Detection_performances.V54])" office:value-type="percentage" office:value="0.678724783991935" calcext:value-type="percentage">
            <text:p>67,87%</text:p>
          </table:table-cell>
          <table:table-cell table:style-name="ce3" office:value-type="percentage" office:value="0.51961" calcext:value-type="percentage">
            <text:p>51,96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6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38477" calcext:value-type="percentage">
            <text:p>63,85%</text:p>
          </table:table-cell>
          <table:table-cell table:style-name="ce3" office:value-type="percentage" office:value="0.97457" calcext:value-type="percentage">
            <text:p>97,46%</text:p>
          </table:table-cell>
          <table:table-cell table:style-name="ce3" table:formula="of:=2*[Detection_performances.G55]*[Detection_performances.H55]/([Detection_performances.G55]+[Detection_performances.H55])" office:value-type="percentage" office:value="0.771509484708133" calcext:value-type="percentage">
            <text:p>77,1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91664" calcext:value-type="percentage">
            <text:p>89,1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54841" calcext:value-type="percentage">
            <text:p>85,48%</text:p>
          </table:table-cell>
          <table:table-cell table:style-name="ce3" office:value-type="percentage" office:value="0.487045" calcext:value-type="percentage">
            <text:p>48,70%</text:p>
          </table:table-cell>
          <table:table-cell table:style-name="ce3" table:formula="of:=2*[Detection_performances.M55]*[Detection_performances.N55]/([Detection_performances.M55]+[Detection_performances.N55])" office:value-type="percentage" office:value="0.620538607370522" calcext:value-type="percentage">
            <text:p>62,05%</text:p>
          </table:table-cell>
          <table:table-cell table:style-name="ce3" office:value-type="percentage" office:value="0.4906" calcext:value-type="percentage">
            <text:p>49,06%</text:p>
          </table:table-cell>
          <table:table-cell table:style-name="ce3" office:value-type="percentage" office:value="0.903379" calcext:value-type="percentage">
            <text:p>90,34%</text:p>
          </table:table-cell>
          <table:table-cell table:style-name="ce3" office:value-type="percentage" office:value="0.44278" calcext:value-type="percentage">
            <text:p>44,28%</text:p>
          </table:table-cell>
          <table:table-cell table:style-name="ce3" table:formula="of:=2*[Detection_performances.Q55]*[Detection_performances.R55]/([Detection_performances.Q55]+[Detection_performances.R55])" office:value-type="percentage" office:value="0.594280695846479" calcext:value-type="percentage">
            <text:p>59,43%</text:p>
          </table:table-cell>
          <table:table-cell table:style-name="ce3" office:value-type="percentage" office:value="0.431352" calcext:value-type="percentage">
            <text:p>43,14%</text:p>
          </table:table-cell>
          <table:table-cell table:style-name="ce3" office:value-type="percentage" office:value="0.881267" calcext:value-type="percentage">
            <text:p>88,13%</text:p>
          </table:table-cell>
          <table:table-cell office:value-type="percentage" office:value="0.493626" calcext:value-type="percentage">
            <text:p>49,36%</text:p>
          </table:table-cell>
          <table:table-cell table:formula="of:=2*[Detection_performances.U55]*[Detection_performances.V55]/([Detection_performances.U55]+[Detection_performances.V55])" office:value-type="percentage" office:value="0.632800231206356" calcext:value-type="percentage">
            <text:p>63,28%</text:p>
          </table:table-cell>
          <table:table-cell table:style-name="ce3" office:value-type="percentage" office:value="0.460691" calcext:value-type="percentage">
            <text:p>46,07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13949" calcext:value-type="percentage">
            <text:p>61,39%</text:p>
          </table:table-cell>
          <table:table-cell table:style-name="ce3" office:value-type="percentage" office:value="0.977408" calcext:value-type="percentage">
            <text:p>97,74%</text:p>
          </table:table-cell>
          <table:table-cell table:style-name="ce3" table:formula="of:=2*[Detection_performances.G56]*[Detection_performances.H56]/([Detection_performances.G56]+[Detection_performances.H56])" office:value-type="percentage" office:value="0.754172274595832" calcext:value-type="percentage">
            <text:p>75,4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06649" calcext:value-type="percentage">
            <text:p>90,6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30878" calcext:value-type="percentage">
            <text:p>83,09%</text:p>
          </table:table-cell>
          <table:table-cell table:style-name="ce3" office:value-type="percentage" office:value="0.498846" calcext:value-type="percentage">
            <text:p>49,88%</text:p>
          </table:table-cell>
          <table:table-cell table:style-name="ce3" table:formula="of:=2*[Detection_performances.M56]*[Detection_performances.N56]/([Detection_performances.M56]+[Detection_performances.N56])" office:value-type="percentage" office:value="0.623407815137577" calcext:value-type="percentage">
            <text:p>62,34%</text:p>
          </table:table-cell>
          <table:table-cell table:style-name="ce3" office:value-type="percentage" office:value="0.499952" calcext:value-type="percentage">
            <text:p>50,00%</text:p>
          </table:table-cell>
          <table:table-cell table:style-name="ce3" office:value-type="percentage" office:value="0.892148" calcext:value-type="percentage">
            <text:p>89,21%</text:p>
          </table:table-cell>
          <table:table-cell table:style-name="ce3" office:value-type="percentage" office:value="0.471801" calcext:value-type="percentage">
            <text:p>47,18%</text:p>
          </table:table-cell>
          <table:table-cell table:style-name="ce3" table:formula="of:=2*[Detection_performances.Q56]*[Detection_performances.R56]/([Detection_performances.Q56]+[Detection_performances.R56])" office:value-type="percentage" office:value="0.617202429926632" calcext:value-type="percentage">
            <text:p>61,72%</text:p>
          </table:table-cell>
          <table:table-cell table:style-name="ce3" office:value-type="percentage" office:value="0.44469" calcext:value-type="percentage">
            <text:p>44,47%</text:p>
          </table:table-cell>
          <table:table-cell table:style-name="ce3" office:value-type="percentage" office:value="0.865003" calcext:value-type="percentage">
            <text:p>86,50%</text:p>
          </table:table-cell>
          <table:table-cell office:value-type="percentage" office:value="0.496557" calcext:value-type="percentage">
            <text:p>49,66%</text:p>
          </table:table-cell>
          <table:table-cell table:formula="of:=2*[Detection_performances.U56]*[Detection_performances.V56]/([Detection_performances.U56]+[Detection_performances.V56])" office:value-type="percentage" office:value="0.63092819217809" calcext:value-type="percentage">
            <text:p>63,09%</text:p>
          </table:table-cell>
          <table:table-cell table:style-name="ce3" office:value-type="percentage" office:value="0.473952" calcext:value-type="percentage">
            <text:p>47,40%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mean :</text:p>
          </table:table-cell>
          <table:table-cell table:style-name="ce3" table:formula="of:=([Detection_performances.G42]+[Detection_performances.G43]+[Detection_performances.G44]+[Detection_performances.G45]+[Detection_performances.G46]+[Detection_performances.G47]+[Detection_performances.G48]+[Detection_performances.G49]+[Detection_performances.G50]+[Detection_performances.G51]+[Detection_performances.G52]+[Detection_performances.G53]+[Detection_performances.G54]+[Detection_performances.G55]+[Detection_performances.G56])/15" office:value-type="percentage" office:value="0.510010666666667" calcext:value-type="percentage">
            <text:p>51,00%</text:p>
          </table:table-cell>
          <table:table-cell table:style-name="ce3" table:formula="of:=([Detection_performances.H42]+[Detection_performances.H43]+[Detection_performances.H44]+[Detection_performances.H45]+[Detection_performances.H46]+[Detection_performances.H47]+[Detection_performances.H48]+[Detection_performances.H49]+[Detection_performances.H50]+[Detection_performances.H51]+[Detection_performances.H52]+[Detection_performances.H53]+[Detection_performances.H54]+[Detection_performances.H55]+[Detection_performances.H56])/15" office:value-type="percentage" office:value="0.976317733333333" calcext:value-type="percentage">
            <text:p>97,63%</text:p>
          </table:table-cell>
          <table:table-cell table:style-name="ce3" table:formula="of:=([Detection_performances.I42]+[Detection_performances.I43]+[Detection_performances.I44]+[Detection_performances.I45]+[Detection_performances.I46]+[Detection_performances.I47]+[Detection_performances.I48]+[Detection_performances.I49]+[Detection_performances.I50]+[Detection_performances.I51]+[Detection_performances.I52]+[Detection_performances.I53]+[Detection_performances.I54]+[Detection_performances.I55]+[Detection_performances.I56])/15" office:value-type="percentage" office:value="0.663874926869578" calcext:value-type="percentage">
            <text:p>66,39%</text:p>
          </table:table-cell>
          <table:table-cell/>
          <table:table-cell table:style-name="ce3" table:formula="of:=([Detection_performances.K42]+[Detection_performances.K43]+[Detection_performances.K44]+[Detection_performances.K45]+[Detection_performances.K46]+[Detection_performances.K47]+[Detection_performances.K48]+[Detection_performances.K49]+[Detection_performances.K50]+[Detection_performances.K51]+[Detection_performances.K52]+[Detection_performances.K53]+[Detection_performances.K54]+[Detection_performances.K55]+[Detection_performances.K56])/15" office:value-type="percentage" office:value="0.902902733333333" calcext:value-type="percentage">
            <text:p>90,29%</text:p>
          </table:table-cell>
          <table:table-cell/>
          <table:table-cell table:style-name="ce3" table:formula="of:=([Detection_performances.M42]+[Detection_performances.M43]+[Detection_performances.M44]+[Detection_performances.M45]+[Detection_performances.M46]+[Detection_performances.M47]+[Detection_performances.M48]+[Detection_performances.M49]+[Detection_performances.M50]+[Detection_performances.M51]+[Detection_performances.M53]+[Detection_performances.M54]+[Detection_performances.M55]+[Detection_performances.M56]+[Detection_performances.M56])/15" office:value-type="percentage" office:value="0.764840933333333" calcext:value-type="percentage">
            <text:p>76,48%</text:p>
          </table:table-cell>
          <table:table-cell table:style-name="ce3" table:formula="of:=([Detection_performances.N42]+[Detection_performances.N43]+[Detection_performances.N44]+[Detection_performances.N45]+[Detection_performances.N46]+[Detection_performances.N47]+[Detection_performances.N48]+[Detection_performances.N49]+[Detection_performances.N50]+[Detection_performances.N51]+[Detection_performances.N53]+[Detection_performances.N54]+[Detection_performances.N55]+[Detection_performances.N56]+[Detection_performances.N56])/15" office:value-type="percentage" office:value="0.497407133333333" calcext:value-type="percentage">
            <text:p>49,74%</text:p>
          </table:table-cell>
          <table:table-cell table:style-name="ce3" table:formula="of:=([Detection_performances.O42]+[Detection_performances.O43]+[Detection_performances.O44]+[Detection_performances.O45]+[Detection_performances.O46]+[Detection_performances.O47]+[Detection_performances.O48]+[Detection_performances.O49]+[Detection_performances.O50]+[Detection_performances.O51]+[Detection_performances.O52]+[Detection_performances.O53]+[Detection_performances.O54]+[Detection_performances.O55]+[Detection_performances.O56])/15" office:value-type="percentage" office:value="0.603138701366848" calcext:value-type="percentage">
            <text:p>60,31%</text:p>
          </table:table-cell>
          <table:table-cell table:style-name="ce3" table:formula="of:=([Detection_performances.P42]+[Detection_performances.P43]+[Detection_performances.P44]+[Detection_performances.P45]+[Detection_performances.P46]+[Detection_performances.P47]+[Detection_performances.P48]+[Detection_performances.P49]+[Detection_performances.P50]+[Detection_performances.P51]+[Detection_performances.P53]+[Detection_performances.P54]+[Detection_performances.P55]+[Detection_performances.P56]+[Detection_performances.P56])/15" office:value-type="percentage" office:value="0.498987933333333" calcext:value-type="percentage">
            <text:p>49,90%</text:p>
          </table:table-cell>
          <table:table-cell table:style-name="ce3" table:formula="of:=([Detection_performances.Q42]+[Detection_performances.Q43]+[Detection_performances.Q44]+[Detection_performances.Q45]+[Detection_performances.Q46]+[Detection_performances.Q47]+[Detection_performances.Q48]+[Detection_performances.Q49]+[Detection_performances.Q50]+[Detection_performances.Q51]+[Detection_performances.Q53]+[Detection_performances.Q54]+[Detection_performances.Q55]+[Detection_performances.Q56]+[Detection_performances.Q56])/15" office:value-type="percentage" office:value="0.8313122" calcext:value-type="percentage">
            <text:p>83,13%</text:p>
          </table:table-cell>
          <table:table-cell table:style-name="ce3" table:formula="of:=([Detection_performances.R42]+[Detection_performances.R43]+[Detection_performances.R44]+[Detection_performances.R45]+[Detection_performances.R46]+[Detection_performances.R47]+[Detection_performances.R48]+[Detection_performances.R49]+[Detection_performances.R50]+[Detection_performances.R51]+[Detection_performances.R53]+[Detection_performances.R54]+[Detection_performances.R55]+[Detection_performances.R56]+[Detection_performances.R56])/15" office:value-type="percentage" office:value="0.498237593333333" calcext:value-type="percentage">
            <text:p>49,82%</text:p>
          </table:table-cell>
          <table:table-cell table:style-name="ce3" table:formula="of:=([Detection_performances.S42]+[Detection_performances.S43]+[Detection_performances.S44]+[Detection_performances.S45]+[Detection_performances.S46]+[Detection_performances.S47]+[Detection_performances.S48]+[Detection_performances.S49]+[Detection_performances.S50]+[Detection_performances.S51]+[Detection_performances.S52]+[Detection_performances.S53]+[Detection_performances.S54]+[Detection_performances.S55]+[Detection_performances.T56])/15" office:value-type="percentage" office:value="0.610665728502719" calcext:value-type="percentage">
            <text:p>61,07%</text:p>
          </table:table-cell>
          <table:table-cell table:style-name="ce3" table:formula="of:=([Detection_performances.T42]+[Detection_performances.T43]+[Detection_performances.T44]+[Detection_performances.T45]+[Detection_performances.T46]+[Detection_performances.T47]+[Detection_performances.T48]+[Detection_performances.T49]+[Detection_performances.T50]+[Detection_performances.T51]+[Detection_performances.T53]+[Detection_performances.T54]+[Detection_performances.T55]+[Detection_performances.T56]+[Detection_performances.T56])/15" office:value-type="percentage" office:value="0.483447866666667" calcext:value-type="percentage">
            <text:p>48,34%</text:p>
          </table:table-cell>
          <table:table-cell table:style-name="ce3" table:formula="of:=([Detection_performances.U42]+[Detection_performances.U43]+[Detection_performances.U44]+[Detection_performances.U45]+[Detection_performances.U46]+[Detection_performances.U47]+[Detection_performances.U48]+[Detection_performances.U49]+[Detection_performances.U50]+[Detection_performances.U51]+[Detection_performances.U53]+[Detection_performances.U54]+[Detection_performances.U55]+[Detection_performances.U56]+[Detection_performances.U56])/15" office:value-type="percentage" office:value="0.773274266666667" calcext:value-type="percentage">
            <text:p>77,33%</text:p>
          </table:table-cell>
          <table:table-cell table:formula="of:=([Detection_performances.V42]+[Detection_performances.V43]+[Detection_performances.V44]+[Detection_performances.V45]+[Detection_performances.V46]+[Detection_performances.V47]+[Detection_performances.V48]+[Detection_performances.V49]+[Detection_performances.V50]+[Detection_performances.V51]+[Detection_performances.V53]+[Detection_performances.V54]+[Detection_performances.V55]+[Detection_performances.V56]+[Detection_performances.V56])/15" office:value-type="percentage" office:value="0.529180333333333" calcext:value-type="percentage">
            <text:p>52,92%</text:p>
          </table:table-cell>
          <table:table-cell table:formula="of:=([Detection_performances.W42]+[Detection_performances.W43]+[Detection_performances.W44]+[Detection_performances.W45]+[Detection_performances.W46]+[Detection_performances.W47]+[Detection_performances.W48]+[Detection_performances.W49]+[Detection_performances.W50]+[Detection_performances.W51]+[Detection_performances.W53]+[Detection_performances.W54]+[Detection_performances.W55]+[Detection_performances.W56]+[Detection_performances.W56])/15" office:value-type="percentage" office:value="0.622844265847474" calcext:value-type="percentage">
            <text:p>62,28%</text:p>
          </table:table-cell>
          <table:table-cell table:style-name="ce3" table:formula="of:=([Detection_performances.X42]+[Detection_performances.X43]+[Detection_performances.X44]+[Detection_performances.X45]+[Detection_performances.X46]+[Detection_performances.X47]+[Detection_performances.X48]+[Detection_performances.X49]+[Detection_performances.X50]+[Detection_performances.X51]+[Detection_performances.X53]+[Detection_performances.X54]+[Detection_performances.X55]+[Detection_performances.X56]+[Detection_performances.X56])/15" office:value-type="percentage" office:value="0.505853133333333" calcext:value-type="percentage">
            <text:p>50,59%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variance : </text:p>
          </table:table-cell>
          <table:table-cell table:style-name="ce3" table:formula="of:=(([Detection_performances.G42]-[Detection_performances.G57])^2 + ([Detection_performances.G43]-[Detection_performances.G57])^2 + ([Detection_performances.G44]-[Detection_performances.G57])^2 + ([Detection_performances.G45]-[Detection_performances.G57])^2 + ([Detection_performances.G46]-[Detection_performances.G57])^2 + ([Detection_performances.G47]-[Detection_performances.G57])^2 + ([Detection_performances.G48]-[Detection_performances.G57])^2 + ([Detection_performances.G49]-[Detection_performances.G57])^2 + ([Detection_performances.G50]-[Detection_performances.G57])^2 + ([Detection_performances.G51]-[Detection_performances.G57])^2 + ([Detection_performances.G52]-[Detection_performances.G57])^2 + ([Detection_performances.G53]-[Detection_performances.G57])^2 + ([Detection_performances.G54]-[Detection_performances.G57])^2 + ([Detection_performances.G55]-[Detection_performances.G57])^2 + ([Detection_performances.G56]-[Detection_performances.G57])^2) / 15" office:value-type="percentage" office:value="0.0105780149435556" calcext:value-type="percentage">
            <text:p>1,06%</text:p>
          </table:table-cell>
          <table:table-cell table:style-name="ce3" table:formula="of:=(([Detection_performances.H42]-[Detection_performances.H57])^2 + ([Detection_performances.H43]-[Detection_performances.H57])^2 + ([Detection_performances.H44]-[Detection_performances.H57])^2 + ([Detection_performances.H45]-[Detection_performances.H57])^2 + ([Detection_performances.H46]-[Detection_performances.H57])^2 + ([Detection_performances.H47]-[Detection_performances.H57])^2 + ([Detection_performances.H48]-[Detection_performances.H57])^2 + ([Detection_performances.H49]-[Detection_performances.H57])^2 + ([Detection_performances.H50]-[Detection_performances.H57])^2 + ([Detection_performances.H51]-[Detection_performances.H57])^2 + ([Detection_performances.H52]-[Detection_performances.H57])^2 + ([Detection_performances.H53]-[Detection_performances.H57])^2 + ([Detection_performances.H54]-[Detection_performances.H57])^2 + ([Detection_performances.H55]-[Detection_performances.H57])^2 + ([Detection_performances.H56]-[Detection_performances.H57])^2) / 15" office:value-type="percentage" office:value="0.0000732058845955557" calcext:value-type="percentage">
            <text:p>0,01%</text:p>
          </table:table-cell>
          <table:table-cell table:style-name="ce3" table:formula="of:=(([Detection_performances.I42]-[Detection_performances.I57])^2 + ([Detection_performances.I43]-[Detection_performances.I57])^2 + ([Detection_performances.I44]-[Detection_performances.I57])^2 + ([Detection_performances.I45]-[Detection_performances.I57])^2 + ([Detection_performances.I46]-[Detection_performances.I57])^2 + ([Detection_performances.I47]-[Detection_performances.I57])^2 + ([Detection_performances.I48]-[Detection_performances.I57])^2 + ([Detection_performances.I49]-[Detection_performances.I57])^2 + ([Detection_performances.I50]-[Detection_performances.I57])^2 + ([Detection_performances.I51]-[Detection_performances.I57])^2 + ([Detection_performances.I52]-[Detection_performances.I57])^2 + ([Detection_performances.I53]-[Detection_performances.I57])^2 + ([Detection_performances.I54]-[Detection_performances.I57])^2 + ([Detection_performances.I55]-[Detection_performances.I57])^2 + ([Detection_performances.I56]-[Detection_performances.I57])^2) / 15" office:value-type="percentage" office:value="0.00783048823941852" calcext:value-type="percentage">
            <text:p>0,78%</text:p>
          </table:table-cell>
          <table:table-cell/>
          <table:table-cell table:style-name="ce3" table:formula="of:=(([Detection_performances.K42]-[Detection_performances.K57])^2 + ([Detection_performances.K43]-[Detection_performances.K57])^2 + ([Detection_performances.K44]-[Detection_performances.K57])^2 + ([Detection_performances.K45]-[Detection_performances.K57])^2 + ([Detection_performances.K46]-[Detection_performances.K57])^2 + ([Detection_performances.K47]-[Detection_performances.K57])^2 + ([Detection_performances.K48]-[Detection_performances.K57])^2 + ([Detection_performances.K49]-[Detection_performances.K57])^2 + ([Detection_performances.K50]-[Detection_performances.K57])^2 + ([Detection_performances.K51]-[Detection_performances.K57])^2 + ([Detection_performances.K52]-[Detection_performances.K57])^2 + ([Detection_performances.K53]-[Detection_performances.K57])^2 + ([Detection_performances.K54]-[Detection_performances.K57])^2 + ([Detection_performances.K55]-[Detection_performances.K57])^2 + ([Detection_performances.K56]-[Detection_performances.K57])^2) / 15" office:value-type="percentage" office:value="0.000975203272728889" calcext:value-type="percentage">
            <text:p>0,10%</text:p>
          </table:table-cell>
          <table:table-cell/>
          <table:table-cell table:style-name="ce3" table:formula="of:=(([Detection_performances.M42]-[Detection_performances.M57])^2 + ([Detection_performances.M43]-[Detection_performances.M57])^2 + ([Detection_performances.M44]-[Detection_performances.M57])^2 + ([Detection_performances.M45]-[Detection_performances.M57])^2 + ([Detection_performances.M46]-[Detection_performances.M57])^2 + ([Detection_performances.M47]-[Detection_performances.M57])^2 + ([Detection_performances.M48]-[Detection_performances.M57])^2 + ([Detection_performances.M49]-[Detection_performances.M57])^2 + ([Detection_performances.M50]-[Detection_performances.M57])^2 + ([Detection_performances.M51]-[Detection_performances.M57])^2 + ([Detection_performances.M53]-[Detection_performances.M57])^2 + ([Detection_performances.M54]-[Detection_performances.M57])^2 + ([Detection_performances.M55]-[Detection_performances.M57])^2 + ([Detection_performances.M56]-[Detection_performances.M57])^2 + ([Detection_performances.M56]-[Detection_performances.M57])^2) / 15" office:value-type="percentage" office:value="0.00392079755659556" calcext:value-type="percentage">
            <text:p>0,39%</text:p>
          </table:table-cell>
          <table:table-cell table:style-name="ce3" table:formula="of:=(([Detection_performances.N42]-[Detection_performances.N57])^2 + ([Detection_performances.N43]-[Detection_performances.N57])^2 + ([Detection_performances.N44]-[Detection_performances.N57])^2 + ([Detection_performances.N45]-[Detection_performances.N57])^2 + ([Detection_performances.N46]-[Detection_performances.N57])^2 + ([Detection_performances.N47]-[Detection_performances.N57])^2 + ([Detection_performances.N48]-[Detection_performances.N57])^2 + ([Detection_performances.N49]-[Detection_performances.N57])^2 + ([Detection_performances.N50]-[Detection_performances.N57])^2 + ([Detection_performances.N51]-[Detection_performances.N57])^2 + ([Detection_performances.N53]-[Detection_performances.N57])^2 + ([Detection_performances.N54]-[Detection_performances.N57])^2 + ([Detection_performances.N55]-[Detection_performances.N57])^2 + ([Detection_performances.N56]-[Detection_performances.N57])^2 + ([Detection_performances.N56]-[Detection_performances.N57])^2) / 15" office:value-type="percentage" office:value="0.00124972390611555" calcext:value-type="percentage">
            <text:p>0,12%</text:p>
          </table:table-cell>
          <table:table-cell table:style-name="ce3" table:formula="of:=(([Detection_performances.O42]-[Detection_performances.O57])^2 + ([Detection_performances.O43]-[Detection_performances.O57])^2 + ([Detection_performances.O44]-[Detection_performances.O57])^2 + ([Detection_performances.O45]-[Detection_performances.O57])^2 + ([Detection_performances.O46]-[Detection_performances.O57])^2 + ([Detection_performances.O47]-[Detection_performances.O57])^2 + ([Detection_performances.O48]-[Detection_performances.O57])^2 + ([Detection_performances.O49]-[Detection_performances.O57])^2 + ([Detection_performances.O50]-[Detection_performances.O57])^2 + ([Detection_performances.O51]-[Detection_performances.O57])^2 + ([Detection_performances.O52]-[Detection_performances.O57])^2 + ([Detection_performances.O53]-[Detection_performances.O57])^2 + ([Detection_performances.O54]-[Detection_performances.O57])^2 + ([Detection_performances.O55]-[Detection_performances.O57])^2 + ([Detection_performances.O56]-[Detection_performances.O57])^2) / 15" office:value-type="percentage" office:value="0.00133080560847398" calcext:value-type="percentage">
            <text:p>0,13%</text:p>
          </table:table-cell>
          <table:table-cell table:style-name="ce3" table:formula="of:=(([Detection_performances.P42]-[Detection_performances.P57])^2 + ([Detection_performances.P43]-[Detection_performances.P57])^2 + ([Detection_performances.P44]-[Detection_performances.P57])^2 + ([Detection_performances.P45]-[Detection_performances.P57])^2 + ([Detection_performances.P46]-[Detection_performances.P57])^2 + ([Detection_performances.P47]-[Detection_performances.P57])^2 + ([Detection_performances.P48]-[Detection_performances.P57])^2 + ([Detection_performances.P49]-[Detection_performances.P57])^2 + ([Detection_performances.P50]-[Detection_performances.P57])^2 + ([Detection_performances.P51]-[Detection_performances.P57])^2 + ([Detection_performances.P53]-[Detection_performances.P57])^2 + ([Detection_performances.P54]-[Detection_performances.P57])^2 + ([Detection_performances.P55]-[Detection_performances.P57])^2 + ([Detection_performances.P56]-[Detection_performances.P57])^2 + ([Detection_performances.P56]-[Detection_performances.P57])^2) / 15" office:value-type="percentage" office:value="0.00125281075046222" calcext:value-type="percentage">
            <text:p>0,13%</text:p>
          </table:table-cell>
          <table:table-cell table:style-name="ce3" table:formula="of:=(([Detection_performances.Q42]-[Detection_performances.Q57])^2 + ([Detection_performances.Q43]-[Detection_performances.Q57])^2 + ([Detection_performances.Q44]-[Detection_performances.Q57])^2 + ([Detection_performances.Q45]-[Detection_performances.Q57])^2 + ([Detection_performances.Q46]-[Detection_performances.Q57])^2 + ([Detection_performances.Q47]-[Detection_performances.Q57])^2 + ([Detection_performances.Q48]-[Detection_performances.Q57])^2 + ([Detection_performances.Q49]-[Detection_performances.Q57])^2 + ([Detection_performances.Q50]-[Detection_performances.Q57])^2 + ([Detection_performances.Q51]-[Detection_performances.Q57])^2 + ([Detection_performances.Q53]-[Detection_performances.Q57])^2 + ([Detection_performances.Q54]-[Detection_performances.Q57])^2 + ([Detection_performances.Q55]-[Detection_performances.Q57])^2 + ([Detection_performances.Q56]-[Detection_performances.Q57])^2 + ([Detection_performances.Q56]-[Detection_performances.Q57])^2) / 15" office:value-type="percentage" office:value="0.00405002588136" calcext:value-type="percentage">
            <text:p>0,41%</text:p>
          </table:table-cell>
          <table:table-cell table:style-name="ce3" table:formula="of:=(([Detection_performances.R42]-[Detection_performances.R57])^2 + ([Detection_performances.R43]-[Detection_performances.R57])^2 + ([Detection_performances.R44]-[Detection_performances.R57])^2 + ([Detection_performances.R45]-[Detection_performances.R57])^2 + ([Detection_performances.R46]-[Detection_performances.R57])^2 + ([Detection_performances.R47]-[Detection_performances.R57])^2 + ([Detection_performances.R48]-[Detection_performances.R57])^2 + ([Detection_performances.R49]-[Detection_performances.R57])^2 + ([Detection_performances.R50]-[Detection_performances.R57])^2 + ([Detection_performances.R51]-[Detection_performances.R57])^2 + ([Detection_performances.R53]-[Detection_performances.R57])^2 + ([Detection_performances.R54]-[Detection_performances.R57])^2 + ([Detection_performances.R55]-[Detection_performances.R57])^2 + ([Detection_performances.R56]-[Detection_performances.R57])^2 + ([Detection_performances.R56]-[Detection_performances.R57])^2) / 15" office:value-type="percentage" office:value="0.00397070776688862" calcext:value-type="percentage">
            <text:p>0,40%</text:p>
          </table:table-cell>
          <table:table-cell table:style-name="ce3" table:formula="of:=(([Detection_performances.S42]-[Detection_performances.S57])^2 + ([Detection_performances.S43]-[Detection_performances.S57])^2 + ([Detection_performances.S44]-[Detection_performances.S57])^2 + ([Detection_performances.S45]-[Detection_performances.S57])^2 + ([Detection_performances.S46]-[Detection_performances.S57])^2 + ([Detection_performances.S47]-[Detection_performances.S57])^2 + ([Detection_performances.S48]-[Detection_performances.S57])^2 + ([Detection_performances.S49]-[Detection_performances.S57])^2 + ([Detection_performances.S50]-[Detection_performances.S57])^2 + ([Detection_performances.S51]-[Detection_performances.S57])^2 + ([Detection_performances.S52]-[Detection_performances.S57])^2 + ([Detection_performances.S53]-[Detection_performances.S57])^2 + ([Detection_performances.S54]-[Detection_performances.S57])^2 + ([Detection_performances.S55]-[Detection_performances.S57])^2 + ([Detection_performances.T56]-[Detection_performances.S57])^2) / 15" office:value-type="percentage" office:value="0.00480311572620334" calcext:value-type="percentage">
            <text:p>0,48%</text:p>
          </table:table-cell>
          <table:table-cell table:style-name="ce3" table:formula="of:=(([Detection_performances.T42]-[Detection_performances.T57])^2 + ([Detection_performances.T43]-[Detection_performances.T57])^2 + ([Detection_performances.T44]-[Detection_performances.T57])^2 + ([Detection_performances.T45]-[Detection_performances.T57])^2 + ([Detection_performances.T46]-[Detection_performances.T57])^2 + ([Detection_performances.T47]-[Detection_performances.T57])^2 + ([Detection_performances.T48]-[Detection_performances.T57])^2 + ([Detection_performances.T49]-[Detection_performances.T57])^2 + ([Detection_performances.T50]-[Detection_performances.T57])^2 + ([Detection_performances.T51]-[Detection_performances.T57])^2 + ([Detection_performances.T53]-[Detection_performances.T57])^2 + ([Detection_performances.T54]-[Detection_performances.T57])^2 + ([Detection_performances.T55]-[Detection_performances.T57])^2 + ([Detection_performances.T56]-[Detection_performances.T57])^2 + ([Detection_performances.T56]-[Detection_performances.T57])^2) / 15" office:value-type="percentage" office:value="0.00373971344024889" calcext:value-type="percentage">
            <text:p>0,37%</text:p>
          </table:table-cell>
          <table:table-cell table:style-name="ce3" table:formula="of:=(([Detection_performances.U42]-[Detection_performances.U57])^2 + ([Detection_performances.U43]-[Detection_performances.U57])^2 + ([Detection_performances.U44]-[Detection_performances.U57])^2 + ([Detection_performances.U45]-[Detection_performances.U57])^2 + ([Detection_performances.U46]-[Detection_performances.U57])^2 + ([Detection_performances.U47]-[Detection_performances.U57])^2 + ([Detection_performances.U48]-[Detection_performances.U57])^2 + ([Detection_performances.U49]-[Detection_performances.U57])^2 + ([Detection_performances.U50]-[Detection_performances.U57])^2 + ([Detection_performances.U51]-[Detection_performances.U57])^2 + ([Detection_performances.U53]-[Detection_performances.U57])^2 + ([Detection_performances.U54]-[Detection_performances.U57])^2 + ([Detection_performances.U55]-[Detection_performances.U57])^2 + ([Detection_performances.U56]-[Detection_performances.U57])^2 + ([Detection_performances.U56]-[Detection_performances.U57])^2) / 15" office:value-type="percentage" office:value="0.00771783622806222" calcext:value-type="percentage">
            <text:p>0,77%</text:p>
          </table:table-cell>
          <table:table-cell table:formula="of:=(([Detection_performances.V42]-[Detection_performances.V57])^2 + ([Detection_performances.V43]-[Detection_performances.V57])^2 + ([Detection_performances.V44]-[Detection_performances.V57])^2 + ([Detection_performances.V45]-[Detection_performances.V57])^2 + ([Detection_performances.V46]-[Detection_performances.V57])^2 + ([Detection_performances.V47]-[Detection_performances.V57])^2 + ([Detection_performances.V48]-[Detection_performances.V57])^2 + ([Detection_performances.V49]-[Detection_performances.V57])^2 + ([Detection_performances.V50]-[Detection_performances.V57])^2 + ([Detection_performances.V51]-[Detection_performances.V57])^2 + ([Detection_performances.V53]-[Detection_performances.V57])^2 + ([Detection_performances.V54]-[Detection_performances.V57])^2 + ([Detection_performances.V55]-[Detection_performances.V57])^2 + ([Detection_performances.V56]-[Detection_performances.V57])^2 + ([Detection_performances.V56]-[Detection_performances.V57])^2) / 15" office:value-type="percentage" office:value="0.00644042609915556" calcext:value-type="percentage">
            <text:p>0,64%</text:p>
          </table:table-cell>
          <table:table-cell table:formula="of:=(([Detection_performances.W42]-[Detection_performances.W57])^2 + ([Detection_performances.W43]-[Detection_performances.W57])^2 + ([Detection_performances.W44]-[Detection_performances.W57])^2 + ([Detection_performances.W45]-[Detection_performances.W57])^2 + ([Detection_performances.W46]-[Detection_performances.W57])^2 + ([Detection_performances.W47]-[Detection_performances.W57])^2 + ([Detection_performances.W48]-[Detection_performances.W57])^2 + ([Detection_performances.W49]-[Detection_performances.W57])^2 + ([Detection_performances.W50]-[Detection_performances.W57])^2 + ([Detection_performances.W51]-[Detection_performances.W57])^2 + ([Detection_performances.W53]-[Detection_performances.W57])^2 + ([Detection_performances.W54]-[Detection_performances.W57])^2 + ([Detection_performances.W55]-[Detection_performances.W57])^2 + ([Detection_performances.W56]-[Detection_performances.W57])^2 + ([Detection_performances.W56]-[Detection_performances.W57])^2) / 15" office:value-type="percentage" office:value="0.00419298919974076" calcext:value-type="percentage">
            <text:p>0,42%</text:p>
          </table:table-cell>
          <table:table-cell table:style-name="ce3" table:formula="of:=(([Detection_performances.X42]-[Detection_performances.X57])^2 + ([Detection_performances.X43]-[Detection_performances.X57])^2 + ([Detection_performances.X44]-[Detection_performances.X57])^2 + ([Detection_performances.X45]-[Detection_performances.X57])^2 + ([Detection_performances.X46]-[Detection_performances.X57])^2 + ([Detection_performances.X47]-[Detection_performances.X57])^2 + ([Detection_performances.X48]-[Detection_performances.X57])^2 + ([Detection_performances.X49]-[Detection_performances.X57])^2 + ([Detection_performances.X50]-[Detection_performances.X57])^2 + ([Detection_performances.X51]-[Detection_performances.X57])^2 + ([Detection_performances.X53]-[Detection_performances.X57])^2 + ([Detection_performances.X54]-[Detection_performances.X57])^2 + ([Detection_performances.X55]-[Detection_performances.X57])^2 + ([Detection_performances.X56]-[Detection_performances.X57])^2 + ([Detection_performances.X56]-[Detection_performances.X57])^2) / 15" office:value-type="percentage" office:value="0.00619075532291556" calcext:value-type="percentage">
            <text:p>0,62%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3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Detection type</text:p>
          </table:table-cell>
          <table:table-cell office:value-type="string" calcext:value-type="string">
            <text:p>Classification precision</text:p>
          </table:table-cell>
          <table:table-cell office:value-type="string" calcext:value-type="string">
            <text:p>Classification recall</text:p>
          </table:table-cell>
          <table:table-cell office:value-type="string" calcext:value-type="string">
            <text:p>Classification type 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NMS</text:p>
          </table:table-cell>
          <table:table-cell office:value-type="string" calcext:value-type="string">
            <text:p>precision after NMS</text:p>
          </table:table-cell>
          <table:table-cell office:value-type="string" calcext:value-type="string">
            <text:p>recall after NMS</text:p>
          </table:table-cell>
          <table:table-cell office:value-type="string" calcext:value-type="string">
            <text:p>F1 after NMS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color)</text:p>
          </table:table-cell>
          <table:table-cell office:value-type="string" calcext:value-type="string">
            <text:p>recall after tracking (color)</text:p>
          </table:table-cell>
          <table:table-cell office:value-type="string" calcext:value-type="string">
            <text:p>F1 after tracking (color)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KCF)</text:p>
          </table:table-cell>
          <table:table-cell office:value-type="string" calcext:value-type="string">
            <text:p>recall after tracking (KCF)</text:p>
          </table:table-cell>
          <table:table-cell office:value-type="string" calcext:value-type="string">
            <text:p>F1 after tracking (KCF)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average detection time / video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550773" calcext:value-type="percentage">
            <text:p>55,08%</text:p>
          </table:table-cell>
          <table:table-cell table:style-name="ce3" office:value-type="percentage" office:value="0.835787" calcext:value-type="percentage">
            <text:p>83,58%</text:p>
          </table:table-cell>
          <table:table-cell table:style-name="ce3" table:formula="of:=2*[Detection_performances.G61]*[Detection_performances.H61]/([Detection_performances.G61]+[Detection_performances.H61])" office:value-type="percentage" office:value="0.66398700864153" calcext:value-type="percentage">
            <text:p>66,4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50241" calcext:value-type="percentage">
            <text:p>45,0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29588" calcext:value-type="percentage">
            <text:p>82,96%</text:p>
          </table:table-cell>
          <table:table-cell table:style-name="ce3" office:value-type="percentage" office:value="0.255921" calcext:value-type="percentage">
            <text:p>25,59%</text:p>
          </table:table-cell>
          <table:table-cell table:style-name="ce3" table:formula="of:=2*[Detection_performances.M61]*[Detection_performances.N61]/([Detection_performances.M61]+[Detection_performances.N61])" office:value-type="percentage" office:value="0.391169470815995" calcext:value-type="percentage">
            <text:p>39,12%</text:p>
          </table:table-cell>
          <table:table-cell table:style-name="ce3" office:value-type="percentage" office:value="0.256208" calcext:value-type="percentage">
            <text:p>25,62%</text:p>
          </table:table-cell>
          <table:table-cell table:style-name="ce3" office:value-type="percentage" office:value="0.895746" calcext:value-type="percentage">
            <text:p>89,57%</text:p>
          </table:table-cell>
          <table:table-cell table:style-name="ce3" office:value-type="percentage" office:value="0.47938" calcext:value-type="percentage">
            <text:p>47,94%</text:p>
          </table:table-cell>
          <table:table-cell table:style-name="ce3" table:formula="of:=2*[Detection_performances.Q61]*[Detection_performances.R61]/([Detection_performances.Q61]+[Detection_performances.R61])" office:value-type="percentage" office:value="0.624528541355483" calcext:value-type="percentage">
            <text:p>62,45%</text:p>
          </table:table-cell>
          <table:table-cell table:style-name="ce3" office:value-type="percentage" office:value="0.462945" calcext:value-type="percentage">
            <text:p>46,29%</text:p>
          </table:table-cell>
          <table:table-cell table:style-name="ce3" office:value-type="percentage" office:value="0.709305" calcext:value-type="percentage">
            <text:p>70,93%</text:p>
          </table:table-cell>
          <table:table-cell office:value-type="percentage" office:value="0.546867" calcext:value-type="percentage">
            <text:p>54,69%</text:p>
          </table:table-cell>
          <table:table-cell table:formula="of:=2*[Detection_performances.U61]*[Detection_performances.V61]/([Detection_performances.U61]+[Detection_performances.V61])" office:value-type="percentage" office:value="0.617583416021054" calcext:value-type="percentage">
            <text:p>61,76%</text:p>
          </table:table-cell>
          <table:table-cell table:style-name="ce3" office:value-type="percentage" office:value="0.500289" calcext:value-type="percentage">
            <text:p>50,03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583109" calcext:value-type="percentage">
            <text:p>58,31%</text:p>
          </table:table-cell>
          <table:table-cell table:style-name="ce3" office:value-type="percentage" office:value="0.845381" calcext:value-type="percentage">
            <text:p>84,54%</text:p>
          </table:table-cell>
          <table:table-cell table:style-name="ce3" table:formula="of:=2*[Detection_performances.G62]*[Detection_performances.H62]/([Detection_performances.G62]+[Detection_performances.H62])" office:value-type="percentage" office:value="0.690168316934665" calcext:value-type="percentage">
            <text:p>69,0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68003" calcext:value-type="percentage">
            <text:p>46,8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41597" calcext:value-type="percentage">
            <text:p>84,16%</text:p>
          </table:table-cell>
          <table:table-cell table:style-name="ce3" office:value-type="percentage" office:value="0.279154" calcext:value-type="percentage">
            <text:p>27,92%</text:p>
          </table:table-cell>
          <table:table-cell table:style-name="ce3" table:formula="of:=2*[Detection_performances.M62]*[Detection_performances.N62]/([Detection_performances.M62]+[Detection_performances.N62])" office:value-type="percentage" office:value="0.419245967994675" calcext:value-type="percentage">
            <text:p>41,92%</text:p>
          </table:table-cell>
          <table:table-cell table:style-name="ce3" office:value-type="percentage" office:value="0.280077" calcext:value-type="percentage">
            <text:p>28,01%</text:p>
          </table:table-cell>
          <table:table-cell table:style-name="ce3" office:value-type="percentage" office:value="0.905494" calcext:value-type="percentage">
            <text:p>90,55%</text:p>
          </table:table-cell>
          <table:table-cell table:style-name="ce3" office:value-type="percentage" office:value="0.496106" calcext:value-type="percentage">
            <text:p>49,61%</text:p>
          </table:table-cell>
          <table:table-cell table:style-name="ce3" table:formula="of:=2*[Detection_performances.Q62]*[Detection_performances.R62]/([Detection_performances.Q62]+[Detection_performances.R62])" office:value-type="percentage" office:value="0.641011709994292" calcext:value-type="percentage">
            <text:p>64,10%</text:p>
          </table:table-cell>
          <table:table-cell table:style-name="ce3" office:value-type="percentage" office:value="0.489334" calcext:value-type="percentage">
            <text:p>48,93%</text:p>
          </table:table-cell>
          <table:table-cell table:style-name="ce3" office:value-type="percentage" office:value="0.580824" calcext:value-type="percentage">
            <text:p>58,08%</text:p>
          </table:table-cell>
          <table:table-cell office:value-type="percentage" office:value="0.570428" calcext:value-type="percentage">
            <text:p>57,04%</text:p>
          </table:table-cell>
          <table:table-cell table:formula="of:=2*[Detection_performances.U62]*[Detection_performances.V62]/([Detection_performances.U62]+[Detection_performances.V62])" office:value-type="percentage" office:value="0.575579061182087" calcext:value-type="percentage">
            <text:p>57,56%</text:p>
          </table:table-cell>
          <table:table-cell table:style-name="ce3" office:value-type="percentage" office:value="0.52901" calcext:value-type="percentage">
            <text:p>52,9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574335" calcext:value-type="percentage">
            <text:p>57,43%</text:p>
          </table:table-cell>
          <table:table-cell table:style-name="ce3" office:value-type="percentage" office:value="0.852765" calcext:value-type="percentage">
            <text:p>85,28%</text:p>
          </table:table-cell>
          <table:table-cell table:style-name="ce3" table:formula="of:=2*[Detection_performances.G63]*[Detection_performances.H63]/([Detection_performances.G63]+[Detection_performances.H63])" office:value-type="percentage" office:value="0.686388881332773" calcext:value-type="percentage">
            <text:p>68,6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64923" calcext:value-type="percentage">
            <text:p>46,4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17211" calcext:value-type="percentage">
            <text:p>81,72%</text:p>
          </table:table-cell>
          <table:table-cell table:style-name="ce3" office:value-type="percentage" office:value="0.272998" calcext:value-type="percentage">
            <text:p>27,30%</text:p>
          </table:table-cell>
          <table:table-cell table:style-name="ce3" table:formula="of:=2*[Detection_performances.M63]*[Detection_performances.N63]/([Detection_performances.M63]+[Detection_performances.N63])" office:value-type="percentage" office:value="0.409273760495465" calcext:value-type="percentage">
            <text:p>40,93%</text:p>
          </table:table-cell>
          <table:table-cell table:style-name="ce3" office:value-type="percentage" office:value="0.273286" calcext:value-type="percentage">
            <text:p>27,33%</text:p>
          </table:table-cell>
          <table:table-cell table:style-name="ce3" office:value-type="percentage" office:value="0.864449" calcext:value-type="percentage">
            <text:p>86,44%</text:p>
          </table:table-cell>
          <table:table-cell table:style-name="ce3" office:value-type="percentage" office:value="0.527273" calcext:value-type="percentage">
            <text:p>52,73%</text:p>
          </table:table-cell>
          <table:table-cell table:style-name="ce3" table:formula="of:=2*[Detection_performances.Q63]*[Detection_performances.R63]/([Detection_performances.Q63]+[Detection_performances.R63])" office:value-type="percentage" office:value="0.655016759923318" calcext:value-type="percentage">
            <text:p>65,50%</text:p>
          </table:table-cell>
          <table:table-cell table:style-name="ce3" office:value-type="percentage" office:value="0.510103" calcext:value-type="percentage">
            <text:p>51,01%</text:p>
          </table:table-cell>
          <table:table-cell table:style-name="ce3" office:value-type="percentage" office:value="0.725398" calcext:value-type="percentage">
            <text:p>72,54%</text:p>
          </table:table-cell>
          <table:table-cell office:value-type="percentage" office:value="0.564757" calcext:value-type="percentage">
            <text:p>56,48%</text:p>
          </table:table-cell>
          <table:table-cell table:formula="of:=2*[Detection_performances.U63]*[Detection_performances.V63]/([Detection_performances.U63]+[Detection_performances.V63])" office:value-type="percentage" office:value="0.635076557911259" calcext:value-type="percentage">
            <text:p>63,51%</text:p>
          </table:table-cell>
          <table:table-cell table:style-name="ce3" office:value-type="percentage" office:value="0.52715" calcext:value-type="percentage">
            <text:p>52,72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581089" calcext:value-type="percentage">
            <text:p>58,11%</text:p>
          </table:table-cell>
          <table:table-cell table:style-name="ce3" office:value-type="percentage" office:value="0.838426" calcext:value-type="percentage">
            <text:p>83,84%</text:p>
          </table:table-cell>
          <table:table-cell table:style-name="ce3" table:formula="of:=2*[Detection_performances.G64]*[Detection_performances.H64]/([Detection_performances.G64]+[Detection_performances.H64])" office:value-type="percentage" office:value="0.68643181074381" calcext:value-type="percentage">
            <text:p>68,6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45299" calcext:value-type="percentage">
            <text:p>44,5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97714" calcext:value-type="percentage">
            <text:p>79,77%</text:p>
          </table:table-cell>
          <table:table-cell table:style-name="ce3" office:value-type="percentage" office:value="0.262061" calcext:value-type="percentage">
            <text:p>26,21%</text:p>
          </table:table-cell>
          <table:table-cell table:style-name="ce3" table:formula="of:=2*[Detection_performances.M64]*[Detection_performances.N64]/([Detection_performances.M64]+[Detection_performances.N64])" office:value-type="percentage" office:value="0.39451719195867" calcext:value-type="percentage">
            <text:p>39,45%</text:p>
          </table:table-cell>
          <table:table-cell table:style-name="ce3" office:value-type="percentage" office:value="0.262338" calcext:value-type="percentage">
            <text:p>26,23%</text:p>
          </table:table-cell>
          <table:table-cell table:style-name="ce3" office:value-type="percentage" office:value="0.841483" calcext:value-type="percentage">
            <text:p>84,15%</text:p>
          </table:table-cell>
          <table:table-cell table:style-name="ce3" office:value-type="percentage" office:value="0.472327" calcext:value-type="percentage">
            <text:p>47,23%</text:p>
          </table:table-cell>
          <table:table-cell table:style-name="ce3" table:formula="of:=2*[Detection_performances.Q64]*[Detection_performances.R64]/([Detection_performances.Q64]+[Detection_performances.R64])" office:value-type="percentage" office:value="0.605042039474505" calcext:value-type="percentage">
            <text:p>60,50%</text:p>
          </table:table-cell>
          <table:table-cell table:style-name="ce3" office:value-type="percentage" office:value="0.463126" calcext:value-type="percentage">
            <text:p>46,31%</text:p>
          </table:table-cell>
          <table:table-cell table:style-name="ce3" office:value-type="percentage" office:value="0.726308" calcext:value-type="percentage">
            <text:p>72,63%</text:p>
          </table:table-cell>
          <table:table-cell office:value-type="percentage" office:value="0.539013" calcext:value-type="percentage">
            <text:p>53,90%</text:p>
          </table:table-cell>
          <table:table-cell table:formula="of:=2*[Detection_performances.U64]*[Detection_performances.V64]/([Detection_performances.U64]+[Detection_performances.V64])" office:value-type="percentage" office:value="0.618798635293337" calcext:value-type="percentage">
            <text:p>61,88%</text:p>
          </table:table-cell>
          <table:table-cell table:style-name="ce3" office:value-type="percentage" office:value="0.505536" calcext:value-type="percentage">
            <text:p>50,55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5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561893" calcext:value-type="percentage">
            <text:p>56,19%</text:p>
          </table:table-cell>
          <table:table-cell table:style-name="ce3" office:value-type="percentage" office:value="0.841747" calcext:value-type="percentage">
            <text:p>84,17%</text:p>
          </table:table-cell>
          <table:table-cell table:style-name="ce3" table:formula="of:=2*[Detection_performances.G65]*[Detection_performances.H65]/([Detection_performances.G65]+[Detection_performances.H65])" office:value-type="percentage" office:value="0.673921727894617" calcext:value-type="percentage">
            <text:p>67,3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5878" calcext:value-type="percentage">
            <text:p>45,8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50086" calcext:value-type="percentage">
            <text:p>85,01%</text:p>
          </table:table-cell>
          <table:table-cell table:style-name="ce3" office:value-type="percentage" office:value="0.273871" calcext:value-type="percentage">
            <text:p>27,39%</text:p>
          </table:table-cell>
          <table:table-cell table:style-name="ce3" table:formula="of:=2*[Detection_performances.M65]*[Detection_performances.N65]/([Detection_performances.M65]+[Detection_performances.N65])" office:value-type="percentage" office:value="0.414275462328185" calcext:value-type="percentage">
            <text:p>41,43%</text:p>
          </table:table-cell>
          <table:table-cell table:style-name="ce3" office:value-type="percentage" office:value="0.274677" calcext:value-type="percentage">
            <text:p>27,47%</text:p>
          </table:table-cell>
          <table:table-cell table:style-name="ce3" office:value-type="percentage" office:value="0.91571" calcext:value-type="percentage">
            <text:p>91,57%</text:p>
          </table:table-cell>
          <table:table-cell table:style-name="ce3" office:value-type="percentage" office:value="0.490685" calcext:value-type="percentage">
            <text:p>49,07%</text:p>
          </table:table-cell>
          <table:table-cell table:style-name="ce3" table:formula="of:=2*[Detection_performances.Q65]*[Detection_performances.R65]/([Detection_performances.Q65]+[Detection_performances.R65])" office:value-type="percentage" office:value="0.638974344120962" calcext:value-type="percentage">
            <text:p>63,90%</text:p>
          </table:table-cell>
          <table:table-cell table:style-name="ce3" office:value-type="percentage" office:value="0.464325" calcext:value-type="percentage">
            <text:p>46,43%</text:p>
          </table:table-cell>
          <table:table-cell table:style-name="ce3" office:value-type="percentage" office:value="0.749773" calcext:value-type="percentage">
            <text:p>74,98%</text:p>
          </table:table-cell>
          <table:table-cell office:value-type="percentage" office:value="0.562489" calcext:value-type="percentage">
            <text:p>56,25%</text:p>
          </table:table-cell>
          <table:table-cell table:formula="of:=2*[Detection_performances.U65]*[Detection_performances.V65]/([Detection_performances.U65]+[Detection_performances.V65])" office:value-type="percentage" office:value="0.642766558807616" calcext:value-type="percentage">
            <text:p>64,28%</text:p>
          </table:table-cell>
          <table:table-cell table:style-name="ce3" office:value-type="percentage" office:value="0.524399" calcext:value-type="percentage">
            <text:p>52,4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6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569457" calcext:value-type="percentage">
            <text:p>56,95%</text:p>
          </table:table-cell>
          <table:table-cell table:style-name="ce3" office:value-type="percentage" office:value="0.753312" calcext:value-type="percentage">
            <text:p>75,33%</text:p>
          </table:table-cell>
          <table:table-cell table:style-name="ce3" table:formula="of:=2*[Detection_performances.G66]*[Detection_performances.H66]/([Detection_performances.G66]+[Detection_performances.H66])" office:value-type="percentage" office:value="0.64860726488752" calcext:value-type="percentage">
            <text:p>64,8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33533" calcext:value-type="percentage">
            <text:p>33,3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875" calcext:value-type="percentage">
            <text:p>78,75%</text:p>
          </table:table-cell>
          <table:table-cell table:style-name="ce3" office:value-type="percentage" office:value="0.181078" calcext:value-type="percentage">
            <text:p>18,11%</text:p>
          </table:table-cell>
          <table:table-cell table:style-name="ce3" table:formula="of:=2*[Detection_performances.M66]*[Detection_performances.N66]/([Detection_performances.M66]+[Detection_performances.N66])" office:value-type="percentage" office:value="0.294450059778355" calcext:value-type="percentage">
            <text:p>29,45%</text:p>
          </table:table-cell>
          <table:table-cell table:style-name="ce3" office:value-type="percentage" office:value="0.181372" calcext:value-type="percentage">
            <text:p>18,14%</text:p>
          </table:table-cell>
          <table:table-cell table:style-name="ce3" office:value-type="percentage" office:value="0.8431" calcext:value-type="percentage">
            <text:p>84,31%</text:p>
          </table:table-cell>
          <table:table-cell table:style-name="ce3" office:value-type="percentage" office:value="0.356283" calcext:value-type="percentage">
            <text:p>35,63%</text:p>
          </table:table-cell>
          <table:table-cell table:style-name="ce3" table:formula="of:=2*[Detection_performances.Q66]*[Detection_performances.R66]/([Detection_performances.Q66]+[Detection_performances.R66])" office:value-type="percentage" office:value="0.500894538775354" calcext:value-type="percentage">
            <text:p>50,09%</text:p>
          </table:table-cell>
          <table:table-cell table:style-name="ce3" office:value-type="percentage" office:value="0.334012" calcext:value-type="percentage">
            <text:p>33,40%</text:p>
          </table:table-cell>
          <table:table-cell table:style-name="ce3" office:value-type="percentage" office:value="0.694528" calcext:value-type="percentage">
            <text:p>69,45%</text:p>
          </table:table-cell>
          <table:table-cell office:value-type="percentage" office:value="0.351402" calcext:value-type="percentage">
            <text:p>35,14%</text:p>
          </table:table-cell>
          <table:table-cell table:formula="of:=2*[Detection_performances.U66]*[Detection_performances.V66]/([Detection_performances.U66]+[Detection_performances.V66])" office:value-type="percentage" office:value="0.466682336783532" calcext:value-type="percentage">
            <text:p>46,67%</text:p>
          </table:table-cell>
          <table:table-cell table:style-name="ce3" office:value-type="percentage" office:value="0.335329" calcext:value-type="percentage">
            <text:p>33,53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571395" calcext:value-type="percentage">
            <text:p>57,14%</text:p>
          </table:table-cell>
          <table:table-cell table:style-name="ce3" office:value-type="percentage" office:value="0.786139" calcext:value-type="percentage">
            <text:p>78,61%</text:p>
          </table:table-cell>
          <table:table-cell table:style-name="ce3" table:formula="of:=2*[Detection_performances.G67]*[Detection_performances.H67]/([Detection_performances.G67]+[Detection_performances.H67])" office:value-type="percentage" office:value="0.661782163695348" calcext:value-type="percentage">
            <text:p>66,1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60242" calcext:value-type="percentage">
            <text:p>36,0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08889" calcext:value-type="percentage">
            <text:p>80,89%</text:p>
          </table:table-cell>
          <table:table-cell table:style-name="ce3" office:value-type="percentage" office:value="0.200828" calcext:value-type="percentage">
            <text:p>20,08%</text:p>
          </table:table-cell>
          <table:table-cell table:style-name="ce3" table:formula="of:=2*[Detection_performances.M67]*[Detection_performances.N67]/([Detection_performances.M67]+[Detection_performances.N67])" office:value-type="percentage" office:value="0.321768495711174" calcext:value-type="percentage">
            <text:p>32,18%</text:p>
          </table:table-cell>
          <table:table-cell table:style-name="ce3" office:value-type="percentage" office:value="0.201818" calcext:value-type="percentage">
            <text:p>20,18%</text:p>
          </table:table-cell>
          <table:table-cell table:style-name="ce3" office:value-type="percentage" office:value="0.82832" calcext:value-type="percentage">
            <text:p>82,83%</text:p>
          </table:table-cell>
          <table:table-cell table:style-name="ce3" office:value-type="percentage" office:value="0.400247" calcext:value-type="percentage">
            <text:p>40,02%</text:p>
          </table:table-cell>
          <table:table-cell table:style-name="ce3" table:formula="of:=2*[Detection_performances.Q67]*[Detection_performances.R67]/([Detection_performances.Q67]+[Detection_performances.R67])" office:value-type="percentage" office:value="0.539706169936194" calcext:value-type="percentage">
            <text:p>53,97%</text:p>
          </table:table-cell>
          <table:table-cell table:style-name="ce3" office:value-type="percentage" office:value="0.397438" calcext:value-type="percentage">
            <text:p>39,74%</text:p>
          </table:table-cell>
          <table:table-cell table:style-name="ce3" office:value-type="percentage" office:value="0.699507" calcext:value-type="percentage">
            <text:p>69,95%</text:p>
          </table:table-cell>
          <table:table-cell office:value-type="percentage" office:value="0.495761" calcext:value-type="percentage">
            <text:p>49,58%</text:p>
          </table:table-cell>
          <table:table-cell table:formula="of:=2*[Detection_performances.U67]*[Detection_performances.V67]/([Detection_performances.U67]+[Detection_performances.V67])" office:value-type="percentage" office:value="0.580268675856795" calcext:value-type="percentage">
            <text:p>58,03%</text:p>
          </table:table-cell>
          <table:table-cell table:style-name="ce3" office:value-type="percentage" office:value="0.442898" calcext:value-type="percentage">
            <text:p>44,29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574426" calcext:value-type="percentage">
            <text:p>57,44%</text:p>
          </table:table-cell>
          <table:table-cell table:style-name="ce3" office:value-type="percentage" office:value="0.813383" calcext:value-type="percentage">
            <text:p>81,34%</text:p>
          </table:table-cell>
          <table:table-cell table:style-name="ce3" table:formula="of:=2*[Detection_performances.G68]*[Detection_performances.H68]/([Detection_performances.G68]+[Detection_performances.H68])" office:value-type="percentage" office:value="0.673332343511247" calcext:value-type="percentage">
            <text:p>67,3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97629" calcext:value-type="percentage">
            <text:p>39,7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07775" calcext:value-type="percentage">
            <text:p>80,78%</text:p>
          </table:table-cell>
          <table:table-cell table:style-name="ce3" office:value-type="percentage" office:value="0.227563" calcext:value-type="percentage">
            <text:p>22,76%</text:p>
          </table:table-cell>
          <table:table-cell table:style-name="ce3" table:formula="of:=2*[Detection_performances.M68]*[Detection_performances.N68]/([Detection_performances.M68]+[Detection_performances.N68])" office:value-type="percentage" office:value="0.355091192103448" calcext:value-type="percentage">
            <text:p>35,51%</text:p>
          </table:table-cell>
          <table:table-cell table:style-name="ce3" office:value-type="percentage" office:value="0.22815" calcext:value-type="percentage">
            <text:p>22,82%</text:p>
          </table:table-cell>
          <table:table-cell table:style-name="ce3" office:value-type="percentage" office:value="0.804772" calcext:value-type="percentage">
            <text:p>80,48%</text:p>
          </table:table-cell>
          <table:table-cell table:style-name="ce3" office:value-type="percentage" office:value="0.433918" calcext:value-type="percentage">
            <text:p>43,39%</text:p>
          </table:table-cell>
          <table:table-cell table:style-name="ce3" table:formula="of:=2*[Detection_performances.Q68]*[Detection_performances.R68]/([Detection_performances.Q68]+[Detection_performances.R68])" office:value-type="percentage" office:value="0.563829621125544" calcext:value-type="percentage">
            <text:p>56,38%</text:p>
          </table:table-cell>
          <table:table-cell table:style-name="ce3" office:value-type="percentage" office:value="0.411461" calcext:value-type="percentage">
            <text:p>41,15%</text:p>
          </table:table-cell>
          <table:table-cell table:style-name="ce3" office:value-type="percentage" office:value="0.706144" calcext:value-type="percentage">
            <text:p>70,61%</text:p>
          </table:table-cell>
          <table:table-cell office:value-type="percentage" office:value="0.536001" calcext:value-type="percentage">
            <text:p>53,60%</text:p>
          </table:table-cell>
          <table:table-cell table:formula="of:=2*[Detection_performances.U68]*[Detection_performances.V68]/([Detection_performances.U68]+[Detection_performances.V68])" office:value-type="percentage" office:value="0.609419818369031" calcext:value-type="percentage">
            <text:p>60,94%</text:p>
          </table:table-cell>
          <table:table-cell table:style-name="ce3" office:value-type="percentage" office:value="0.499468" calcext:value-type="percentage">
            <text:p>49,95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61603" calcext:value-type="percentage">
            <text:p>61,60%</text:p>
          </table:table-cell>
          <table:table-cell table:style-name="ce3" office:value-type="percentage" office:value="0.527399" calcext:value-type="percentage">
            <text:p>52,74%</text:p>
          </table:table-cell>
          <table:table-cell table:style-name="ce3" table:formula="of:=2*[Detection_performances.G69]*[Detection_performances.H69]/([Detection_performances.G69]+[Detection_performances.H69])" office:value-type="percentage" office:value="0.568279457613896" calcext:value-type="percentage">
            <text:p>56,8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19059" calcext:value-type="percentage">
            <text:p>21,9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62224" calcext:value-type="percentage">
            <text:p>76,22%</text:p>
          </table:table-cell>
          <table:table-cell table:style-name="ce3" office:value-type="percentage" office:value="0.0788378" calcext:value-type="percentage">
            <text:p>7,88%</text:p>
          </table:table-cell>
          <table:table-cell table:style-name="ce3" table:formula="of:=2*[Detection_performances.M69]*[Detection_performances.N69]/([Detection_performances.M69]+[Detection_performances.N69])" office:value-type="percentage" office:value="0.142895714125169" calcext:value-type="percentage">
            <text:p>14,29%</text:p>
          </table:table-cell>
          <table:table-cell table:style-name="ce3" office:value-type="percentage" office:value="0.0817517" calcext:value-type="percentage">
            <text:p>8,18%</text:p>
          </table:table-cell>
          <table:table-cell table:style-name="ce3" office:value-type="percentage" office:value="0.928649" calcext:value-type="percentage">
            <text:p>92,86%</text:p>
          </table:table-cell>
          <table:table-cell table:style-name="ce3" office:value-type="percentage" office:value="0.252263" calcext:value-type="percentage">
            <text:p>25,23%</text:p>
          </table:table-cell>
          <table:table-cell table:style-name="ce3" table:formula="of:=2*[Detection_performances.Q69]*[Detection_performances.R69]/([Detection_performances.Q69]+[Detection_performances.R69])" office:value-type="percentage" office:value="0.3967506176362" calcext:value-type="percentage">
            <text:p>39,68%</text:p>
          </table:table-cell>
          <table:table-cell table:style-name="ce3" office:value-type="percentage" office:value="0.248715" calcext:value-type="percentage">
            <text:p>24,87%</text:p>
          </table:table-cell>
          <table:table-cell table:style-name="ce3" office:value-type="percentage" office:value="0.827796" calcext:value-type="percentage">
            <text:p>82,78%</text:p>
          </table:table-cell>
          <table:table-cell office:value-type="percentage" office:value="0.311391" calcext:value-type="percentage">
            <text:p>31,14%</text:p>
          </table:table-cell>
          <table:table-cell table:formula="of:=2*[Detection_performances.U69]*[Detection_performances.V69]/([Detection_performances.U69]+[Detection_performances.V69])" office:value-type="percentage" office:value="0.452547692759837" calcext:value-type="percentage">
            <text:p>45,25%</text:p>
          </table:table-cell>
          <table:table-cell table:style-name="ce3" office:value-type="percentage" office:value="0.286477" calcext:value-type="percentage">
            <text:p>28,65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2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692906" calcext:value-type="percentage">
            <text:p>69,29%</text:p>
          </table:table-cell>
          <table:table-cell table:style-name="ce3" office:value-type="percentage" office:value="0.610096" calcext:value-type="percentage">
            <text:p>61,01%</text:p>
          </table:table-cell>
          <table:table-cell table:style-name="ce3" table:formula="of:=2*[Detection_performances.G70]*[Detection_performances.H70]/([Detection_performances.G70]+[Detection_performances.H70])" office:value-type="percentage" office:value="0.648869578060509" calcext:value-type="percentage">
            <text:p>64,8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57191" calcext:value-type="percentage">
            <text:p>25,7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71098" calcext:value-type="percentage">
            <text:p>87,11%</text:p>
          </table:table-cell>
          <table:table-cell table:style-name="ce3" office:value-type="percentage" office:value="0.0923553" calcext:value-type="percentage">
            <text:p>9,24%</text:p>
          </table:table-cell>
          <table:table-cell table:style-name="ce3" table:formula="of:=2*[Detection_performances.M70]*[Detection_performances.N70]/([Detection_performances.M70]+[Detection_performances.N70])" office:value-type="percentage" office:value="0.167004497507871" calcext:value-type="percentage">
            <text:p>16,70%</text:p>
          </table:table-cell>
          <table:table-cell table:style-name="ce3" office:value-type="percentage" office:value="0.0976542" calcext:value-type="percentage">
            <text:p>9,77%</text:p>
          </table:table-cell>
          <table:table-cell table:style-name="ce3" office:value-type="percentage" office:value="0.895788" calcext:value-type="percentage">
            <text:p>89,58%</text:p>
          </table:table-cell>
          <table:table-cell table:style-name="ce3" office:value-type="percentage" office:value="0.256578" calcext:value-type="percentage">
            <text:p>25,66%</text:p>
          </table:table-cell>
          <table:table-cell table:style-name="ce3" table:formula="of:=2*[Detection_performances.Q70]*[Detection_performances.R70]/([Detection_performances.Q70]+[Detection_performances.R70])" office:value-type="percentage" office:value="0.39890016446858" calcext:value-type="percentage">
            <text:p>39,89%</text:p>
          </table:table-cell>
          <table:table-cell table:style-name="ce3" office:value-type="percentage" office:value="0.24127" calcext:value-type="percentage">
            <text:p>24,13%</text:p>
          </table:table-cell>
          <table:table-cell table:style-name="ce3" office:value-type="percentage" office:value="0.817276" calcext:value-type="percentage">
            <text:p>81,73%</text:p>
          </table:table-cell>
          <table:table-cell office:value-type="percentage" office:value="0.25593" calcext:value-type="percentage">
            <text:p>25,59%</text:p>
          </table:table-cell>
          <table:table-cell table:formula="of:=2*[Detection_performances.U70]*[Detection_performances.V70]/([Detection_performances.U70]+[Detection_performances.V70])" office:value-type="percentage" office:value="0.389795522350788" calcext:value-type="percentage">
            <text:p>38,98%</text:p>
          </table:table-cell>
          <table:table-cell table:style-name="ce3" office:value-type="percentage" office:value="0.240845" calcext:value-type="percentage">
            <text:p>24,08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617729" calcext:value-type="percentage">
            <text:p>61,77%</text:p>
          </table:table-cell>
          <table:table-cell table:style-name="ce3" office:value-type="percentage" office:value="0.637148" calcext:value-type="percentage">
            <text:p>63,71%</text:p>
          </table:table-cell>
          <table:table-cell table:style-name="ce3" table:formula="of:=2*[Detection_performances.G71]*[Detection_performances.H71]/([Detection_performances.G71]+[Detection_performances.H71])" office:value-type="percentage" office:value="0.627288247201917" calcext:value-type="percentage">
            <text:p>62,7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71346" calcext:value-type="percentage">
            <text:p>27,1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50082" calcext:value-type="percentage">
            <text:p>85,01%</text:p>
          </table:table-cell>
          <table:table-cell table:style-name="ce3" office:value-type="percentage" office:value="0.110647" calcext:value-type="percentage">
            <text:p>11,06%</text:p>
          </table:table-cell>
          <table:table-cell table:style-name="ce3" table:formula="of:=2*[Detection_performances.M71]*[Detection_performances.N71]/([Detection_performances.M71]+[Detection_performances.N71])" office:value-type="percentage" office:value="0.195807606627884" calcext:value-type="percentage">
            <text:p>19,58%</text:p>
          </table:table-cell>
          <table:table-cell table:style-name="ce3" office:value-type="percentage" office:value="0.112455" calcext:value-type="percentage">
            <text:p>11,25%</text:p>
          </table:table-cell>
          <table:table-cell table:style-name="ce3" office:value-type="percentage" office:value="0.909764" calcext:value-type="percentage">
            <text:p>90,98%</text:p>
          </table:table-cell>
          <table:table-cell table:style-name="ce3" office:value-type="percentage" office:value="0.267961" calcext:value-type="percentage">
            <text:p>26,80%</text:p>
          </table:table-cell>
          <table:table-cell table:style-name="ce3" table:formula="of:=2*[Detection_performances.Q71]*[Detection_performances.R71]/([Detection_performances.Q71]+[Detection_performances.R71])" office:value-type="percentage" office:value="0.413986747677089" calcext:value-type="percentage">
            <text:p>41,40%</text:p>
          </table:table-cell>
          <table:table-cell table:style-name="ce3" office:value-type="percentage" office:value="0.24556" calcext:value-type="percentage">
            <text:p>24,56%</text:p>
          </table:table-cell>
          <table:table-cell table:style-name="ce3" office:value-type="percentage" office:value="0.832247" calcext:value-type="percentage">
            <text:p>83,22%</text:p>
          </table:table-cell>
          <table:table-cell office:value-type="percentage" office:value="0.29253" calcext:value-type="percentage">
            <text:p>29,25%</text:p>
          </table:table-cell>
          <table:table-cell table:formula="of:=2*[Detection_performances.U71]*[Detection_performances.V71]/([Detection_performances.U71]+[Detection_performances.V71])" office:value-type="percentage" office:value="0.432898636636418" calcext:value-type="percentage">
            <text:p>43,29%</text:p>
          </table:table-cell>
          <table:table-cell table:style-name="ce3" office:value-type="percentage" office:value="0.273379" calcext:value-type="percentage">
            <text:p>27,3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4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599237" calcext:value-type="percentage">
            <text:p>59,92%</text:p>
          </table:table-cell>
          <table:table-cell table:style-name="ce3" office:value-type="percentage" office:value="0.595469" calcext:value-type="percentage">
            <text:p>59,55%</text:p>
          </table:table-cell>
          <table:table-cell table:style-name="ce3" table:formula="of:=2*[Detection_performances.G72]*[Detection_performances.H72]/([Detection_performances.G72]+[Detection_performances.H72])" office:value-type="percentage" office:value="0.597347058025991" calcext:value-type="percentage">
            <text:p>59,7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46024" calcext:value-type="percentage">
            <text:p>24,6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99521" calcext:value-type="percentage">
            <text:p>79,95%</text:p>
          </table:table-cell>
          <table:table-cell table:style-name="ce3" office:value-type="percentage" office:value="0.0931683" calcext:value-type="percentage">
            <text:p>9,32%</text:p>
          </table:table-cell>
          <table:table-cell table:style-name="ce3" table:formula="of:=2*[Detection_performances.M72]*[Detection_performances.N72]/([Detection_performances.M72]+[Detection_performances.N72])" office:value-type="percentage" office:value="0.166889000202646" calcext:value-type="percentage">
            <text:p>16,69%</text:p>
          </table:table-cell>
          <table:table-cell table:style-name="ce3" office:value-type="percentage" office:value="0.0937587" calcext:value-type="percentage">
            <text:p>9,38%</text:p>
          </table:table-cell>
          <table:table-cell table:style-name="ce3" office:value-type="percentage" office:value="0.85604" calcext:value-type="percentage">
            <text:p>85,60%</text:p>
          </table:table-cell>
          <table:table-cell table:style-name="ce3" office:value-type="percentage" office:value="0.273119" calcext:value-type="percentage">
            <text:p>27,31%</text:p>
          </table:table-cell>
          <table:table-cell table:style-name="ce3" table:formula="of:=2*[Detection_performances.Q72]*[Detection_performances.R72]/([Detection_performances.Q72]+[Detection_performances.R72])" office:value-type="percentage" office:value="0.414114909875403" calcext:value-type="percentage">
            <text:p>41,41%</text:p>
          </table:table-cell>
          <table:table-cell table:style-name="ce3" office:value-type="percentage" office:value="0.231606" calcext:value-type="percentage">
            <text:p>23,16%</text:p>
          </table:table-cell>
          <table:table-cell table:style-name="ce3" office:value-type="percentage" office:value="0.798385" calcext:value-type="percentage">
            <text:p>79,84%</text:p>
          </table:table-cell>
          <table:table-cell office:value-type="percentage" office:value="0.276275" calcext:value-type="percentage">
            <text:p>27,63%</text:p>
          </table:table-cell>
          <table:table-cell table:formula="of:=2*[Detection_performances.U72]*[Detection_performances.V72]/([Detection_performances.U72]+[Detection_performances.V72])" office:value-type="percentage" office:value="0.410499722470363" calcext:value-type="percentage">
            <text:p>41,05%</text:p>
          </table:table-cell>
          <table:table-cell table:style-name="ce3" office:value-type="percentage" office:value="0.253186" calcext:value-type="percentage">
            <text:p>25,32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5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571282" calcext:value-type="percentage">
            <text:p>57,13%</text:p>
          </table:table-cell>
          <table:table-cell table:style-name="ce3" office:value-type="percentage" office:value="0.549948" calcext:value-type="percentage">
            <text:p>54,99%</text:p>
          </table:table-cell>
          <table:table-cell table:style-name="ce3" table:formula="of:=2*[Detection_performances.G73]*[Detection_performances.H73]/([Detection_performances.G73]+[Detection_performances.H73])" office:value-type="percentage" office:value="0.560412035596622" calcext:value-type="percentage">
            <text:p>56,0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08592" calcext:value-type="percentage">
            <text:p>20,8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59843" calcext:value-type="percentage">
            <text:p>75,98%</text:p>
          </table:table-cell>
          <table:table-cell table:style-name="ce3" office:value-type="percentage" office:value="0.0880474" calcext:value-type="percentage">
            <text:p>8,80%</text:p>
          </table:table-cell>
          <table:table-cell table:style-name="ce3" table:formula="of:=2*[Detection_performances.M73]*[Detection_performances.N73]/([Detection_performances.M73]+[Detection_performances.N73])" office:value-type="percentage" office:value="0.15780860488148" calcext:value-type="percentage">
            <text:p>15,78%</text:p>
          </table:table-cell>
          <table:table-cell table:style-name="ce3" office:value-type="percentage" office:value="0.0883802" calcext:value-type="percentage">
            <text:p>8,84%</text:p>
          </table:table-cell>
          <table:table-cell table:style-name="ce3" office:value-type="percentage" office:value="0.87222" calcext:value-type="percentage">
            <text:p>87,22%</text:p>
          </table:table-cell>
          <table:table-cell table:style-name="ce3" office:value-type="percentage" office:value="0.287772" calcext:value-type="percentage">
            <text:p>28,78%</text:p>
          </table:table-cell>
          <table:table-cell table:style-name="ce3" table:formula="of:=2*[Detection_performances.Q73]*[Detection_performances.R73]/([Detection_performances.Q73]+[Detection_performances.R73])" office:value-type="percentage" office:value="0.432762456706598" calcext:value-type="percentage">
            <text:p>43,28%</text:p>
          </table:table-cell>
          <table:table-cell table:style-name="ce3" office:value-type="percentage" office:value="0.264776" calcext:value-type="percentage">
            <text:p>26,48%</text:p>
          </table:table-cell>
          <table:table-cell table:style-name="ce3" office:value-type="percentage" office:value="0.8247" calcext:value-type="percentage">
            <text:p>82,47%</text:p>
          </table:table-cell>
          <table:table-cell office:value-type="percentage" office:value="0.337805" calcext:value-type="percentage">
            <text:p>33,78%</text:p>
          </table:table-cell>
          <table:table-cell table:formula="of:=2*[Detection_performances.U73]*[Detection_performances.V73]/([Detection_performances.U73]+[Detection_performances.V73])" office:value-type="percentage" office:value="0.479288748865596" calcext:value-type="percentage">
            <text:p>47,93%</text:p>
          </table:table-cell>
          <table:table-cell table:style-name="ce3" office:value-type="percentage" office:value="0.311109" calcext:value-type="percentage">
            <text:p>31,11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6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671073" calcext:value-type="percentage">
            <text:p>67,11%</text:p>
          </table:table-cell>
          <table:table-cell table:style-name="ce3" office:value-type="percentage" office:value="0.632259" calcext:value-type="percentage">
            <text:p>63,23%</text:p>
          </table:table-cell>
          <table:table-cell table:style-name="ce3" table:formula="of:=2*[Detection_performances.G74]*[Detection_performances.H74]/([Detection_performances.G74]+[Detection_performances.H74])" office:value-type="percentage" office:value="0.651088048029205" calcext:value-type="percentage">
            <text:p>65,1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59875" calcext:value-type="percentage">
            <text:p>25,9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31761" calcext:value-type="percentage">
            <text:p>83,18%</text:p>
          </table:table-cell>
          <table:table-cell table:style-name="ce3" office:value-type="percentage" office:value="0.100858" calcext:value-type="percentage">
            <text:p>10,09%</text:p>
          </table:table-cell>
          <table:table-cell table:style-name="ce3" table:formula="of:=2*[Detection_performances.M74]*[Detection_performances.N74]/([Detection_performances.M74]+[Detection_performances.N74])" office:value-type="percentage" office:value="0.179901440862775" calcext:value-type="percentage">
            <text:p>17,99%</text:p>
          </table:table-cell>
          <table:table-cell table:style-name="ce3" office:value-type="percentage" office:value="0.104444" calcext:value-type="percentage">
            <text:p>10,44%</text:p>
          </table:table-cell>
          <table:table-cell table:style-name="ce3" office:value-type="percentage" office:value="0.903583" calcext:value-type="percentage">
            <text:p>90,36%</text:p>
          </table:table-cell>
          <table:table-cell table:style-name="ce3" office:value-type="percentage" office:value="0.229348" calcext:value-type="percentage">
            <text:p>22,93%</text:p>
          </table:table-cell>
          <table:table-cell table:style-name="ce3" table:formula="of:=2*[Detection_performances.Q74]*[Detection_performances.R74]/([Detection_performances.Q74]+[Detection_performances.R74])" office:value-type="percentage" office:value="0.365838614856509" calcext:value-type="percentage">
            <text:p>36,58%</text:p>
          </table:table-cell>
          <table:table-cell table:style-name="ce3" office:value-type="percentage" office:value="0.219616" calcext:value-type="percentage">
            <text:p>21,96%</text:p>
          </table:table-cell>
          <table:table-cell table:style-name="ce3" office:value-type="percentage" office:value="0.859407" calcext:value-type="percentage">
            <text:p>85,94%</text:p>
          </table:table-cell>
          <table:table-cell office:value-type="percentage" office:value="0.341956" calcext:value-type="percentage">
            <text:p>34,20%</text:p>
          </table:table-cell>
          <table:table-cell table:formula="of:=2*[Detection_performances.U74]*[Detection_performances.V74]/([Detection_performances.U74]+[Detection_performances.V74])" office:value-type="percentage" office:value="0.489243268008087" calcext:value-type="percentage">
            <text:p>48,92%</text:p>
          </table:table-cell>
          <table:table-cell table:style-name="ce3" office:value-type="percentage" office:value="0.316464" calcext:value-type="percentage">
            <text:p>31,65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606501" calcext:value-type="percentage">
            <text:p>60,65%</text:p>
          </table:table-cell>
          <table:table-cell table:style-name="ce3" office:value-type="percentage" office:value="0.614159" calcext:value-type="percentage">
            <text:p>61,42%</text:p>
          </table:table-cell>
          <table:table-cell table:style-name="ce3" table:formula="of:=2*[Detection_performances.G75]*[Detection_performances.H75]/([Detection_performances.G75]+[Detection_performances.H75])" office:value-type="percentage" office:value="0.610305978174102" calcext:value-type="percentage">
            <text:p>61,0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61153" calcext:value-type="percentage">
            <text:p>26,1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83012" calcext:value-type="percentage">
            <text:p>78,30%</text:p>
          </table:table-cell>
          <table:table-cell table:style-name="ce3" office:value-type="percentage" office:value="0.0973222" calcext:value-type="percentage">
            <text:p>9,73%</text:p>
          </table:table-cell>
          <table:table-cell table:style-name="ce3" table:formula="of:=2*[Detection_performances.M75]*[Detection_performances.N75]/([Detection_performances.M75]+[Detection_performances.N75])" office:value-type="percentage" office:value="0.173126184275017" calcext:value-type="percentage">
            <text:p>17,31%</text:p>
          </table:table-cell>
          <table:table-cell table:style-name="ce3" office:value-type="percentage" office:value="0.0976686" calcext:value-type="percentage">
            <text:p>9,77%</text:p>
          </table:table-cell>
          <table:table-cell table:style-name="ce3" office:value-type="percentage" office:value="0.86875" calcext:value-type="percentage">
            <text:p>86,88%</text:p>
          </table:table-cell>
          <table:table-cell table:style-name="ce3" office:value-type="percentage" office:value="0.275092" calcext:value-type="percentage">
            <text:p>27,51%</text:p>
          </table:table-cell>
          <table:table-cell table:style-name="ce3" table:formula="of:=2*[Detection_performances.Q75]*[Detection_performances.R75]/([Detection_performances.Q75]+[Detection_performances.R75])" office:value-type="percentage" office:value="0.417865710473999" calcext:value-type="percentage">
            <text:p>41,79%</text:p>
          </table:table-cell>
          <table:table-cell table:style-name="ce3" office:value-type="percentage" office:value="0.262017" calcext:value-type="percentage">
            <text:p>26,20%</text:p>
          </table:table-cell>
          <table:table-cell table:style-name="ce3" office:value-type="percentage" office:value="0.78596" calcext:value-type="percentage">
            <text:p>78,60%</text:p>
          </table:table-cell>
          <table:table-cell office:value-type="percentage" office:value="0.352925" calcext:value-type="percentage">
            <text:p>35,29%</text:p>
          </table:table-cell>
          <table:table-cell table:formula="of:=2*[Detection_performances.U75]*[Detection_performances.V75]/([Detection_performances.U75]+[Detection_performances.V75])" office:value-type="percentage" office:value="0.487116667617889" calcext:value-type="percentage">
            <text:p>48,71%</text:p>
          </table:table-cell>
          <table:table-cell table:style-name="ce3" office:value-type="percentage" office:value="0.316608" calcext:value-type="percentage">
            <text:p>31,66%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mean :</text:p>
          </table:table-cell>
          <table:table-cell table:style-name="ce3" table:formula="of:=([Detection_performances.G61]+[Detection_performances.G62]+[Detection_performances.G63]+[Detection_performances.G64]+[Detection_performances.G65]+[Detection_performances.G66]+[Detection_performances.G67]+[Detection_performances.G68]+[Detection_performances.G69]+[Detection_performances.G70]+[Detection_performances.G71]+[Detection_performances.G72]+[Detection_performances.G73]+[Detection_performances.G74]+[Detection_performances.G75])/15" office:value-type="percentage" office:value="0.596082333333333" calcext:value-type="percentage">
            <text:p>59,61%</text:p>
          </table:table-cell>
          <table:table-cell table:style-name="ce3" table:formula="of:=([Detection_performances.H61]+[Detection_performances.H62]+[Detection_performances.H63]+[Detection_performances.H64]+[Detection_performances.H65]+[Detection_performances.H66]+[Detection_performances.H67]+[Detection_performances.H68]+[Detection_performances.H69]+[Detection_performances.H70]+[Detection_performances.H71]+[Detection_performances.H72]+[Detection_performances.H73]+[Detection_performances.H74]+[Detection_performances.H75])/15" office:value-type="percentage" office:value="0.7155612" calcext:value-type="percentage">
            <text:p>71,56%</text:p>
          </table:table-cell>
          <table:table-cell table:style-name="ce3" table:formula="of:=([Detection_performances.I61]+[Detection_performances.I62]+[Detection_performances.I63]+[Detection_performances.I64]+[Detection_performances.I65]+[Detection_performances.I66]+[Detection_performances.I67]+[Detection_performances.I68]+[Detection_performances.I69]+[Detection_performances.I70]+[Detection_performances.I71]+[Detection_performances.I72]+[Detection_performances.I73]+[Detection_performances.I74]+[Detection_performances.I75])/15" office:value-type="percentage" office:value="0.643213994689584" calcext:value-type="percentage">
            <text:p>64,32%</text:p>
          </table:table-cell>
          <table:table-cell/>
          <table:table-cell table:style-name="ce3" table:formula="of:=([Detection_performances.K61]+[Detection_performances.K62]+[Detection_performances.K63]+[Detection_performances.K64]+[Detection_performances.K65]+[Detection_performances.K66]+[Detection_performances.K67]+[Detection_performances.K68]+[Detection_performances.K69]+[Detection_performances.K70]+[Detection_performances.K71]+[Detection_performances.K72]+[Detection_performances.K73]+[Detection_performances.K74]+[Detection_performances.K75])/15" office:value-type="percentage" office:value="0.340126" calcext:value-type="percentage">
            <text:p>34,01%</text:p>
          </table:table-cell>
          <table:table-cell/>
          <table:table-cell table:style-name="ce3" table:formula="of:=([Detection_performances.M61]+[Detection_performances.M62]+[Detection_performances.M63]+[Detection_performances.M64]+[Detection_performances.M65]+[Detection_performances.M66]+[Detection_performances.M67]+[Detection_performances.M68]+[Detection_performances.M69]+[Detection_performances.M70]+[Detection_performances.M71]+[Detection_performances.M72]+[Detection_performances.M73]+[Detection_performances.M74]+[Detection_performances.M75])/15" office:value-type="percentage" office:value="0.8131934" calcext:value-type="percentage">
            <text:p>81,32%</text:p>
          </table:table-cell>
          <table:table-cell table:style-name="ce3" table:formula="of:=([Detection_performances.N61]+[Detection_performances.N62]+[Detection_performances.N63]+[Detection_performances.N64]+[Detection_performances.N65]+[Detection_performances.N66]+[Detection_performances.N67]+[Detection_performances.N68]+[Detection_performances.N69]+[Detection_performances.N70]+[Detection_performances.N71]+[Detection_performances.N72]+[Detection_performances.N73]+[Detection_performances.N74]+[Detection_performances.N75])/15" office:value-type="percentage" office:value="0.174314" calcext:value-type="percentage">
            <text:p>17,43%</text:p>
          </table:table-cell>
          <table:table-cell table:style-name="ce3" table:formula="of:=([Detection_performances.O61]+[Detection_performances.O62]+[Detection_performances.O63]+[Detection_performances.O64]+[Detection_performances.O65]+[Detection_performances.O66]+[Detection_performances.O67]+[Detection_performances.O68]+[Detection_performances.O69]+[Detection_performances.O70]+[Detection_performances.O71]+[Detection_performances.O72]+[Detection_performances.O73]+[Detection_performances.O74]+[Detection_performances.O75])/15" office:value-type="percentage" office:value="0.278881643311254" calcext:value-type="percentage">
            <text:p>27,89%</text:p>
          </table:table-cell>
          <table:table-cell table:style-name="ce3" table:formula="of:=([Detection_performances.P61]+[Detection_performances.P62]+[Detection_performances.P63]+[Detection_performances.P64]+[Detection_performances.P65]+[Detection_performances.P66]+[Detection_performances.P67]+[Detection_performances.P68]+[Detection_performances.P69]+[Detection_performances.P70]+[Detection_performances.P71]+[Detection_performances.P72]+[Detection_performances.P73]+[Detection_performances.P74]+[Detection_performances.P75])/15" office:value-type="percentage" office:value="0.17560256" calcext:value-type="percentage">
            <text:p>17,56%</text:p>
          </table:table-cell>
          <table:table-cell table:style-name="ce3" table:formula="of:=([Detection_performances.Q75]+[Detection_performances.Q62]+[Detection_performances.Q63]+[Detection_performances.Q64]+[Detection_performances.Q65]+[Detection_performances.Q66]+[Detection_performances.Q67]+[Detection_performances.Q68]+[Detection_performances.Q69]+[Detection_performances.Q70]+[Detection_performances.Q71]+[Detection_performances.Q72]+[Detection_performances.Q73]+[Detection_performances.Q74]+[Detection_performances.Q75])/15" office:value-type="percentage" office:value="0.873791466666667" calcext:value-type="percentage">
            <text:p>87,38%</text:p>
          </table:table-cell>
          <table:table-cell table:style-name="ce3" table:formula="of:=([Detection_performances.R75]+[Detection_performances.R62]+[Detection_performances.R63]+[Detection_performances.R64]+[Detection_performances.R65]+[Detection_performances.R66]+[Detection_performances.R67]+[Detection_performances.R68]+[Detection_performances.R69]+[Detection_performances.R70]+[Detection_performances.R71]+[Detection_performances.R72]+[Detection_performances.R73]+[Detection_performances.R74]+[Detection_performances.R75])/15" office:value-type="percentage" office:value="0.3529376" calcext:value-type="percentage">
            <text:p>35,29%</text:p>
          </table:table-cell>
          <table:table-cell table:style-name="ce3" table:formula="of:=([Detection_performances.S75]+[Detection_performances.S62]+[Detection_performances.S63]+[Detection_performances.S64]+[Detection_performances.T65]+[Detection_performances.T66]+[Detection_performances.S67]+[Detection_performances.S68]+[Detection_performances.T69]+[Detection_performances.S70]+[Detection_performances.S71]+[Detection_performances.S72]+[Detection_performances.S73]+[Detection_performances.T74]+[Detection_performances.S75])/15" office:value-type="percentage" office:value="0.451118000008635" calcext:value-type="percentage">
            <text:p>45,11%</text:p>
          </table:table-cell>
          <table:table-cell table:style-name="ce3" table:formula="of:=([Detection_performances.T75]+[Detection_performances.T62]+[Detection_performances.T63]+[Detection_performances.T64]+[Detection_performances.T65]+[Detection_performances.T66]+[Detection_performances.T67]+[Detection_performances.T68]+[Detection_performances.T69]+[Detection_performances.T70]+[Detection_performances.T71]+[Detection_performances.T72]+[Detection_performances.T73]+[Detection_performances.T74]+[Detection_performances.T75])/15" office:value-type="percentage" office:value="0.3363584" calcext:value-type="percentage">
            <text:p>33,64%</text:p>
          </table:table-cell>
          <table:table-cell table:style-name="ce3" table:formula="of:=([Detection_performances.U61]+[Detection_performances.U62]+[Detection_performances.U63]+[Detection_performances.U64]+[Detection_performances.U65]+[Detection_performances.U66]+[Detection_performances.U67]+[Detection_performances.U68]+[Detection_performances.U69]+[Detection_performances.U70]+[Detection_performances.U71]+[Detection_performances.U72]+[Detection_performances.U73]+[Detection_performances.U74]+[Detection_performances.U75])/15" office:value-type="percentage" office:value="0.7558372" calcext:value-type="percentage">
            <text:p>75,58%</text:p>
          </table:table-cell>
          <table:table-cell table:formula="of:=([Detection_performances.V61]+[Detection_performances.V62]+[Detection_performances.V63]+[Detection_performances.V64]+[Detection_performances.V65]+[Detection_performances.V66]+[Detection_performances.V67]+[Detection_performances.V68]+[Detection_performances.V69]+[Detection_performances.V70]+[Detection_performances.V71]+[Detection_performances.V72]+[Detection_performances.V73]+[Detection_performances.V74]+[Detection_performances.V75])/15" office:value-type="percentage" office:value="0.422368666666667" calcext:value-type="percentage">
            <text:p>42,24%</text:p>
          </table:table-cell>
          <table:table-cell table:formula="of:=([Detection_performances.W61]+[Detection_performances.W62]+[Detection_performances.W63]+[Detection_performances.W64]+[Detection_performances.W65]+[Detection_performances.W66]+[Detection_performances.W67]+[Detection_performances.W68]+[Detection_performances.W69]+[Detection_performances.W70]+[Detection_performances.W71]+[Detection_performances.X72]+[Detection_performances.W73]+[Detection_performances.W74]+[Detection_performances.W75])/15" office:value-type="percentage" office:value="0.515350106430888" calcext:value-type="percentage">
            <text:p>51,54%</text:p>
          </table:table-cell>
          <table:table-cell table:style-name="ce3" table:formula="of:=([Detection_performances.X61]+[Detection_performances.X62]+[Detection_performances.X63]+[Detection_performances.X64]+[Detection_performances.X65]+[Detection_performances.X66]+[Detection_performances.X67]+[Detection_performances.X68]+[Detection_performances.X69]+[Detection_performances.X70]+[Detection_performances.X71]+[Detection_performances.X72]+[Detection_performances.X73]+[Detection_performances.X74]+[Detection_performances.X75])/15" office:value-type="percentage" office:value="0.3908098" calcext:value-type="percentage">
            <text:p>39,08%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variance : </text:p>
          </table:table-cell>
          <table:table-cell table:style-name="ce3" table:formula="of:=(([Detection_performances.G61]-[Detection_performances.G76])^2 + ([Detection_performances.G62]-[Detection_performances.G76])^2 + ([Detection_performances.G63]-[Detection_performances.G76])^2 + ([Detection_performances.G64]-[Detection_performances.G76])^2 + ([Detection_performances.G65]-[Detection_performances.G76])^2 + ([Detection_performances.G66]-[Detection_performances.G76])^2 + ([Detection_performances.G67]-[Detection_performances.G76])^2 + ([Detection_performances.G68]-[Detection_performances.G76])^2 + ([Detection_performances.G69]-[Detection_performances.G76])^2 + ([Detection_performances.G70]-[Detection_performances.G76])^2 + ([Detection_performances.G71]-[Detection_performances.G76])^2 + ([Detection_performances.G72]-[Detection_performances.G76])^2 + ([Detection_performances.G73]-[Detection_performances.G76])^2 + ([Detection_performances.G74]-[Detection_performances.G76])^2 + ([Detection_performances.G75]-[Detection_performances.G76])^2) / 15" office:value-type="percentage" office:value="0.00149824912488889" calcext:value-type="percentage">
            <text:p>0,15%</text:p>
          </table:table-cell>
          <table:table-cell table:style-name="ce3" table:formula="of:=(([Detection_performances.H61]-[Detection_performances.H76])^2 + ([Detection_performances.H62]-[Detection_performances.H76])^2 + ([Detection_performances.H63]-[Detection_performances.H76])^2 + ([Detection_performances.H64]-[Detection_performances.H76])^2 + ([Detection_performances.H65]-[Detection_performances.H76])^2 + ([Detection_performances.H66]-[Detection_performances.H76])^2 + ([Detection_performances.H67]-[Detection_performances.H76])^2 + ([Detection_performances.H68]-[Detection_performances.H76])^2 + ([Detection_performances.H69]-[Detection_performances.H76])^2 + ([Detection_performances.H70]-[Detection_performances.H76])^2 + ([Detection_performances.H71]-[Detection_performances.H76])^2 + ([Detection_performances.H72]-[Detection_performances.H76])^2 + ([Detection_performances.H73]-[Detection_performances.H76])^2 + ([Detection_performances.H74]-[Detection_performances.H76])^2 + ([Detection_performances.H75]-[Detection_performances.H76])^2) / 15" office:value-type="percentage" office:value="0.0139249638506933" calcext:value-type="percentage">
            <text:p>1,39%</text:p>
          </table:table-cell>
          <table:table-cell table:style-name="ce3" table:formula="of:=(([Detection_performances.I61]-[Detection_performances.I76])^2 + ([Detection_performances.I62]-[Detection_performances.I76])^2 + ([Detection_performances.I63]-[Detection_performances.I76])^2 + ([Detection_performances.I64]-[Detection_performances.I76])^2 + ([Detection_performances.I65]-[Detection_performances.I76])^2 + ([Detection_performances.I66]-[Detection_performances.I76])^2 + ([Detection_performances.I67]-[Detection_performances.I76])^2 + ([Detection_performances.I68]-[Detection_performances.I76])^2 + ([Detection_performances.I69]-[Detection_performances.I76])^2 + ([Detection_performances.I70]-[Detection_performances.I76])^2 + ([Detection_performances.I71]-[Detection_performances.I76])^2 + ([Detection_performances.I72]-[Detection_performances.I76])^2 + ([Detection_performances.I73]-[Detection_performances.I76])^2 + ([Detection_performances.I74]-[Detection_performances.I76])^2 + ([Detection_performances.I75]-[Detection_performances.I76])^2) / 15" office:value-type="percentage" office:value="0.00163984663358989" calcext:value-type="percentage">
            <text:p>0,16%</text:p>
          </table:table-cell>
          <table:table-cell/>
          <table:table-cell table:style-name="ce3" table:formula="of:=(([Detection_performances.K61]-[Detection_performances.K76])^2 + ([Detection_performances.K62]-[Detection_performances.K76])^2 + ([Detection_performances.K63]-[Detection_performances.K76])^2 + ([Detection_performances.K64]-[Detection_performances.K76])^2 + ([Detection_performances.K65]-[Detection_performances.K76])^2 + ([Detection_performances.K66]-[Detection_performances.K76])^2 + ([Detection_performances.K67]-[Detection_performances.K76])^2 + ([Detection_performances.K68]-[Detection_performances.K76])^2 + ([Detection_performances.K69]-[Detection_performances.K76])^2 + ([Detection_performances.K70]-[Detection_performances.K76])^2 + ([Detection_performances.K71]-[Detection_performances.K76])^2 + ([Detection_performances.K72]-[Detection_performances.K76])^2 + ([Detection_performances.K73]-[Detection_performances.K76])^2 + ([Detection_performances.K74]-[Detection_performances.K76])^2 + ([Detection_performances.K75]-[Detection_performances.K76])^2) / 15" office:value-type="percentage" office:value="0.0092030958484" calcext:value-type="percentage">
            <text:p>0,92%</text:p>
          </table:table-cell>
          <table:table-cell/>
          <table:table-cell table:style-name="ce3" table:formula="of:=(([Detection_performances.M61]-[Detection_performances.M76])^2 + ([Detection_performances.M62]-[Detection_performances.M76])^2 + ([Detection_performances.M63]-[Detection_performances.M76])^2 + ([Detection_performances.M64]-[Detection_performances.M76])^2 + ([Detection_performances.M65]-[Detection_performances.M76])^2 + ([Detection_performances.M66]-[Detection_performances.M76])^2 + ([Detection_performances.M67]-[Detection_performances.M76])^2 + ([Detection_performances.M68]-[Detection_performances.M76])^2 + ([Detection_performances.M69]-[Detection_performances.M76])^2 + ([Detection_performances.M70]-[Detection_performances.M76])^2 + ([Detection_performances.M71]-[Detection_performances.M76])^2 + ([Detection_performances.M72]-[Detection_performances.M76])^2 + ([Detection_performances.M73]-[Detection_performances.M76])^2 + ([Detection_performances.M74]-[Detection_performances.M76])^2 + ([Detection_performances.M75]-[Detection_performances.M76])^2) / 15" office:value-type="percentage" office:value="0.00100005770784" calcext:value-type="percentage">
            <text:p>0,10%</text:p>
          </table:table-cell>
          <table:table-cell table:style-name="ce3" table:formula="of:=(([Detection_performances.N61]-[Detection_performances.N76])^2 + ([Detection_performances.N62]-[Detection_performances.N76])^2 + ([Detection_performances.N63]-[Detection_performances.N76])^2 + ([Detection_performances.N64]-[Detection_performances.N76])^2 + ([Detection_performances.N65]-[Detection_performances.N76])^2 + ([Detection_performances.N66]-[Detection_performances.N76])^2 + ([Detection_performances.N67]-[Detection_performances.N76])^2 + ([Detection_performances.N68]-[Detection_performances.N76])^2 + ([Detection_performances.N69]-[Detection_performances.N76])^2 + ([Detection_performances.N70]-[Detection_performances.N76])^2 + ([Detection_performances.N71]-[Detection_performances.N76])^2 + ([Detection_performances.N72]-[Detection_performances.N76])^2 + ([Detection_performances.N73]-[Detection_performances.N76])^2 + ([Detection_performances.N74]-[Detection_performances.N76])^2 + ([Detection_performances.N75]-[Detection_performances.N76])^2) / 15" office:value-type="percentage" office:value="0.006254765621628" calcext:value-type="percentage">
            <text:p>0,63%</text:p>
          </table:table-cell>
          <table:table-cell table:style-name="ce3" table:formula="of:=(([Detection_performances.O61]-[Detection_performances.O76])^2 + ([Detection_performances.O62]-[Detection_performances.O76])^2 + ([Detection_performances.O63]-[Detection_performances.O76])^2 + ([Detection_performances.O64]-[Detection_performances.O76])^2 + ([Detection_performances.O65]-[Detection_performances.O76])^2 + ([Detection_performances.O66]-[Detection_performances.O76])^2 + ([Detection_performances.O67]-[Detection_performances.O76])^2 + ([Detection_performances.O68]-[Detection_performances.O76])^2 + ([Detection_performances.O69]-[Detection_performances.O76])^2 + ([Detection_performances.O70]-[Detection_performances.O76])^2 + ([Detection_performances.O71]-[Detection_performances.O76])^2 + ([Detection_performances.O72]-[Detection_performances.O76])^2 + ([Detection_performances.O73]-[Detection_performances.O76])^2 + ([Detection_performances.O74]-[Detection_performances.O76])^2 + ([Detection_performances.O75]-[Detection_performances.O76])^2) / 15" office:value-type="percentage" office:value="0.0116665145358576" calcext:value-type="percentage">
            <text:p>1,17%</text:p>
          </table:table-cell>
          <table:table-cell table:style-name="ce3" table:formula="of:=(([Detection_performances.P61]-[Detection_performances.P76])^2 + ([Detection_performances.P62]-[Detection_performances.P76])^2 + ([Detection_performances.P63]-[Detection_performances.P76])^2 + ([Detection_performances.P64]-[Detection_performances.P76])^2 + ([Detection_performances.P65]-[Detection_performances.P76])^2 + ([Detection_performances.P66]-[Detection_performances.P76])^2 + ([Detection_performances.P67]-[Detection_performances.P76])^2 + ([Detection_performances.P68]-[Detection_performances.P76])^2 + ([Detection_performances.P69]-[Detection_performances.P76])^2 + ([Detection_performances.P70]-[Detection_performances.P76])^2 + ([Detection_performances.P71]-[Detection_performances.P76])^2 + ([Detection_performances.P72]-[Detection_performances.P76])^2 + ([Detection_performances.P73]-[Detection_performances.P76])^2 + ([Detection_performances.P74]-[Detection_performances.P76])^2 + ([Detection_performances.P75]-[Detection_performances.P76])^2) / 15" office:value-type="percentage" office:value="0.00613931305246107" calcext:value-type="percentage">
            <text:p>0,61%</text:p>
          </table:table-cell>
          <table:table-cell table:style-name="ce3" table:formula="of:=(([Detection_performances.Q75]-[Detection_performances.Q76])^2 + ([Detection_performances.Q62]-[Detection_performances.Q76])^2 + ([Detection_performances.Q63]-[Detection_performances.Q76])^2 + ([Detection_performances.Q64]-[Detection_performances.Q76])^2 + ([Detection_performances.Q65]-[Detection_performances.Q76])^2 + ([Detection_performances.Q66]-[Detection_performances.Q76])^2 + ([Detection_performances.Q67]-[Detection_performances.Q76])^2 + ([Detection_performances.Q68]-[Detection_performances.Q76])^2 + ([Detection_performances.Q69]-[Detection_performances.Q76])^2 + ([Detection_performances.Q70]-[Detection_performances.Q76])^2 + ([Detection_performances.Q71]-[Detection_performances.Q76])^2 + ([Detection_performances.Q72]-[Detection_performances.Q76])^2 + ([Detection_performances.Q73]-[Detection_performances.Q76])^2 + ([Detection_performances.Q74]-[Detection_performances.Q76])^2 + ([Detection_performances.Q75]-[Detection_performances.Q76])^2) / 15" office:value-type="percentage" office:value="0.00118065412318222" calcext:value-type="percentage">
            <text:p>0,12%</text:p>
          </table:table-cell>
          <table:table-cell table:style-name="ce3" table:formula="of:=(([Detection_performances.R75]-[Detection_performances.R76])^2 + ([Detection_performances.R62]-[Detection_performances.R76])^2 + ([Detection_performances.R63]-[Detection_performances.R76])^2 + ([Detection_performances.R64]-[Detection_performances.R76])^2 + ([Detection_performances.R65]-[Detection_performances.R76])^2 + ([Detection_performances.R66]-[Detection_performances.R76])^2 + ([Detection_performances.R67]-[Detection_performances.R76])^2 + ([Detection_performances.R68]-[Detection_performances.R76])^2 + ([Detection_performances.R69]-[Detection_performances.R76])^2 + ([Detection_performances.R70]-[Detection_performances.R76])^2 + ([Detection_performances.R71]-[Detection_performances.R76])^2 + ([Detection_performances.R72]-[Detection_performances.R76])^2 + ([Detection_performances.R73]-[Detection_performances.R76])^2 + ([Detection_performances.R74]-[Detection_performances.R76])^2 + ([Detection_performances.R75]-[Detection_performances.R76])^2) / 15" office:value-type="percentage" office:value="0.01050525281904" calcext:value-type="percentage">
            <text:p>1,05%</text:p>
          </table:table-cell>
          <table:table-cell table:style-name="ce3" table:formula="of:=(([Detection_performances.S75]-[Detection_performances.S76])^2 + ([Detection_performances.S62]-[Detection_performances.S76])^2 + ([Detection_performances.S63]-[Detection_performances.S76])^2 + ([Detection_performances.S64]-[Detection_performances.S76])^2 + ([Detection_performances.T65]-[Detection_performances.S76])^2 + ([Detection_performances.T66]-[Detection_performances.S76])^2 + ([Detection_performances.S67]-[Detection_performances.S76])^2 + ([Detection_performances.S68]-[Detection_performances.S76])^2 + ([Detection_performances.T69]-[Detection_performances.S76])^2 + ([Detection_performances.S70]-[Detection_performances.S76])^2 + ([Detection_performances.S71]-[Detection_performances.S76])^2 + ([Detection_performances.S72]-[Detection_performances.S76])^2 + ([Detection_performances.S73]-[Detection_performances.S76])^2 + ([Detection_performances.T74]-[Detection_performances.S76])^2 + ([Detection_performances.S75]-[Detection_performances.S76])^2) / 15" office:value-type="percentage" office:value="0.015890007708111" calcext:value-type="percentage">
            <text:p>1,59%</text:p>
          </table:table-cell>
          <table:table-cell table:style-name="ce3" table:formula="of:=(([Detection_performances.T75]-[Detection_performances.T76])^2 + ([Detection_performances.T62]-[Detection_performances.T76])^2 + ([Detection_performances.T63]-[Detection_performances.T76])^2 + ([Detection_performances.T64]-[Detection_performances.T76])^2 + ([Detection_performances.T65]-[Detection_performances.T76])^2 + ([Detection_performances.T66]-[Detection_performances.T76])^2 + ([Detection_performances.T67]-[Detection_performances.T76])^2 + ([Detection_performances.T68]-[Detection_performances.T76])^2 + ([Detection_performances.T69]-[Detection_performances.T76])^2 + ([Detection_performances.T70]-[Detection_performances.T76])^2 + ([Detection_performances.T71]-[Detection_performances.T76])^2 + ([Detection_performances.T72]-[Detection_performances.T76])^2 + ([Detection_performances.T73]-[Detection_performances.T76])^2 + ([Detection_performances.T74]-[Detection_performances.T76])^2 + ([Detection_performances.T75]-[Detection_performances.T76])^2) / 15" office:value-type="percentage" office:value="0.0107438345725067" calcext:value-type="percentage">
            <text:p>1,07%</text:p>
          </table:table-cell>
          <table:table-cell table:style-name="ce3" table:formula="of:=(([Detection_performances.U61]-[Detection_performances.U76])^2 + ([Detection_performances.U62]-[Detection_performances.U76])^2 + ([Detection_performances.U63]-[Detection_performances.U76])^2 + ([Detection_performances.U64]-[Detection_performances.U76])^2 + ([Detection_performances.U65]-[Detection_performances.U76])^2 + ([Detection_performances.U66]-[Detection_performances.U76])^2 + ([Detection_performances.U67]-[Detection_performances.U76])^2 + ([Detection_performances.U68]-[Detection_performances.U76])^2 + ([Detection_performances.U69]-[Detection_performances.U76])^2 + ([Detection_performances.U70]-[Detection_performances.U76])^2 + ([Detection_performances.U71]-[Detection_performances.U76])^2 + ([Detection_performances.U72]-[Detection_performances.U76])^2 + ([Detection_performances.U73]-[Detection_performances.U76])^2 + ([Detection_performances.U74]-[Detection_performances.U76])^2 + ([Detection_performances.U75]-[Detection_performances.U76])^2) / 15" office:value-type="percentage" office:value="0.00513394813896" calcext:value-type="percentage">
            <text:p>0,51%</text:p>
          </table:table-cell>
          <table:table-cell table:formula="of:=(([Detection_performances.V61]-[Detection_performances.V76])^2 + ([Detection_performances.V62]-[Detection_performances.V76])^2 + ([Detection_performances.V63]-[Detection_performances.V76])^2 + ([Detection_performances.V64]-[Detection_performances.V76])^2 + ([Detection_performances.V65]-[Detection_performances.V76])^2 + ([Detection_performances.V66]-[Detection_performances.V76])^2 + ([Detection_performances.V67]-[Detection_performances.V76])^2 + ([Detection_performances.V68]-[Detection_performances.V76])^2 + ([Detection_performances.V69]-[Detection_performances.V76])^2 + ([Detection_performances.V70]-[Detection_performances.V76])^2 + ([Detection_performances.V71]-[Detection_performances.V76])^2 + ([Detection_performances.V72]-[Detection_performances.V76])^2 + ([Detection_performances.V73]-[Detection_performances.V76])^2 + ([Detection_performances.V74]-[Detection_performances.V76])^2 + ([Detection_performances.V75]-[Detection_performances.V76])^2) / 15" office:value-type="percentage" office:value="0.0140619600735556" calcext:value-type="percentage">
            <text:p>1,41%</text:p>
          </table:table-cell>
          <table:table-cell table:formula="of:=(([Detection_performances.W61]-[Detection_performances.W76])^2 + ([Detection_performances.W62]-[Detection_performances.W76])^2 + ([Detection_performances.W63]-[Detection_performances.W76])^2 + ([Detection_performances.W64]-[Detection_performances.W76])^2 + ([Detection_performances.W65]-[Detection_performances.W76])^2 + ([Detection_performances.W66]-[Detection_performances.W76])^2 + ([Detection_performances.W67]-[Detection_performances.W76])^2 + ([Detection_performances.W68]-[Detection_performances.W76])^2 + ([Detection_performances.W69]-[Detection_performances.W76])^2 + ([Detection_performances.W70]-[Detection_performances.W76])^2 + ([Detection_performances.W71]-[Detection_performances.W76])^2 + ([Detection_performances.X72]-[Detection_performances.W76])^2 + ([Detection_performances.W73]-[Detection_performances.W76])^2 + ([Detection_performances.W74]-[Detection_performances.W76])^2 + ([Detection_performances.W75]-[Detection_performances.W76])^2) / 15" office:value-type="percentage" office:value="0.0112531806196482" calcext:value-type="percentage">
            <text:p>1,13%</text:p>
          </table:table-cell>
          <table:table-cell table:style-name="ce3" table:formula="of:=(([Detection_performances.X61]-[Detection_performances.X76])^2 + ([Detection_performances.X62]-[Detection_performances.X76])^2 + ([Detection_performances.X63]-[Detection_performances.X76])^2 + ([Detection_performances.X64]-[Detection_performances.X76])^2 + ([Detection_performances.X65]-[Detection_performances.X76])^2 + ([Detection_performances.X66]-[Detection_performances.X76])^2 + ([Detection_performances.X67]-[Detection_performances.X76])^2 + ([Detection_performances.X68]-[Detection_performances.X76])^2 + ([Detection_performances.X69]-[Detection_performances.X76])^2 + ([Detection_performances.X70]-[Detection_performances.X76])^2 + ([Detection_performances.X71]-[Detection_performances.X76])^2 + ([Detection_performances.X72]-[Detection_performances.X76])^2 + ([Detection_performances.X73]-[Detection_performances.X76])^2 + ([Detection_performances.X74]-[Detection_performances.X76])^2 + ([Detection_performances.X75]-[Detection_performances.X76])^2) / 15" office:value-type="percentage" office:value="0.0121180146852267" calcext:value-type="percentage">
            <text:p>1,21%</text:p>
          </table:table-cell>
          <table:table-cell table:number-columns-repeated="1000"/>
        </table:table-row>
        <table:table-row table:style-name="ro1">
          <table:table-cell table:style-name="Default" table:number-columns-repeated="24"/>
          <table:table-cell table:number-columns-repeated="1000"/>
        </table:table-row>
        <table:table-row table:style-name="ro1">
          <table:table-cell table:style-name="ce1" office:value-type="string" calcext:value-type="string">
            <text:p>INCEPTION_V3</text:p>
          </table:table-cell>
          <table:table-cell table:style-name="Default" table:number-columns-repeated="23"/>
          <table:table-cell table:number-columns-repeated="1000"/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Detection type</text:p>
          </table:table-cell>
          <table:table-cell table:style-name="ce3" office:value-type="string" calcext:value-type="string" table:number-columns-spanned="2" table:number-rows-spanned="1">
            <text:p>Classification accuracy</text:p>
          </table:table-cell>
          <table:covered-table-cell table:style-name="Default"/>
          <table:table-cell office:value-type="string" calcext:value-type="string">
            <text:p>Classification type 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NMS </text:p>
          </table:table-cell>
          <table:table-cell office:value-type="string" calcext:value-type="string">
            <text:p>precision after NMS</text:p>
          </table:table-cell>
          <table:table-cell office:value-type="string" calcext:value-type="string">
            <text:p>recall after NMS</text:p>
          </table:table-cell>
          <table:table-cell office:value-type="string" calcext:value-type="string">
            <text:p>F1 after NMS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color)</text:p>
          </table:table-cell>
          <table:table-cell office:value-type="string" calcext:value-type="string">
            <text:p>recall after tracking (color)</text:p>
          </table:table-cell>
          <table:table-cell office:value-type="string" calcext:value-type="string">
            <text:p>F1 after tracking (color)</text:p>
          </table:table-cell>
          <table:table-cell office:value-type="string" calcext:value-type="string">
            <text:p>detected ratio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ce3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844" calcext:value-type="percentage">
            <text:p>78,44%</text:p>
          </table:table-cell>
          <table:table-cell table:style-name="ce3" office:value-type="percentage" office:value="0.867043" calcext:value-type="percentage">
            <text:p>86,70%</text:p>
          </table:table-cell>
          <table:table-cell table:style-name="ce3" table:formula="of:=2*[Detection_performances.G81]*[Detection_performances.H81]/([Detection_performances.G81]+[Detection_performances.H81])" office:value-type="percentage" office:value="0.823653652230201" calcext:value-type="percentage">
            <text:p>82,3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92108" calcext:value-type="percentage">
            <text:p>39,2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25247" calcext:value-type="percentage">
            <text:p>82,52%</text:p>
          </table:table-cell>
          <table:table-cell table:style-name="ce3" office:value-type="percentage" office:value="0.337312" calcext:value-type="percentage">
            <text:p>33,73%</text:p>
          </table:table-cell>
          <table:table-cell table:style-name="ce3" table:formula="of:=2*[Detection_performances.M81]*[Detection_performances.N81]/([Detection_performances.M81]+[Detection_performances.N81])" office:value-type="percentage" office:value="0.478884454146413" calcext:value-type="percentage">
            <text:p>47,89%</text:p>
          </table:table-cell>
          <table:table-cell table:style-name="ce3" office:value-type="percentage" office:value="0.33744" calcext:value-type="percentage">
            <text:p>33,74%</text:p>
          </table:table-cell>
          <table:table-cell table:style-name="ce3" office:value-type="percentage" office:value="0.925302" calcext:value-type="percentage">
            <text:p>92,53%</text:p>
          </table:table-cell>
          <table:table-cell table:style-name="ce3" office:value-type="percentage" office:value="0.318083" calcext:value-type="percentage">
            <text:p>31,81%</text:p>
          </table:table-cell>
          <table:table-cell table:style-name="ce3" table:formula="of:=2*[Detection_performances.Q81]*[Detection_performances.R81]/([Detection_performances.Q81]+[Detection_performances.R81])" office:value-type="percentage" office:value="0.473421886328048" calcext:value-type="percentage">
            <text:p>47,34%</text:p>
          </table:table-cell>
          <table:table-cell table:style-name="ce3" office:value-type="percentage" office:value="0.27411" calcext:value-type="percentage">
            <text:p>27,41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61423" calcext:value-type="percentage">
            <text:p>86,14%</text:p>
          </table:table-cell>
          <table:table-cell table:style-name="ce3" office:value-type="percentage" office:value="0.899923" calcext:value-type="percentage">
            <text:p>89,99%</text:p>
          </table:table-cell>
          <table:table-cell table:style-name="ce3" table:formula="of:=2*[Detection_performances.G82]*[Detection_performances.H82]/([Detection_performances.G82]+[Detection_performances.H82])" office:value-type="percentage" office:value="0.880252228044916" calcext:value-type="percentage">
            <text:p>88,0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46886" calcext:value-type="percentage">
            <text:p>44,6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69443" calcext:value-type="percentage">
            <text:p>86,94%</text:p>
          </table:table-cell>
          <table:table-cell table:style-name="ce3" office:value-type="percentage" office:value="0.396416" calcext:value-type="percentage">
            <text:p>39,64%</text:p>
          </table:table-cell>
          <table:table-cell table:style-name="ce3" table:formula="of:=2*[Detection_performances.M82]*[Detection_performances.N82]/([Detection_performances.M82]+[Detection_performances.N82])" office:value-type="percentage" office:value="0.544548984188602" calcext:value-type="percentage">
            <text:p>54,45%</text:p>
          </table:table-cell>
          <table:table-cell table:style-name="ce3" office:value-type="percentage" office:value="0.396544" calcext:value-type="percentage">
            <text:p>39,65%</text:p>
          </table:table-cell>
          <table:table-cell table:style-name="ce3" office:value-type="percentage" office:value="0.925759" calcext:value-type="percentage">
            <text:p>92,58%</text:p>
          </table:table-cell>
          <table:table-cell table:style-name="ce3" office:value-type="percentage" office:value="0.335508" calcext:value-type="percentage">
            <text:p>33,55%</text:p>
          </table:table-cell>
          <table:table-cell table:style-name="ce3" table:formula="of:=2*[Detection_performances.Q82]*[Detection_performances.R82]/([Detection_performances.Q82]+[Detection_performances.R82])" office:value-type="percentage" office:value="0.492519903512896" calcext:value-type="percentage">
            <text:p>49,25%</text:p>
          </table:table-cell>
          <table:table-cell table:style-name="ce3" office:value-type="percentage" office:value="0.304608" calcext:value-type="percentage">
            <text:p>30,46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59172" calcext:value-type="percentage">
            <text:p>85,92%</text:p>
          </table:table-cell>
          <table:table-cell table:style-name="ce3" office:value-type="percentage" office:value="0.876878" calcext:value-type="percentage">
            <text:p>87,69%</text:p>
          </table:table-cell>
          <table:table-cell table:style-name="ce3" table:formula="of:=2*[Detection_performances.G83]*[Detection_performances.H83]/([Detection_performances.G83]+[Detection_performances.H83])" office:value-type="percentage" office:value="0.867934708120158" calcext:value-type="percentage">
            <text:p>86,7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97344" calcext:value-type="percentage">
            <text:p>39,7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57006" calcext:value-type="percentage">
            <text:p>85,70%</text:p>
          </table:table-cell>
          <table:table-cell table:style-name="ce3" office:value-type="percentage" office:value="0.355133" calcext:value-type="percentage">
            <text:p>35,51%</text:p>
          </table:table-cell>
          <table:table-cell table:style-name="ce3" table:formula="of:=2*[Detection_performances.M83]*[Detection_performances.N83]/([Detection_performances.M83]+[Detection_performances.N83])" office:value-type="percentage" office:value="0.502171965093112" calcext:value-type="percentage">
            <text:p>50,22%</text:p>
          </table:table-cell>
          <table:table-cell table:style-name="ce3" office:value-type="percentage" office:value="0.355133" calcext:value-type="percentage">
            <text:p>35,51%</text:p>
          </table:table-cell>
          <table:table-cell table:style-name="ce3" office:value-type="percentage" office:value="0.902622" calcext:value-type="percentage">
            <text:p>90,26%</text:p>
          </table:table-cell>
          <table:table-cell table:style-name="ce3" office:value-type="percentage" office:value="0.237954" calcext:value-type="percentage">
            <text:p>23,80%</text:p>
          </table:table-cell>
          <table:table-cell table:style-name="ce3" table:formula="of:=2*[Detection_performances.Q83]*[Detection_performances.R83]/([Detection_performances.Q83]+[Detection_performances.R83])" office:value-type="percentage" office:value="0.376621137719889" calcext:value-type="percentage">
            <text:p>37,66%</text:p>
          </table:table-cell>
          <table:table-cell table:style-name="ce3" office:value-type="percentage" office:value="0.235236" calcext:value-type="percentage">
            <text:p>23,52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32234" calcext:value-type="percentage">
            <text:p>83,22%</text:p>
          </table:table-cell>
          <table:table-cell table:style-name="ce3" office:value-type="percentage" office:value="0.871219" calcext:value-type="percentage">
            <text:p>87,12%</text:p>
          </table:table-cell>
          <table:table-cell table:style-name="ce3" table:formula="of:=2*[Detection_performances.G84]*[Detection_performances.H84]/([Detection_performances.G84]+[Detection_performances.H84])" office:value-type="percentage" office:value="0.851280397223757" calcext:value-type="percentage">
            <text:p>85,1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91255" calcext:value-type="percentage">
            <text:p>39,1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34569" calcext:value-type="percentage">
            <text:p>83,46%</text:p>
          </table:table-cell>
          <table:table-cell table:style-name="ce3" office:value-type="percentage" office:value="0.338089" calcext:value-type="percentage">
            <text:p>33,81%</text:p>
          </table:table-cell>
          <table:table-cell table:style-name="ce3" table:formula="of:=2*[Detection_performances.M84]*[Detection_performances.N84]/([Detection_performances.M84]+[Detection_performances.N84])" office:value-type="percentage" office:value="0.481229136953826" calcext:value-type="percentage">
            <text:p>48,12%</text:p>
          </table:table-cell>
          <table:table-cell table:style-name="ce3" office:value-type="percentage" office:value="0.338337" calcext:value-type="percentage">
            <text:p>33,83%</text:p>
          </table:table-cell>
          <table:table-cell table:style-name="ce3" office:value-type="percentage" office:value="0.894138" calcext:value-type="percentage">
            <text:p>89,41%</text:p>
          </table:table-cell>
          <table:table-cell table:style-name="ce3" office:value-type="percentage" office:value="0.282808" calcext:value-type="percentage">
            <text:p>28,28%</text:p>
          </table:table-cell>
          <table:table-cell table:style-name="ce3" table:formula="of:=2*[Detection_performances.Q84]*[Detection_performances.R84]/([Detection_performances.Q84]+[Detection_performances.R84])" office:value-type="percentage" office:value="0.429704301648504" calcext:value-type="percentage">
            <text:p>42,97%</text:p>
          </table:table-cell>
          <table:table-cell table:style-name="ce3" office:value-type="percentage" office:value="0.252393" calcext:value-type="percentage">
            <text:p>25,24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A_d800mm_R5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32492" calcext:value-type="percentage">
            <text:p>83,25%</text:p>
          </table:table-cell>
          <table:table-cell table:style-name="ce3" office:value-type="percentage" office:value="0.872655" calcext:value-type="percentage">
            <text:p>87,27%</text:p>
          </table:table-cell>
          <table:table-cell table:style-name="ce3" table:formula="of:=2*[Detection_performances.G85]*[Detection_performances.H85]/([Detection_performances.G85]+[Detection_performances.H85])" office:value-type="percentage" office:value="0.852100500731022" calcext:value-type="percentage">
            <text:p>85,2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81331" calcext:value-type="percentage">
            <text:p>38,1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509" calcext:value-type="percentage">
            <text:p>85,09%</text:p>
          </table:table-cell>
          <table:table-cell table:style-name="ce3" office:value-type="percentage" office:value="0.349491" calcext:value-type="percentage">
            <text:p>34,95%</text:p>
          </table:table-cell>
          <table:table-cell table:style-name="ce3" table:formula="of:=2*[Detection_performances.M85]*[Detection_performances.N85]/([Detection_performances.M85]+[Detection_performances.N85])" office:value-type="percentage" office:value="0.49547504421476" calcext:value-type="percentage">
            <text:p>49,55%</text:p>
          </table:table-cell>
          <table:table-cell table:style-name="ce3" office:value-type="percentage" office:value="0.350092" calcext:value-type="percentage">
            <text:p>35,01%</text:p>
          </table:table-cell>
          <table:table-cell table:style-name="ce3" office:value-type="percentage" office:value="0.915281" calcext:value-type="percentage">
            <text:p>91,53%</text:p>
          </table:table-cell>
          <table:table-cell table:style-name="ce3" office:value-type="percentage" office:value="0.310911" calcext:value-type="percentage">
            <text:p>31,09%</text:p>
          </table:table-cell>
          <table:table-cell table:style-name="ce3" table:formula="of:=2*[Detection_performances.Q85]*[Detection_performances.R85]/([Detection_performances.Q85]+[Detection_performances.R85])" office:value-type="percentage" office:value="0.464153951405653" calcext:value-type="percentage">
            <text:p>46,42%</text:p>
          </table:table-cell>
          <table:table-cell table:style-name="ce3" office:value-type="percentage" office:value="0.278558" calcext:value-type="percentage">
            <text:p>27,86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A_d800mm_R6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51674" calcext:value-type="percentage">
            <text:p>85,17%</text:p>
          </table:table-cell>
          <table:table-cell table:style-name="ce3" office:value-type="percentage" office:value="0.790398" calcext:value-type="percentage">
            <text:p>79,04%</text:p>
          </table:table-cell>
          <table:table-cell table:style-name="ce3" table:formula="of:=2*[Detection_performances.G86]*[Detection_performances.H86]/([Detection_performances.G86]+[Detection_performances.H86])" office:value-type="percentage" office:value="0.819892704159135" calcext:value-type="percentage">
            <text:p>81,9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64097" calcext:value-type="percentage">
            <text:p>26,4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37654" calcext:value-type="percentage">
            <text:p>83,77%</text:p>
          </table:table-cell>
          <table:table-cell table:style-name="ce3" office:value-type="percentage" office:value="0.236104" calcext:value-type="percentage">
            <text:p>23,61%</text:p>
          </table:table-cell>
          <table:table-cell table:style-name="ce3" table:formula="of:=2*[Detection_performances.M86]*[Detection_performances.N86]/([Detection_performances.M86]+[Detection_performances.N86])" office:value-type="percentage" office:value="0.368376226330328" calcext:value-type="percentage">
            <text:p>36,84%</text:p>
          </table:table-cell>
          <table:table-cell table:style-name="ce3" office:value-type="percentage" office:value="0.236562" calcext:value-type="percentage">
            <text:p>23,66%</text:p>
          </table:table-cell>
          <table:table-cell table:style-name="ce3" office:value-type="percentage" office:value="0.932067" calcext:value-type="percentage">
            <text:p>93,21%</text:p>
          </table:table-cell>
          <table:table-cell table:style-name="ce3" office:value-type="percentage" office:value="0.233072" calcext:value-type="percentage">
            <text:p>23,31%</text:p>
          </table:table-cell>
          <table:table-cell table:style-name="ce3" table:formula="of:=2*[Detection_performances.Q86]*[Detection_performances.R86]/([Detection_performances.Q86]+[Detection_performances.R86])" office:value-type="percentage" office:value="0.372897516646512" calcext:value-type="percentage">
            <text:p>37,29%</text:p>
          </table:table-cell>
          <table:table-cell table:style-name="ce3" office:value-type="percentage" office:value="0.227104" calcext:value-type="percentage">
            <text:p>22,71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5201" calcext:value-type="percentage">
            <text:p>85,20%</text:p>
          </table:table-cell>
          <table:table-cell table:style-name="ce3" office:value-type="percentage" office:value="0.836716" calcext:value-type="percentage">
            <text:p>83,67%</text:p>
          </table:table-cell>
          <table:table-cell table:style-name="ce3" table:formula="of:=2*[Detection_performances.G87]*[Detection_performances.H87]/([Detection_performances.G87]+[Detection_performances.H87])" office:value-type="percentage" office:value="0.844293744704588" calcext:value-type="percentage">
            <text:p>84,4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09547" calcext:value-type="percentage">
            <text:p>30,9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50297" calcext:value-type="percentage">
            <text:p>85,03%</text:p>
          </table:table-cell>
          <table:table-cell table:style-name="ce3" office:value-type="percentage" office:value="0.276323" calcext:value-type="percentage">
            <text:p>27,63%</text:p>
          </table:table-cell>
          <table:table-cell table:style-name="ce3" table:formula="of:=2*[Detection_performances.M87]*[Detection_performances.N87]/([Detection_performances.M87]+[Detection_performances.N87])" office:value-type="percentage" office:value="0.417100030056275" calcext:value-type="percentage">
            <text:p>41,71%</text:p>
          </table:table-cell>
          <table:table-cell table:style-name="ce3" office:value-type="percentage" office:value="0.276622" calcext:value-type="percentage">
            <text:p>27,66%</text:p>
          </table:table-cell>
          <table:table-cell table:style-name="ce3" office:value-type="percentage" office:value="0.916364" calcext:value-type="percentage">
            <text:p>91,64%</text:p>
          </table:table-cell>
          <table:table-cell table:style-name="ce3" office:value-type="percentage" office:value="0.241148" calcext:value-type="percentage">
            <text:p>24,11%</text:p>
          </table:table-cell>
          <table:table-cell table:style-name="ce3" table:formula="of:=2*[Detection_performances.Q87]*[Detection_performances.R87]/([Detection_performances.Q87]+[Detection_performances.R87])" office:value-type="percentage" office:value="0.381817805555364" calcext:value-type="percentage">
            <text:p>38,18%</text:p>
          </table:table-cell>
          <table:table-cell table:style-name="ce3" office:value-type="percentage" office:value="0.235294" calcext:value-type="percentage">
            <text:p>23,53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4737" calcext:value-type="percentage">
            <text:p>84,74%</text:p>
          </table:table-cell>
          <table:table-cell table:style-name="ce3" office:value-type="percentage" office:value="0.863423" calcext:value-type="percentage">
            <text:p>86,34%</text:p>
          </table:table-cell>
          <table:table-cell table:style-name="ce3" table:formula="of:=2*[Detection_performances.G88]*[Detection_performances.H88]/([Detection_performances.G88]+[Detection_performances.H88])" office:value-type="percentage" office:value="0.855321184398112" calcext:value-type="percentage">
            <text:p>85,5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71029" calcext:value-type="percentage">
            <text:p>37,1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53747" calcext:value-type="percentage">
            <text:p>85,37%</text:p>
          </table:table-cell>
          <table:table-cell table:style-name="ce3" office:value-type="percentage" office:value="0.322281" calcext:value-type="percentage">
            <text:p>32,23%</text:p>
          </table:table-cell>
          <table:table-cell table:style-name="ce3" table:formula="of:=2*[Detection_performances.M88]*[Detection_performances.N88]/([Detection_performances.M88]+[Detection_performances.N88])" office:value-type="percentage" office:value="0.467924976117916" calcext:value-type="percentage">
            <text:p>46,79%</text:p>
          </table:table-cell>
          <table:table-cell table:style-name="ce3" office:value-type="percentage" office:value="0.322693" calcext:value-type="percentage">
            <text:p>32,27%</text:p>
          </table:table-cell>
          <table:table-cell table:style-name="ce3" office:value-type="percentage" office:value="0.945599" calcext:value-type="percentage">
            <text:p>94,56%</text:p>
          </table:table-cell>
          <table:table-cell table:style-name="ce3" office:value-type="percentage" office:value="0.311616" calcext:value-type="percentage">
            <text:p>31,16%</text:p>
          </table:table-cell>
          <table:table-cell table:style-name="ce3" table:formula="of:=2*[Detection_performances.Q88]*[Detection_performances.R88]/([Detection_performances.Q88]+[Detection_performances.R88])" office:value-type="percentage" office:value="0.468756382932116" calcext:value-type="percentage">
            <text:p>46,88%</text:p>
          </table:table-cell>
          <table:table-cell table:style-name="ce3" office:value-type="percentage" office:value="0.28211" calcext:value-type="percentage">
            <text:p>28,21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65306" calcext:value-type="percentage">
            <text:p>86,53%</text:p>
          </table:table-cell>
          <table:table-cell table:style-name="ce3" office:value-type="percentage" office:value="0.687453" calcext:value-type="percentage">
            <text:p>68,75%</text:p>
          </table:table-cell>
          <table:table-cell table:style-name="ce3" table:formula="of:=2*[Detection_performances.G89]*[Detection_performances.H89]/([Detection_performances.G89]+[Detection_performances.H89])" office:value-type="percentage" office:value="0.766193859598302" calcext:value-type="percentage">
            <text:p>76,6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13227" calcext:value-type="percentage">
            <text:p>21,3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97041" calcext:value-type="percentage">
            <text:p>89,70%</text:p>
          </table:table-cell>
          <table:table-cell table:style-name="ce3" office:value-type="percentage" office:value="0.150337" calcext:value-type="percentage">
            <text:p>15,03%</text:p>
          </table:table-cell>
          <table:table-cell table:style-name="ce3" table:formula="of:=2*[Detection_performances.M89]*[Detection_performances.N89]/([Detection_performances.M89]+[Detection_performances.N89])" office:value-type="percentage" office:value="0.257516298446215" calcext:value-type="percentage">
            <text:p>25,75%</text:p>
          </table:table-cell>
          <table:table-cell table:style-name="ce3" office:value-type="percentage" office:value="0.153025" calcext:value-type="percentage">
            <text:p>15,30%</text:p>
          </table:table-cell>
          <table:table-cell table:style-name="ce3" office:value-type="percentage" office:value="0.915859" calcext:value-type="percentage">
            <text:p>91,59%</text:p>
          </table:table-cell>
          <table:table-cell table:style-name="ce3" office:value-type="percentage" office:value="0.19628" calcext:value-type="percentage">
            <text:p>19,63%</text:p>
          </table:table-cell>
          <table:table-cell table:style-name="ce3" table:formula="of:=2*[Detection_performances.Q89]*[Detection_performances.R89]/([Detection_performances.Q89]+[Detection_performances.R89])" office:value-type="percentage" office:value="0.323277584043002" calcext:value-type="percentage">
            <text:p>32,33%</text:p>
          </table:table-cell>
          <table:table-cell table:style-name="ce3" office:value-type="percentage" office:value="0.158462" calcext:value-type="percentage">
            <text:p>15,85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B_No_d800mm_R2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65652" calcext:value-type="percentage">
            <text:p>86,57%</text:p>
          </table:table-cell>
          <table:table-cell table:style-name="ce3" office:value-type="percentage" office:value="0.723518" calcext:value-type="percentage">
            <text:p>72,35%</text:p>
          </table:table-cell>
          <table:table-cell table:style-name="ce3" table:formula="of:=2*[Detection_performances.G90]*[Detection_performances.H90]/([Detection_performances.G90]+[Detection_performances.H90])" office:value-type="percentage" office:value="0.78822882855327" calcext:value-type="percentage">
            <text:p>78,8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24817" calcext:value-type="percentage">
            <text:p>22,4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05999" calcext:value-type="percentage">
            <text:p>90,60%</text:p>
          </table:table-cell>
          <table:table-cell table:style-name="ce3" office:value-type="percentage" office:value="0.156283" calcext:value-type="percentage">
            <text:p>15,63%</text:p>
          </table:table-cell>
          <table:table-cell table:style-name="ce3" table:formula="of:=2*[Detection_performances.M90]*[Detection_performances.N90]/([Detection_performances.M90]+[Detection_performances.N90])" office:value-type="percentage" office:value="0.266581268847632" calcext:value-type="percentage">
            <text:p>26,66%</text:p>
          </table:table-cell>
          <table:table-cell table:style-name="ce3" office:value-type="percentage" office:value="0.160493" calcext:value-type="percentage">
            <text:p>16,05%</text:p>
          </table:table-cell>
          <table:table-cell table:style-name="ce3" office:value-type="percentage" office:value="0.930915" calcext:value-type="percentage">
            <text:p>93,09%</text:p>
          </table:table-cell>
          <table:table-cell table:style-name="ce3" office:value-type="percentage" office:value="0.191827" calcext:value-type="percentage">
            <text:p>19,18%</text:p>
          </table:table-cell>
          <table:table-cell table:style-name="ce3" table:formula="of:=2*[Detection_performances.Q90]*[Detection_performances.R90]/([Detection_performances.Q90]+[Detection_performances.R90])" office:value-type="percentage" office:value="0.318104482962248" calcext:value-type="percentage">
            <text:p>31,81%</text:p>
          </table:table-cell>
          <table:table-cell table:style-name="ce3" office:value-type="percentage" office:value="0.162403" calcext:value-type="percentage">
            <text:p>16,24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1781" calcext:value-type="percentage">
            <text:p>81,78%</text:p>
          </table:table-cell>
          <table:table-cell table:style-name="ce3" office:value-type="percentage" office:value="0.744391" calcext:value-type="percentage">
            <text:p>74,44%</text:p>
          </table:table-cell>
          <table:table-cell table:style-name="ce3" table:formula="of:=2*[Detection_performances.G91]*[Detection_performances.H91]/([Detection_performances.G91]+[Detection_performances.H91])" office:value-type="percentage" office:value="0.77937525799817" calcext:value-type="percentage">
            <text:p>77,9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28333" calcext:value-type="percentage">
            <text:p>22,8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8009" calcext:value-type="percentage">
            <text:p>88,01%</text:p>
          </table:table-cell>
          <table:table-cell table:style-name="ce3" office:value-type="percentage" office:value="0.166756" calcext:value-type="percentage">
            <text:p>16,68%</text:p>
          </table:table-cell>
          <table:table-cell table:style-name="ce3" table:formula="of:=2*[Detection_performances.M91]*[Detection_performances.N91]/([Detection_performances.M91]+[Detection_performances.N91])" office:value-type="percentage" office:value="0.280385630818669" calcext:value-type="percentage">
            <text:p>28,04%</text:p>
          </table:table-cell>
          <table:table-cell table:style-name="ce3" office:value-type="percentage" office:value="0.16809" calcext:value-type="percentage">
            <text:p>16,81%</text:p>
          </table:table-cell>
          <table:table-cell table:style-name="ce3" office:value-type="percentage" office:value="0.856895" calcext:value-type="percentage">
            <text:p>85,69%</text:p>
          </table:table-cell>
          <table:table-cell table:style-name="ce3" office:value-type="percentage" office:value="0.156376" calcext:value-type="percentage">
            <text:p>15,64%</text:p>
          </table:table-cell>
          <table:table-cell table:style-name="ce3" table:formula="of:=2*[Detection_performances.Q91]*[Detection_performances.R91]/([Detection_performances.Q91]+[Detection_performances.R91])" office:value-type="percentage" office:value="0.264485636162488" calcext:value-type="percentage">
            <text:p>26,45%</text:p>
          </table:table-cell>
          <table:table-cell table:style-name="ce3" office:value-type="percentage" office:value="0.146266" calcext:value-type="percentage">
            <text:p>14,63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B_No_d800mm_R4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01083" calcext:value-type="percentage">
            <text:p>80,11%</text:p>
          </table:table-cell>
          <table:table-cell table:style-name="ce3" office:value-type="percentage" office:value="0.733335" calcext:value-type="percentage">
            <text:p>73,33%</text:p>
          </table:table-cell>
          <table:table-cell table:style-name="ce3" table:formula="of:=2*[Detection_performances.G92]*[Detection_performances.H92]/([Detection_performances.G92]+[Detection_performances.H92])" office:value-type="percentage" office:value="0.765713386841134" calcext:value-type="percentage">
            <text:p>76,5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24537" calcext:value-type="percentage">
            <text:p>22,4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65104" calcext:value-type="percentage">
            <text:p>86,51%</text:p>
          </table:table-cell>
          <table:table-cell table:style-name="ce3" office:value-type="percentage" office:value="0.154612" calcext:value-type="percentage">
            <text:p>15,46%</text:p>
          </table:table-cell>
          <table:table-cell table:style-name="ce3" table:formula="of:=2*[Detection_performances.M92]*[Detection_performances.N92]/([Detection_performances.M92]+[Detection_performances.N92])" office:value-type="percentage" office:value="0.262338650463462" calcext:value-type="percentage">
            <text:p>26,23%</text:p>
          </table:table-cell>
          <table:table-cell table:style-name="ce3" office:value-type="percentage" office:value="0.155241" calcext:value-type="percentage">
            <text:p>15,52%</text:p>
          </table:table-cell>
          <table:table-cell table:style-name="ce3" office:value-type="percentage" office:value="0.845002" calcext:value-type="percentage">
            <text:p>84,50%</text:p>
          </table:table-cell>
          <table:table-cell table:style-name="ce3" office:value-type="percentage" office:value="0.203095" calcext:value-type="percentage">
            <text:p>20,31%</text:p>
          </table:table-cell>
          <table:table-cell table:style-name="ce3" table:formula="of:=2*[Detection_performances.Q92]*[Detection_performances.R92]/([Detection_performances.Q92]+[Detection_performances.R92])" office:value-type="percentage" office:value="0.327480531267621" calcext:value-type="percentage">
            <text:p>32,75%</text:p>
          </table:table-cell>
          <table:table-cell table:style-name="ce3" office:value-type="percentage" office:value="0.176263" calcext:value-type="percentage">
            <text:p>17,63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B_No_d800mm_R5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66296" calcext:value-type="percentage">
            <text:p>76,63%</text:p>
          </table:table-cell>
          <table:table-cell table:style-name="ce3" office:value-type="percentage" office:value="0.626606" calcext:value-type="percentage">
            <text:p>62,66%</text:p>
          </table:table-cell>
          <table:table-cell table:style-name="ce3" table:formula="of:=2*[Detection_performances.G93]*[Detection_performances.H93]/([Detection_performances.G93]+[Detection_performances.H93])" office:value-type="percentage" office:value="0.689446452623372" calcext:value-type="percentage">
            <text:p>68,9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164903" calcext:value-type="percentage">
            <text:p>16,4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25104" calcext:value-type="percentage">
            <text:p>82,51%</text:p>
          </table:table-cell>
          <table:table-cell table:style-name="ce3" office:value-type="percentage" office:value="0.12654" calcext:value-type="percentage">
            <text:p>12,65%</text:p>
          </table:table-cell>
          <table:table-cell table:style-name="ce3" table:formula="of:=2*[Detection_performances.M93]*[Detection_performances.N93]/([Detection_performances.M93]+[Detection_performances.N93])" office:value-type="percentage" office:value="0.219427979706697" calcext:value-type="percentage">
            <text:p>21,94%</text:p>
          </table:table-cell>
          <table:table-cell table:style-name="ce3" office:value-type="percentage" office:value="0.126779" calcext:value-type="percentage">
            <text:p>12,68%</text:p>
          </table:table-cell>
          <table:table-cell table:style-name="ce3" office:value-type="percentage" office:value="0.816803" calcext:value-type="percentage">
            <text:p>81,68%</text:p>
          </table:table-cell>
          <table:table-cell table:style-name="ce3" office:value-type="percentage" office:value="0.176013" calcext:value-type="percentage">
            <text:p>17,60%</text:p>
          </table:table-cell>
          <table:table-cell table:style-name="ce3" table:formula="of:=2*[Detection_performances.Q93]*[Detection_performances.R93]/([Detection_performances.Q93]+[Detection_performances.R93])" office:value-type="percentage" office:value="0.289616497798182" calcext:value-type="percentage">
            <text:p>28,96%</text:p>
          </table:table-cell>
          <table:table-cell table:style-name="ce3" office:value-type="percentage" office:value="0.149033" calcext:value-type="percentage">
            <text:p>14,90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B_No_d800mm_R6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19343" calcext:value-type="percentage">
            <text:p>81,93%</text:p>
          </table:table-cell>
          <table:table-cell table:style-name="ce3" office:value-type="percentage" office:value="0.720663" calcext:value-type="percentage">
            <text:p>72,07%</text:p>
          </table:table-cell>
          <table:table-cell table:style-name="ce3" table:formula="of:=2*[Detection_performances.G94]*[Detection_performances.H94]/([Detection_performances.G94]+[Detection_performances.H94])" office:value-type="percentage" office:value="0.766841407642567" calcext:value-type="percentage">
            <text:p>76,6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18667" calcext:value-type="percentage">
            <text:p>21,8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94622" calcext:value-type="percentage">
            <text:p>89,46%</text:p>
          </table:table-cell>
          <table:table-cell table:style-name="ce3" office:value-type="percentage" office:value="0.156977" calcext:value-type="percentage">
            <text:p>15,70%</text:p>
          </table:table-cell>
          <table:table-cell table:style-name="ce3" table:formula="of:=2*[Detection_performances.M94]*[Detection_performances.N94]/([Detection_performances.M94]+[Detection_performances.N94])" office:value-type="percentage" office:value="0.267088648228079" calcext:value-type="percentage">
            <text:p>26,71%</text:p>
          </table:table-cell>
          <table:table-cell table:style-name="ce3" office:value-type="percentage" office:value="0.160179" calcext:value-type="percentage">
            <text:p>16,02%</text:p>
          </table:table-cell>
          <table:table-cell table:style-name="ce3" office:value-type="percentage" office:value="0.908709" calcext:value-type="percentage">
            <text:p>90,87%</text:p>
          </table:table-cell>
          <table:table-cell table:style-name="ce3" office:value-type="percentage" office:value="0.159426" calcext:value-type="percentage">
            <text:p>15,94%</text:p>
          </table:table-cell>
          <table:table-cell table:style-name="ce3" table:formula="of:=2*[Detection_performances.Q94]*[Detection_performances.R94]/([Detection_performances.Q94]+[Detection_performances.R94])" office:value-type="percentage" office:value="0.271261293813984" calcext:value-type="percentage">
            <text:p>27,13%</text:p>
          </table:table-cell>
          <table:table-cell table:style-name="ce3" office:value-type="percentage" office:value="0.132928" calcext:value-type="percentage">
            <text:p>13,29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07364" calcext:value-type="percentage">
            <text:p>80,74%</text:p>
          </table:table-cell>
          <table:table-cell table:style-name="ce3" office:value-type="percentage" office:value="0.683608" calcext:value-type="percentage">
            <text:p>68,36%</text:p>
          </table:table-cell>
          <table:table-cell table:style-name="ce3" table:formula="of:=2*[Detection_performances.G95]*[Detection_performances.H95]/([Detection_performances.G95]+[Detection_performances.H95])" office:value-type="percentage" office:value="0.740349905044494" calcext:value-type="percentage">
            <text:p>74,0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15197" calcext:value-type="percentage">
            <text:p>21,5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34947" calcext:value-type="percentage">
            <text:p>83,49%</text:p>
          </table:table-cell>
          <table:table-cell table:style-name="ce3" office:value-type="percentage" office:value="0.157339" calcext:value-type="percentage">
            <text:p>15,73%</text:p>
          </table:table-cell>
          <table:table-cell table:style-name="ce3" table:formula="of:=2*[Detection_performances.M95]*[Detection_performances.N95]/([Detection_performances.M95]+[Detection_performances.N95])" office:value-type="percentage" office:value="0.264781980261739" calcext:value-type="percentage">
            <text:p>26,48%</text:p>
          </table:table-cell>
          <table:table-cell table:style-name="ce3" office:value-type="percentage" office:value="0.157824" calcext:value-type="percentage">
            <text:p>15,78%</text:p>
          </table:table-cell>
          <table:table-cell table:style-name="ce3" office:value-type="percentage" office:value="0.838898" calcext:value-type="percentage">
            <text:p>83,89%</text:p>
          </table:table-cell>
          <table:table-cell table:style-name="ce3" office:value-type="percentage" office:value="0.184607" calcext:value-type="percentage">
            <text:p>18,46%</text:p>
          </table:table-cell>
          <table:table-cell table:style-name="ce3" table:formula="of:=2*[Detection_performances.Q95]*[Detection_performances.R95]/([Detection_performances.Q95]+[Detection_performances.R95])" office:value-type="percentage" office:value="0.302619807594491" calcext:value-type="percentage">
            <text:p>30,26%</text:p>
          </table:table-cell>
          <table:table-cell table:style-name="ce3" office:value-type="percentage" office:value="0.14823" calcext:value-type="percentage">
            <text:p>14,82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mean :</text:p>
          </table:table-cell>
          <table:table-cell table:style-name="ce3" table:formula="of:=([Detection_performances.G81]+[Detection_performances.G82]+[Detection_performances.G83]+[Detection_performances.G84]+[Detection_performances.G85]+[Detection_performances.G86]+[Detection_performances.G87]+[Detection_performances.G88]+[Detection_performances.G89]+[Detection_performances.G90]+[Detection_performances.G91]+[Detection_performances.G92]+[Detection_performances.G93]+[Detection_performances.G94]+[Detection_performances.G95])/15" office:value-type="percentage" office:value="0.8309086" calcext:value-type="percentage">
            <text:p>83,09%</text:p>
          </table:table-cell>
          <table:table-cell table:style-name="ce3" table:formula="of:=([Detection_performances.H81]+[Detection_performances.H82]+[Detection_performances.H83]+[Detection_performances.H84]+[Detection_performances.H85]+[Detection_performances.H86]+[Detection_performances.H87]+[Detection_performances.H88]+[Detection_performances.H89]+[Detection_performances.H90]+[Detection_performances.H91]+[Detection_performances.H92]+[Detection_performances.H93]+[Detection_performances.H94]+[Detection_performances.H95])/15" office:value-type="percentage" office:value="0.786521933333333" calcext:value-type="percentage">
            <text:p>78,65%</text:p>
          </table:table-cell>
          <table:table-cell table:style-name="ce3" table:formula="of:=([Detection_performances.I81]+[Detection_performances.I82]+[Detection_performances.I83]+[Detection_performances.I84]+[Detection_performances.I85]+[Detection_performances.I86]+[Detection_performances.I87]+[Detection_performances.I88]+[Detection_performances.I89]+[Detection_performances.I90]+[Detection_performances.I91]+[Detection_performances.I92]+[Detection_performances.I93]+[Detection_performances.I94]+[Detection_performances.I95])/15" office:value-type="percentage" office:value="0.80605854786088" calcext:value-type="percentage">
            <text:p>80,61%</text:p>
          </table:table-cell>
          <table:table-cell/>
          <table:table-cell table:style-name="ce3" table:formula="of:=([Detection_performances.K81]+[Detection_performances.K82]+[Detection_performances.K83]+[Detection_performances.K84]+[Detection_performances.K85]+[Detection_performances.K86]+[Detection_performances.K87]+[Detection_performances.K88]+[Detection_performances.K89]+[Detection_performances.K90]+[Detection_performances.K91]+[Detection_performances.K92]+[Detection_performances.K93]+[Detection_performances.K94]+[Detection_performances.K95])/15" office:value-type="percentage" office:value="0.296218533333333" calcext:value-type="percentage">
            <text:p>29,62%</text:p>
          </table:table-cell>
          <table:table-cell/>
          <table:table-cell table:style-name="ce3" table:formula="of:=([Detection_performances.M81]+[Detection_performances.M82]+[Detection_performances.M83]+[Detection_performances.M84]+[Detection_performances.M85]+[Detection_performances.M86]+[Detection_performances.M87]+[Detection_performances.M88]+[Detection_performances.M89]+[Detection_performances.M90]+[Detection_performances.M91]+[Detection_performances.M92]+[Detection_performances.M93]+[Detection_performances.M94]+[Detection_performances.M95])/15" office:value-type="percentage" office:value="0.858784666666667" calcext:value-type="percentage">
            <text:p>85,88%</text:p>
          </table:table-cell>
          <table:table-cell table:style-name="ce3" table:formula="of:=([Detection_performances.N81]+[Detection_performances.N82]+[Detection_performances.N83]+[Detection_performances.N84]+[Detection_performances.N85]+[Detection_performances.N86]+[Detection_performances.N87]+[Detection_performances.N88]+[Detection_performances.N89]+[Detection_performances.N90]+[Detection_performances.N91]+[Detection_performances.N92]+[Detection_performances.N93]+[Detection_performances.N94]+[Detection_performances.N95])/15" office:value-type="percentage" office:value="0.245332866666667" calcext:value-type="percentage">
            <text:p>24,53%</text:p>
          </table:table-cell>
          <table:table-cell table:style-name="ce3" table:formula="of:=([Detection_performances.O81]+[Detection_performances.O82]+[Detection_performances.O83]+[Detection_performances.O84]+[Detection_performances.O85]+[Detection_performances.O86]+[Detection_performances.O87]+[Detection_performances.O88]+[Detection_performances.O89]+[Detection_performances.O90]+[Detection_performances.O91]+[Detection_performances.O92]+[Detection_performances.O93]+[Detection_performances.O94]+[Detection_performances.O95])/15" office:value-type="percentage" office:value="0.371588751591582" calcext:value-type="percentage">
            <text:p>37,16%</text:p>
          </table:table-cell>
          <table:table-cell table:style-name="ce3" table:formula="of:=([Detection_performances.P81]+[Detection_performances.P82]+[Detection_performances.P83]+[Detection_performances.P84]+[Detection_performances.P85]+[Detection_performances.P86]+[Detection_performances.P87]+[Detection_performances.P88]+[Detection_performances.P89]+[Detection_performances.P90]+[Detection_performances.P91]+[Detection_performances.P92]+[Detection_performances.P93]+[Detection_performances.P94]+[Detection_performances.P95])/15" office:value-type="percentage" office:value="0.246336933333333" calcext:value-type="percentage">
            <text:p>24,63%</text:p>
          </table:table-cell>
          <table:table-cell table:style-name="ce3" table:formula="of:=([Detection_performances.Q81]+[Detection_performances.Q82]+[Detection_performances.Q83]+[Detection_performances.Q84]+[Detection_performances.Q85]+[Detection_performances.Q86]+[Detection_performances.Q87]+[Detection_performances.Q88]+[Detection_performances.Q89]+[Detection_performances.Q90]+[Detection_performances.Q91]+[Detection_performances.Q92]+[Detection_performances.Q93]+[Detection_performances.Q94]+[Detection_performances.Q95])/15" office:value-type="percentage" office:value="0.8980142" calcext:value-type="percentage">
            <text:p>89,80%</text:p>
          </table:table-cell>
          <table:table-cell table:style-name="ce3" table:formula="of:=([Detection_performances.R81]+[Detection_performances.R82]+[Detection_performances.R83]+[Detection_performances.R84]+[Detection_performances.R85]+[Detection_performances.R86]+[Detection_performances.R87]+[Detection_performances.R88]+[Detection_performances.R89]+[Detection_performances.R90]+[Detection_performances.R91]+[Detection_performances.R92]+[Detection_performances.R93]+[Detection_performances.R94]+[Detection_performances.R95])/15" office:value-type="percentage" office:value="0.235914933333333" calcext:value-type="percentage">
            <text:p>23,59%</text:p>
          </table:table-cell>
          <table:table-cell table:style-name="ce3" table:formula="of:=([Detection_performances.S81]+[Detection_performances.S82]+[Detection_performances.S83]+[Detection_performances.S84]+[Detection_performances.S85]+[Detection_performances.S86]+[Detection_performances.S87]+[Detection_performances.S88]+[Detection_performances.S89]+[Detection_performances.S90]+[Detection_performances.S91]+[Detection_performances.S92]+[Detection_performances.S93]+[Detection_performances.S94]+[Detection_performances.S95])/15" office:value-type="percentage" office:value="0.3704492479594" calcext:value-type="percentage">
            <text:p>37,04%</text:p>
          </table:table-cell>
          <table:table-cell table:style-name="ce3" table:formula="of:=([Detection_performances.T81]+[Detection_performances.T82]+[Detection_performances.T83]+[Detection_performances.T84]+[Detection_performances.T85]+[Detection_performances.T86]+[Detection_performances.T87]+[Detection_performances.T88]+[Detection_performances.T89]+[Detection_performances.T90]+[Detection_performances.T91]+[Detection_performances.T92]+[Detection_performances.T93]+[Detection_performances.T94]+[Detection_performances.T95])/15" office:value-type="percentage" office:value="0.210866533333333" calcext:value-type="percentage">
            <text:p>21,09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variance : </text:p>
          </table:table-cell>
          <table:table-cell table:style-name="ce3" table:formula="of:=(([Detection_performances.G81]-[Detection_performances.G96])^2 + ([Detection_performances.G82]-[Detection_performances.G96])^2 + ([Detection_performances.G83]-[Detection_performances.G96])^2 + ([Detection_performances.G84]-[Detection_performances.G96])^2 + ([Detection_performances.G85]-[Detection_performances.G96])^2 + ([Detection_performances.G86]-[Detection_performances.G96])^2 + ([Detection_performances.G87]-[Detection_performances.G96])^2 + ([Detection_performances.G88]-[Detection_performances.G96])^2 + ([Detection_performances.G89]-[Detection_performances.G96])^2 + ([Detection_performances.G90]-[Detection_performances.G96])^2 + ([Detection_performances.G91]-[Detection_performances.G96])^2 + ([Detection_performances.G92]-[Detection_performances.G96])^2 + ([Detection_performances.G93]-[Detection_performances.G96])^2 + ([Detection_performances.G94]-[Detection_performances.G96])^2 + ([Detection_performances.G95]-[Detection_performances.G96])^2) / 15" office:value-type="percentage" office:value="0.000890602319306667" calcext:value-type="percentage">
            <text:p>0,09%</text:p>
          </table:table-cell>
          <table:table-cell table:style-name="ce3" table:formula="of:=(([Detection_performances.H81]-[Detection_performances.H96])^2 + ([Detection_performances.H82]-[Detection_performances.H96])^2 + ([Detection_performances.H83]-[Detection_performances.H96])^2 + ([Detection_performances.H84]-[Detection_performances.H96])^2 + ([Detection_performances.H85]-[Detection_performances.H96])^2 + ([Detection_performances.H86]-[Detection_performances.H96])^2 + ([Detection_performances.H87]-[Detection_performances.H96])^2 + ([Detection_performances.H88]-[Detection_performances.H96])^2 + ([Detection_performances.H89]-[Detection_performances.H96])^2 + ([Detection_performances.H90]-[Detection_performances.H96])^2 + ([Detection_performances.H91]-[Detection_performances.H96])^2 + ([Detection_performances.H92]-[Detection_performances.H96])^2 + ([Detection_performances.H93]-[Detection_performances.H96])^2 + ([Detection_performances.H94]-[Detection_performances.H96])^2 + ([Detection_performances.H95]-[Detection_performances.H96])^2) / 15" office:value-type="percentage" office:value="0.00729588003526222" calcext:value-type="percentage">
            <text:p>0,73%</text:p>
          </table:table-cell>
          <table:table-cell table:style-name="ce3" table:formula="of:=(([Detection_performances.I81]-[Detection_performances.I96])^2 + ([Detection_performances.I82]-[Detection_performances.I96])^2 + ([Detection_performances.I83]-[Detection_performances.I96])^2 + ([Detection_performances.I84]-[Detection_performances.I96])^2 + ([Detection_performances.I85]-[Detection_performances.I96])^2 + ([Detection_performances.I86]-[Detection_performances.I96])^2 + ([Detection_performances.I87]-[Detection_performances.I96])^2 + ([Detection_performances.I88]-[Detection_performances.I96])^2 + ([Detection_performances.I89]-[Detection_performances.I96])^2 + ([Detection_performances.I90]-[Detection_performances.I96])^2 + ([Detection_performances.I91]-[Detection_performances.I96])^2 + ([Detection_performances.I92]-[Detection_performances.I96])^2 + ([Detection_performances.I93]-[Detection_performances.I96])^2 + ([Detection_performances.I94]-[Detection_performances.I96])^2 + ([Detection_performances.I95]-[Detection_performances.I96])^2) / 15" office:value-type="percentage" office:value="0.00277258403372862" calcext:value-type="percentage">
            <text:p>0,28%</text:p>
          </table:table-cell>
          <table:table-cell/>
          <table:table-cell table:style-name="ce3" table:formula="of:=(([Detection_performances.K81]-[Detection_performances.K96])^2 + ([Detection_performances.K82]-[Detection_performances.K96])^2 + ([Detection_performances.K83]-[Detection_performances.K96])^2 + ([Detection_performances.K84]-[Detection_performances.K96])^2 + ([Detection_performances.K85]-[Detection_performances.K96])^2 + ([Detection_performances.K86]-[Detection_performances.K96])^2 + ([Detection_performances.K87]-[Detection_performances.K96])^2 + ([Detection_performances.K88]-[Detection_performances.K96])^2 + ([Detection_performances.K89]-[Detection_performances.K96])^2 + ([Detection_performances.K90]-[Detection_performances.K96])^2 + ([Detection_performances.K91]-[Detection_performances.K96])^2 + ([Detection_performances.K92]-[Detection_performances.K96])^2 + ([Detection_performances.K93]-[Detection_performances.K96])^2 + ([Detection_performances.K94]-[Detection_performances.K96])^2 + ([Detection_performances.K95]-[Detection_performances.K96])^2) / 15" office:value-type="percentage" office:value="0.00778392693811556" calcext:value-type="percentage">
            <text:p>0,78%</text:p>
          </table:table-cell>
          <table:table-cell/>
          <table:table-cell table:style-name="ce3" table:formula="of:=(([Detection_performances.M81]-[Detection_performances.M96])^2 + ([Detection_performances.M82]-[Detection_performances.M96])^2 + ([Detection_performances.M83]-[Detection_performances.M96])^2 + ([Detection_performances.M84]-[Detection_performances.M96])^2 + ([Detection_performances.M85]-[Detection_performances.M96])^2 + ([Detection_performances.M86]-[Detection_performances.M96])^2 + ([Detection_performances.M87]-[Detection_performances.M96])^2 + ([Detection_performances.M88]-[Detection_performances.M96])^2 + ([Detection_performances.M89]-[Detection_performances.M96])^2 + ([Detection_performances.M90]-[Detection_performances.M96])^2 + ([Detection_performances.M91]-[Detection_performances.M96])^2 + ([Detection_performances.M92]-[Detection_performances.M96])^2 + ([Detection_performances.M93]-[Detection_performances.M96])^2 + ([Detection_performances.M94]-[Detection_performances.M96])^2 + ([Detection_performances.M95]-[Detection_performances.M96])^2) / 15" office:value-type="percentage" office:value="0.000640503771288888" calcext:value-type="percentage">
            <text:p>0,06%</text:p>
          </table:table-cell>
          <table:table-cell table:style-name="ce3" table:formula="of:=(([Detection_performances.N81]-[Detection_performances.N96])^2 + ([Detection_performances.N82]-[Detection_performances.N96])^2 + ([Detection_performances.N83]-[Detection_performances.N96])^2 + ([Detection_performances.N84]-[Detection_performances.N96])^2 + ([Detection_performances.N85]-[Detection_performances.N96])^2 + ([Detection_performances.N86]-[Detection_performances.N96])^2 + ([Detection_performances.N87]-[Detection_performances.N96])^2 + ([Detection_performances.N88]-[Detection_performances.N96])^2 + ([Detection_performances.N89]-[Detection_performances.N96])^2 + ([Detection_performances.N90]-[Detection_performances.N96])^2 + ([Detection_performances.N91]-[Detection_performances.N96])^2 + ([Detection_performances.N92]-[Detection_performances.N96])^2 + ([Detection_performances.N93]-[Detection_performances.N96])^2 + ([Detection_performances.N94]-[Detection_performances.N96])^2 + ([Detection_performances.N95]-[Detection_performances.N96])^2) / 15" office:value-type="percentage" office:value="0.00871877693211556" calcext:value-type="percentage">
            <text:p>0,87%</text:p>
          </table:table-cell>
          <table:table-cell table:style-name="ce3" table:formula="of:=(([Detection_performances.O81]-[Detection_performances.O96])^2 + ([Detection_performances.O82]-[Detection_performances.O96])^2 + ([Detection_performances.O83]-[Detection_performances.O96])^2 + ([Detection_performances.O84]-[Detection_performances.O96])^2 + ([Detection_performances.O85]-[Detection_performances.O96])^2 + ([Detection_performances.O86]-[Detection_performances.O96])^2 + ([Detection_performances.O87]-[Detection_performances.O96])^2 + ([Detection_performances.O88]-[Detection_performances.O96])^2 + ([Detection_performances.O89]-[Detection_performances.O96])^2 + ([Detection_performances.O90]-[Detection_performances.O96])^2 + ([Detection_performances.O91]-[Detection_performances.O96])^2 + ([Detection_performances.O92]-[Detection_performances.O96])^2 + ([Detection_performances.O93]-[Detection_performances.O96])^2 + ([Detection_performances.O94]-[Detection_performances.O96])^2 + ([Detection_performances.O95]-[Detection_performances.O96])^2) / 15" office:value-type="percentage" office:value="0.0124656150919336" calcext:value-type="percentage">
            <text:p>1,25%</text:p>
          </table:table-cell>
          <table:table-cell table:style-name="ce3" table:formula="of:=(([Detection_performances.P81]-[Detection_performances.P96])^2 + ([Detection_performances.P82]-[Detection_performances.P96])^2 + ([Detection_performances.P83]-[Detection_performances.P96])^2 + ([Detection_performances.P84]-[Detection_performances.P96])^2 + ([Detection_performances.P85]-[Detection_performances.P96])^2 + ([Detection_performances.P86]-[Detection_performances.P96])^2 + ([Detection_performances.P87]-[Detection_performances.P96])^2 + ([Detection_performances.P88]-[Detection_performances.P96])^2 + ([Detection_performances.P89]-[Detection_performances.P96])^2 + ([Detection_performances.P90]-[Detection_performances.P96])^2 + ([Detection_performances.P91]-[Detection_performances.P96])^2 + ([Detection_performances.P92]-[Detection_performances.P96])^2 + ([Detection_performances.P93]-[Detection_performances.P96])^2 + ([Detection_performances.P94]-[Detection_performances.P96])^2 + ([Detection_performances.P95]-[Detection_performances.P96])^2) / 15" office:value-type="percentage" office:value="0.00858798687246222" calcext:value-type="percentage">
            <text:p>0,86%</text:p>
          </table:table-cell>
          <table:table-cell table:style-name="ce3" table:formula="of:=(([Detection_performances.Q81]-[Detection_performances.Q96])^2 + ([Detection_performances.Q82]-[Detection_performances.Q96])^2 + ([Detection_performances.Q83]-[Detection_performances.Q96])^2 + ([Detection_performances.Q84]-[Detection_performances.Q96])^2 + ([Detection_performances.Q85]-[Detection_performances.Q96])^2 + ([Detection_performances.Q86]-[Detection_performances.Q96])^2 + ([Detection_performances.Q87]-[Detection_performances.Q96])^2 + ([Detection_performances.Q88]-[Detection_performances.Q96])^2 + ([Detection_performances.Q89]-[Detection_performances.Q96])^2 + ([Detection_performances.Q90]-[Detection_performances.Q96])^2 + ([Detection_performances.Q91]-[Detection_performances.Q96])^2 + ([Detection_performances.Q92]-[Detection_performances.Q96])^2 + ([Detection_performances.Q93]-[Detection_performances.Q96])^2 + ([Detection_performances.Q94]-[Detection_performances.Q96])^2 + ([Detection_performances.Q95]-[Detection_performances.Q96])^2) / 15" office:value-type="percentage" office:value="0.00144771753096" calcext:value-type="percentage">
            <text:p>0,14%</text:p>
          </table:table-cell>
          <table:table-cell table:style-name="ce3" table:formula="of:=(([Detection_performances.R81]-[Detection_performances.R96])^2 + ([Detection_performances.R82]-[Detection_performances.R96])^2 + ([Detection_performances.R83]-[Detection_performances.R96])^2 + ([Detection_performances.R84]-[Detection_performances.R96])^2 + ([Detection_performances.R85]-[Detection_performances.R96])^2 + ([Detection_performances.R86]-[Detection_performances.R96])^2 + ([Detection_performances.R87]-[Detection_performances.R96])^2 + ([Detection_performances.R88]-[Detection_performances.R96])^2 + ([Detection_performances.R89]-[Detection_performances.R96])^2 + ([Detection_performances.R90]-[Detection_performances.R96])^2 + ([Detection_performances.R91]-[Detection_performances.R96])^2 + ([Detection_performances.R92]-[Detection_performances.R96])^2 + ([Detection_performances.R93]-[Detection_performances.R96])^2 + ([Detection_performances.R94]-[Detection_performances.R96])^2 + ([Detection_performances.R95]-[Detection_performances.R96])^2) / 15" office:value-type="percentage" office:value="0.00355023884512889" calcext:value-type="percentage">
            <text:p>0,36%</text:p>
          </table:table-cell>
          <table:table-cell table:style-name="ce3" table:formula="of:=(([Detection_performances.S81]-[Detection_performances.S96])^2 + ([Detection_performances.S82]-[Detection_performances.S96])^2 + ([Detection_performances.S83]-[Detection_performances.S96])^2 + ([Detection_performances.S84]-[Detection_performances.S96])^2 + ([Detection_performances.S85]-[Detection_performances.S96])^2 + ([Detection_performances.S86]-[Detection_performances.S96])^2 + ([Detection_performances.S87]-[Detection_performances.S96])^2 + ([Detection_performances.S88]-[Detection_performances.S96])^2 + ([Detection_performances.S89]-[Detection_performances.S96])^2 + ([Detection_performances.S90]-[Detection_performances.S96])^2 + ([Detection_performances.S91]-[Detection_performances.S96])^2 + ([Detection_performances.S92]-[Detection_performances.S96])^2 + ([Detection_performances.S93]-[Detection_performances.S96])^2 + ([Detection_performances.S94]-[Detection_performances.S96])^2 + ([Detection_performances.S95]-[Detection_performances.S96])^2) / 15" office:value-type="percentage" office:value="0.00577644798876502" calcext:value-type="percentage">
            <text:p>0,58%</text:p>
          </table:table-cell>
          <table:table-cell table:style-name="ce3" table:formula="of:=(([Detection_performances.T81]-[Detection_performances.T96])^2 + ([Detection_performances.T82]-[Detection_performances.T96])^2 + ([Detection_performances.T83]-[Detection_performances.T96])^2 + ([Detection_performances.T84]-[Detection_performances.T96])^2 + ([Detection_performances.T85]-[Detection_performances.T96])^2 + ([Detection_performances.T86]-[Detection_performances.T96])^2 + ([Detection_performances.T87]-[Detection_performances.T96])^2 + ([Detection_performances.T88]-[Detection_performances.T96])^2 + ([Detection_performances.T89]-[Detection_performances.T96])^2 + ([Detection_performances.T90]-[Detection_performances.T96])^2 + ([Detection_performances.T91]-[Detection_performances.T96])^2 + ([Detection_performances.T92]-[Detection_performances.T96])^2 + ([Detection_performances.T93]-[Detection_performances.T96])^2 + ([Detection_performances.T94]-[Detection_performances.T96])^2 + ([Detection_performances.T95]-[Detection_performances.T96])^2) / 15" office:value-type="percentage" office:value="0.00332735722504889" calcext:value-type="percentage">
            <text:p>0,33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table:style-name="Default" table:number-columns-repeated="24"/>
          <table:table-cell table:number-columns-repeated="1000"/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Detection type</text:p>
          </table:table-cell>
          <table:table-cell table:style-name="ce3" office:value-type="string" calcext:value-type="string" table:number-columns-spanned="2" table:number-rows-spanned="1">
            <text:p>Classification accuracy</text:p>
          </table:table-cell>
          <table:covered-table-cell table:style-name="Default"/>
          <table:table-cell office:value-type="string" calcext:value-type="string">
            <text:p>Classification type 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NMS </text:p>
          </table:table-cell>
          <table:table-cell office:value-type="string" calcext:value-type="string">
            <text:p>precision after NMS</text:p>
          </table:table-cell>
          <table:table-cell office:value-type="string" calcext:value-type="string">
            <text:p>recall after NMS</text:p>
          </table:table-cell>
          <table:table-cell office:value-type="string" calcext:value-type="string">
            <text:p>F1 after NMS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color)</text:p>
          </table:table-cell>
          <table:table-cell office:value-type="string" calcext:value-type="string">
            <text:p>recall after tracking (color)</text:p>
          </table:table-cell>
          <table:table-cell office:value-type="string" calcext:value-type="string">
            <text:p>F1 after tracking (color)</text:p>
          </table:table-cell>
          <table:table-cell office:value-type="string" calcext:value-type="string">
            <text:p>detected ratio</text:p>
          </table:table-cell>
          <table:table-cell table:style-name="Default" table:number-columns-repeated="4"/>
          <table:table-cell table:number-columns-repeated="1000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ce3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8937" calcext:value-type="percentage">
            <text:p>78,94%</text:p>
          </table:table-cell>
          <table:table-cell table:style-name="ce3" office:value-type="percentage" office:value="0.927246" calcext:value-type="percentage">
            <text:p>92,72%</text:p>
          </table:table-cell>
          <table:table-cell table:style-name="ce3" table:formula="of:=2*[Detection_performances.G100]*[Detection_performances.H100]/([Detection_performances.G100]+[Detection_performances.H100])" office:value-type="percentage" office:value="0.852771004138375" calcext:value-type="percentage">
            <text:p>85,2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557652" calcext:value-type="percentage">
            <text:p>55,7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53178" calcext:value-type="percentage">
            <text:p>85,32%</text:p>
          </table:table-cell>
          <table:table-cell table:style-name="ce3" office:value-type="percentage" office:value="0.45001" calcext:value-type="percentage">
            <text:p>45,00%</text:p>
          </table:table-cell>
          <table:table-cell table:style-name="ce3" table:formula="of:=2*[Detection_performances.M100]*[Detection_performances.N100]/([Detection_performances.M100]+[Detection_performances.N100])" office:value-type="percentage" office:value="0.589229845241055" calcext:value-type="percentage">
            <text:p>58,92%</text:p>
          </table:table-cell>
          <table:table-cell table:style-name="ce3" office:value-type="percentage" office:value="0.450433" calcext:value-type="percentage">
            <text:p>45,04%</text:p>
          </table:table-cell>
          <table:table-cell table:style-name="ce3" office:value-type="percentage" office:value="0.93747" calcext:value-type="percentage">
            <text:p>93,75%</text:p>
          </table:table-cell>
          <table:table-cell table:style-name="ce3" office:value-type="percentage" office:value="0.36292" calcext:value-type="percentage">
            <text:p>36,29%</text:p>
          </table:table-cell>
          <table:table-cell table:style-name="ce3" table:formula="of:=2*[Detection_performances.Q100]*[Detection_performances.R100]/([Detection_performances.Q100]+[Detection_performances.R100])" office:value-type="percentage" office:value="0.523268576965372" calcext:value-type="percentage">
            <text:p>52,33%</text:p>
          </table:table-cell>
          <table:table-cell table:style-name="ce3" office:value-type="percentage" office:value="0.346487" calcext:value-type="percentage">
            <text:p>34,65%</text:p>
          </table:table-cell>
          <table:table-cell table:style-name="Default" table:number-columns-repeated="4"/>
          <table:table-cell table:number-columns-repeated="1000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49292" calcext:value-type="percentage">
            <text:p>84,93%</text:p>
          </table:table-cell>
          <table:table-cell table:style-name="ce3" office:value-type="percentage" office:value="0.945764" calcext:value-type="percentage">
            <text:p>94,58%</text:p>
          </table:table-cell>
          <table:table-cell table:style-name="ce3" table:formula="of:=2*[Detection_performances.G101]*[Detection_performances.H101]/([Detection_performances.G101]+[Detection_performances.H101])" office:value-type="percentage" office:value="0.894935644445633" calcext:value-type="percentage">
            <text:p>89,4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604522" calcext:value-type="percentage">
            <text:p>60,4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5934" calcext:value-type="percentage">
            <text:p>85,93%</text:p>
          </table:table-cell>
          <table:table-cell table:style-name="ce3" office:value-type="percentage" office:value="0.489321" calcext:value-type="percentage">
            <text:p>48,93%</text:p>
          </table:table-cell>
          <table:table-cell table:style-name="ce3" table:formula="of:=2*[Detection_performances.M101]*[Detection_performances.N101]/([Detection_performances.M101]+[Detection_performances.N101])" office:value-type="percentage" office:value="0.623571243092223" calcext:value-type="percentage">
            <text:p>62,36%</text:p>
          </table:table-cell>
          <table:table-cell table:style-name="ce3" office:value-type="percentage" office:value="0.489974" calcext:value-type="percentage">
            <text:p>49,00%</text:p>
          </table:table-cell>
          <table:table-cell table:style-name="ce3" office:value-type="percentage" office:value="0.938082" calcext:value-type="percentage">
            <text:p>93,81%</text:p>
          </table:table-cell>
          <table:table-cell table:style-name="ce3" office:value-type="percentage" office:value="0.410805" calcext:value-type="percentage">
            <text:p>41,08%</text:p>
          </table:table-cell>
          <table:table-cell table:style-name="ce3" table:formula="of:=2*[Detection_performances.Q101]*[Detection_performances.R101]/([Detection_performances.Q101]+[Detection_performances.R101])" office:value-type="percentage" office:value="0.571387782683057" calcext:value-type="percentage">
            <text:p>57,14%</text:p>
          </table:table-cell>
          <table:table-cell table:style-name="ce3" office:value-type="percentage" office:value="0.383532" calcext:value-type="percentage">
            <text:p>38,35%</text:p>
          </table:table-cell>
          <table:table-cell table:style-name="Default" table:number-columns-repeated="4"/>
          <table:table-cell table:number-columns-repeated="100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38215" calcext:value-type="percentage">
            <text:p>83,82%</text:p>
          </table:table-cell>
          <table:table-cell table:style-name="ce3" office:value-type="percentage" office:value="0.897684" calcext:value-type="percentage">
            <text:p>89,77%</text:p>
          </table:table-cell>
          <table:table-cell table:style-name="ce3" table:formula="of:=2*[Detection_performances.G102]*[Detection_performances.H102]/([Detection_performances.G102]+[Detection_performances.H102])" office:value-type="percentage" office:value="0.866930845700124" calcext:value-type="percentage">
            <text:p>86,6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86128" calcext:value-type="percentage">
            <text:p>48,6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55398" calcext:value-type="percentage">
            <text:p>85,54%</text:p>
          </table:table-cell>
          <table:table-cell table:style-name="ce3" office:value-type="percentage" office:value="0.430583" calcext:value-type="percentage">
            <text:p>43,06%</text:p>
          </table:table-cell>
          <table:table-cell table:style-name="ce3" table:formula="of:=2*[Detection_performances.M102]*[Detection_performances.N102]/([Detection_performances.M102]+[Detection_performances.N102])" office:value-type="percentage" office:value="0.572823139741567" calcext:value-type="percentage">
            <text:p>57,28%</text:p>
          </table:table-cell>
          <table:table-cell table:style-name="ce3" office:value-type="percentage" office:value="0.431034" calcext:value-type="percentage">
            <text:p>43,10%</text:p>
          </table:table-cell>
          <table:table-cell table:style-name="ce3" office:value-type="percentage" office:value="0.906218" calcext:value-type="percentage">
            <text:p>90,62%</text:p>
          </table:table-cell>
          <table:table-cell table:style-name="ce3" office:value-type="percentage" office:value="0.341069" calcext:value-type="percentage">
            <text:p>34,11%</text:p>
          </table:table-cell>
          <table:table-cell table:style-name="ce3" table:formula="of:=2*[Detection_performances.Q102]*[Detection_performances.R102]/([Detection_performances.Q102]+[Detection_performances.R102])" office:value-type="percentage" office:value="0.495608255424774" calcext:value-type="percentage">
            <text:p>49,56%</text:p>
          </table:table-cell>
          <table:table-cell table:style-name="ce3" office:value-type="percentage" office:value="0.330361" calcext:value-type="percentage">
            <text:p>33,04%</text:p>
          </table:table-cell>
          <table:table-cell table:style-name="Default" table:number-columns-repeated="4"/>
          <table:table-cell table:number-columns-repeated="1000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1331" calcext:value-type="percentage">
            <text:p>81,33%</text:p>
          </table:table-cell>
          <table:table-cell table:style-name="ce3" office:value-type="percentage" office:value="0.917815" calcext:value-type="percentage">
            <text:p>91,78%</text:p>
          </table:table-cell>
          <table:table-cell table:style-name="ce3" table:formula="of:=2*[Detection_performances.G103]*[Detection_performances.H103]/([Detection_performances.G103]+[Detection_performances.H103])" office:value-type="percentage" office:value="0.862408107617878" calcext:value-type="percentage">
            <text:p>86,2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529743" calcext:value-type="percentage">
            <text:p>52,9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30864" calcext:value-type="percentage">
            <text:p>83,09%</text:p>
          </table:table-cell>
          <table:table-cell table:style-name="ce3" office:value-type="percentage" office:value="0.432062" calcext:value-type="percentage">
            <text:p>43,21%</text:p>
          </table:table-cell>
          <table:table-cell table:style-name="ce3" table:formula="of:=2*[Detection_performances.M103]*[Detection_performances.N103]/([Detection_performances.M103]+[Detection_performances.N103])" office:value-type="percentage" office:value="0.568496905706273" calcext:value-type="percentage">
            <text:p>56,85%</text:p>
          </table:table-cell>
          <table:table-cell table:style-name="ce3" office:value-type="percentage" office:value="0.432914" calcext:value-type="percentage">
            <text:p>43,29%</text:p>
          </table:table-cell>
          <table:table-cell table:style-name="ce3" office:value-type="percentage" office:value="0.938134" calcext:value-type="percentage">
            <text:p>93,81%</text:p>
          </table:table-cell>
          <table:table-cell table:style-name="ce3" office:value-type="percentage" office:value="0.330062" calcext:value-type="percentage">
            <text:p>33,01%</text:p>
          </table:table-cell>
          <table:table-cell table:style-name="ce3" table:formula="of:=2*[Detection_performances.Q103]*[Detection_performances.R103]/([Detection_performances.Q103]+[Detection_performances.R103])" office:value-type="percentage" office:value="0.488319446375797" calcext:value-type="percentage">
            <text:p>48,83%</text:p>
          </table:table-cell>
          <table:table-cell table:style-name="ce3" office:value-type="percentage" office:value="0.295365" calcext:value-type="percentage">
            <text:p>29,54%</text:p>
          </table:table-cell>
          <table:table-cell table:style-name="Default" table:number-columns-repeated="4"/>
          <table:table-cell table:number-columns-repeated="1000"/>
        </table:table-row>
        <table:table-row table:style-name="ro1">
          <table:table-cell office:value-type="string" calcext:value-type="string">
            <text:p>A_d800mm_R5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07758" calcext:value-type="percentage">
            <text:p>80,78%</text:p>
          </table:table-cell>
          <table:table-cell table:style-name="ce3" office:value-type="percentage" office:value="0.926491" calcext:value-type="percentage">
            <text:p>92,65%</text:p>
          </table:table-cell>
          <table:table-cell table:style-name="ce3" table:formula="of:=2*[Detection_performances.G104]*[Detection_performances.H104]/([Detection_performances.G104]+[Detection_performances.H104])" office:value-type="percentage" office:value="0.863060053288772" calcext:value-type="percentage">
            <text:p>86,3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518115" calcext:value-type="percentage">
            <text:p>51,8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23693" calcext:value-type="percentage">
            <text:p>82,37%</text:p>
          </table:table-cell>
          <table:table-cell table:style-name="ce3" office:value-type="percentage" office:value="0.43859" calcext:value-type="percentage">
            <text:p>43,86%</text:p>
          </table:table-cell>
          <table:table-cell table:style-name="ce3" table:formula="of:=2*[Detection_performances.M104]*[Detection_performances.N104]/([Detection_performances.M104]+[Detection_performances.N104])" office:value-type="percentage" office:value="0.572397018529125" calcext:value-type="percentage">
            <text:p>57,24%</text:p>
          </table:table-cell>
          <table:table-cell table:style-name="ce3" office:value-type="percentage" office:value="0.440665" calcext:value-type="percentage">
            <text:p>44,07%</text:p>
          </table:table-cell>
          <table:table-cell table:style-name="ce3" office:value-type="percentage" office:value="0.920358" calcext:value-type="percentage">
            <text:p>92,04%</text:p>
          </table:table-cell>
          <table:table-cell table:style-name="ce3" office:value-type="percentage" office:value="0.347694" calcext:value-type="percentage">
            <text:p>34,77%</text:p>
          </table:table-cell>
          <table:table-cell table:style-name="ce3" table:formula="of:=2*[Detection_performances.Q104]*[Detection_performances.R104]/([Detection_performances.Q104]+[Detection_performances.R104])" office:value-type="percentage" office:value="0.504715823092428" calcext:value-type="percentage">
            <text:p>50,47%</text:p>
          </table:table-cell>
          <table:table-cell table:style-name="ce3" office:value-type="percentage" office:value="0.322736" calcext:value-type="percentage">
            <text:p>32,27%</text:p>
          </table:table-cell>
          <table:table-cell table:style-name="Default" table:number-columns-repeated="4"/>
          <table:table-cell table:number-columns-repeated="1000"/>
        </table:table-row>
        <table:table-row table:style-name="ro1">
          <table:table-cell office:value-type="string" calcext:value-type="string">
            <text:p>A_d800mm_R6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40561" calcext:value-type="percentage">
            <text:p>84,06%</text:p>
          </table:table-cell>
          <table:table-cell table:style-name="ce3" office:value-type="percentage" office:value="0.849349" calcext:value-type="percentage">
            <text:p>84,93%</text:p>
          </table:table-cell>
          <table:table-cell table:style-name="ce3" table:formula="of:=2*[Detection_performances.G105]*[Detection_performances.H105]/([Detection_performances.G105]+[Detection_performances.H105])" office:value-type="percentage" office:value="0.844932149983135" calcext:value-type="percentage">
            <text:p>84,4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66934" calcext:value-type="percentage">
            <text:p>36,6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42155" calcext:value-type="percentage">
            <text:p>84,22%</text:p>
          </table:table-cell>
          <table:table-cell table:style-name="ce3" office:value-type="percentage" office:value="0.320465" calcext:value-type="percentage">
            <text:p>32,05%</text:p>
          </table:table-cell>
          <table:table-cell table:style-name="ce3" table:formula="of:=2*[Detection_performances.M105]*[Detection_performances.N105]/([Detection_performances.M105]+[Detection_performances.N105])" office:value-type="percentage" office:value="0.464263821497996" calcext:value-type="percentage">
            <text:p>46,43%</text:p>
          </table:table-cell>
          <table:table-cell table:style-name="ce3" office:value-type="percentage" office:value="0.321441" calcext:value-type="percentage">
            <text:p>32,14%</text:p>
          </table:table-cell>
          <table:table-cell table:style-name="ce3" office:value-type="percentage" office:value="0.944059" calcext:value-type="percentage">
            <text:p>94,41%</text:p>
          </table:table-cell>
          <table:table-cell table:style-name="ce3" office:value-type="percentage" office:value="0.256843" calcext:value-type="percentage">
            <text:p>25,68%</text:p>
          </table:table-cell>
          <table:table-cell table:style-name="ce3" table:formula="of:=2*[Detection_performances.Q105]*[Detection_performances.R105]/([Detection_performances.Q105]+[Detection_performances.R105])" office:value-type="percentage" office:value="0.403821370498176" calcext:value-type="percentage">
            <text:p>40,38%</text:p>
          </table:table-cell>
          <table:table-cell table:style-name="ce3" office:value-type="percentage" office:value="0.2459" calcext:value-type="percentage">
            <text:p>24,59%</text:p>
          </table:table-cell>
          <table:table-cell table:style-name="Default" table:number-columns-repeated="4"/>
          <table:table-cell table:number-columns-repeated="100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22633" calcext:value-type="percentage">
            <text:p>82,26%</text:p>
          </table:table-cell>
          <table:table-cell table:style-name="ce3" office:value-type="percentage" office:value="0.89403" calcext:value-type="percentage">
            <text:p>89,40%</text:p>
          </table:table-cell>
          <table:table-cell table:style-name="ce3" table:formula="of:=2*[Detection_performances.G106]*[Detection_performances.H106]/([Detection_performances.G106]+[Detection_performances.H106])" office:value-type="percentage" office:value="0.856846778884382" calcext:value-type="percentage">
            <text:p>85,6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19204" calcext:value-type="percentage">
            <text:p>41,9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35537" calcext:value-type="percentage">
            <text:p>83,55%</text:p>
          </table:table-cell>
          <table:table-cell table:style-name="ce3" office:value-type="percentage" office:value="0.357182" calcext:value-type="percentage">
            <text:p>35,72%</text:p>
          </table:table-cell>
          <table:table-cell table:style-name="ce3" table:formula="of:=2*[Detection_performances.M106]*[Detection_performances.N106]/([Detection_performances.M106]+[Detection_performances.N106])" office:value-type="percentage" office:value="0.500434346621459" calcext:value-type="percentage">
            <text:p>50,04%</text:p>
          </table:table-cell>
          <table:table-cell table:style-name="ce3" office:value-type="percentage" office:value="0.357625" calcext:value-type="percentage">
            <text:p>35,76%</text:p>
          </table:table-cell>
          <table:table-cell table:style-name="ce3" office:value-type="percentage" office:value="0.927011" calcext:value-type="percentage">
            <text:p>92,70%</text:p>
          </table:table-cell>
          <table:table-cell table:style-name="ce3" office:value-type="percentage" office:value="0.272926" calcext:value-type="percentage">
            <text:p>27,29%</text:p>
          </table:table-cell>
          <table:table-cell table:style-name="ce3" table:formula="of:=2*[Detection_performances.Q106]*[Detection_performances.R106]/([Detection_performances.Q106]+[Detection_performances.R106])" office:value-type="percentage" office:value="0.421697812778504" calcext:value-type="percentage">
            <text:p>42,17%</text:p>
          </table:table-cell>
          <table:table-cell table:style-name="ce3" office:value-type="percentage" office:value="0.268219" calcext:value-type="percentage">
            <text:p>26,82%</text:p>
          </table:table-cell>
          <table:table-cell table:style-name="Default" table:number-columns-repeated="4"/>
          <table:table-cell table:number-columns-repeated="100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2872" calcext:value-type="percentage">
            <text:p>82,87%</text:p>
          </table:table-cell>
          <table:table-cell table:style-name="ce3" office:value-type="percentage" office:value="0.906953" calcext:value-type="percentage">
            <text:p>90,70%</text:p>
          </table:table-cell>
          <table:table-cell table:style-name="ce3" table:formula="of:=2*[Detection_performances.G107]*[Detection_performances.H107]/([Detection_performances.G107]+[Detection_performances.H107])" office:value-type="percentage" office:value="0.866073379213711" calcext:value-type="percentage">
            <text:p>86,6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78036" calcext:value-type="percentage">
            <text:p>47,8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42122" calcext:value-type="percentage">
            <text:p>84,21%</text:p>
          </table:table-cell>
          <table:table-cell table:style-name="ce3" office:value-type="percentage" office:value="0.396617" calcext:value-type="percentage">
            <text:p>39,66%</text:p>
          </table:table-cell>
          <table:table-cell table:style-name="ce3" table:formula="of:=2*[Detection_performances.M107]*[Detection_performances.N107]/([Detection_performances.M107]+[Detection_performances.N107])" office:value-type="percentage" office:value="0.539257908686172" calcext:value-type="percentage">
            <text:p>53,93%</text:p>
          </table:table-cell>
          <table:table-cell table:style-name="ce3" office:value-type="percentage" office:value="0.398085" calcext:value-type="percentage">
            <text:p>39,81%</text:p>
          </table:table-cell>
          <table:table-cell table:style-name="ce3" office:value-type="percentage" office:value="0.927461" calcext:value-type="percentage">
            <text:p>92,75%</text:p>
          </table:table-cell>
          <table:table-cell table:style-name="ce3" office:value-type="percentage" office:value="0.316487" calcext:value-type="percentage">
            <text:p>31,65%</text:p>
          </table:table-cell>
          <table:table-cell table:style-name="ce3" table:formula="of:=2*[Detection_performances.Q107]*[Detection_performances.R107]/([Detection_performances.Q107]+[Detection_performances.R107])" office:value-type="percentage" office:value="0.471931864526491" calcext:value-type="percentage">
            <text:p>47,19%</text:p>
          </table:table-cell>
          <table:table-cell table:style-name="ce3" office:value-type="percentage" office:value="0.294878" calcext:value-type="percentage">
            <text:p>29,49%</text:p>
          </table:table-cell>
          <table:table-cell table:style-name="Default" table:number-columns-repeated="4"/>
          <table:table-cell table:number-columns-repeated="100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57727" calcext:value-type="percentage">
            <text:p>85,77%</text:p>
          </table:table-cell>
          <table:table-cell table:style-name="ce3" office:value-type="percentage" office:value="0.927423" calcext:value-type="percentage">
            <text:p>92,74%</text:p>
          </table:table-cell>
          <table:table-cell table:style-name="ce3" table:formula="of:=2*[Detection_performances.G108]*[Detection_performances.H108]/([Detection_performances.G108]+[Detection_performances.H108])" office:value-type="percentage" office:value="0.891214460993194" calcext:value-type="percentage">
            <text:p>89,1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534599" calcext:value-type="percentage">
            <text:p>53,4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02433" calcext:value-type="percentage">
            <text:p>90,24%</text:p>
          </table:table-cell>
          <table:table-cell table:style-name="ce3" office:value-type="percentage" office:value="0.380289" calcext:value-type="percentage">
            <text:p>38,03%</text:p>
          </table:table-cell>
          <table:table-cell table:style-name="ce3" table:formula="of:=2*[Detection_performances.M108]*[Detection_performances.N108]/([Detection_performances.M108]+[Detection_performances.N108])" office:value-type="percentage" office:value="0.535089198028879" calcext:value-type="percentage">
            <text:p>53,51%</text:p>
          </table:table-cell>
          <table:table-cell table:style-name="ce3" office:value-type="percentage" office:value="0.384638" calcext:value-type="percentage">
            <text:p>38,46%</text:p>
          </table:table-cell>
          <table:table-cell table:style-name="ce3" office:value-type="percentage" office:value="0.964869" calcext:value-type="percentage">
            <text:p>96,49%</text:p>
          </table:table-cell>
          <table:table-cell table:style-name="ce3" office:value-type="percentage" office:value="0.336647" calcext:value-type="percentage">
            <text:p>33,66%</text:p>
          </table:table-cell>
          <table:table-cell table:style-name="ce3" table:formula="of:=2*[Detection_performances.Q108]*[Detection_performances.R108]/([Detection_performances.Q108]+[Detection_performances.R108])" office:value-type="percentage" office:value="0.499141392411618" calcext:value-type="percentage">
            <text:p>49,91%</text:p>
          </table:table-cell>
          <table:table-cell table:style-name="ce3" office:value-type="percentage" office:value="0.320581" calcext:value-type="percentage">
            <text:p>32,06%</text:p>
          </table:table-cell>
          <table:table-cell table:style-name="Default" table:number-columns-repeated="4"/>
          <table:table-cell table:number-columns-repeated="1000"/>
        </table:table-row>
        <table:table-row table:style-name="ro1">
          <table:table-cell office:value-type="string" calcext:value-type="string">
            <text:p>B_No_d800mm_R2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23487" calcext:value-type="percentage">
            <text:p>82,35%</text:p>
          </table:table-cell>
          <table:table-cell table:style-name="ce3" office:value-type="percentage" office:value="0.884102" calcext:value-type="percentage">
            <text:p>88,41%</text:p>
          </table:table-cell>
          <table:table-cell table:style-name="ce3" table:formula="of:=2*[Detection_performances.G109]*[Detection_performances.H109]/([Detection_performances.G109]+[Detection_performances.H109])" office:value-type="percentage" office:value="0.852718662012932" calcext:value-type="percentage">
            <text:p>85,2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41779" calcext:value-type="percentage">
            <text:p>44,1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86025" calcext:value-type="percentage">
            <text:p>88,60%</text:p>
          </table:table-cell>
          <table:table-cell table:style-name="ce3" office:value-type="percentage" office:value="0.305722" calcext:value-type="percentage">
            <text:p>30,57%</text:p>
          </table:table-cell>
          <table:table-cell table:style-name="ce3" table:formula="of:=2*[Detection_performances.M109]*[Detection_performances.N109]/([Detection_performances.M109]+[Detection_performances.N109])" office:value-type="percentage" office:value="0.454588658582736" calcext:value-type="percentage">
            <text:p>45,46%</text:p>
          </table:table-cell>
          <table:table-cell table:style-name="ce3" office:value-type="percentage" office:value="0.312281" calcext:value-type="percentage">
            <text:p>31,23%</text:p>
          </table:table-cell>
          <table:table-cell table:style-name="ce3" office:value-type="percentage" office:value="0.930956" calcext:value-type="percentage">
            <text:p>93,10%</text:p>
          </table:table-cell>
          <table:table-cell table:style-name="ce3" office:value-type="percentage" office:value="0.291751" calcext:value-type="percentage">
            <text:p>29,18%</text:p>
          </table:table-cell>
          <table:table-cell table:style-name="ce3" table:formula="of:=2*[Detection_performances.Q109]*[Detection_performances.R109]/([Detection_performances.Q109]+[Detection_performances.R109])" office:value-type="percentage" office:value="0.444272166522315" calcext:value-type="percentage">
            <text:p>44,43%</text:p>
          </table:table-cell>
          <table:table-cell table:style-name="ce3" office:value-type="percentage" office:value="0.259951" calcext:value-type="percentage">
            <text:p>26,00%</text:p>
          </table:table-cell>
          <table:table-cell table:style-name="Default" table:number-columns-repeated="4"/>
          <table:table-cell table:number-columns-repeated="100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14086" calcext:value-type="percentage">
            <text:p>81,41%</text:p>
          </table:table-cell>
          <table:table-cell table:style-name="ce3" office:value-type="percentage" office:value="0.913527" calcext:value-type="percentage">
            <text:p>91,35%</text:p>
          </table:table-cell>
          <table:table-cell table:style-name="ce3" table:formula="of:=2*[Detection_performances.G110]*[Detection_performances.H110]/([Detection_performances.G110]+[Detection_performances.H110])" office:value-type="percentage" office:value="0.860944599655131" calcext:value-type="percentage">
            <text:p>86,0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506206" calcext:value-type="percentage">
            <text:p>50,6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06592" calcext:value-type="percentage">
            <text:p>90,66%</text:p>
          </table:table-cell>
          <table:table-cell table:style-name="ce3" office:value-type="percentage" office:value="0.364955" calcext:value-type="percentage">
            <text:p>36,50%</text:p>
          </table:table-cell>
          <table:table-cell table:style-name="ce3" table:formula="of:=2*[Detection_performances.M110]*[Detection_performances.N110]/([Detection_performances.M110]+[Detection_performances.N110])" office:value-type="percentage" office:value="0.52041376899163" calcext:value-type="percentage">
            <text:p>52,04%</text:p>
          </table:table-cell>
          <table:table-cell table:style-name="ce3" office:value-type="percentage" office:value="0.367537" calcext:value-type="percentage">
            <text:p>36,75%</text:p>
          </table:table-cell>
          <table:table-cell table:style-name="ce3" office:value-type="percentage" office:value="0.968551" calcext:value-type="percentage">
            <text:p>96,86%</text:p>
          </table:table-cell>
          <table:table-cell table:style-name="ce3" office:value-type="percentage" office:value="0.320038" calcext:value-type="percentage">
            <text:p>32,00%</text:p>
          </table:table-cell>
          <table:table-cell table:style-name="ce3" table:formula="of:=2*[Detection_performances.Q110]*[Detection_performances.R110]/([Detection_performances.Q110]+[Detection_performances.R110])" office:value-type="percentage" office:value="0.481104719872667" calcext:value-type="percentage">
            <text:p>48,11%</text:p>
          </table:table-cell>
          <table:table-cell table:style-name="ce3" office:value-type="percentage" office:value="0.306869" calcext:value-type="percentage">
            <text:p>30,69%</text:p>
          </table:table-cell>
          <table:table-cell table:style-name="Default" table:number-columns-repeated="4"/>
          <table:table-cell table:number-columns-repeated="1000"/>
        </table:table-row>
        <table:table-row table:style-name="ro1">
          <table:table-cell office:value-type="string" calcext:value-type="string">
            <text:p>B_No_d800mm_R4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95667" calcext:value-type="percentage">
            <text:p>79,57%</text:p>
          </table:table-cell>
          <table:table-cell table:style-name="ce3" office:value-type="percentage" office:value="0.910977" calcext:value-type="percentage">
            <text:p>91,10%</text:p>
          </table:table-cell>
          <table:table-cell table:style-name="ce3" table:formula="of:=2*[Detection_performances.G111]*[Detection_performances.H111]/([Detection_performances.G111]+[Detection_performances.H111])" office:value-type="percentage" office:value="0.84942651971823" calcext:value-type="percentage">
            <text:p>84,9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64515" calcext:value-type="percentage">
            <text:p>46,4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69796" calcext:value-type="percentage">
            <text:p>86,98%</text:p>
          </table:table-cell>
          <table:table-cell table:style-name="ce3" office:value-type="percentage" office:value="0.321519" calcext:value-type="percentage">
            <text:p>32,15%</text:p>
          </table:table-cell>
          <table:table-cell table:style-name="ce3" table:formula="of:=2*[Detection_performances.M111]*[Detection_performances.N111]/([Detection_performances.M111]+[Detection_performances.N111])" office:value-type="percentage" office:value="0.469491175925763" calcext:value-type="percentage">
            <text:p>46,95%</text:p>
          </table:table-cell>
          <table:table-cell table:style-name="ce3" office:value-type="percentage" office:value="0.323412" calcext:value-type="percentage">
            <text:p>32,34%</text:p>
          </table:table-cell>
          <table:table-cell table:style-name="ce3" office:value-type="percentage" office:value="0.931313" calcext:value-type="percentage">
            <text:p>93,13%</text:p>
          </table:table-cell>
          <table:table-cell table:style-name="ce3" office:value-type="percentage" office:value="0.326429" calcext:value-type="percentage">
            <text:p>32,64%</text:p>
          </table:table-cell>
          <table:table-cell table:style-name="ce3" table:formula="of:=2*[Detection_performances.Q111]*[Detection_performances.R111]/([Detection_performances.Q111]+[Detection_performances.R111])" office:value-type="percentage" office:value="0.483418016217952" calcext:value-type="percentage">
            <text:p>48,34%</text:p>
          </table:table-cell>
          <table:table-cell table:style-name="ce3" office:value-type="percentage" office:value="0.292159" calcext:value-type="percentage">
            <text:p>29,22%</text:p>
          </table:table-cell>
          <table:table-cell table:style-name="Default" table:number-columns-repeated="4"/>
          <table:table-cell table:number-columns-repeated="1000"/>
        </table:table-row>
        <table:table-row table:style-name="ro1">
          <table:table-cell office:value-type="string" calcext:value-type="string">
            <text:p>B_No_d800mm_R5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33978" calcext:value-type="percentage">
            <text:p>73,40%</text:p>
          </table:table-cell>
          <table:table-cell table:style-name="ce3" office:value-type="percentage" office:value="0.897853" calcext:value-type="percentage">
            <text:p>89,79%</text:p>
          </table:table-cell>
          <table:table-cell table:style-name="ce3" table:formula="of:=2*[Detection_performances.G112]*[Detection_performances.H112]/([Detection_performances.G112]+[Detection_performances.H112])" office:value-type="percentage" office:value="0.807687008316425" calcext:value-type="percentage">
            <text:p>80,7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57497" calcext:value-type="percentage">
            <text:p>45,7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25356" calcext:value-type="percentage">
            <text:p>82,54%</text:p>
          </table:table-cell>
          <table:table-cell table:style-name="ce3" office:value-type="percentage" office:value="0.32354" calcext:value-type="percentage">
            <text:p>32,35%</text:p>
          </table:table-cell>
          <table:table-cell table:style-name="ce3" table:formula="of:=2*[Detection_performances.M112]*[Detection_performances.N112]/([Detection_performances.M112]+[Detection_performances.N112])" office:value-type="percentage" office:value="0.464856140573211" calcext:value-type="percentage">
            <text:p>46,49%</text:p>
          </table:table-cell>
          <table:table-cell table:style-name="ce3" office:value-type="percentage" office:value="0.325885" calcext:value-type="percentage">
            <text:p>32,59%</text:p>
          </table:table-cell>
          <table:table-cell table:style-name="ce3" office:value-type="percentage" office:value="0.877413" calcext:value-type="percentage">
            <text:p>87,74%</text:p>
          </table:table-cell>
          <table:table-cell table:style-name="ce3" office:value-type="percentage" office:value="0.322586" calcext:value-type="percentage">
            <text:p>32,26%</text:p>
          </table:table-cell>
          <table:table-cell table:style-name="ce3" table:formula="of:=2*[Detection_performances.Q112]*[Detection_performances.R112]/([Detection_performances.Q112]+[Detection_performances.R112])" office:value-type="percentage" office:value="0.471735643143036" calcext:value-type="percentage">
            <text:p>47,17%</text:p>
          </table:table-cell>
          <table:table-cell table:style-name="ce3" office:value-type="percentage" office:value="0.277545" calcext:value-type="percentage">
            <text:p>27,75%</text:p>
          </table:table-cell>
          <table:table-cell table:style-name="Default" table:number-columns-repeated="4"/>
          <table:table-cell table:number-columns-repeated="1000"/>
        </table:table-row>
        <table:table-row table:style-name="ro1">
          <table:table-cell office:value-type="string" calcext:value-type="string">
            <text:p>B_No_d800mm_R6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26729" calcext:value-type="percentage">
            <text:p>82,67%</text:p>
          </table:table-cell>
          <table:table-cell table:style-name="ce3" office:value-type="percentage" office:value="0.914725" calcext:value-type="percentage">
            <text:p>91,47%</text:p>
          </table:table-cell>
          <table:table-cell table:style-name="ce3" table:formula="of:=2*[Detection_performances.G113]*[Detection_performances.H113]/([Detection_performances.G113]+[Detection_performances.H113])" office:value-type="percentage" office:value="0.868503772738183" calcext:value-type="percentage">
            <text:p>86,8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75503" calcext:value-type="percentage">
            <text:p>47,5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96208" calcext:value-type="percentage">
            <text:p>89,62%</text:p>
          </table:table-cell>
          <table:table-cell table:style-name="ce3" office:value-type="percentage" office:value="0.344028" calcext:value-type="percentage">
            <text:p>34,40%</text:p>
          </table:table-cell>
          <table:table-cell table:style-name="ce3" table:formula="of:=2*[Detection_performances.M113]*[Detection_performances.N113]/([Detection_performances.M113]+[Detection_performances.N113])" office:value-type="percentage" office:value="0.497196736466286" calcext:value-type="percentage">
            <text:p>49,72%</text:p>
          </table:table-cell>
          <table:table-cell table:style-name="ce3" office:value-type="percentage" office:value="0.349696" calcext:value-type="percentage">
            <text:p>34,97%</text:p>
          </table:table-cell>
          <table:table-cell table:style-name="ce3" office:value-type="percentage" office:value="0.962001" calcext:value-type="percentage">
            <text:p>96,20%</text:p>
          </table:table-cell>
          <table:table-cell table:style-name="ce3" office:value-type="percentage" office:value="0.321546" calcext:value-type="percentage">
            <text:p>32,15%</text:p>
          </table:table-cell>
          <table:table-cell table:style-name="ce3" table:formula="of:=2*[Detection_performances.Q113]*[Detection_performances.R113]/([Detection_performances.Q113]+[Detection_performances.R113])" office:value-type="percentage" office:value="0.481988697797588" calcext:value-type="percentage">
            <text:p>48,20%</text:p>
          </table:table-cell>
          <table:table-cell table:style-name="ce3" office:value-type="percentage" office:value="0.295006" calcext:value-type="percentage">
            <text:p>29,50%</text:p>
          </table:table-cell>
          <table:table-cell table:style-name="Default" table:number-columns-repeated="4"/>
          <table:table-cell table:number-columns-repeated="100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9261" calcext:value-type="percentage">
            <text:p>79,26%</text:p>
          </table:table-cell>
          <table:table-cell table:style-name="ce3" office:value-type="percentage" office:value="0.914206" calcext:value-type="percentage">
            <text:p>91,42%</text:p>
          </table:table-cell>
          <table:table-cell table:style-name="ce3" table:formula="of:=2*[Detection_performances.G114]*[Detection_performances.H114]/([Detection_performances.G114]+[Detection_performances.H114])" office:value-type="percentage" office:value="0.849076663987213" calcext:value-type="percentage">
            <text:p>84,9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82395" calcext:value-type="percentage">
            <text:p>48,2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69402" calcext:value-type="percentage">
            <text:p>86,94%</text:p>
          </table:table-cell>
          <table:table-cell table:style-name="ce3" office:value-type="percentage" office:value="0.356093" calcext:value-type="percentage">
            <text:p>35,61%</text:p>
          </table:table-cell>
          <table:table-cell table:style-name="ce3" table:formula="of:=2*[Detection_performances.M114]*[Detection_performances.N114]/([Detection_performances.M114]+[Detection_performances.N114])" office:value-type="percentage" office:value="0.505245580579276" calcext:value-type="percentage">
            <text:p>50,52%</text:p>
          </table:table-cell>
          <table:table-cell table:style-name="ce3" office:value-type="percentage" office:value="0.356711" calcext:value-type="percentage">
            <text:p>35,67%</text:p>
          </table:table-cell>
          <table:table-cell table:style-name="ce3" office:value-type="percentage" office:value="0.941487" calcext:value-type="percentage">
            <text:p>94,15%</text:p>
          </table:table-cell>
          <table:table-cell table:style-name="ce3" office:value-type="percentage" office:value="0.333801" calcext:value-type="percentage">
            <text:p>33,38%</text:p>
          </table:table-cell>
          <table:table-cell table:style-name="ce3" table:formula="of:=2*[Detection_performances.Q114]*[Detection_performances.R114]/([Detection_performances.Q114]+[Detection_performances.R114])" office:value-type="percentage" office:value="0.49286012584922" calcext:value-type="percentage">
            <text:p>49,29%</text:p>
          </table:table-cell>
          <table:table-cell table:style-name="ce3" office:value-type="percentage" office:value="0.316032" calcext:value-type="percentage">
            <text:p>31,60%</text:p>
          </table:table-cell>
          <table:table-cell table:style-name="Default" table:number-columns-repeated="4"/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mean :</text:p>
          </table:table-cell>
          <table:table-cell table:style-name="ce3" table:formula="of:=([Detection_performances.G100]+[Detection_performances.G101]+[Detection_performances.G102]+[Detection_performances.G103]+[Detection_performances.G104]+[Detection_performances.G105]+[Detection_performances.G106]+[Detection_performances.G107]+[Detection_performances.G108]+[Detection_performances.G109]+[Detection_performances.G110]+[Detection_performances.G111]+[Detection_performances.G112]+[Detection_performances.G113]+[Detection_performances.G114])/15" office:value-type="percentage" office:value="0.815609533333333" calcext:value-type="percentage">
            <text:p>81,56%</text:p>
          </table:table-cell>
          <table:table-cell table:style-name="ce3" table:formula="of:=([Detection_performances.H100]+[Detection_performances.H101]+[Detection_performances.H102]+[Detection_performances.H103]+[Detection_performances.H104]+[Detection_performances.H105]+[Detection_performances.H106]+[Detection_performances.H107]+[Detection_performances.H108]+[Detection_performances.H109]+[Detection_performances.H110]+[Detection_performances.H111]+[Detection_performances.H112]+[Detection_performances.H113]+[Detection_performances.H114])/15" office:value-type="percentage" office:value="0.908543" calcext:value-type="percentage">
            <text:p>90,85%</text:p>
          </table:table-cell>
          <table:table-cell table:style-name="ce3" table:formula="of:=([Detection_performances.I100]+[Detection_performances.I101]+[Detection_performances.I102]+[Detection_performances.I103]+[Detection_performances.I104]+[Detection_performances.I105]+[Detection_performances.I106]+[Detection_performances.I107]+[Detection_performances.I108]+[Detection_performances.I109]+[Detection_performances.I110]+[Detection_performances.I111]+[Detection_performances.I112]+[Detection_performances.I113]+[Detection_performances.I114])/15" office:value-type="percentage" office:value="0.859168643379555" calcext:value-type="percentage">
            <text:p>85,92%</text:p>
          </table:table-cell>
          <table:table-cell/>
          <table:table-cell table:style-name="ce3" table:formula="of:=([Detection_performances.K100]+[Detection_performances.K101]+[Detection_performances.K102]+[Detection_performances.K103]+[Detection_performances.K104]+[Detection_performances.K105]+[Detection_performances.K106]+[Detection_performances.K107]+[Detection_performances.K108]+[Detection_performances.K109]+[Detection_performances.K110]+[Detection_performances.K111]+[Detection_performances.K112]+[Detection_performances.K113]+[Detection_performances.K114])/15" office:value-type="percentage" office:value="0.488188533333333" calcext:value-type="percentage">
            <text:p>48,82%</text:p>
          </table:table-cell>
          <table:table-cell/>
          <table:table-cell table:style-name="ce3" table:formula="of:=([Detection_performances.M100]+[Detection_performances.M101]+[Detection_performances.M102]+[Detection_performances.M103]+[Detection_performances.M104]+[Detection_performances.M105]+[Detection_performances.M106]+[Detection_performances.M107]+[Detection_performances.M108]+[Detection_performances.M109]+[Detection_performances.M110]+[Detection_performances.M111]+[Detection_performances.M112]+[Detection_performances.M113]+[Detection_performances.M114])/15" office:value-type="percentage" office:value="0.859873266666667" calcext:value-type="percentage">
            <text:p>85,99%</text:p>
          </table:table-cell>
          <table:table-cell table:style-name="ce3" table:formula="of:=([Detection_performances.N100]+[Detection_performances.N101]+[Detection_performances.N102]+[Detection_performances.N103]+[Detection_performances.N104]+[Detection_performances.N105]+[Detection_performances.N106]+[Detection_performances.N107]+[Detection_performances.N108]+[Detection_performances.N109]+[Detection_performances.N110]+[Detection_performances.N111]+[Detection_performances.N112]+[Detection_performances.N113]+[Detection_performances.N114])/15" office:value-type="percentage" office:value="0.380731733333333" calcext:value-type="percentage">
            <text:p>38,07%</text:p>
          </table:table-cell>
          <table:table-cell table:style-name="ce3" table:formula="of:=([Detection_performances.O100]+[Detection_performances.O101]+[Detection_performances.O102]+[Detection_performances.O103]+[Detection_performances.O104]+[Detection_performances.O105]+[Detection_performances.O106]+[Detection_performances.O107]+[Detection_performances.O108]+[Detection_performances.O109]+[Detection_performances.O110]+[Detection_performances.O111]+[Detection_performances.O112]+[Detection_performances.O113]+[Detection_performances.O114])/15" office:value-type="percentage" office:value="0.52515703255091" calcext:value-type="percentage">
            <text:p>52,52%</text:p>
          </table:table-cell>
          <table:table-cell table:style-name="ce3" table:formula="of:=([Detection_performances.P100]+[Detection_performances.P101]+[Detection_performances.P102]+[Detection_performances.P103]+[Detection_performances.P104]+[Detection_performances.P105]+[Detection_performances.P106]+[Detection_performances.P107]+[Detection_performances.P108]+[Detection_performances.P109]+[Detection_performances.P110]+[Detection_performances.P111]+[Detection_performances.P112]+[Detection_performances.P113]+[Detection_performances.P114])/15" office:value-type="percentage" office:value="0.382822066666667" calcext:value-type="percentage">
            <text:p>38,28%</text:p>
          </table:table-cell>
          <table:table-cell table:style-name="ce3" table:formula="of:=([Detection_performances.Q100]+[Detection_performances.Q101]+[Detection_performances.Q102]+[Detection_performances.Q103]+[Detection_performances.Q104]+[Detection_performances.Q105]+[Detection_performances.Q106]+[Detection_performances.Q107]+[Detection_performances.Q108]+[Detection_performances.Q109]+[Detection_performances.Q110]+[Detection_performances.Q111]+[Detection_performances.Q112]+[Detection_performances.Q113]+[Detection_performances.Q114])/15" office:value-type="percentage" office:value="0.934358866666667" calcext:value-type="percentage">
            <text:p>93,44%</text:p>
          </table:table-cell>
          <table:table-cell table:style-name="ce3" table:formula="of:=([Detection_performances.R100]+[Detection_performances.R101]+[Detection_performances.R102]+[Detection_performances.R103]+[Detection_performances.R104]+[Detection_performances.R105]+[Detection_performances.R106]+[Detection_performances.R107]+[Detection_performances.R108]+[Detection_performances.R109]+[Detection_performances.R110]+[Detection_performances.R111]+[Detection_performances.R112]+[Detection_performances.R113]+[Detection_performances.R114])/15" office:value-type="percentage" office:value="0.326106933333333" calcext:value-type="percentage">
            <text:p>32,61%</text:p>
          </table:table-cell>
          <table:table-cell table:style-name="ce3" table:formula="of:=([Detection_performances.S100]+[Detection_performances.S101]+[Detection_performances.S102]+[Detection_performances.S103]+[Detection_performances.S104]+[Detection_performances.S105]+[Detection_performances.S106]+[Detection_performances.S107]+[Detection_performances.S108]+[Detection_performances.S109]+[Detection_performances.S110]+[Detection_performances.S111]+[Detection_performances.S112]+[Detection_performances.S113]+[Detection_performances.S114])/15" office:value-type="percentage" office:value="0.482351446277266" calcext:value-type="percentage">
            <text:p>48,24%</text:p>
          </table:table-cell>
          <table:table-cell table:style-name="ce3" table:formula="of:=([Detection_performances.T100]+[Detection_performances.T101]+[Detection_performances.T102]+[Detection_performances.T103]+[Detection_performances.T104]+[Detection_performances.T105]+[Detection_performances.T106]+[Detection_performances.T107]+[Detection_performances.T108]+[Detection_performances.T109]+[Detection_performances.T110]+[Detection_performances.T111]+[Detection_performances.T112]+[Detection_performances.T113]+[Detection_performances.T114])/15" office:value-type="percentage" office:value="0.303708066666667" calcext:value-type="percentage">
            <text:p>30,37%</text:p>
          </table:table-cell>
          <table:table-cell table:style-name="Default" table:number-columns-repeated="4"/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variance : </text:p>
          </table:table-cell>
          <table:table-cell table:style-name="ce3" table:formula="of:=(([Detection_performances.G100]-[Detection_performances.G115])^2 + ([Detection_performances.G101]-[Detection_performances.G115])^2 + ([Detection_performances.G102]-[Detection_performances.G115])^2 + ([Detection_performances.G103]-[Detection_performances.G115])^2 + ([Detection_performances.G104]-[Detection_performances.G115])^2 + ([Detection_performances.G105]-[Detection_performances.G115])^2 + ([Detection_performances.G106]-[Detection_performances.G115])^2 + ([Detection_performances.G107]-[Detection_performances.G115])^2 + ([Detection_performances.G108]-[Detection_performances.G115])^2 + ([Detection_performances.G109]-[Detection_performances.G115])^2 + ([Detection_performances.G110]-[Detection_performances.G115])^2 + ([Detection_performances.G111]-[Detection_performances.G115])^2 + ([Detection_performances.G112]-[Detection_performances.G115])^2 + ([Detection_performances.G113]-[Detection_performances.G115])^2 + ([Detection_performances.G114]-[Detection_performances.G115])^2) / 15" office:value-type="percentage" office:value="0.000853136127182222" calcext:value-type="percentage">
            <text:p>0,09%</text:p>
          </table:table-cell>
          <table:table-cell table:style-name="ce3" table:formula="of:=(([Detection_performances.H100]-[Detection_performances.H115])^2 + ([Detection_performances.H101]-[Detection_performances.H115])^2 + ([Detection_performances.H102]-[Detection_performances.H115])^2 + ([Detection_performances.H103]-[Detection_performances.H115])^2 + ([Detection_performances.H104]-[Detection_performances.H115])^2 + ([Detection_performances.H105]-[Detection_performances.H115])^2 + ([Detection_performances.H106]-[Detection_performances.H115])^2 + ([Detection_performances.H107]-[Detection_performances.H115])^2 + ([Detection_performances.H108]-[Detection_performances.H115])^2 + ([Detection_performances.H109]-[Detection_performances.H115])^2 + ([Detection_performances.H110]-[Detection_performances.H115])^2 + ([Detection_performances.H111]-[Detection_performances.H115])^2 + ([Detection_performances.H112]-[Detection_performances.H115])^2 + ([Detection_performances.H113]-[Detection_performances.H115])^2 + ([Detection_performances.H114]-[Detection_performances.H115])^2) / 15" office:value-type="percentage" office:value="0.000476496853999999" calcext:value-type="percentage">
            <text:p>0,05%</text:p>
          </table:table-cell>
          <table:table-cell table:style-name="ce3" table:formula="of:=(([Detection_performances.I100]-[Detection_performances.I115])^2 + ([Detection_performances.I101]-[Detection_performances.I115])^2 + ([Detection_performances.I102]-[Detection_performances.I115])^2 + ([Detection_performances.I103]-[Detection_performances.I115])^2 + ([Detection_performances.I104]-[Detection_performances.I115])^2 + ([Detection_performances.I105]-[Detection_performances.I115])^2 + ([Detection_performances.I106]-[Detection_performances.I115])^2 + ([Detection_performances.I107]-[Detection_performances.I115])^2 + ([Detection_performances.I108]-[Detection_performances.I115])^2 + ([Detection_performances.I109]-[Detection_performances.I115])^2 + ([Detection_performances.I110]-[Detection_performances.I115])^2 + ([Detection_performances.I111]-[Detection_performances.I115])^2 + ([Detection_performances.I112]-[Detection_performances.I115])^2 + ([Detection_performances.I113]-[Detection_performances.I115])^2 + ([Detection_performances.I114]-[Detection_performances.I115])^2) / 15" office:value-type="percentage" office:value="0.000377852828718133" calcext:value-type="percentage">
            <text:p>0,04%</text:p>
          </table:table-cell>
          <table:table-cell/>
          <table:table-cell table:style-name="ce3" table:formula="of:=(([Detection_performances.K100]-[Detection_performances.K115])^2 + ([Detection_performances.K101]-[Detection_performances.K115])^2 + ([Detection_performances.K102]-[Detection_performances.K115])^2 + ([Detection_performances.K103]-[Detection_performances.K115])^2 + ([Detection_performances.K104]-[Detection_performances.K115])^2 + ([Detection_performances.K105]-[Detection_performances.K115])^2 + ([Detection_performances.K106]-[Detection_performances.K115])^2 + ([Detection_performances.K107]-[Detection_performances.K115])^2 + ([Detection_performances.K108]-[Detection_performances.K115])^2 + ([Detection_performances.K109]-[Detection_performances.K115])^2 + ([Detection_performances.K110]-[Detection_performances.K115])^2 + ([Detection_performances.K111]-[Detection_performances.K115])^2 + ([Detection_performances.K112]-[Detection_performances.K115])^2 + ([Detection_performances.K113]-[Detection_performances.K115])^2 + ([Detection_performances.K114]-[Detection_performances.K115])^2) / 15" office:value-type="percentage" office:value="0.00312527751251556" calcext:value-type="percentage">
            <text:p>0,31%</text:p>
          </table:table-cell>
          <table:table-cell/>
          <table:table-cell table:style-name="ce3" table:formula="of:=(([Detection_performances.M100]-[Detection_performances.M115])^2 + ([Detection_performances.M101]-[Detection_performances.M115])^2 + ([Detection_performances.M102]-[Detection_performances.M115])^2 + ([Detection_performances.M103]-[Detection_performances.M115])^2 + ([Detection_performances.M104]-[Detection_performances.M115])^2 + ([Detection_performances.M105]-[Detection_performances.M115])^2 + ([Detection_performances.M106]-[Detection_performances.M115])^2 + ([Detection_performances.M107]-[Detection_performances.M115])^2 + ([Detection_performances.M108]-[Detection_performances.M115])^2 + ([Detection_performances.M109]-[Detection_performances.M115])^2 + ([Detection_performances.M110]-[Detection_performances.M115])^2 + ([Detection_performances.M111]-[Detection_performances.M115])^2 + ([Detection_performances.M112]-[Detection_performances.M115])^2 + ([Detection_performances.M113]-[Detection_performances.M115])^2 + ([Detection_performances.M114]-[Detection_performances.M115])^2) / 15" office:value-type="percentage" office:value="0.000721052172595556" calcext:value-type="percentage">
            <text:p>0,07%</text:p>
          </table:table-cell>
          <table:table-cell table:style-name="ce3" table:formula="of:=(([Detection_performances.N100]-[Detection_performances.N115])^2 + ([Detection_performances.N101]-[Detection_performances.N115])^2 + ([Detection_performances.N102]-[Detection_performances.N115])^2 + ([Detection_performances.N103]-[Detection_performances.N115])^2 + ([Detection_performances.N104]-[Detection_performances.N115])^2 + ([Detection_performances.N105]-[Detection_performances.N115])^2 + ([Detection_performances.N106]-[Detection_performances.N115])^2 + ([Detection_performances.N107]-[Detection_performances.N115])^2 + ([Detection_performances.N108]-[Detection_performances.N115])^2 + ([Detection_performances.N109]-[Detection_performances.N115])^2 + ([Detection_performances.N110]-[Detection_performances.N115])^2 + ([Detection_performances.N111]-[Detection_performances.N115])^2 + ([Detection_performances.N112]-[Detection_performances.N115])^2 + ([Detection_performances.N113]-[Detection_performances.N115])^2 + ([Detection_performances.N114]-[Detection_performances.N115])^2) / 15" office:value-type="percentage" office:value="0.00294029844872889" calcext:value-type="percentage">
            <text:p>0,29%</text:p>
          </table:table-cell>
          <table:table-cell table:style-name="ce3" table:formula="of:=(([Detection_performances.O100]-[Detection_performances.O115])^2 + ([Detection_performances.O101]-[Detection_performances.O115])^2 + ([Detection_performances.O102]-[Detection_performances.O115])^2 + ([Detection_performances.O103]-[Detection_performances.O115])^2 + ([Detection_performances.O104]-[Detection_performances.O115])^2 + ([Detection_performances.O105]-[Detection_performances.O115])^2 + ([Detection_performances.O106]-[Detection_performances.O115])^2 + ([Detection_performances.O107]-[Detection_performances.O115])^2 + ([Detection_performances.O108]-[Detection_performances.O115])^2 + ([Detection_performances.O109]-[Detection_performances.O115])^2 + ([Detection_performances.O110]-[Detection_performances.O115])^2 + ([Detection_performances.O111]-[Detection_performances.O115])^2 + ([Detection_performances.O112]-[Detection_performances.O115])^2 + ([Detection_performances.O113]-[Detection_performances.O115])^2 + ([Detection_performances.O114]-[Detection_performances.O115])^2) / 15" office:value-type="percentage" office:value="0.00251366006572654" calcext:value-type="percentage">
            <text:p>0,25%</text:p>
          </table:table-cell>
          <table:table-cell table:style-name="ce3" table:formula="of:=(([Detection_performances.P100]-[Detection_performances.P115])^2 + ([Detection_performances.P101]-[Detection_performances.P115])^2 + ([Detection_performances.P102]-[Detection_performances.P115])^2 + ([Detection_performances.P103]-[Detection_performances.P115])^2 + ([Detection_performances.P104]-[Detection_performances.P115])^2 + ([Detection_performances.P105]-[Detection_performances.P115])^2 + ([Detection_performances.P106]-[Detection_performances.P115])^2 + ([Detection_performances.P107]-[Detection_performances.P115])^2 + ([Detection_performances.P108]-[Detection_performances.P115])^2 + ([Detection_performances.P109]-[Detection_performances.P115])^2 + ([Detection_performances.P110]-[Detection_performances.P115])^2 + ([Detection_performances.P111]-[Detection_performances.P115])^2 + ([Detection_performances.P112]-[Detection_performances.P115])^2 + ([Detection_performances.P113]-[Detection_performances.P115])^2 + ([Detection_performances.P114]-[Detection_performances.P115])^2) / 15" office:value-type="percentage" office:value="0.00284207597659555" calcext:value-type="percentage">
            <text:p>0,28%</text:p>
          </table:table-cell>
          <table:table-cell table:style-name="ce3" table:formula="of:=(([Detection_performances.Q100]-[Detection_performances.Q115])^2 + ([Detection_performances.Q101]-[Detection_performances.Q115])^2 + ([Detection_performances.Q102]-[Detection_performances.Q115])^2 + ([Detection_performances.Q103]-[Detection_performances.Q115])^2 + ([Detection_performances.Q104]-[Detection_performances.Q115])^2 + ([Detection_performances.Q105]-[Detection_performances.Q115])^2 + ([Detection_performances.Q106]-[Detection_performances.Q115])^2 + ([Detection_performances.Q107]-[Detection_performances.Q115])^2 + ([Detection_performances.Q108]-[Detection_performances.Q115])^2 + ([Detection_performances.Q109]-[Detection_performances.Q115])^2 + ([Detection_performances.Q110]-[Detection_performances.Q115])^2 + ([Detection_performances.Q111]-[Detection_performances.Q115])^2 + ([Detection_performances.Q112]-[Detection_performances.Q115])^2 + ([Detection_performances.Q113]-[Detection_performances.Q115])^2 + ([Detection_performances.Q114]-[Detection_performances.Q115])^2) / 15" office:value-type="percentage" office:value="0.000493329734515556" calcext:value-type="percentage">
            <text:p>0,05%</text:p>
          </table:table-cell>
          <table:table-cell table:style-name="ce3" table:formula="of:=(([Detection_performances.R100]-[Detection_performances.R115])^2 + ([Detection_performances.R101]-[Detection_performances.R115])^2 + ([Detection_performances.R102]-[Detection_performances.R115])^2 + ([Detection_performances.R103]-[Detection_performances.R115])^2 + ([Detection_performances.R104]-[Detection_performances.R115])^2 + ([Detection_performances.R105]-[Detection_performances.R115])^2 + ([Detection_performances.R106]-[Detection_performances.R115])^2 + ([Detection_performances.R107]-[Detection_performances.R115])^2 + ([Detection_performances.R108]-[Detection_performances.R115])^2 + ([Detection_performances.R109]-[Detection_performances.R115])^2 + ([Detection_performances.R110]-[Detection_performances.R115])^2 + ([Detection_performances.R111]-[Detection_performances.R115])^2 + ([Detection_performances.R112]-[Detection_performances.R115])^2 + ([Detection_performances.R113]-[Detection_performances.R115])^2 + ([Detection_performances.R114]-[Detection_performances.R115])^2) / 15" office:value-type="percentage" office:value="0.00122489837646222" calcext:value-type="percentage">
            <text:p>0,12%</text:p>
          </table:table-cell>
          <table:table-cell table:style-name="ce3" table:formula="of:=(([Detection_performances.S100]-[Detection_performances.S115])^2 + ([Detection_performances.S101]-[Detection_performances.S115])^2 + ([Detection_performances.S102]-[Detection_performances.S115])^2 + ([Detection_performances.S103]-[Detection_performances.S115])^2 + ([Detection_performances.S104]-[Detection_performances.S115])^2 + ([Detection_performances.S105]-[Detection_performances.S115])^2 + ([Detection_performances.S106]-[Detection_performances.S115])^2 + ([Detection_performances.S107]-[Detection_performances.S115])^2 + ([Detection_performances.S108]-[Detection_performances.S115])^2 + ([Detection_performances.S109]-[Detection_performances.S115])^2 + ([Detection_performances.S110]-[Detection_performances.S115])^2 + ([Detection_performances.S111]-[Detection_performances.S115])^2 + ([Detection_performances.S112]-[Detection_performances.S115])^2 + ([Detection_performances.S113]-[Detection_performances.S115])^2 + ([Detection_performances.S114]-[Detection_performances.S115])^2) / 15" office:value-type="percentage" office:value="0.00148169965572883" calcext:value-type="percentage">
            <text:p>0,15%</text:p>
          </table:table-cell>
          <table:table-cell table:style-name="ce3" table:formula="of:=(([Detection_performances.T100]-[Detection_performances.T115])^2 + ([Detection_performances.T101]-[Detection_performances.T115])^2 + ([Detection_performances.T102]-[Detection_performances.T115])^2 + ([Detection_performances.T103]-[Detection_performances.T115])^2 + ([Detection_performances.T104]-[Detection_performances.T115])^2 + ([Detection_performances.T105]-[Detection_performances.T115])^2 + ([Detection_performances.T106]-[Detection_performances.T115])^2 + ([Detection_performances.T107]-[Detection_performances.T115])^2 + ([Detection_performances.T108]-[Detection_performances.T115])^2 + ([Detection_performances.T109]-[Detection_performances.T115])^2 + ([Detection_performances.T110]-[Detection_performances.T115])^2 + ([Detection_performances.T111]-[Detection_performances.T115])^2 + ([Detection_performances.T112]-[Detection_performances.T115])^2 + ([Detection_performances.T113]-[Detection_performances.T115])^2 + ([Detection_performances.T114]-[Detection_performances.T115])^2) / 15" office:value-type="percentage" office:value="0.00115186815952889" calcext:value-type="percentage">
            <text:p>0,12%</text:p>
          </table:table-cell>
          <table:table-cell table:style-name="Default" table:number-columns-repeated="4"/>
          <table:table-cell table:number-columns-repeated="1000"/>
        </table:table-row>
        <table:table-row table:style-name="ro1">
          <table:table-cell table:style-name="Default" table:number-columns-repeated="24"/>
          <table:table-cell table:number-columns-repeated="1000"/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Detection type</text:p>
          </table:table-cell>
          <table:table-cell table:style-name="ce3" office:value-type="string" calcext:value-type="string" table:number-columns-spanned="2" table:number-rows-spanned="1">
            <text:p>Classification accuracy</text:p>
          </table:table-cell>
          <table:covered-table-cell table:style-name="Default"/>
          <table:table-cell office:value-type="string" calcext:value-type="string">
            <text:p>Classification type 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NMS </text:p>
          </table:table-cell>
          <table:table-cell office:value-type="string" calcext:value-type="string">
            <text:p>precision after NMS</text:p>
          </table:table-cell>
          <table:table-cell office:value-type="string" calcext:value-type="string">
            <text:p>recall after NMS</text:p>
          </table:table-cell>
          <table:table-cell office:value-type="string" calcext:value-type="string">
            <text:p>F1 after NMS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color)</text:p>
          </table:table-cell>
          <table:table-cell office:value-type="string" calcext:value-type="string">
            <text:p>recall after tracking (color)</text:p>
          </table:table-cell>
          <table:table-cell office:value-type="string" calcext:value-type="string">
            <text:p>F1 after tracking (color)</text:p>
          </table:table-cell>
          <table:table-cell office:value-type="string" calcext:value-type="string">
            <text:p>detected ratio</text:p>
          </table:table-cell>
          <table:table-cell table:style-name="Default" table:number-columns-repeated="4"/>
          <table:table-cell table:number-columns-repeated="1000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ce3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62234" calcext:value-type="percentage">
            <text:p>76,22%</text:p>
          </table:table-cell>
          <table:table-cell table:style-name="ce3" office:value-type="percentage" office:value="0.990255" calcext:value-type="percentage">
            <text:p>99,03%</text:p>
          </table:table-cell>
          <table:table-cell table:style-name="ce3" table:formula="of:=2*[Detection_performances.G119]*[Detection_performances.H119]/([Detection_performances.G119]+[Detection_performances.H119])" office:value-type="percentage" office:value="0.861410290929073" calcext:value-type="percentage">
            <text:p>86,1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15111" calcext:value-type="percentage">
            <text:p>91,5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67811" calcext:value-type="percentage">
            <text:p>67,81%</text:p>
          </table:table-cell>
          <table:table-cell table:style-name="ce3" office:value-type="percentage" office:value="0.712154" calcext:value-type="percentage">
            <text:p>71,22%</text:p>
          </table:table-cell>
          <table:table-cell table:style-name="ce3" table:formula="of:=2*[Detection_performances.M119]*[Detection_performances.N119]/([Detection_performances.M119]+[Detection_performances.N119])" office:value-type="percentage" office:value="0.694715174873262" calcext:value-type="percentage">
            <text:p>69,47%</text:p>
          </table:table-cell>
          <table:table-cell table:style-name="ce3" office:value-type="percentage" office:value="0.714148" calcext:value-type="percentage">
            <text:p>71,41%</text:p>
          </table:table-cell>
          <table:table-cell table:style-name="ce3" office:value-type="percentage" office:value="0.814427" calcext:value-type="percentage">
            <text:p>81,44%</text:p>
          </table:table-cell>
          <table:table-cell table:style-name="ce3" office:value-type="percentage" office:value="0.536099" calcext:value-type="percentage">
            <text:p>53,61%</text:p>
          </table:table-cell>
          <table:table-cell table:style-name="ce3" table:formula="of:=2*[Detection_performances.Q119]*[Detection_performances.R119]/([Detection_performances.Q119]+[Detection_performances.R119])" office:value-type="percentage" office:value="0.646582887368329" calcext:value-type="percentage">
            <text:p>64,66%</text:p>
          </table:table-cell>
          <table:table-cell table:style-name="ce3" office:value-type="percentage" office:value="0.494129" calcext:value-type="percentage">
            <text:p>49,41%</text:p>
          </table:table-cell>
          <table:table-cell table:style-name="Default" table:number-columns-repeated="4"/>
          <table:table-cell table:number-columns-repeated="1000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72665" calcext:value-type="percentage">
            <text:p>77,27%</text:p>
          </table:table-cell>
          <table:table-cell table:style-name="ce3" office:value-type="percentage" office:value="0.993102" calcext:value-type="percentage">
            <text:p>99,31%</text:p>
          </table:table-cell>
          <table:table-cell table:style-name="ce3" table:formula="of:=2*[Detection_performances.G120]*[Detection_performances.H120]/([Detection_performances.G120]+[Detection_performances.H120])" office:value-type="percentage" office:value="0.8691239068688" calcext:value-type="percentage">
            <text:p>86,9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343" calcext:value-type="percentage">
            <text:p>93,4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644658" calcext:value-type="percentage">
            <text:p>64,47%</text:p>
          </table:table-cell>
          <table:table-cell table:style-name="ce3" office:value-type="percentage" office:value="0.761191" calcext:value-type="percentage">
            <text:p>76,12%</text:p>
          </table:table-cell>
          <table:table-cell table:style-name="ce3" table:formula="of:=2*[Detection_performances.M120]*[Detection_performances.N120]/([Detection_performances.M120]+[Detection_performances.N120])" office:value-type="percentage" office:value="0.698094699612832" calcext:value-type="percentage">
            <text:p>69,81%</text:p>
          </table:table-cell>
          <table:table-cell table:style-name="ce3" office:value-type="percentage" office:value="0.762159" calcext:value-type="percentage">
            <text:p>76,22%</text:p>
          </table:table-cell>
          <table:table-cell table:style-name="ce3" office:value-type="percentage" office:value="0.770145" calcext:value-type="percentage">
            <text:p>77,01%</text:p>
          </table:table-cell>
          <table:table-cell table:style-name="ce3" office:value-type="percentage" office:value="0.617378" calcext:value-type="percentage">
            <text:p>61,74%</text:p>
          </table:table-cell>
          <table:table-cell table:style-name="ce3" table:formula="of:=2*[Detection_performances.Q120]*[Detection_performances.R120]/([Detection_performances.Q120]+[Detection_performances.R120])" office:value-type="percentage" office:value="0.685351637140429" calcext:value-type="percentage">
            <text:p>68,54%</text:p>
          </table:table-cell>
          <table:table-cell table:style-name="ce3" office:value-type="percentage" office:value="0.571672" calcext:value-type="percentage">
            <text:p>57,17%</text:p>
          </table:table-cell>
          <table:table-cell table:style-name="Default" table:number-columns-repeated="4"/>
          <table:table-cell table:number-columns-repeated="100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36777" calcext:value-type="percentage">
            <text:p>73,68%</text:p>
          </table:table-cell>
          <table:table-cell table:style-name="ce3" office:value-type="percentage" office:value="0.990483" calcext:value-type="percentage">
            <text:p>99,05%</text:p>
          </table:table-cell>
          <table:table-cell table:style-name="ce3" table:formula="of:=2*[Detection_performances.G121]*[Detection_performances.H121]/([Detection_performances.G121]+[Detection_performances.H121])" office:value-type="percentage" office:value="0.844997386949272" calcext:value-type="percentage">
            <text:p>84,5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13397" calcext:value-type="percentage">
            <text:p>91,3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633044" calcext:value-type="percentage">
            <text:p>63,30%</text:p>
          </table:table-cell>
          <table:table-cell table:style-name="ce3" office:value-type="percentage" office:value="0.767063" calcext:value-type="percentage">
            <text:p>76,71%</text:p>
          </table:table-cell>
          <table:table-cell table:style-name="ce3" table:formula="of:=2*[Detection_performances.M121]*[Detection_performances.N121]/([Detection_performances.M121]+[Detection_performances.N121])" office:value-type="percentage" office:value="0.693639314383829" calcext:value-type="percentage">
            <text:p>69,36%</text:p>
          </table:table-cell>
          <table:table-cell table:style-name="ce3" office:value-type="percentage" office:value="0.76734" calcext:value-type="percentage">
            <text:p>76,73%</text:p>
          </table:table-cell>
          <table:table-cell table:style-name="ce3" office:value-type="percentage" office:value="0.78431" calcext:value-type="percentage">
            <text:p>78,43%</text:p>
          </table:table-cell>
          <table:table-cell table:style-name="ce3" office:value-type="percentage" office:value="0.705257" calcext:value-type="percentage">
            <text:p>70,53%</text:p>
          </table:table-cell>
          <table:table-cell table:style-name="ce3" table:formula="of:=2*[Detection_performances.Q121]*[Detection_performances.R121]/([Detection_performances.Q121]+[Detection_performances.R121])" office:value-type="percentage" office:value="0.742685784083562" calcext:value-type="percentage">
            <text:p>74,27%</text:p>
          </table:table-cell>
          <table:table-cell table:style-name="ce3" office:value-type="percentage" office:value="0.609988" calcext:value-type="percentage">
            <text:p>61,00%</text:p>
          </table:table-cell>
          <table:table-cell table:style-name="Default" table:number-columns-repeated="4"/>
          <table:table-cell table:number-columns-repeated="1000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33302" calcext:value-type="percentage">
            <text:p>73,33%</text:p>
          </table:table-cell>
          <table:table-cell table:style-name="ce3" office:value-type="percentage" office:value="0.992682" calcext:value-type="percentage">
            <text:p>99,27%</text:p>
          </table:table-cell>
          <table:table-cell table:style-name="ce3" table:formula="of:=2*[Detection_performances.G122]*[Detection_performances.H122]/([Detection_performances.G122]+[Detection_performances.H122])" office:value-type="percentage" office:value="0.843502252586351" calcext:value-type="percentage">
            <text:p>84,3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31507" calcext:value-type="percentage">
            <text:p>93,1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615548" calcext:value-type="percentage">
            <text:p>61,55%</text:p>
          </table:table-cell>
          <table:table-cell table:style-name="ce3" office:value-type="percentage" office:value="0.76454" calcext:value-type="percentage">
            <text:p>76,45%</text:p>
          </table:table-cell>
          <table:table-cell table:style-name="ce3" table:formula="of:=2*[Detection_performances.M122]*[Detection_performances.N122]/([Detection_performances.M122]+[Detection_performances.N122])" office:value-type="percentage" office:value="0.682001536017993" calcext:value-type="percentage">
            <text:p>68,20%</text:p>
          </table:table-cell>
          <table:table-cell table:style-name="ce3" office:value-type="percentage" office:value="0.765247" calcext:value-type="percentage">
            <text:p>76,52%</text:p>
          </table:table-cell>
          <table:table-cell table:style-name="ce3" office:value-type="percentage" office:value="0.763662" calcext:value-type="percentage">
            <text:p>76,37%</text:p>
          </table:table-cell>
          <table:table-cell table:style-name="ce3" office:value-type="percentage" office:value="0.67865" calcext:value-type="percentage">
            <text:p>67,87%</text:p>
          </table:table-cell>
          <table:table-cell table:style-name="ce3" table:formula="of:=2*[Detection_performances.Q122]*[Detection_performances.R122]/([Detection_performances.Q122]+[Detection_performances.R122])" office:value-type="percentage" office:value="0.718650633566108" calcext:value-type="percentage">
            <text:p>71,87%</text:p>
          </table:table-cell>
          <table:table-cell table:style-name="ce3" office:value-type="percentage" office:value="0.617564" calcext:value-type="percentage">
            <text:p>61,76%</text:p>
          </table:table-cell>
          <table:table-cell table:style-name="Default" table:number-columns-repeated="4"/>
          <table:table-cell table:number-columns-repeated="1000"/>
        </table:table-row>
        <table:table-row table:style-name="ro1">
          <table:table-cell office:value-type="string" calcext:value-type="string">
            <text:p>A_d800mm_R5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31478" calcext:value-type="percentage">
            <text:p>73,15%</text:p>
          </table:table-cell>
          <table:table-cell table:style-name="ce3" office:value-type="percentage" office:value="0.989603" calcext:value-type="percentage">
            <text:p>98,96%</text:p>
          </table:table-cell>
          <table:table-cell table:style-name="ce3" table:formula="of:=2*[Detection_performances.G123]*[Detection_performances.H123]/([Detection_performances.G123]+[Detection_performances.H123])" office:value-type="percentage" office:value="0.841183910849054" calcext:value-type="percentage">
            <text:p>84,1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09982" calcext:value-type="percentage">
            <text:p>91,0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639489" calcext:value-type="percentage">
            <text:p>63,95%</text:p>
          </table:table-cell>
          <table:table-cell table:style-name="ce3" office:value-type="percentage" office:value="0.753018" calcext:value-type="percentage">
            <text:p>75,30%</text:p>
          </table:table-cell>
          <table:table-cell table:style-name="ce3" table:formula="of:=2*[Detection_performances.M123]*[Detection_performances.N123]/([Detection_performances.M123]+[Detection_performances.N123])" office:value-type="percentage" office:value="0.691625575745041" calcext:value-type="percentage">
            <text:p>69,16%</text:p>
          </table:table-cell>
          <table:table-cell table:style-name="ce3" office:value-type="percentage" office:value="0.754159" calcext:value-type="percentage">
            <text:p>75,42%</text:p>
          </table:table-cell>
          <table:table-cell table:style-name="ce3" office:value-type="percentage" office:value="0.767914" calcext:value-type="percentage">
            <text:p>76,79%</text:p>
          </table:table-cell>
          <table:table-cell table:style-name="ce3" office:value-type="percentage" office:value="0.608543" calcext:value-type="percentage">
            <text:p>60,85%</text:p>
          </table:table-cell>
          <table:table-cell table:style-name="ce3" table:formula="of:=2*[Detection_performances.Q123]*[Detection_performances.R123]/([Detection_performances.Q123]+[Detection_performances.R123])" office:value-type="percentage" office:value="0.67900223443522" calcext:value-type="percentage">
            <text:p>67,90%</text:p>
          </table:table-cell>
          <table:table-cell table:style-name="ce3" office:value-type="percentage" office:value="0.568022" calcext:value-type="percentage">
            <text:p>56,80%</text:p>
          </table:table-cell>
          <table:table-cell table:style-name="Default" table:number-columns-repeated="4"/>
          <table:table-cell table:number-columns-repeated="1000"/>
        </table:table-row>
        <table:table-row table:style-name="ro1">
          <table:table-cell office:value-type="string" calcext:value-type="string">
            <text:p>A_d800mm_R6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31993" calcext:value-type="percentage">
            <text:p>73,20%</text:p>
          </table:table-cell>
          <table:table-cell table:style-name="ce3" office:value-type="percentage" office:value="0.985962" calcext:value-type="percentage">
            <text:p>98,60%</text:p>
          </table:table-cell>
          <table:table-cell table:style-name="ce3" table:formula="of:=2*[Detection_performances.G124]*[Detection_performances.H124]/([Detection_performances.G124]+[Detection_performances.H124])" office:value-type="percentage" office:value="0.840205106962639" calcext:value-type="percentage">
            <text:p>84,0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82318" calcext:value-type="percentage">
            <text:p>88,2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636682" calcext:value-type="percentage">
            <text:p>63,67%</text:p>
          </table:table-cell>
          <table:table-cell table:style-name="ce3" office:value-type="percentage" office:value="0.721455" calcext:value-type="percentage">
            <text:p>72,15%</text:p>
          </table:table-cell>
          <table:table-cell table:style-name="ce3" table:formula="of:=2*[Detection_performances.M124]*[Detection_performances.N124]/([Detection_performances.M124]+[Detection_performances.N124])" office:value-type="percentage" office:value="0.676422794327818" calcext:value-type="percentage">
            <text:p>67,64%</text:p>
          </table:table-cell>
          <table:table-cell table:style-name="ce3" office:value-type="percentage" office:value="0.722255" calcext:value-type="percentage">
            <text:p>72,23%</text:p>
          </table:table-cell>
          <table:table-cell table:style-name="ce3" office:value-type="percentage" office:value="0.788566" calcext:value-type="percentage">
            <text:p>78,86%</text:p>
          </table:table-cell>
          <table:table-cell table:style-name="ce3" office:value-type="percentage" office:value="0.505632" calcext:value-type="percentage">
            <text:p>50,56%</text:p>
          </table:table-cell>
          <table:table-cell table:style-name="ce3" table:formula="of:=2*[Detection_performances.Q124]*[Detection_performances.R124]/([Detection_performances.Q124]+[Detection_performances.R124])" office:value-type="percentage" office:value="0.616171874337621" calcext:value-type="percentage">
            <text:p>61,62%</text:p>
          </table:table-cell>
          <table:table-cell table:style-name="ce3" office:value-type="percentage" office:value="0.422004" calcext:value-type="percentage">
            <text:p>42,20%</text:p>
          </table:table-cell>
          <table:table-cell table:style-name="Default" table:number-columns-repeated="4"/>
          <table:table-cell table:number-columns-repeated="100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2249" calcext:value-type="percentage">
            <text:p>72,25%</text:p>
          </table:table-cell>
          <table:table-cell table:style-name="ce3" office:value-type="percentage" office:value="0.981704" calcext:value-type="percentage">
            <text:p>98,17%</text:p>
          </table:table-cell>
          <table:table-cell table:style-name="ce3" table:formula="of:=2*[Detection_performances.G125]*[Detection_performances.H125]/([Detection_performances.G125]+[Detection_performances.H125])" office:value-type="percentage" office:value="0.832383311946879" calcext:value-type="percentage">
            <text:p>83,2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58658" calcext:value-type="percentage">
            <text:p>85,8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59575" calcext:value-type="percentage">
            <text:p>59,58%</text:p>
          </table:table-cell>
          <table:table-cell table:style-name="ce3" office:value-type="percentage" office:value="0.686517" calcext:value-type="percentage">
            <text:p>68,65%</text:p>
          </table:table-cell>
          <table:table-cell table:style-name="ce3" table:formula="of:=2*[Detection_performances.M125]*[Detection_performances.N125]/([Detection_performances.M125]+[Detection_performances.N125])" office:value-type="percentage" office:value="0.637920967707973" calcext:value-type="percentage">
            <text:p>63,79%</text:p>
          </table:table-cell>
          <table:table-cell table:style-name="ce3" office:value-type="percentage" office:value="0.689627" calcext:value-type="percentage">
            <text:p>68,96%</text:p>
          </table:table-cell>
          <table:table-cell table:style-name="ce3" office:value-type="percentage" office:value="0.716354" calcext:value-type="percentage">
            <text:p>71,64%</text:p>
          </table:table-cell>
          <table:table-cell table:style-name="ce3" office:value-type="percentage" office:value="0.590601" calcext:value-type="percentage">
            <text:p>59,06%</text:p>
          </table:table-cell>
          <table:table-cell table:style-name="ce3" table:formula="of:=2*[Detection_performances.Q125]*[Detection_performances.R125]/([Detection_performances.Q125]+[Detection_performances.R125])" office:value-type="percentage" office:value="0.647427629496042" calcext:value-type="percentage">
            <text:p>64,74%</text:p>
          </table:table-cell>
          <table:table-cell table:style-name="ce3" office:value-type="percentage" office:value="0.551178" calcext:value-type="percentage">
            <text:p>55,12%</text:p>
          </table:table-cell>
          <table:table-cell table:style-name="Default" table:number-columns-repeated="4"/>
          <table:table-cell table:number-columns-repeated="100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71781" calcext:value-type="percentage">
            <text:p>77,18%</text:p>
          </table:table-cell>
          <table:table-cell table:style-name="ce3" office:value-type="percentage" office:value="0.993268" calcext:value-type="percentage">
            <text:p>99,33%</text:p>
          </table:table-cell>
          <table:table-cell table:style-name="ce3" table:formula="of:=2*[Detection_performances.G126]*[Detection_performances.H126]/([Detection_performances.G126]+[Detection_performances.H126])" office:value-type="percentage" office:value="0.868627862804942" calcext:value-type="percentage">
            <text:p>86,8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37832" calcext:value-type="percentage">
            <text:p>93,7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653109" calcext:value-type="percentage">
            <text:p>65,31%</text:p>
          </table:table-cell>
          <table:table-cell table:style-name="ce3" office:value-type="percentage" office:value="0.771066" calcext:value-type="percentage">
            <text:p>77,11%</text:p>
          </table:table-cell>
          <table:table-cell table:style-name="ce3" table:formula="of:=2*[Detection_performances.M126]*[Detection_performances.N126]/([Detection_performances.M126]+[Detection_performances.N126])" office:value-type="percentage" office:value="0.707202617928274" calcext:value-type="percentage">
            <text:p>70,72%</text:p>
          </table:table-cell>
          <table:table-cell table:style-name="ce3" office:value-type="percentage" office:value="0.772458" calcext:value-type="percentage">
            <text:p>77,25%</text:p>
          </table:table-cell>
          <table:table-cell table:style-name="ce3" office:value-type="percentage" office:value="0.790932" calcext:value-type="percentage">
            <text:p>79,09%</text:p>
          </table:table-cell>
          <table:table-cell table:style-name="ce3" office:value-type="percentage" office:value="0.573463" calcext:value-type="percentage">
            <text:p>57,35%</text:p>
          </table:table-cell>
          <table:table-cell table:style-name="ce3" table:formula="of:=2*[Detection_performances.Q126]*[Detection_performances.R126]/([Detection_performances.Q126]+[Detection_performances.R126])" office:value-type="percentage" office:value="0.66486646098234" calcext:value-type="percentage">
            <text:p>66,49%</text:p>
          </table:table-cell>
          <table:table-cell table:style-name="ce3" office:value-type="percentage" office:value="0.512844" calcext:value-type="percentage">
            <text:p>51,28%</text:p>
          </table:table-cell>
          <table:table-cell table:style-name="Default" table:number-columns-repeated="4"/>
          <table:table-cell table:number-columns-repeated="100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30902" calcext:value-type="percentage">
            <text:p>83,09%</text:p>
          </table:table-cell>
          <table:table-cell table:style-name="ce3" office:value-type="percentage" office:value="0.989883" calcext:value-type="percentage">
            <text:p>98,99%</text:p>
          </table:table-cell>
          <table:table-cell table:style-name="ce3" table:formula="of:=2*[Detection_performances.G127]*[Detection_performances.H127]/([Detection_performances.G127]+[Detection_performances.H127])" office:value-type="percentage" office:value="0.903451823763926" calcext:value-type="percentage">
            <text:p>90,3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12416" calcext:value-type="percentage">
            <text:p>91,2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01339" calcext:value-type="percentage">
            <text:p>80,13%</text:p>
          </table:table-cell>
          <table:table-cell table:style-name="ce3" office:value-type="percentage" office:value="0.691986" calcext:value-type="percentage">
            <text:p>69,20%</text:p>
          </table:table-cell>
          <table:table-cell table:style-name="ce3" table:formula="of:=2*[Detection_performances.M127]*[Detection_performances.N127]/([Detection_performances.M127]+[Detection_performances.N127])" office:value-type="percentage" office:value="0.74265865669429" calcext:value-type="percentage">
            <text:p>74,27%</text:p>
          </table:table-cell>
          <table:table-cell table:style-name="ce3" office:value-type="percentage" office:value="0.694543" calcext:value-type="percentage">
            <text:p>69,45%</text:p>
          </table:table-cell>
          <table:table-cell table:style-name="ce3" office:value-type="percentage" office:value="0.883978" calcext:value-type="percentage">
            <text:p>88,40%</text:p>
          </table:table-cell>
          <table:table-cell table:style-name="ce3" office:value-type="percentage" office:value="0.687911" calcext:value-type="percentage">
            <text:p>68,79%</text:p>
          </table:table-cell>
          <table:table-cell table:style-name="ce3" table:formula="of:=2*[Detection_performances.Q127]*[Detection_performances.R127]/([Detection_performances.Q127]+[Detection_performances.R127])" office:value-type="percentage" office:value="0.773716451935219" calcext:value-type="percentage">
            <text:p>77,37%</text:p>
          </table:table-cell>
          <table:table-cell table:style-name="ce3" office:value-type="percentage" office:value="0.634045" calcext:value-type="percentage">
            <text:p>63,40%</text:p>
          </table:table-cell>
          <table:table-cell table:style-name="Default" table:number-columns-repeated="4"/>
          <table:table-cell table:number-columns-repeated="1000"/>
        </table:table-row>
        <table:table-row table:style-name="ro1">
          <table:table-cell office:value-type="string" calcext:value-type="string">
            <text:p>B_No_d800mm_R2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07916" calcext:value-type="percentage">
            <text:p>80,79%</text:p>
          </table:table-cell>
          <table:table-cell table:style-name="ce3" office:value-type="percentage" office:value="0.978649" calcext:value-type="percentage">
            <text:p>97,86%</text:p>
          </table:table-cell>
          <table:table-cell table:style-name="ce3" table:formula="of:=2*[Detection_performances.G128]*[Detection_performances.H128]/([Detection_performances.G128]+[Detection_performances.H128])" office:value-type="percentage" office:value="0.885124454451979" calcext:value-type="percentage">
            <text:p>88,5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34412" calcext:value-type="percentage">
            <text:p>83,4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01606" calcext:value-type="percentage">
            <text:p>80,16%</text:p>
          </table:table-cell>
          <table:table-cell table:style-name="ce3" office:value-type="percentage" office:value="0.591257" calcext:value-type="percentage">
            <text:p>59,13%</text:p>
          </table:table-cell>
          <table:table-cell table:style-name="ce3" table:formula="of:=2*[Detection_performances.M128]*[Detection_performances.N128]/([Detection_performances.M128]+[Detection_performances.N128])" office:value-type="percentage" office:value="0.680548135375841" calcext:value-type="percentage">
            <text:p>68,05%</text:p>
          </table:table-cell>
          <table:table-cell table:style-name="ce3" office:value-type="percentage" office:value="0.59707" calcext:value-type="percentage">
            <text:p>59,71%</text:p>
          </table:table-cell>
          <table:table-cell table:style-name="ce3" office:value-type="percentage" office:value="0.847587" calcext:value-type="percentage">
            <text:p>84,76%</text:p>
          </table:table-cell>
          <table:table-cell table:style-name="ce3" office:value-type="percentage" office:value="0.558207" calcext:value-type="percentage">
            <text:p>55,82%</text:p>
          </table:table-cell>
          <table:table-cell table:style-name="ce3" table:formula="of:=2*[Detection_performances.Q128]*[Detection_performances.R128]/([Detection_performances.Q128]+[Detection_performances.R128])" office:value-type="percentage" office:value="0.673112840869999" calcext:value-type="percentage">
            <text:p>67,31%</text:p>
          </table:table-cell>
          <table:table-cell table:style-name="ce3" office:value-type="percentage" office:value="0.514595" calcext:value-type="percentage">
            <text:p>51,46%</text:p>
          </table:table-cell>
          <table:table-cell table:style-name="Default" table:number-columns-repeated="4"/>
          <table:table-cell table:number-columns-repeated="100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10223" calcext:value-type="percentage">
            <text:p>81,02%</text:p>
          </table:table-cell>
          <table:table-cell table:style-name="ce3" office:value-type="percentage" office:value="0.988893" calcext:value-type="percentage">
            <text:p>98,89%</text:p>
          </table:table-cell>
          <table:table-cell table:style-name="ce3" table:formula="of:=2*[Detection_performances.G129]*[Detection_performances.H129]/([Detection_performances.G129]+[Detection_performances.H129])" office:value-type="percentage" office:value="0.890686151575551" calcext:value-type="percentage">
            <text:p>89,0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03381" calcext:value-type="percentage">
            <text:p>90,3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24554" calcext:value-type="percentage">
            <text:p>82,46%</text:p>
          </table:table-cell>
          <table:table-cell table:style-name="ce3" office:value-type="percentage" office:value="0.66" calcext:value-type="percentage">
            <text:p>66,00%</text:p>
          </table:table-cell>
          <table:table-cell table:style-name="ce3" table:formula="of:=2*[Detection_performances.M129]*[Detection_performances.N129]/([Detection_performances.M129]+[Detection_performances.N129])" office:value-type="percentage" office:value="0.733157082867986" calcext:value-type="percentage">
            <text:p>73,32%</text:p>
          </table:table-cell>
          <table:table-cell table:style-name="ce3" office:value-type="percentage" office:value="0.663492" calcext:value-type="percentage">
            <text:p>66,35%</text:p>
          </table:table-cell>
          <table:table-cell table:style-name="ce3" office:value-type="percentage" office:value="0.882844" calcext:value-type="percentage">
            <text:p>88,28%</text:p>
          </table:table-cell>
          <table:table-cell table:style-name="ce3" office:value-type="percentage" office:value="0.689806" calcext:value-type="percentage">
            <text:p>68,98%</text:p>
          </table:table-cell>
          <table:table-cell table:style-name="ce3" table:formula="of:=2*[Detection_performances.Q129]*[Detection_performances.R129]/([Detection_performances.Q129]+[Detection_performances.R129])" office:value-type="percentage" office:value="0.774477586575525" calcext:value-type="percentage">
            <text:p>77,45%</text:p>
          </table:table-cell>
          <table:table-cell table:style-name="ce3" office:value-type="percentage" office:value="0.597903" calcext:value-type="percentage">
            <text:p>59,79%</text:p>
          </table:table-cell>
          <table:table-cell table:style-name="Default" table:number-columns-repeated="4"/>
          <table:table-cell table:number-columns-repeated="1000"/>
        </table:table-row>
        <table:table-row table:style-name="ro1">
          <table:table-cell office:value-type="string" calcext:value-type="string">
            <text:p>B_No_d800mm_R4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06703" calcext:value-type="percentage">
            <text:p>80,67%</text:p>
          </table:table-cell>
          <table:table-cell table:style-name="ce3" office:value-type="percentage" office:value="0.988191" calcext:value-type="percentage">
            <text:p>98,82%</text:p>
          </table:table-cell>
          <table:table-cell table:style-name="ce3" table:formula="of:=2*[Detection_performances.G130]*[Detection_performances.H130]/([Detection_performances.G130]+[Detection_performances.H130])" office:value-type="percentage" office:value="0.888271557287506" calcext:value-type="percentage">
            <text:p>88,8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98893" calcext:value-type="percentage">
            <text:p>89,8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32403" calcext:value-type="percentage">
            <text:p>83,24%</text:p>
          </table:table-cell>
          <table:table-cell table:style-name="ce3" office:value-type="percentage" office:value="0.640669" calcext:value-type="percentage">
            <text:p>64,07%</text:p>
          </table:table-cell>
          <table:table-cell table:style-name="ce3" table:formula="of:=2*[Detection_performances.M130]*[Detection_performances.N130]/([Detection_performances.M130]+[Detection_performances.N130])" office:value-type="percentage" office:value="0.724058019712546" calcext:value-type="percentage">
            <text:p>72,41%</text:p>
          </table:table-cell>
          <table:table-cell table:style-name="ce3" office:value-type="percentage" office:value="0.642173" calcext:value-type="percentage">
            <text:p>64,22%</text:p>
          </table:table-cell>
          <table:table-cell table:style-name="ce3" office:value-type="percentage" office:value="0.912507" calcext:value-type="percentage">
            <text:p>91,25%</text:p>
          </table:table-cell>
          <table:table-cell table:style-name="ce3" office:value-type="percentage" office:value="0.634501" calcext:value-type="percentage">
            <text:p>63,45%</text:p>
          </table:table-cell>
          <table:table-cell table:style-name="ce3" table:formula="of:=2*[Detection_performances.Q130]*[Detection_performances.R130]/([Detection_performances.Q130]+[Detection_performances.R130])" office:value-type="percentage" office:value="0.748524382559108" calcext:value-type="percentage">
            <text:p>74,85%</text:p>
          </table:table-cell>
          <table:table-cell table:style-name="ce3" office:value-type="percentage" office:value="0.571947" calcext:value-type="percentage">
            <text:p>57,19%</text:p>
          </table:table-cell>
          <table:table-cell table:style-name="Default" table:number-columns-repeated="4"/>
          <table:table-cell table:number-columns-repeated="1000"/>
        </table:table-row>
        <table:table-row table:style-name="ro1">
          <table:table-cell office:value-type="string" calcext:value-type="string">
            <text:p>B_No_d800mm_R5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55158" calcext:value-type="percentage">
            <text:p>75,52%</text:p>
          </table:table-cell>
          <table:table-cell table:style-name="ce3" office:value-type="percentage" office:value="0.987196" calcext:value-type="percentage">
            <text:p>98,72%</text:p>
          </table:table-cell>
          <table:table-cell table:style-name="ce3" table:formula="of:=2*[Detection_performances.G131]*[Detection_performances.H131]/([Detection_performances.G131]+[Detection_performances.H131])" office:value-type="percentage" office:value="0.855726169272146" calcext:value-type="percentage">
            <text:p>85,5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87815" calcext:value-type="percentage">
            <text:p>88,7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30316" calcext:value-type="percentage">
            <text:p>83,03%</text:p>
          </table:table-cell>
          <table:table-cell table:style-name="ce3" office:value-type="percentage" office:value="0.67619" calcext:value-type="percentage">
            <text:p>67,62%</text:p>
          </table:table-cell>
          <table:table-cell table:style-name="ce3" table:formula="of:=2*[Detection_performances.M131]*[Detection_performances.N131]/([Detection_performances.M131]+[Detection_performances.N131])" office:value-type="percentage" office:value="0.745368921252222" calcext:value-type="percentage">
            <text:p>74,54%</text:p>
          </table:table-cell>
          <table:table-cell table:style-name="ce3" office:value-type="percentage" office:value="0.67749" calcext:value-type="percentage">
            <text:p>67,75%</text:p>
          </table:table-cell>
          <table:table-cell table:style-name="ce3" office:value-type="percentage" office:value="0.921597" calcext:value-type="percentage">
            <text:p>92,16%</text:p>
          </table:table-cell>
          <table:table-cell table:style-name="ce3" office:value-type="percentage" office:value="0.691249" calcext:value-type="percentage">
            <text:p>69,12%</text:p>
          </table:table-cell>
          <table:table-cell table:style-name="ce3" table:formula="of:=2*[Detection_performances.Q131]*[Detection_performances.R131]/([Detection_performances.Q131]+[Detection_performances.R131])" office:value-type="percentage" office:value="0.789973754038513" calcext:value-type="percentage">
            <text:p>79,00%</text:p>
          </table:table-cell>
          <table:table-cell table:style-name="ce3" office:value-type="percentage" office:value="0.617384" calcext:value-type="percentage">
            <text:p>61,74%</text:p>
          </table:table-cell>
          <table:table-cell table:style-name="Default" table:number-columns-repeated="4"/>
          <table:table-cell table:number-columns-repeated="1000"/>
        </table:table-row>
        <table:table-row table:style-name="ro1">
          <table:table-cell office:value-type="string" calcext:value-type="string">
            <text:p>B_No_d800mm_R6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12491" calcext:value-type="percentage">
            <text:p>81,25%</text:p>
          </table:table-cell>
          <table:table-cell table:style-name="ce3" office:value-type="percentage" office:value="0.987059" calcext:value-type="percentage">
            <text:p>98,71%</text:p>
          </table:table-cell>
          <table:table-cell table:style-name="ce3" table:formula="of:=2*[Detection_performances.G132]*[Detection_performances.H132]/([Detection_performances.G132]+[Detection_performances.H132])" office:value-type="percentage" office:value="0.89130788693729" calcext:value-type="percentage">
            <text:p>89,1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77231" calcext:value-type="percentage">
            <text:p>87,7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48215" calcext:value-type="percentage">
            <text:p>84,82%</text:p>
          </table:table-cell>
          <table:table-cell table:style-name="ce3" office:value-type="percentage" office:value="0.649501" calcext:value-type="percentage">
            <text:p>64,95%</text:p>
          </table:table-cell>
          <table:table-cell table:style-name="ce3" table:formula="of:=2*[Detection_performances.M132]*[Detection_performances.N132]/([Detection_performances.M132]+[Detection_performances.N132])" office:value-type="percentage" office:value="0.735675509529177" calcext:value-type="percentage">
            <text:p>73,57%</text:p>
          </table:table-cell>
          <table:table-cell table:style-name="ce3" office:value-type="percentage" office:value="0.652962" calcext:value-type="percentage">
            <text:p>65,30%</text:p>
          </table:table-cell>
          <table:table-cell table:style-name="ce3" office:value-type="percentage" office:value="0.918436" calcext:value-type="percentage">
            <text:p>91,84%</text:p>
          </table:table-cell>
          <table:table-cell table:style-name="ce3" office:value-type="percentage" office:value="0.630341" calcext:value-type="percentage">
            <text:p>63,03%</text:p>
          </table:table-cell>
          <table:table-cell table:style-name="ce3" table:formula="of:=2*[Detection_performances.Q132]*[Detection_performances.R132]/([Detection_performances.Q132]+[Detection_performances.R132])" office:value-type="percentage" office:value="0.747593574382884" calcext:value-type="percentage">
            <text:p>74,76%</text:p>
          </table:table-cell>
          <table:table-cell table:style-name="ce3" office:value-type="percentage" office:value="0.576149" calcext:value-type="percentage">
            <text:p>57,61%</text:p>
          </table:table-cell>
          <table:table-cell table:style-name="Default" table:number-columns-repeated="4"/>
          <table:table-cell table:number-columns-repeated="100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8445" calcext:value-type="percentage">
            <text:p>78,45%</text:p>
          </table:table-cell>
          <table:table-cell table:style-name="ce3" office:value-type="percentage" office:value="0.986686" calcext:value-type="percentage">
            <text:p>98,67%</text:p>
          </table:table-cell>
          <table:table-cell table:style-name="ce3" table:formula="of:=2*[Detection_performances.G133]*[Detection_performances.H133]/([Detection_performances.G133]+[Detection_performances.H133])" office:value-type="percentage" office:value="0.874021907634422" calcext:value-type="percentage">
            <text:p>87,4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86885" calcext:value-type="percentage">
            <text:p>88,6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31703" calcext:value-type="percentage">
            <text:p>83,17%</text:p>
          </table:table-cell>
          <table:table-cell table:style-name="ce3" office:value-type="percentage" office:value="0.685382" calcext:value-type="percentage">
            <text:p>68,54%</text:p>
          </table:table-cell>
          <table:table-cell table:style-name="ce3" table:formula="of:=2*[Detection_performances.M133]*[Detection_performances.N133]/([Detection_performances.M133]+[Detection_performances.N133])" office:value-type="percentage" office:value="0.75148625890573" calcext:value-type="percentage">
            <text:p>75,15%</text:p>
          </table:table-cell>
          <table:table-cell table:style-name="ce3" office:value-type="percentage" office:value="0.685503" calcext:value-type="percentage">
            <text:p>68,55%</text:p>
          </table:table-cell>
          <table:table-cell table:style-name="ce3" office:value-type="percentage" office:value="0.896674" calcext:value-type="percentage">
            <text:p>89,67%</text:p>
          </table:table-cell>
          <table:table-cell table:style-name="ce3" office:value-type="percentage" office:value="0.691596" calcext:value-type="percentage">
            <text:p>69,16%</text:p>
          </table:table-cell>
          <table:table-cell table:style-name="ce3" table:formula="of:=2*[Detection_performances.Q133]*[Detection_performances.R133]/([Detection_performances.Q133]+[Detection_performances.R133])" office:value-type="percentage" office:value="0.780895127030039" calcext:value-type="percentage">
            <text:p>78,09%</text:p>
          </table:table-cell>
          <table:table-cell table:style-name="ce3" office:value-type="percentage" office:value="0.632064" calcext:value-type="percentage">
            <text:p>63,21%</text:p>
          </table:table-cell>
          <table:table-cell table:style-name="Default" table:number-columns-repeated="4"/>
          <table:table-cell table:number-columns-repeated="1000"/>
        </table:table-row>
        <table:table-row table:style-name="ro1">
          <table:table-cell table:style-name="Default" table:number-columns-repeated="5"/>
          <table:table-cell office:value-type="string" calcext:value-type="string">
            <text:p>mean :</text:p>
          </table:table-cell>
          <table:table-cell table:style-name="ce3" table:formula="of:=([Detection_performances.G119]+[Detection_performances.G120]+[Detection_performances.G121]+[Detection_performances.G122]+[Detection_performances.G123]+[Detection_performances.G124]+[Detection_performances.G125]+[Detection_performances.G126]+[Detection_performances.G127]+[Detection_performances.G128]+[Detection_performances.G129]+[Detection_performances.G130]+[Detection_performances.G131]+[Detection_performances.G132]+[Detection_performances.G133])/15" office:value-type="percentage" office:value="0.771370866666667" calcext:value-type="percentage">
            <text:p>77,14%</text:p>
          </table:table-cell>
          <table:table-cell table:style-name="ce3" table:formula="of:=([Detection_performances.H119]+[Detection_performances.H120]+[Detection_performances.H121]+[Detection_performances.H122]+[Detection_performances.H123]+[Detection_performances.H124]+[Detection_performances.H125]+[Detection_performances.H126]+[Detection_performances.H127]+[Detection_performances.H128]+[Detection_performances.H129]+[Detection_performances.H130]+[Detection_performances.H131]+[Detection_performances.H132]+[Detection_performances.H133])/15" office:value-type="percentage" office:value="0.988241066666667" calcext:value-type="percentage">
            <text:p>98,82%</text:p>
          </table:table-cell>
          <table:table-cell table:style-name="ce3" table:formula="of:=([Detection_performances.I119]+[Detection_performances.I120]+[Detection_performances.I121]+[Detection_performances.I122]+[Detection_performances.I123]+[Detection_performances.I124]+[Detection_performances.I125]+[Detection_performances.I126]+[Detection_performances.I127]+[Detection_performances.I128]+[Detection_performances.I129]+[Detection_performances.I130]+[Detection_performances.I131]+[Detection_performances.I132]+[Detection_performances.I133])/15" office:value-type="percentage" office:value="0.866001598721322" calcext:value-type="percentage">
            <text:p>86,60%</text:p>
          </table:table-cell>
          <table:table-cell/>
          <table:table-cell table:style-name="ce3" table:formula="of:=([Detection_performances.K119]+[Detection_performances.K120]+[Detection_performances.K121]+[Detection_performances.K122]+[Detection_performances.K123]+[Detection_performances.K124]+[Detection_performances.K125]+[Detection_performances.K126]+[Detection_performances.K127]+[Detection_performances.K128]+[Detection_performances.K129]+[Detection_performances.K130]+[Detection_performances.K131]+[Detection_performances.K132]+[Detection_performances.K133])/15" office:value-type="percentage" office:value="0.898942533333333" calcext:value-type="percentage">
            <text:p>89,89%</text:p>
          </table:table-cell>
          <table:table-cell/>
          <table:table-cell table:style-name="ce3" table:formula="of:=([Detection_performances.M119]+[Detection_performances.M120]+[Detection_performances.M121]+[Detection_performances.M122]+[Detection_performances.M123]+[Detection_performances.M124]+[Detection_performances.M125]+[Detection_performances.M126]+[Detection_performances.M127]+[Detection_performances.M128]+[Detection_performances.M129]+[Detection_performances.M130]+[Detection_performances.M131]+[Detection_performances.M132]+[Detection_performances.M133])/15" office:value-type="percentage" office:value="0.724435066666667" calcext:value-type="percentage">
            <text:p>72,44%</text:p>
          </table:table-cell>
          <table:table-cell table:style-name="ce3" table:formula="of:=([Detection_performances.N119]+[Detection_performances.N120]+[Detection_performances.N121]+[Detection_performances.N122]+[Detection_performances.N123]+[Detection_performances.N124]+[Detection_performances.N125]+[Detection_performances.N126]+[Detection_performances.N127]+[Detection_performances.N128]+[Detection_performances.N129]+[Detection_performances.N130]+[Detection_performances.N131]+[Detection_performances.N132]+[Detection_performances.N133])/15" office:value-type="percentage" office:value="0.7021326" calcext:value-type="percentage">
            <text:p>70,21%</text:p>
          </table:table-cell>
          <table:table-cell table:style-name="ce3" table:formula="of:=([Detection_performances.O119]+[Detection_performances.O120]+[Detection_performances.O121]+[Detection_performances.O122]+[Detection_performances.O123]+[Detection_performances.O124]+[Detection_performances.O125]+[Detection_performances.O126]+[Detection_performances.O127]+[Detection_performances.O128]+[Detection_performances.O129]+[Detection_performances.O130]+[Detection_performances.O131]+[Detection_performances.O132]+[Detection_performances.O133])/15" office:value-type="percentage" office:value="0.706305017662321" calcext:value-type="percentage">
            <text:p>70,63%</text:p>
          </table:table-cell>
          <table:table-cell table:style-name="ce3" table:formula="of:=([Detection_performances.P119]+[Detection_performances.P120]+[Detection_performances.P121]+[Detection_performances.P122]+[Detection_performances.P123]+[Detection_performances.P124]+[Detection_performances.P125]+[Detection_performances.P126]+[Detection_performances.P127]+[Detection_performances.P128]+[Detection_performances.P129]+[Detection_performances.P130]+[Detection_performances.P131]+[Detection_performances.P132]+[Detection_performances.P133])/15" office:value-type="percentage" office:value="0.704041733333333" calcext:value-type="percentage">
            <text:p>70,40%</text:p>
          </table:table-cell>
          <table:table-cell table:style-name="ce3" table:formula="of:=([Detection_performances.Q119]+[Detection_performances.Q120]+[Detection_performances.Q121]+[Detection_performances.Q122]+[Detection_performances.Q123]+[Detection_performances.Q124]+[Detection_performances.Q125]+[Detection_performances.Q126]+[Detection_performances.Q127]+[Detection_performances.Q128]+[Detection_performances.Q129]+[Detection_performances.Q130]+[Detection_performances.Q131]+[Detection_performances.Q132]+[Detection_performances.Q133])/15" office:value-type="percentage" office:value="0.8306622" calcext:value-type="percentage">
            <text:p>83,07%</text:p>
          </table:table-cell>
          <table:table-cell table:style-name="ce3" table:formula="of:=([Detection_performances.R119]+[Detection_performances.R120]+[Detection_performances.R121]+[Detection_performances.R122]+[Detection_performances.R123]+[Detection_performances.R124]+[Detection_performances.R125]+[Detection_performances.R126]+[Detection_performances.R127]+[Detection_performances.R128]+[Detection_performances.R129]+[Detection_performances.R130]+[Detection_performances.R131]+[Detection_performances.R132]+[Detection_performances.R133])/15" office:value-type="percentage" office:value="0.6266156" calcext:value-type="percentage">
            <text:p>62,66%</text:p>
          </table:table-cell>
          <table:table-cell table:style-name="ce3" table:formula="of:=([Detection_performances.S119]+[Detection_performances.S120]+[Detection_performances.S121]+[Detection_performances.S122]+[Detection_performances.S123]+[Detection_performances.S124]+[Detection_performances.S125]+[Detection_performances.S126]+[Detection_performances.S127]+[Detection_performances.S128]+[Detection_performances.S129]+[Detection_performances.S130]+[Detection_performances.S131]+[Detection_performances.S132]+[Detection_performances.S133])/15" office:value-type="percentage" office:value="0.712602190586729" calcext:value-type="percentage">
            <text:p>71,26%</text:p>
          </table:table-cell>
          <table:table-cell table:style-name="ce3" table:formula="of:=([Detection_performances.T119]+[Detection_performances.T120]+[Detection_performances.T121]+[Detection_performances.T122]+[Detection_performances.T123]+[Detection_performances.T124]+[Detection_performances.T125]+[Detection_performances.T126]+[Detection_performances.T127]+[Detection_performances.T128]+[Detection_performances.T129]+[Detection_performances.T130]+[Detection_performances.T131]+[Detection_performances.T132]+[Detection_performances.T133])/15" office:value-type="percentage" office:value="0.5660992" calcext:value-type="percentage">
            <text:p>56,61%</text:p>
          </table:table-cell>
          <table:table-cell table:style-name="Default" table:number-columns-repeated="4"/>
          <table:table-cell table:number-columns-repeated="1000"/>
        </table:table-row>
        <table:table-row table:style-name="ro1">
          <table:table-cell table:style-name="Default" table:number-columns-repeated="5"/>
          <table:table-cell office:value-type="string" calcext:value-type="string">
            <text:p>variance : </text:p>
          </table:table-cell>
          <table:table-cell table:style-name="ce3" table:formula="of:=(([Detection_performances.G119]-[Detection_performances.G134])^2 + ([Detection_performances.G120]-[Detection_performances.G134])^2 + ([Detection_performances.G121]-[Detection_performances.G134])^2 + ([Detection_performances.G122]-[Detection_performances.G134])^2 + ([Detection_performances.G123]-[Detection_performances.G134])^2 + ([Detection_performances.G124]-[Detection_performances.G134])^2 + ([Detection_performances.G125]-[Detection_performances.G134])^2 + ([Detection_performances.G126]-[Detection_performances.G134])^2 + ([Detection_performances.G127]-[Detection_performances.G134])^2 + ([Detection_performances.G128]-[Detection_performances.G134])^2 + ([Detection_performances.G129]-[Detection_performances.G134])^2 + ([Detection_performances.G130]-[Detection_performances.G134])^2 + ([Detection_performances.G131]-[Detection_performances.G134])^2 + ([Detection_performances.G132]-[Detection_performances.G134])^2 + ([Detection_performances.G133]-[Detection_performances.G134])^2) / 15" office:value-type="percentage" office:value="0.00120165550131556" calcext:value-type="percentage">
            <text:p>0,12%</text:p>
          </table:table-cell>
          <table:table-cell table:style-name="ce3" table:formula="of:=(([Detection_performances.H119]-[Detection_performances.H134])^2 + ([Detection_performances.H120]-[Detection_performances.H134])^2 + ([Detection_performances.H121]-[Detection_performances.H134])^2 + ([Detection_performances.H122]-[Detection_performances.H134])^2 + ([Detection_performances.H123]-[Detection_performances.H134])^2 + ([Detection_performances.H124]-[Detection_performances.H134])^2 + ([Detection_performances.H125]-[Detection_performances.H134])^2 + ([Detection_performances.H126]-[Detection_performances.H134])^2 + ([Detection_performances.H127]-[Detection_performances.H134])^2 + ([Detection_performances.H128]-[Detection_performances.H134])^2 + ([Detection_performances.H129]-[Detection_performances.H134])^2 + ([Detection_performances.H130]-[Detection_performances.H134])^2 + ([Detection_performances.H131]-[Detection_performances.H134])^2 + ([Detection_performances.H132]-[Detection_performances.H134])^2 + ([Detection_performances.H133]-[Detection_performances.H134])^2) / 15" office:value-type="percentage" office:value="0.0000151682633955553" calcext:value-type="percentage">
            <text:p>0,00%</text:p>
          </table:table-cell>
          <table:table-cell table:style-name="ce3" table:formula="of:=(([Detection_performances.I119]-[Detection_performances.I134])^2 + ([Detection_performances.I120]-[Detection_performances.I134])^2 + ([Detection_performances.I121]-[Detection_performances.I134])^2 + ([Detection_performances.I122]-[Detection_performances.I134])^2 + ([Detection_performances.I123]-[Detection_performances.I134])^2 + ([Detection_performances.I124]-[Detection_performances.I134])^2 + ([Detection_performances.I125]-[Detection_performances.I134])^2 + ([Detection_performances.I126]-[Detection_performances.I134])^2 + ([Detection_performances.I127]-[Detection_performances.I134])^2 + ([Detection_performances.I128]-[Detection_performances.I134])^2 + ([Detection_performances.I129]-[Detection_performances.I134])^2 + ([Detection_performances.I130]-[Detection_performances.I134])^2 + ([Detection_performances.I131]-[Detection_performances.I134])^2 + ([Detection_performances.I132]-[Detection_performances.I134])^2 + ([Detection_performances.I133]-[Detection_performances.I134])^2) / 15" office:value-type="percentage" office:value="0.000472032579402017" calcext:value-type="percentage">
            <text:p>0,05%</text:p>
          </table:table-cell>
          <table:table-cell/>
          <table:table-cell table:style-name="ce3" table:formula="of:=(([Detection_performances.K119]-[Detection_performances.K134])^2 + ([Detection_performances.K120]-[Detection_performances.K134])^2 + ([Detection_performances.K121]-[Detection_performances.K134])^2 + ([Detection_performances.K122]-[Detection_performances.K134])^2 + ([Detection_performances.K123]-[Detection_performances.K134])^2 + ([Detection_performances.K124]-[Detection_performances.K134])^2 + ([Detection_performances.K125]-[Detection_performances.K134])^2 + ([Detection_performances.K126]-[Detection_performances.K134])^2 + ([Detection_performances.K127]-[Detection_performances.K134])^2 + ([Detection_performances.K128]-[Detection_performances.K134])^2 + ([Detection_performances.K129]-[Detection_performances.K134])^2 + ([Detection_performances.K130]-[Detection_performances.K134])^2 + ([Detection_performances.K131]-[Detection_performances.K134])^2 + ([Detection_performances.K132]-[Detection_performances.K134])^2 + ([Detection_performances.K133]-[Detection_performances.K134])^2) / 15" office:value-type="percentage" office:value="0.000761363219982222" calcext:value-type="percentage">
            <text:p>0,08%</text:p>
          </table:table-cell>
          <table:table-cell/>
          <table:table-cell table:style-name="ce3" table:formula="of:=(([Detection_performances.M119]-[Detection_performances.M134])^2 + ([Detection_performances.M120]-[Detection_performances.M134])^2 + ([Detection_performances.M121]-[Detection_performances.M134])^2 + ([Detection_performances.M122]-[Detection_performances.M134])^2 + ([Detection_performances.M123]-[Detection_performances.M134])^2 + ([Detection_performances.M124]-[Detection_performances.M134])^2 + ([Detection_performances.M125]-[Detection_performances.M134])^2 + ([Detection_performances.M126]-[Detection_performances.M134])^2 + ([Detection_performances.M127]-[Detection_performances.M134])^2 + ([Detection_performances.M128]-[Detection_performances.M134])^2 + ([Detection_performances.M129]-[Detection_performances.M134])^2 + ([Detection_performances.M130]-[Detection_performances.M134])^2 + ([Detection_performances.M131]-[Detection_performances.M134])^2 + ([Detection_performances.M132]-[Detection_performances.M134])^2 + ([Detection_performances.M133]-[Detection_performances.M134])^2) / 15" office:value-type="percentage" office:value="0.00912479323046222" calcext:value-type="percentage">
            <text:p>0,91%</text:p>
          </table:table-cell>
          <table:table-cell table:style-name="ce3" table:formula="of:=(([Detection_performances.N119]-[Detection_performances.N134])^2 + ([Detection_performances.N120]-[Detection_performances.N134])^2 + ([Detection_performances.N121]-[Detection_performances.N134])^2 + ([Detection_performances.N122]-[Detection_performances.N134])^2 + ([Detection_performances.N123]-[Detection_performances.N134])^2 + ([Detection_performances.N124]-[Detection_performances.N134])^2 + ([Detection_performances.N125]-[Detection_performances.N134])^2 + ([Detection_performances.N126]-[Detection_performances.N134])^2 + ([Detection_performances.N127]-[Detection_performances.N134])^2 + ([Detection_performances.N128]-[Detection_performances.N134])^2 + ([Detection_performances.N129]-[Detection_performances.N134])^2 + ([Detection_performances.N130]-[Detection_performances.N134])^2 + ([Detection_performances.N131]-[Detection_performances.N134])^2 + ([Detection_performances.N132]-[Detection_performances.N134])^2 + ([Detection_performances.N133]-[Detection_performances.N134])^2) / 15" office:value-type="percentage" office:value="0.00275535145664" calcext:value-type="percentage">
            <text:p>0,28%</text:p>
          </table:table-cell>
          <table:table-cell table:style-name="ce3" table:formula="of:=(([Detection_performances.O119]-[Detection_performances.O134])^2 + ([Detection_performances.O120]-[Detection_performances.O134])^2 + ([Detection_performances.O121]-[Detection_performances.O134])^2 + ([Detection_performances.O122]-[Detection_performances.O134])^2 + ([Detection_performances.O123]-[Detection_performances.O134])^2 + ([Detection_performances.O124]-[Detection_performances.O134])^2 + ([Detection_performances.O125]-[Detection_performances.O134])^2 + ([Detection_performances.O126]-[Detection_performances.O134])^2 + ([Detection_performances.O127]-[Detection_performances.O134])^2 + ([Detection_performances.O128]-[Detection_performances.O134])^2 + ([Detection_performances.O129]-[Detection_performances.O134])^2 + ([Detection_performances.O130]-[Detection_performances.O134])^2 + ([Detection_performances.O131]-[Detection_performances.O134])^2 + ([Detection_performances.O132]-[Detection_performances.O134])^2 + ([Detection_performances.O133]-[Detection_performances.O134])^2) / 15" office:value-type="percentage" office:value="0.000945973050586934" calcext:value-type="percentage">
            <text:p>0,09%</text:p>
          </table:table-cell>
          <table:table-cell table:style-name="ce3" table:formula="of:=(([Detection_performances.P119]-[Detection_performances.P134])^2 + ([Detection_performances.P120]-[Detection_performances.P134])^2 + ([Detection_performances.P121]-[Detection_performances.P134])^2 + ([Detection_performances.P122]-[Detection_performances.P134])^2 + ([Detection_performances.P123]-[Detection_performances.P134])^2 + ([Detection_performances.P124]-[Detection_performances.P134])^2 + ([Detection_performances.P125]-[Detection_performances.P134])^2 + ([Detection_performances.P126]-[Detection_performances.P134])^2 + ([Detection_performances.P127]-[Detection_performances.P134])^2 + ([Detection_performances.P128]-[Detection_performances.P134])^2 + ([Detection_performances.P129]-[Detection_performances.P134])^2 + ([Detection_performances.P130]-[Detection_performances.P134])^2 + ([Detection_performances.P131]-[Detection_performances.P134])^2 + ([Detection_performances.P132]-[Detection_performances.P134])^2 + ([Detection_performances.P133]-[Detection_performances.P134])^2) / 15" office:value-type="percentage" office:value="0.00264183727752889" calcext:value-type="percentage">
            <text:p>0,26%</text:p>
          </table:table-cell>
          <table:table-cell table:style-name="ce3" table:formula="of:=(([Detection_performances.Q119]-[Detection_performances.Q134])^2 + ([Detection_performances.Q120]-[Detection_performances.Q134])^2 + ([Detection_performances.Q121]-[Detection_performances.Q134])^2 + ([Detection_performances.Q122]-[Detection_performances.Q134])^2 + ([Detection_performances.Q123]-[Detection_performances.Q134])^2 + ([Detection_performances.Q124]-[Detection_performances.Q134])^2 + ([Detection_performances.Q125]-[Detection_performances.Q134])^2 + ([Detection_performances.Q126]-[Detection_performances.Q134])^2 + ([Detection_performances.Q127]-[Detection_performances.Q134])^2 + ([Detection_performances.Q128]-[Detection_performances.Q134])^2 + ([Detection_performances.Q129]-[Detection_performances.Q134])^2 + ([Detection_performances.Q130]-[Detection_performances.Q134])^2 + ([Detection_performances.Q131]-[Detection_performances.Q134])^2 + ([Detection_performances.Q132]-[Detection_performances.Q134])^2 + ([Detection_performances.Q133]-[Detection_performances.Q134])^2) / 15" office:value-type="percentage" office:value="0.00425328113176" calcext:value-type="percentage">
            <text:p>0,43%</text:p>
          </table:table-cell>
          <table:table-cell table:style-name="ce3" table:formula="of:=(([Detection_performances.R119]-[Detection_performances.R134])^2 + ([Detection_performances.R120]-[Detection_performances.R134])^2 + ([Detection_performances.R121]-[Detection_performances.R134])^2 + ([Detection_performances.R122]-[Detection_performances.R134])^2 + ([Detection_performances.R123]-[Detection_performances.R134])^2 + ([Detection_performances.R124]-[Detection_performances.R134])^2 + ([Detection_performances.R125]-[Detection_performances.R134])^2 + ([Detection_performances.R126]-[Detection_performances.R134])^2 + ([Detection_performances.R127]-[Detection_performances.R134])^2 + ([Detection_performances.R128]-[Detection_performances.R134])^2 + ([Detection_performances.R129]-[Detection_performances.R134])^2 + ([Detection_performances.R130]-[Detection_performances.R134])^2 + ([Detection_performances.R131]-[Detection_performances.R134])^2 + ([Detection_performances.R132]-[Detection_performances.R134])^2 + ([Detection_performances.R133]-[Detection_performances.R134])^2) / 15" office:value-type="percentage" office:value="0.00381082756877333" calcext:value-type="percentage">
            <text:p>0,38%</text:p>
          </table:table-cell>
          <table:table-cell table:style-name="ce3" table:formula="of:=(([Detection_performances.S119]-[Detection_performances.S134])^2 + ([Detection_performances.S120]-[Detection_performances.S134])^2 + ([Detection_performances.S121]-[Detection_performances.S134])^2 + ([Detection_performances.S122]-[Detection_performances.S134])^2 + ([Detection_performances.S123]-[Detection_performances.S134])^2 + ([Detection_performances.S124]-[Detection_performances.S134])^2 + ([Detection_performances.S125]-[Detection_performances.S134])^2 + ([Detection_performances.S126]-[Detection_performances.S134])^2 + ([Detection_performances.S127]-[Detection_performances.S134])^2 + ([Detection_performances.S128]-[Detection_performances.S134])^2 + ([Detection_performances.S129]-[Detection_performances.S134])^2 + ([Detection_performances.S130]-[Detection_performances.S134])^2 + ([Detection_performances.S131]-[Detection_performances.S134])^2 + ([Detection_performances.S132]-[Detection_performances.S134])^2 + ([Detection_performances.S133]-[Detection_performances.S134])^2) / 15" office:value-type="percentage" office:value="0.00301899631235529" calcext:value-type="percentage">
            <text:p>0,30%</text:p>
          </table:table-cell>
          <table:table-cell table:style-name="ce3" table:formula="of:=(([Detection_performances.T119]-[Detection_performances.T134])^2 + ([Detection_performances.T120]-[Detection_performances.T134])^2 + ([Detection_performances.T121]-[Detection_performances.T134])^2 + ([Detection_performances.T122]-[Detection_performances.T134])^2 + ([Detection_performances.T123]-[Detection_performances.T134])^2 + ([Detection_performances.T124]-[Detection_performances.T134])^2 + ([Detection_performances.T125]-[Detection_performances.T134])^2 + ([Detection_performances.T126]-[Detection_performances.T134])^2 + ([Detection_performances.T127]-[Detection_performances.T134])^2 + ([Detection_performances.T128]-[Detection_performances.T134])^2 + ([Detection_performances.T129]-[Detection_performances.T134])^2 + ([Detection_performances.T130]-[Detection_performances.T134])^2 + ([Detection_performances.T131]-[Detection_performances.T134])^2 + ([Detection_performances.T132]-[Detection_performances.T134])^2 + ([Detection_performances.T133]-[Detection_performances.T134])^2) / 15" office:value-type="percentage" office:value="0.00326726515976" calcext:value-type="percentage">
            <text:p>0,33%</text:p>
          </table:table-cell>
          <table:table-cell table:style-name="Default" table:number-columns-repeated="4"/>
          <table:table-cell table:number-columns-repeated="1000"/>
        </table:table-row>
        <table:table-row table:style-name="ro1" table:number-rows-repeated="30">
          <table:table-cell table:style-name="Default" table:number-columns-repeated="24"/>
          <table:table-cell table:number-columns-repeated="100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/>
          <table:table-cell table:style-name="ce3"/>
          <table:table-cell/>
          <table:table-cell table:style-name="ce3"/>
          <table:table-cell table:number-columns-repeated="4"/>
          <table:table-cell table:style-name="ce3" table:number-columns-repeated="4"/>
          <table:table-cell table:number-columns-repeated="1004"/>
        </table:table-row>
        <table:table-row table:style-name="ro1" table:number-rows-repeated="41">
          <table:table-cell table:style-name="Default" table:number-columns-repeated="24"/>
          <table:table-cell table:number-columns-repeated="1000"/>
        </table:table-row>
        <table:table-row table:style-name="ro1">
          <table:table-cell table:style-name="Default" table:number-columns-repeated="24"/>
          <table:table-cell table:style-name="ce1"/>
          <table:table-cell table:number-columns-repeated="999"/>
        </table:table-row>
        <table:table-row table:style-name="ro1" table:number-rows-repeated="35">
          <table:table-cell table:style-name="Default" table:number-columns-repeated="24"/>
          <table:table-cell table:number-columns-repeated="1000"/>
        </table:table-row>
        <table:table-row table:style-name="ro1" table:number-rows-repeated="247">
          <table:table-cell table:number-columns-repeated="16"/>
          <table:table-cell table:style-name="ce3" table:number-columns-repeated="4"/>
          <table:table-cell table:number-columns-repeated="1004"/>
        </table:table-row>
        <table:table-row table:style-name="ro1" table:number-rows-repeated="10480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 style:data-style-name="N2" text:time-value="14:09:37.7073797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0T15:11:02.320742697</dc:date>
    <meta:editing-duration>P3DT4H15M40S</meta:editing-duration>
    <meta:editing-cycles>323</meta:editing-cycles>
    <meta:generator>LibreOffice/5.1.6.2$Linux_X86_64 LibreOffice_project/10m0$Build-2</meta:generator>
    <meta:document-statistic meta:table-count="1" meta:cell-count="2672" meta:object-count="0"/>
  </office:meta>
</office:document-meta>
</file>